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5.15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84.98mm"/>
    </style:style>
    <style:style style:name="co4" style:family="table-column">
      <style:table-column-properties fo:break-before="auto" style:column-width="113.68mm"/>
    </style:style>
    <style:style style:name="co5" style:family="table-column">
      <style:table-column-properties fo:break-before="auto" style:column-width="89.55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94.05mm"/>
    </style:style>
    <style:style style:name="co9" style:family="table-column">
      <style:table-column-properties fo:break-before="auto" style:column-width="16.74mm"/>
    </style:style>
    <style:style style:name="co10" style:family="table-column">
      <style:table-column-properties fo:break-before="auto" style:column-width="51.29mm"/>
    </style:style>
    <style:style style:name="co11" style:family="table-column">
      <style:table-column-properties fo:break-before="auto" style:column-width="8.8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67mm"/>
    </style:style>
    <style:style style:name="co14" style:family="table-column">
      <style:table-column-properties fo:break-before="auto" style:column-width="58.86mm"/>
    </style:style>
    <style:style style:name="co15" style:family="table-column">
      <style:table-column-properties fo:break-before="auto" style:column-width="6.3mm"/>
    </style:style>
    <style:style style:name="co16" style:family="table-column">
      <style:table-column-properties fo:break-before="auto" style:column-width="18.7mm"/>
    </style:style>
    <style:style style:name="co17" style:family="table-column">
      <style:table-column-properties fo:break-before="auto" style:column-width="7.96mm"/>
    </style:style>
    <style:style style:name="co18" style:family="table-column">
      <style:table-column-properties fo:break-before="auto" style:column-width="61.45mm"/>
    </style:style>
    <style:style style:name="co19" style:family="table-column">
      <style:table-column-properties fo:break-before="auto" style:column-width="6.1mm"/>
    </style:style>
    <style:style style:name="co20" style:family="table-column">
      <style:table-column-properties fo:break-before="auto" style:column-width="63.91mm"/>
    </style:style>
    <style:style style:name="co21" style:family="table-column">
      <style:table-column-properties fo:break-before="auto" style:column-width="70.34mm"/>
    </style:style>
    <style:style style:name="co22" style:family="table-column">
      <style:table-column-properties fo:break-before="auto" style:column-width="69.04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Database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 style:data-style-name="N0">
      <style:table-cell-properties style:rotation-align="none"/>
    </style:style>
    <style:style style:name="ce1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justify" fo:margin-left="0mm"/>
    </style:style>
    <style:style style:name="ce15" style:family="table-cell" style:parent-style-name="Default" style:data-style-name="N99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  <style:map style:condition="cell-content()=1" style:apply-style-name="Good" style:base-cell-address="Database.L2"/>
    </style:style>
    <style:style style:name="ce16" style:family="table-cell" style:parent-style-name="Default" style:data-style-name="N99">
      <style:table-cell-properties style:text-align-source="fix" style:repeat-content="false" style:rotation-align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5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ba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visibility="collapse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19"/>
        <table:table-column table:style-name="co13" table:default-cell-style-name="ce19"/>
        <table:table-column table:style-name="co14" table:default-cell-style-name="ce11"/>
        <table:table-column table:style-name="co15" table:default-cell-style-name="ce11"/>
        <table:table-column table:style-name="co9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19"/>
        <table:table-column table:style-name="co19" table:default-cell-style-name="ce5"/>
        <table:table-column table:style-name="co18" table:visibility="collapse" table:default-cell-style-name="ce23"/>
        <table:table-column table:style-name="co20" table:default-cell-style-name="ce4"/>
        <table:table-column table:style-name="co20" table:default-cell-style-name="ce5"/>
        <table:table-column table:style-name="co9" table:default-cell-style-name="ce5"/>
        <table:table-column table:style-name="co21" table:default-cell-style-name="ce5"/>
        <table:table-column table:style-name="co22" table:default-cell-style-name="ce5"/>
        <table:table-column table:style-name="co9" table:number-columns-repeated="992" table:default-cell-style-name="ce5"/>
        <table:table-column table:style-name="co9" table:number-columns-repeated="4" table:default-cell-style-name="Default"/>
        <table:table-row table:style-name="ro1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CODIQUE</text:p>
          </table:table-cell>
          <table:table-cell table:style-name="ce6" office:value-type="string" calcext:value-type="string">
            <text:p>CODE_SAGES_DE_LA_STRUCTURE_DE_RATTACHEME</text:p>
          </table:table-cell>
          <table:table-cell table:style-name="ce6" office:value-type="string" calcext:value-type="string">
            <text:p>ADRESSE</text:p>
          </table:table-cell>
          <table:table-cell table:style-name="ce6" office:value-type="string" calcext:value-type="string">
            <text:p>RIB</text:p>
          </table:table-cell>
          <table:table-cell table:style-name="ce9" office:value-type="string" calcext:value-type="string">
            <text:p>FRP MEDOC DGE</text:p>
          </table:table-cell>
          <table:table-cell table:style-name="ce12" table:number-columns-repeated="3"/>
          <table:table-cell table:style-name="ce12" office:value-type="string" calcext:value-type="string">
            <text:p>Regex code potal</text:p>
          </table:table-cell>
          <table:table-cell table:style-name="ce12"/>
          <table:table-cell table:style-name="ce14" office:value-type="string" calcext:value-type="string">
            <text:p>Test vérifie que la valeur de la colonne Boîte postal est bien présente dans la colonne d’adresse</text:p>
          </table:table-cell>
          <table:table-cell table:style-name="ce14"/>
          <table:table-cell table:style-name="ce17" office:value-type="string" calcext:value-type="string">
            <text:p>Code Postal</text:p>
          </table:table-cell>
          <table:table-cell table:style-name="ce17"/>
          <table:table-cell table:style-name="ce14" office:value-type="string" calcext:value-type="string">
            <text:p>Test vérifie que la valeur de la colonne code postal est bien présente dans la colonne d’adresse</text:p>
          </table:table-cell>
          <table:table-cell table:style-name="ce14"/>
          <table:table-cell table:style-name="ce12" table:number-columns-repeated="3"/>
          <table:table-cell table:style-name="ce17" office:value-type="string" calcext:value-type="string">
            <text:p>Numéro de Rue</text:p>
          </table:table-cell>
          <table:table-cell table:style-name="ce12"/>
          <table:table-cell table:style-name="ce22"/>
          <table:table-cell table:style-name="ce17" office:value-type="string" calcext:value-type="string">
            <text:p>ADRESSE</text:p>
          </table:table-cell>
          <table:table-cell table:style-name="ce14" office:value-type="string" calcext:value-type="string">
            <text:p>Test vérifie que la valeur de la colonne code postal est bien présente dans la colonne d’adresse</text:p>
          </table:table-cell>
          <table:table-cell table:style-name="ce12" table:number-columns-repeated="2"/>
          <table:table-cell table:style-name="ce17" office:value-type="string" calcext:value-type="string">
            <text:p>Commune</text:p>
          </table:table-cell>
          <table:table-cell table:style-name="ce12" table:number-columns-repeated="992"/>
          <table:table-cell table:style-name="ce25" table:number-columns-repeated="4"/>
        </table:table-row>
        <table:table-row table:style-name="ro2">
          <table:table-cell office:value-type="string" calcext:value-type="string">
            <text:p>DR/DFiP DE L'AIN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10C141101</text:p>
          </table:table-cell>
          <table:table-cell office:value-type="string" calcext:value-type="string">
            <text:p>BP 90500 01012 BOURG EN BRESSE CEDEX</text:p>
          </table:table-cell>
          <table:table-cell office:value-type="string" calcext:value-type="string">
            <text:p>BDFEFRPPCCT FR35 3000 1002 24A0 1000 0000 063</text:p>
          </table:table-cell>
          <table:table-cell/>
          <table:table-cell table:style-name="ce13" table:formula="of:=IFNA(ORG.LIBREOFFICE.REGEX([.$D2];[.$H$2]; ;&quot;g&quot;);0)" office:value-type="string" office:string-value="BP 90500 " calcext:value-type="string">
            <text:p>BP 90500 </text:p>
          </table:table-cell>
          <table:table-cell office:value-type="string" calcext:value-type="string">
            <text:p>B[ .]*P[ .]*[0-9]{3} |B[ .]*P[ .]*[0-9]{4} |B[ .]*P[ .]*[0-9]{5} |C[ .]*S[ .]*[0-9]{3} |C[ .]*S[ .]*[0-9]{4} |C[ .]*S[ .]*[0-9]{5}</text:p>
          </table:table-cell>
          <table:table-cell table:style-name="ce13" table:formula="of:=ORG.LIBREOFFICE.REGEX([.D2];[.$J$2]; ;&quot;g&quot;)" office:value-type="string" office:string-value="90500" calcext:value-type="string">
            <text:p>90500</text:p>
          </table:table-cell>
          <table:table-cell office:value-type="string" calcext:value-type="string">
            <text:p>[0-9]{5}</text:p>
          </table:table-cell>
          <table:table-cell table:style-name="ce13" table:formula="of:=IFNA(ORG.LIBREOFFICE.REGEX([.D2];[.$J$2]; ;2);0)" office:value-type="string" office:string-value="01012" calcext:value-type="string">
            <text:p>01012</text:p>
          </table:table-cell>
          <table:table-cell table:style-name="ce15" table:formula="of:=IF([.G2]=0;TRUE();IF(FIND([.G2];[.D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]=0;[.I2];[.K2])" office:value-type="string" office:string-value="01012" calcext:value-type="string">
            <text:p>01012</text:p>
          </table:table-cell>
          <table:table-cell table:style-name="ce18"/>
          <table:table-cell table:style-name="ce15" table:formula="of:=IF(FIND([.N2];[.D2];1))" office:value-type="boolean" office:boolean-value="true" calcext:value-type="boolean">
            <text:p>VRAI</text:p>
          </table:table-cell>
          <table:table-cell table:style-name="ce16"/>
          <table:table-cell table:formula="of:=FIND([.N2];[.D2];1)" office:value-type="float" office:value="10" calcext:value-type="float">
            <text:p>10</text:p>
          </table:table-cell>
          <table:table-cell table:style-name="Default" table:formula="of:=LEN([.D2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2];[.R2];[.S2]-[.R2]+1;&quot;&quot;))" office:value-type="string" office:string-value="BP 90500" calcext:value-type="string">
            <text:p>BP 90500</text:p>
          </table:table-cell>
          <table:table-cell table:formula="of:=IF([.U2]=0;[.W2];REPLACE([.W2];1;LEN([.U2])+1; ))" office:value-type="string" office:string-value="BP 90500" calcext:value-type="string">
            <text:p>BP 90500</text:p>
          </table:table-cell>
          <table:table-cell table:style-name="ce15" table:formula="of:=IF(FIND([.W2];[.D2];1))" office:value-type="boolean" office:boolean-value="true" calcext:value-type="boolean">
            <text:p>VRAI</text:p>
          </table:table-cell>
          <table:table-cell table:formula="of:=LEN([.X2])+LEN([.N2])" office:value-type="float" office:value="13" calcext:value-type="float">
            <text:p>13</text:p>
          </table:table-cell>
          <table:table-cell table:formula="of:=FIND(&quot;CEDEX&quot;;[.AB2];1)" office:value-type="float" office:value="11" calcext:value-type="float">
            <text:p>11</text:p>
          </table:table-cell>
          <table:table-cell table:formula="of:=RIGHT([.D2];[.Z2]+2)" office:value-type="string" office:string-value="EN BRESSE CEDEX" calcext:value-type="string">
            <text:p>EN BRESSE CEDEX</text:p>
          </table:table-cell>
          <table:table-cell table:formula="of:=LEFT([.AB2];[.AA2])" office:value-type="string" office:string-value="EN BRESSE C" calcext:value-type="string">
            <text:p>EN BRESSE C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DR/DFiP DE L'AISNE</text:p>
          </table:table-cell>
          <table:table-cell office:value-type="string" calcext:value-type="string">
            <text:p>002000</text:p>
          </table:table-cell>
          <table:table-cell office:value-type="string" calcext:value-type="string">
            <text:p>020C140101</text:p>
          </table:table-cell>
          <table:table-cell office:value-type="string" calcext:value-type="string">
            <text:p>28 RUE ST-MARTIN 02025 LAON CEDEX</text:p>
          </table:table-cell>
          <table:table-cell office:value-type="string" calcext:value-type="string">
            <text:p>BDFEFRPPCCT FR97 3000 1004 55A0 2000 0000 041</text:p>
          </table:table-cell>
          <table:table-cell/>
          <table:table-cell table:style-name="ce13" table:formula="of:=IFNA(ORG.LIBREOFFICE.REGEX([.$D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];[.$J$2]; ;&quot;g&quot;)" office:value-type="string" office:string-value="02025" calcext:value-type="string">
            <text:p>02025</text:p>
          </table:table-cell>
          <table:table-cell/>
          <table:table-cell table:style-name="ce13" table:formula="of:=IFNA(ORG.LIBREOFFICE.REGEX([.D3];[.$J$2]; ;2);0)" office:value-type="float" office:value="0" calcext:value-type="float">
            <text:p>0</text:p>
          </table:table-cell>
          <table:table-cell table:style-name="ce15" table:formula="of:=IF([.G3]=0;TRUE();IF(FIND([.G3];[.D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]=0;[.I3];[.K3])" office:value-type="string" office:string-value="02025" calcext:value-type="string">
            <text:p>02025</text:p>
          </table:table-cell>
          <table:table-cell table:style-name="ce18"/>
          <table:table-cell table:style-name="ce15" table:formula="of:=IF(FIND([.N3];[.D3];1))" office:value-type="boolean" office:boolean-value="true" calcext:value-type="boolean">
            <text:p>VRAI</text:p>
          </table:table-cell>
          <table:table-cell table:style-name="ce16"/>
          <table:table-cell table:formula="of:=FIND([.N3];[.D3];1)" office:value-type="float" office:value="18" calcext:value-type="float">
            <text:p>18</text:p>
          </table:table-cell>
          <table:table-cell table:style-name="Default" table:formula="of:=LEN([.D3])" office:value-type="float" office:value="33" calcext:value-type="float">
            <text:p>33</text:p>
          </table:table-cell>
          <table:table-cell table:style-name="Default"/>
          <table:table-cell table:style-name="ce21" table:formula="of:=IFNA(ORG.LIBREOFFICE.REGEX([.D3];&quot;^[0-9-]{1,7}&quot;; ;1); )" office:value-type="string" office:string-value="28" calcext:value-type="string">
            <text:p>28</text:p>
          </table:table-cell>
          <table:table-cell table:style-name="Default"/>
          <table:table-cell table:formula="of:=REPLACE([.D3];[.R3];[.S3]-[.R3]+1;&quot;&quot;)" office:value-type="string" office:string-value="28 RUE ST-MARTIN " calcext:value-type="string">
            <text:p>28 RUE ST-MARTIN </text:p>
          </table:table-cell>
          <table:table-cell table:formula="of:=IF([.U3]=0;[.W3];REPLACE([.W3];1;LEN([.U3])+1; ))" office:value-type="string" office:string-value="RUE ST-MARTIN " calcext:value-type="string">
            <text:p>RUE ST-MARTIN </text:p>
          </table:table-cell>
          <table:table-cell table:style-name="ce15" table:formula="of:=IF(FIND([.W3];[.D3];1))" office:value-type="boolean" office:boolean-value="true" calcext:value-type="boolean">
            <text:p>VRAI</text:p>
          </table:table-cell>
          <table:table-cell table:formula="of:=LEN([.X3])+LEN([.N3])" office:value-type="float" office:value="19" calcext:value-type="float">
            <text:p>19</text:p>
          </table:table-cell>
          <table:table-cell table:formula="of:=FIND(&quot;CEDEX&quot;;[.AB3];1)" office:value-type="float" office:value="15" calcext:value-type="float">
            <text:p>15</text:p>
          </table:table-cell>
          <table:table-cell table:formula="of:=RIGHT([.D3];[.Z3])" office:value-type="string" office:string-value="IN 02025 LAON CEDEX" calcext:value-type="string">
            <text:p>IN 02025 LAO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ALLIER</text:p>
          </table:table-cell>
          <table:table-cell office:value-type="string" calcext:value-type="string">
            <text:p>003000</text:p>
          </table:table-cell>
          <table:table-cell office:value-type="string" calcext:value-type="string">
            <text:p>030B140101</text:p>
          </table:table-cell>
          <table:table-cell office:value-type="string" calcext:value-type="string">
            <text:p>9 AV VICTOR HUGO B.P. 81609 03016 MOULINS CEDEX</text:p>
          </table:table-cell>
          <table:table-cell office:value-type="string" calcext:value-type="string">
            <text:p>BDFEFRPPCCT FR96 3000 1005 78A0 3000 0000 087</text:p>
          </table:table-cell>
          <table:table-cell/>
          <table:table-cell table:style-name="ce13" table:formula="of:=IFNA(ORG.LIBREOFFICE.REGEX([.$D4];[.$H$2]; ;&quot;g&quot;);0)" office:value-type="string" office:string-value="B.P. 81609 " calcext:value-type="string">
            <text:p>B.P. 81609 </text:p>
          </table:table-cell>
          <table:table-cell/>
          <table:table-cell table:style-name="ce13" table:formula="of:=ORG.LIBREOFFICE.REGEX([.D4];[.$J$2]; ;&quot;g&quot;)" office:value-type="string" office:string-value="81609" calcext:value-type="string">
            <text:p>81609</text:p>
          </table:table-cell>
          <table:table-cell/>
          <table:table-cell table:style-name="ce13" table:formula="of:=IFNA(ORG.LIBREOFFICE.REGEX([.D4];[.$J$2]; ;2);0)" office:value-type="string" office:string-value="03016" calcext:value-type="string">
            <text:p>03016</text:p>
          </table:table-cell>
          <table:table-cell table:style-name="ce15" table:formula="of:=IF([.G4]=0;TRUE();IF(FIND([.G4];[.D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]=0;[.I4];[.K4])" office:value-type="string" office:string-value="03016" calcext:value-type="string">
            <text:p>03016</text:p>
          </table:table-cell>
          <table:table-cell table:style-name="ce18"/>
          <table:table-cell table:style-name="ce15" table:formula="of:=IF(FIND([.N4];[.D4];1))" office:value-type="boolean" office:boolean-value="true" calcext:value-type="boolean">
            <text:p>VRAI</text:p>
          </table:table-cell>
          <table:table-cell table:style-name="ce16"/>
          <table:table-cell table:formula="of:=FIND([.N4];[.D4];1)" office:value-type="float" office:value="29" calcext:value-type="float">
            <text:p>29</text:p>
          </table:table-cell>
          <table:table-cell table:style-name="Default" table:formula="of:=LEN([.D4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4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4];[.R4];[.S4]-[.R4]+1;&quot;&quot;))" office:value-type="string" office:string-value="9 AV VICTOR HUGO B.P. 81609" calcext:value-type="string">
            <text:p>9 AV VICTOR HUGO B.P. 81609</text:p>
          </table:table-cell>
          <table:table-cell table:formula="of:=IF([.U4]=0;[.W4];REPLACE([.W4];1;LEN([.U4])+1; ))" office:value-type="string" office:string-value="AV VICTOR HUGO B.P. 81609" calcext:value-type="string">
            <text:p>AV VICTOR HUGO B.P. 81609</text:p>
          </table:table-cell>
          <table:table-cell table:style-name="ce15" table:formula="of:=IF(FIND([.W4];[.D4];1))" office:value-type="boolean" office:boolean-value="true" calcext:value-type="boolean">
            <text:p>VRAI</text:p>
          </table:table-cell>
          <table:table-cell table:formula="of:=LEN([.X4])+LEN([.N4])" office:value-type="float" office:value="30" calcext:value-type="float">
            <text:p>30</text:p>
          </table:table-cell>
          <table:table-cell table:formula="of:=FIND(&quot;CEDEX&quot;;[.AB4];1)" office:value-type="float" office:value="26" calcext:value-type="float">
            <text:p>26</text:p>
          </table:table-cell>
          <table:table-cell table:formula="of:=RIGHT([.D4];[.Z4])" office:value-type="string" office:string-value="B.P. 81609 03016 MOULINS CEDEX" calcext:value-type="string">
            <text:p>B.P. 81609 03016 MOULIN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S ALPES DE HTE-PROVENCE</text:p>
          </table:table-cell>
          <table:table-cell office:value-type="string" calcext:value-type="string">
            <text:p>004000</text:p>
          </table:table-cell>
          <table:table-cell office:value-type="string" calcext:value-type="string">
            <text:p>040B141100</text:p>
          </table:table-cell>
          <table:table-cell office:value-type="string" calcext:value-type="string">
            <text:p>51 AV DU 8 MAI 1945 04017 DIGNE LES BAINS CEDEX</text:p>
          </table:table-cell>
          <table:table-cell office:value-type="string" calcext:value-type="string">
            <text:p>BDFEFRPPCCT FR87 3000 1003 27A0 4000 0000 020</text:p>
          </table:table-cell>
          <table:table-cell/>
          <table:table-cell table:style-name="ce13" table:formula="of:=IFNA(ORG.LIBREOFFICE.REGEX([.$D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];[.$J$2]; ;&quot;g&quot;)" office:value-type="string" office:string-value="04017" calcext:value-type="string">
            <text:p>04017</text:p>
          </table:table-cell>
          <table:table-cell/>
          <table:table-cell table:style-name="ce13" table:formula="of:=IFNA(ORG.LIBREOFFICE.REGEX([.D5];[.$J$2]; ;2);0)" office:value-type="float" office:value="0" calcext:value-type="float">
            <text:p>0</text:p>
          </table:table-cell>
          <table:table-cell table:style-name="ce15" table:formula="of:=IF([.G5]=0;TRUE();IF(FIND([.G5];[.D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]=0;[.I5];[.K5])" office:value-type="string" office:string-value="04017" calcext:value-type="string">
            <text:p>04017</text:p>
          </table:table-cell>
          <table:table-cell table:style-name="ce18"/>
          <table:table-cell table:style-name="ce15" table:formula="of:=IF(FIND([.N5];[.D5];1))" office:value-type="boolean" office:boolean-value="true" calcext:value-type="boolean">
            <text:p>VRAI</text:p>
          </table:table-cell>
          <table:table-cell table:style-name="ce16"/>
          <table:table-cell table:formula="of:=FIND([.N5];[.D5];1)" office:value-type="float" office:value="21" calcext:value-type="float">
            <text:p>21</text:p>
          </table:table-cell>
          <table:table-cell table:style-name="Default" table:formula="of:=LEN([.D5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5];&quot;^[0-9-]{1,7}&quot;; ;1); )" office:value-type="string" office:string-value="51" calcext:value-type="string">
            <text:p>51</text:p>
          </table:table-cell>
          <table:table-cell table:style-name="Default"/>
          <table:table-cell table:formula="of:=TRIM(REPLACE([.D5];[.R5];[.S5]-[.R5]+1;&quot;&quot;))" office:value-type="string" office:string-value="51 AV DU 8 MAI 1945" calcext:value-type="string">
            <text:p>51 AV DU 8 MAI 1945</text:p>
          </table:table-cell>
          <table:table-cell table:formula="of:=IF([.U5]=0;[.W5];REPLACE([.W5];1;LEN([.U5])+1; ))" office:value-type="string" office:string-value="AV DU 8 MAI 1945" calcext:value-type="string">
            <text:p>AV DU 8 MAI 1945</text:p>
          </table:table-cell>
          <table:table-cell table:style-name="ce15" table:formula="of:=IF(FIND([.W5];[.D5];1))" office:value-type="boolean" office:boolean-value="true" calcext:value-type="boolean">
            <text:p>VRAI</text:p>
          </table:table-cell>
          <table:table-cell table:formula="of:=LEN([.X5])+LEN([.N5])" office:value-type="float" office:value="21" calcext:value-type="float">
            <text:p>21</text:p>
          </table:table-cell>
          <table:table-cell table:formula="of:=FIND(&quot;CEDEX&quot;;[.AB5];1)" office:value-type="float" office:value="17" calcext:value-type="float">
            <text:p>17</text:p>
          </table:table-cell>
          <table:table-cell table:formula="of:=RIGHT([.D5];[.Z5])" office:value-type="string" office:string-value="DIGNE LES BAINS CEDEX" calcext:value-type="string">
            <text:p>DIGNE LES BAIN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S HAUTES ALPES</text:p>
          </table:table-cell>
          <table:table-cell office:value-type="string" calcext:value-type="string">
            <text:p>005000</text:p>
          </table:table-cell>
          <table:table-cell office:value-type="string" calcext:value-type="string">
            <text:p>050C140100</text:p>
          </table:table-cell>
          <table:table-cell office:value-type="string" calcext:value-type="string">
            <text:p>COURS LADOUCETTE BP104 05007 GAP CEDEX</text:p>
          </table:table-cell>
          <table:table-cell office:value-type="string" calcext:value-type="string">
            <text:p>BDFEFRPPCCT FR13 3000 1004 08A0 5000 0000 017</text:p>
          </table:table-cell>
          <table:table-cell/>
          <table:table-cell table:style-name="ce13" table:formula="of:=IFNA(ORG.LIBREOFFICE.REGEX([.$D6];[.$H$2]; ;&quot;g&quot;);0)" office:value-type="string" office:string-value="BP104 " calcext:value-type="string">
            <text:p>BP104 </text:p>
          </table:table-cell>
          <table:table-cell/>
          <table:table-cell table:style-name="ce13" table:formula="of:=ORG.LIBREOFFICE.REGEX([.D6];[.$J$2]; ;&quot;g&quot;)" office:value-type="string" office:string-value="05007" calcext:value-type="string">
            <text:p>05007</text:p>
          </table:table-cell>
          <table:table-cell/>
          <table:table-cell table:style-name="ce13" table:formula="of:=IFNA(ORG.LIBREOFFICE.REGEX([.D6];[.$J$2]; ;2);0)" office:value-type="float" office:value="0" calcext:value-type="float">
            <text:p>0</text:p>
          </table:table-cell>
          <table:table-cell table:style-name="ce15" table:formula="of:=IF([.G6]=0;TRUE();IF(FIND([.G6];[.D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]=0;[.I6];[.K6])" office:value-type="string" office:string-value="05007" calcext:value-type="string">
            <text:p>05007</text:p>
          </table:table-cell>
          <table:table-cell table:style-name="ce18"/>
          <table:table-cell table:style-name="ce15" table:formula="of:=IF(FIND([.N6];[.D6];1))" office:value-type="boolean" office:boolean-value="true" calcext:value-type="boolean">
            <text:p>VRAI</text:p>
          </table:table-cell>
          <table:table-cell table:style-name="ce16"/>
          <table:table-cell table:formula="of:=FIND([.N6];[.D6];1)" office:value-type="float" office:value="24" calcext:value-type="float">
            <text:p>24</text:p>
          </table:table-cell>
          <table:table-cell table:style-name="Default" table:formula="of:=LEN([.D6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6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6];[.R6];[.S6]-[.R6]+1;&quot;&quot;))" office:value-type="string" office:string-value="COURS LADOUCETTE BP104" calcext:value-type="string">
            <text:p>COURS LADOUCETTE BP104</text:p>
          </table:table-cell>
          <table:table-cell table:formula="of:=IF([.U6]=0;[.W6];REPLACE([.W6];1;LEN([.U6])+1; ))" office:value-type="string" office:string-value="COURS LADOUCETTE BP104" calcext:value-type="string">
            <text:p>COURS LADOUCETTE BP104</text:p>
          </table:table-cell>
          <table:table-cell table:style-name="ce15" table:formula="of:=IF(FIND([.W6];[.D6];1))" office:value-type="boolean" office:boolean-value="true" calcext:value-type="boolean">
            <text:p>VRAI</text:p>
          </table:table-cell>
          <table:table-cell table:formula="of:=LEN([.X6])+LEN([.N6])" office:value-type="float" office:value="27" calcext:value-type="float">
            <text:p>27</text:p>
          </table:table-cell>
          <table:table-cell table:formula="of:=FIND(&quot;CEDEX&quot;;[.AB6];1)" office:value-type="float" office:value="23" calcext:value-type="float">
            <text:p>23</text:p>
          </table:table-cell>
          <table:table-cell table:formula="of:=RIGHT([.D6];[.Z6])" office:value-type="string" office:string-value="CETTE BP104 05007 GAP CEDEX" calcext:value-type="string">
            <text:p>CETTE BP104 05007 GAP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S ALPES MARITIMES</text:p>
          </table:table-cell>
          <table:table-cell office:value-type="string" calcext:value-type="string">
            <text:p>006000</text:p>
          </table:table-cell>
          <table:table-cell office:value-type="string" calcext:value-type="string">
            <text:p>060C141101</text:p>
          </table:table-cell>
          <table:table-cell office:value-type="string" calcext:value-type="string">
            <text:p>15 BIS RUE DELILLE 06073 NICE CEDEX 1</text:p>
          </table:table-cell>
          <table:table-cell office:value-type="string" calcext:value-type="string">
            <text:p>BDFEFRPPCCT FR58 3000 1005 96A0 6000 0000 058</text:p>
          </table:table-cell>
          <table:table-cell/>
          <table:table-cell table:style-name="ce13" table:formula="of:=IFNA(ORG.LIBREOFFICE.REGEX([.$D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];[.$J$2]; ;&quot;g&quot;)" office:value-type="string" office:string-value="06073" calcext:value-type="string">
            <text:p>06073</text:p>
          </table:table-cell>
          <table:table-cell/>
          <table:table-cell table:style-name="ce13" table:formula="of:=IFNA(ORG.LIBREOFFICE.REGEX([.D7];[.$J$2]; ;2);0)" office:value-type="float" office:value="0" calcext:value-type="float">
            <text:p>0</text:p>
          </table:table-cell>
          <table:table-cell table:style-name="ce15" table:formula="of:=IF([.G7]=0;TRUE();IF(FIND([.G7];[.D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]=0;[.I7];[.K7])" office:value-type="string" office:string-value="06073" calcext:value-type="string">
            <text:p>06073</text:p>
          </table:table-cell>
          <table:table-cell table:style-name="ce18"/>
          <table:table-cell table:style-name="ce15" table:formula="of:=IF(FIND([.N7];[.D7];1))" office:value-type="boolean" office:boolean-value="true" calcext:value-type="boolean">
            <text:p>VRAI</text:p>
          </table:table-cell>
          <table:table-cell table:style-name="ce16"/>
          <table:table-cell table:formula="of:=FIND([.N7];[.D7];1)" office:value-type="float" office:value="20" calcext:value-type="float">
            <text:p>20</text:p>
          </table:table-cell>
          <table:table-cell table:style-name="Default" table:formula="of:=LEN([.D7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7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7];[.R7];[.S7]-[.R7]+1;&quot;&quot;))" office:value-type="string" office:string-value="15 BIS RUE DELILLE" calcext:value-type="string">
            <text:p>15 BIS RUE DELILLE</text:p>
          </table:table-cell>
          <table:table-cell table:formula="of:=IF([.U7]=0;[.W7];REPLACE([.W7];1;LEN([.U7])+1; ))" office:value-type="string" office:string-value="BIS RUE DELILLE" calcext:value-type="string">
            <text:p>BIS RUE DELILLE</text:p>
          </table:table-cell>
          <table:table-cell table:style-name="ce15" table:formula="of:=IF(FIND([.W7];[.D7];1))" office:value-type="boolean" office:boolean-value="true" calcext:value-type="boolean">
            <text:p>VRAI</text:p>
          </table:table-cell>
          <table:table-cell table:formula="of:=LEN([.X7])+LEN([.N7])" office:value-type="float" office:value="20" calcext:value-type="float">
            <text:p>20</text:p>
          </table:table-cell>
          <table:table-cell table:formula="of:=FIND(&quot;CEDEX&quot;;[.AB7];1)" office:value-type="float" office:value="14" calcext:value-type="float">
            <text:p>14</text:p>
          </table:table-cell>
          <table:table-cell table:formula="of:=RIGHT([.D7];[.Z7])" office:value-type="string" office:string-value="E 06073 NICE CEDEX 1" calcext:value-type="string">
            <text:p>E 06073 NICE CEDEX 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ARDECHE</text:p>
          </table:table-cell>
          <table:table-cell office:value-type="string" calcext:value-type="string">
            <text:p>007000</text:p>
          </table:table-cell>
          <table:table-cell office:value-type="string" calcext:value-type="string">
            <text:p>0700A00301</text:p>
          </table:table-cell>
          <table:table-cell office:value-type="string" calcext:value-type="string">
            <text:p>11 AV DU VANEL - BP 714 07007 PRIVAS CEDEX</text:p>
          </table:table-cell>
          <table:table-cell office:value-type="string" calcext:value-type="string">
            <text:p>BDFEFRPPCCT FR52 3000 1006 55A0 7000 0000 094</text:p>
          </table:table-cell>
          <table:table-cell/>
          <table:table-cell table:style-name="ce13" table:formula="of:=IFNA(ORG.LIBREOFFICE.REGEX([.$D8];[.$H$2]; ;&quot;g&quot;);0)" office:value-type="string" office:string-value="BP 714 " calcext:value-type="string">
            <text:p>BP 714 </text:p>
          </table:table-cell>
          <table:table-cell/>
          <table:table-cell table:style-name="ce13" table:formula="of:=ORG.LIBREOFFICE.REGEX([.D8];[.$J$2]; ;&quot;g&quot;)" office:value-type="string" office:string-value="07007" calcext:value-type="string">
            <text:p>07007</text:p>
          </table:table-cell>
          <table:table-cell/>
          <table:table-cell table:style-name="ce13" table:formula="of:=IFNA(ORG.LIBREOFFICE.REGEX([.D8];[.$J$2]; ;2);0)" office:value-type="float" office:value="0" calcext:value-type="float">
            <text:p>0</text:p>
          </table:table-cell>
          <table:table-cell table:style-name="ce15" table:formula="of:=IF([.G8]=0;TRUE();IF(FIND([.G8];[.D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]=0;[.I8];[.K8])" office:value-type="string" office:string-value="07007" calcext:value-type="string">
            <text:p>07007</text:p>
          </table:table-cell>
          <table:table-cell table:style-name="ce18"/>
          <table:table-cell table:style-name="ce15" table:formula="of:=IF(FIND([.N8];[.D8];1))" office:value-type="boolean" office:boolean-value="true" calcext:value-type="boolean">
            <text:p>VRAI</text:p>
          </table:table-cell>
          <table:table-cell table:style-name="ce16"/>
          <table:table-cell table:formula="of:=FIND([.N8];[.D8];1)" office:value-type="float" office:value="25" calcext:value-type="float">
            <text:p>25</text:p>
          </table:table-cell>
          <table:table-cell table:style-name="Default" table:formula="of:=LEN([.D8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8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8];[.R8];[.S8]-[.R8]+1;&quot;&quot;))" office:value-type="string" office:string-value="11 AV DU VANEL - BP 714" calcext:value-type="string">
            <text:p>11 AV DU VANEL - BP 714</text:p>
          </table:table-cell>
          <table:table-cell table:formula="of:=IF([.U8]=0;[.W8];REPLACE([.W8];1;LEN([.U8])+1; ))" office:value-type="string" office:string-value="AV DU VANEL - BP 714" calcext:value-type="string">
            <text:p>AV DU VANEL - BP 714</text:p>
          </table:table-cell>
          <table:table-cell table:style-name="ce15" table:formula="of:=IF(FIND([.W8];[.D8];1))" office:value-type="boolean" office:boolean-value="true" calcext:value-type="boolean">
            <text:p>VRAI</text:p>
          </table:table-cell>
          <table:table-cell table:formula="of:=LEN([.X8])+LEN([.N8])" office:value-type="float" office:value="25" calcext:value-type="float">
            <text:p>25</text:p>
          </table:table-cell>
          <table:table-cell table:formula="of:=FIND(&quot;CEDEX&quot;;[.AB8];1)" office:value-type="float" office:value="21" calcext:value-type="float">
            <text:p>21</text:p>
          </table:table-cell>
          <table:table-cell table:formula="of:=RIGHT([.D8];[.Z8])" office:value-type="string" office:string-value="BP 714 07007 PRIVAS CEDEX" calcext:value-type="string">
            <text:p>BP 714 07007 PRIVA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S ARDENNES</text:p>
          </table:table-cell>
          <table:table-cell office:value-type="string" calcext:value-type="string">
            <text:p>008000</text:p>
          </table:table-cell>
          <table:table-cell office:value-type="string" calcext:value-type="string">
            <text:p>080C140100</text:p>
          </table:table-cell>
          <table:table-cell office:value-type="string" calcext:value-type="string">
            <text:p>50 AV. D'ARCHES - CS 60005 08011 CHARLEVILLE MEZIERES</text:p>
          </table:table-cell>
          <table:table-cell office:value-type="string" calcext:value-type="string">
            <text:p>BDFEFRPPCCT FR38 3000 1005 34A0 8000 0000 017</text:p>
          </table:table-cell>
          <table:table-cell/>
          <table:table-cell table:style-name="ce13" table:formula="of:=IFNA(ORG.LIBREOFFICE.REGEX([.$D9];[.$H$2]; ;&quot;g&quot;);0)" office:value-type="string" office:string-value="CS 60005" calcext:value-type="string">
            <text:p>CS 60005</text:p>
          </table:table-cell>
          <table:table-cell/>
          <table:table-cell table:style-name="ce13" table:formula="of:=ORG.LIBREOFFICE.REGEX([.D9];[.$J$2]; ;&quot;g&quot;)" office:value-type="string" office:string-value="60005" calcext:value-type="string">
            <text:p>60005</text:p>
          </table:table-cell>
          <table:table-cell/>
          <table:table-cell table:style-name="ce13" table:formula="of:=IFNA(ORG.LIBREOFFICE.REGEX([.D9];[.$J$2]; ;2);0)" office:value-type="string" office:string-value="08011" calcext:value-type="string">
            <text:p>08011</text:p>
          </table:table-cell>
          <table:table-cell table:style-name="ce15" table:formula="of:=IF([.G9]=0;TRUE();IF(FIND([.G9];[.D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]=0;[.I9];[.K9])" office:value-type="string" office:string-value="08011" calcext:value-type="string">
            <text:p>08011</text:p>
          </table:table-cell>
          <table:table-cell table:style-name="ce18"/>
          <table:table-cell table:style-name="ce15" table:formula="of:=IF(FIND([.N9];[.D9];1))" office:value-type="boolean" office:boolean-value="true" calcext:value-type="boolean">
            <text:p>VRAI</text:p>
          </table:table-cell>
          <table:table-cell table:style-name="ce16"/>
          <table:table-cell table:formula="of:=FIND([.N9];[.D9];1)" office:value-type="float" office:value="28" calcext:value-type="float">
            <text:p>28</text:p>
          </table:table-cell>
          <table:table-cell table:style-name="Default" table:formula="of:=LEN([.D9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9];&quot;^[0-9-]{1,7}&quot;; ;1); )" office:value-type="string" office:string-value="50" calcext:value-type="string">
            <text:p>50</text:p>
          </table:table-cell>
          <table:table-cell table:style-name="Default"/>
          <table:table-cell table:formula="of:=TRIM(REPLACE([.D9];[.R9];[.S9]-[.R9]+1;&quot;&quot;))" office:value-type="string" office:string-value="50 AV. D'ARCHES - CS 60005" calcext:value-type="string">
            <text:p>50 AV. D'ARCHES - CS 60005</text:p>
          </table:table-cell>
          <table:table-cell table:formula="of:=IF([.U9]=0;[.W9];REPLACE([.W9];1;LEN([.U9])+1; ))" office:value-type="string" office:string-value="AV. D'ARCHES - CS 60005" calcext:value-type="string">
            <text:p>AV. D'ARCHES - CS 60005</text:p>
          </table:table-cell>
          <table:table-cell table:style-name="ce15" table:formula="of:=IF(FIND([.W9];[.D9];1))" office:value-type="boolean" office:boolean-value="true" calcext:value-type="boolean">
            <text:p>VRAI</text:p>
          </table:table-cell>
          <table:table-cell table:formula="of:=LEN([.X9])+LEN([.N9])" office:value-type="float" office:value="28" calcext:value-type="float">
            <text:p>28</text:p>
          </table:table-cell>
          <table:table-cell table:formula="of:=FIND(&quot;CEDEX&quot;;[.AB9];1)" office:value-type="string" office:string-value="" calcext:value-type="error">
            <text:p>#VALEUR !</text:p>
          </table:table-cell>
          <table:table-cell table:formula="of:=RIGHT([.D9];[.Z9])" office:value-type="string" office:string-value="5 08011 CHARLEVILLE MEZIERES" calcext:value-type="string">
            <text:p>5 08011 CHARLEVILLE MEZIERES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ARIEGE</text:p>
          </table:table-cell>
          <table:table-cell office:value-type="string" calcext:value-type="string">
            <text:p>009000</text:p>
          </table:table-cell>
          <table:table-cell office:value-type="string" calcext:value-type="string">
            <text:p>090C141101</text:p>
          </table:table-cell>
          <table:table-cell office:value-type="string" calcext:value-type="string">
            <text:p>55 CRS GABRIEL FAURE BP30086 09007 FOIX CEDEX</text:p>
          </table:table-cell>
          <table:table-cell office:value-type="string" calcext:value-type="string">
            <text:p>BDFEFRPPCCT FR06 3000 1003 96A0 9000 0000 001</text:p>
          </table:table-cell>
          <table:table-cell/>
          <table:table-cell table:style-name="ce13" table:formula="of:=IFNA(ORG.LIBREOFFICE.REGEX([.$D10];[.$H$2]; ;&quot;g&quot;);0)" office:value-type="string" office:string-value="BP30086 " calcext:value-type="string">
            <text:p>BP30086 </text:p>
          </table:table-cell>
          <table:table-cell/>
          <table:table-cell table:style-name="ce13" table:formula="of:=ORG.LIBREOFFICE.REGEX([.D10];[.$J$2]; ;&quot;g&quot;)" office:value-type="string" office:string-value="30086" calcext:value-type="string">
            <text:p>30086</text:p>
          </table:table-cell>
          <table:table-cell/>
          <table:table-cell table:style-name="ce13" table:formula="of:=IFNA(ORG.LIBREOFFICE.REGEX([.D10];[.$J$2]; ;2);0)" office:value-type="string" office:string-value="09007" calcext:value-type="string">
            <text:p>09007</text:p>
          </table:table-cell>
          <table:table-cell table:style-name="ce15" table:formula="of:=IF([.G10]=0;TRUE();IF(FIND([.G10];[.D1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]=0;[.I10];[.K10])" office:value-type="string" office:string-value="09007" calcext:value-type="string">
            <text:p>09007</text:p>
          </table:table-cell>
          <table:table-cell table:style-name="ce18"/>
          <table:table-cell table:style-name="ce15" table:formula="of:=IF(FIND([.N10];[.D10];1))" office:value-type="boolean" office:boolean-value="true" calcext:value-type="boolean">
            <text:p>VRAI</text:p>
          </table:table-cell>
          <table:table-cell table:style-name="ce16"/>
          <table:table-cell table:formula="of:=FIND([.N10];[.D10];1)" office:value-type="float" office:value="30" calcext:value-type="float">
            <text:p>30</text:p>
          </table:table-cell>
          <table:table-cell table:style-name="Default" table:formula="of:=LEN([.D10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10];&quot;^[0-9-]{1,7}&quot;; ;1); )" office:value-type="string" office:string-value="55" calcext:value-type="string">
            <text:p>55</text:p>
          </table:table-cell>
          <table:table-cell table:style-name="Default"/>
          <table:table-cell table:formula="of:=TRIM(REPLACE([.D10];[.R10];[.S10]-[.R10]+1;&quot;&quot;))" office:value-type="string" office:string-value="55 CRS GABRIEL FAURE BP30086" calcext:value-type="string">
            <text:p>55 CRS GABRIEL FAURE BP30086</text:p>
          </table:table-cell>
          <table:table-cell table:formula="of:=IF([.U10]=0;[.W10];REPLACE([.W10];1;LEN([.U10])+1; ))" office:value-type="string" office:string-value="CRS GABRIEL FAURE BP30086" calcext:value-type="string">
            <text:p>CRS GABRIEL FAURE BP30086</text:p>
          </table:table-cell>
          <table:table-cell table:style-name="ce15" table:formula="of:=IF(FIND([.W10];[.D10];1))" office:value-type="boolean" office:boolean-value="true" calcext:value-type="boolean">
            <text:p>VRAI</text:p>
          </table:table-cell>
          <table:table-cell table:formula="of:=LEN([.X10])+LEN([.N10])" office:value-type="float" office:value="30" calcext:value-type="float">
            <text:p>30</text:p>
          </table:table-cell>
          <table:table-cell table:formula="of:=FIND(&quot;CEDEX&quot;;[.AB10];1)" office:value-type="float" office:value="26" calcext:value-type="float">
            <text:p>26</text:p>
          </table:table-cell>
          <table:table-cell table:formula="of:=RIGHT([.D10];[.Z10])" office:value-type="string" office:string-value="FAURE BP30086 09007 FOIX CEDEX" calcext:value-type="string">
            <text:p>FAURE BP30086 09007 FOIX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AUBE</text:p>
          </table:table-cell>
          <table:table-cell office:value-type="string" calcext:value-type="string">
            <text:p>010000</text:p>
          </table:table-cell>
          <table:table-cell office:value-type="string" calcext:value-type="string">
            <text:p>100C142100</text:p>
          </table:table-cell>
          <table:table-cell office:value-type="string" calcext:value-type="string">
            <text:p>22 BLD GAMBETTA 10026 TROYES CEDEX</text:p>
          </table:table-cell>
          <table:table-cell office:value-type="string" calcext:value-type="string">
            <text:p>BDFEFRPPCCT FR41 3000 1008 44A1 0000 0000 022</text:p>
          </table:table-cell>
          <table:table-cell/>
          <table:table-cell table:style-name="ce13" table:formula="of:=IFNA(ORG.LIBREOFFICE.REGEX([.$D1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1];[.$J$2]; ;&quot;g&quot;)" office:value-type="string" office:string-value="10026" calcext:value-type="string">
            <text:p>10026</text:p>
          </table:table-cell>
          <table:table-cell/>
          <table:table-cell table:style-name="ce13" table:formula="of:=IFNA(ORG.LIBREOFFICE.REGEX([.D11];[.$J$2]; ;2);0)" office:value-type="float" office:value="0" calcext:value-type="float">
            <text:p>0</text:p>
          </table:table-cell>
          <table:table-cell table:style-name="ce15" table:formula="of:=IF([.G11]=0;TRUE();IF(FIND([.G11];[.D1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1]=0;[.I11];[.K11])" office:value-type="string" office:string-value="10026" calcext:value-type="string">
            <text:p>10026</text:p>
          </table:table-cell>
          <table:table-cell table:style-name="ce18"/>
          <table:table-cell table:style-name="ce15" table:formula="of:=IF(FIND([.N11];[.D11];1))" office:value-type="boolean" office:boolean-value="true" calcext:value-type="boolean">
            <text:p>VRAI</text:p>
          </table:table-cell>
          <table:table-cell table:style-name="ce16"/>
          <table:table-cell table:formula="of:=FIND([.N11];[.D11];1)" office:value-type="float" office:value="17" calcext:value-type="float">
            <text:p>17</text:p>
          </table:table-cell>
          <table:table-cell table:style-name="Default" table:formula="of:=LEN([.D11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11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11];[.R11];[.S11]-[.R11]+1;&quot;&quot;))" office:value-type="string" office:string-value="22 BLD GAMBETTA" calcext:value-type="string">
            <text:p>22 BLD GAMBETTA</text:p>
          </table:table-cell>
          <table:table-cell table:formula="of:=IF([.U11]=0;[.W11];REPLACE([.W11];1;LEN([.U11])+1; ))" office:value-type="string" office:string-value="BLD GAMBETTA" calcext:value-type="string">
            <text:p>BLD GAMBETTA</text:p>
          </table:table-cell>
          <table:table-cell table:style-name="ce15" table:formula="of:=IF(FIND([.W11];[.D11];1))" office:value-type="boolean" office:boolean-value="true" calcext:value-type="boolean">
            <text:p>VRAI</text:p>
          </table:table-cell>
          <table:table-cell table:formula="of:=LEN([.X11])+LEN([.N11])" office:value-type="float" office:value="17" calcext:value-type="float">
            <text:p>17</text:p>
          </table:table-cell>
          <table:table-cell table:formula="of:=FIND(&quot;CEDEX&quot;;[.AB11];1)" office:value-type="float" office:value="13" calcext:value-type="float">
            <text:p>13</text:p>
          </table:table-cell>
          <table:table-cell table:formula="of:=RIGHT([.D11];[.Z11])" office:value-type="string" office:string-value="0026 TROYES CEDEX" calcext:value-type="string">
            <text:p>0026 TROYE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AUDE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110C141101</text:p>
          </table:table-cell>
          <table:table-cell office:value-type="string" calcext:value-type="string">
            <text:p>PLACE GASTON JOURDANNE 11833 CARCASSONNE CEDEX 9</text:p>
          </table:table-cell>
          <table:table-cell office:value-type="string" calcext:value-type="string">
            <text:p>BDFEFRPPCCT FR30 3000 1002 57A1 1000 0000 048</text:p>
          </table:table-cell>
          <table:table-cell/>
          <table:table-cell table:style-name="ce13" table:formula="of:=IFNA(ORG.LIBREOFFICE.REGEX([.$D1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2];[.$J$2]; ;&quot;g&quot;)" office:value-type="string" office:string-value="11833" calcext:value-type="string">
            <text:p>11833</text:p>
          </table:table-cell>
          <table:table-cell/>
          <table:table-cell table:style-name="ce13" table:formula="of:=IFNA(ORG.LIBREOFFICE.REGEX([.D12];[.$J$2]; ;2);0)" office:value-type="float" office:value="0" calcext:value-type="float">
            <text:p>0</text:p>
          </table:table-cell>
          <table:table-cell table:style-name="ce15" table:formula="of:=IF([.G12]=0;TRUE();IF(FIND([.G12];[.D1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2]=0;[.I12];[.K12])" office:value-type="string" office:string-value="11833" calcext:value-type="string">
            <text:p>11833</text:p>
          </table:table-cell>
          <table:table-cell table:style-name="ce18"/>
          <table:table-cell table:style-name="ce15" table:formula="of:=IF(FIND([.N12];[.D12];1))" office:value-type="boolean" office:boolean-value="true" calcext:value-type="boolean">
            <text:p>VRAI</text:p>
          </table:table-cell>
          <table:table-cell table:style-name="ce16"/>
          <table:table-cell table:formula="of:=FIND([.N12];[.D12];1)" office:value-type="float" office:value="24" calcext:value-type="float">
            <text:p>24</text:p>
          </table:table-cell>
          <table:table-cell table:style-name="Default" table:formula="of:=LEN([.D12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2];[.R12];[.S12]-[.R12]+1;&quot;&quot;))" office:value-type="string" office:string-value="PLACE GASTON JOURDANNE" calcext:value-type="string">
            <text:p>PLACE GASTON JOURDANNE</text:p>
          </table:table-cell>
          <table:table-cell table:formula="of:=IF([.U12]=0;[.W12];REPLACE([.W12];1;LEN([.U12])+1; ))" office:value-type="string" office:string-value="PLACE GASTON JOURDANNE" calcext:value-type="string">
            <text:p>PLACE GASTON JOURDANNE</text:p>
          </table:table-cell>
          <table:table-cell table:style-name="ce15" table:formula="of:=IF(FIND([.W12];[.D12];1))" office:value-type="boolean" office:boolean-value="true" calcext:value-type="boolean">
            <text:p>VRAI</text:p>
          </table:table-cell>
          <table:table-cell table:formula="of:=LEN([.X12])+LEN([.N12])" office:value-type="float" office:value="27" calcext:value-type="float">
            <text:p>27</text:p>
          </table:table-cell>
          <table:table-cell table:formula="of:=FIND(&quot;CEDEX&quot;;[.AB12];1)" office:value-type="float" office:value="21" calcext:value-type="float">
            <text:p>21</text:p>
          </table:table-cell>
          <table:table-cell table:formula="of:=RIGHT([.D12];[.Z12])" office:value-type="string" office:string-value="E 11833 CARCASSONNE CEDEX 9" calcext:value-type="string">
            <text:p>E 11833 CARCASSONNE CEDEX 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AVEYRON</text:p>
          </table:table-cell>
          <table:table-cell office:value-type="string" calcext:value-type="string">
            <text:p>012000</text:p>
          </table:table-cell>
          <table:table-cell office:value-type="string" calcext:value-type="string">
            <text:p>120C141100</text:p>
          </table:table-cell>
          <table:table-cell office:value-type="string" calcext:value-type="string">
            <text:p>2 PLACE D'ARMES CS 53513 12035 RODEZ CEDEX 09</text:p>
          </table:table-cell>
          <table:table-cell office:value-type="string" calcext:value-type="string">
            <text:p>BDFEFRPPCCT FR13 3000 1006 99A1 2000 0000 062</text:p>
          </table:table-cell>
          <table:table-cell/>
          <table:table-cell table:style-name="ce13" table:formula="of:=IFNA(ORG.LIBREOFFICE.REGEX([.$D13];[.$H$2]; ;&quot;g&quot;);0)" office:value-type="string" office:string-value="CS 53513" calcext:value-type="string">
            <text:p>CS 53513</text:p>
          </table:table-cell>
          <table:table-cell/>
          <table:table-cell table:style-name="ce13" table:formula="of:=ORG.LIBREOFFICE.REGEX([.D13];[.$J$2]; ;&quot;g&quot;)" office:value-type="string" office:string-value="53513" calcext:value-type="string">
            <text:p>53513</text:p>
          </table:table-cell>
          <table:table-cell/>
          <table:table-cell table:style-name="ce13" table:formula="of:=IFNA(ORG.LIBREOFFICE.REGEX([.D13];[.$J$2]; ;2);0)" office:value-type="string" office:string-value="12035" calcext:value-type="string">
            <text:p>12035</text:p>
          </table:table-cell>
          <table:table-cell table:style-name="ce15" table:formula="of:=IF([.G13]=0;TRUE();IF(FIND([.G13];[.D1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3]=0;[.I13];[.K13])" office:value-type="string" office:string-value="12035" calcext:value-type="string">
            <text:p>12035</text:p>
          </table:table-cell>
          <table:table-cell table:style-name="ce18"/>
          <table:table-cell table:style-name="ce15" table:formula="of:=IF(FIND([.N13];[.D13];1))" office:value-type="boolean" office:boolean-value="true" calcext:value-type="boolean">
            <text:p>VRAI</text:p>
          </table:table-cell>
          <table:table-cell table:style-name="ce16"/>
          <table:table-cell table:formula="of:=FIND([.N13];[.D13];1)" office:value-type="float" office:value="26" calcext:value-type="float">
            <text:p>26</text:p>
          </table:table-cell>
          <table:table-cell table:style-name="Default" table:formula="of:=LEN([.D13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13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13];[.R13];[.S13]-[.R13]+1;&quot;&quot;))" office:value-type="string" office:string-value="2 PLACE D'ARMES CS 53513" calcext:value-type="string">
            <text:p>2 PLACE D'ARMES CS 53513</text:p>
          </table:table-cell>
          <table:table-cell table:formula="of:=IF([.U13]=0;[.W13];REPLACE([.W13];1;LEN([.U13])+1; ))" office:value-type="string" office:string-value="PLACE D'ARMES CS 53513" calcext:value-type="string">
            <text:p>PLACE D'ARMES CS 53513</text:p>
          </table:table-cell>
          <table:table-cell table:style-name="ce15" table:formula="of:=IF(FIND([.W13];[.D13];1))" office:value-type="boolean" office:boolean-value="true" calcext:value-type="boolean">
            <text:p>VRAI</text:p>
          </table:table-cell>
          <table:table-cell table:formula="of:=LEN([.X13])+LEN([.N13])" office:value-type="float" office:value="27" calcext:value-type="float">
            <text:p>27</text:p>
          </table:table-cell>
          <table:table-cell table:formula="of:=FIND(&quot;CEDEX&quot;;[.AB13];1)" office:value-type="float" office:value="20" calcext:value-type="float">
            <text:p>20</text:p>
          </table:table-cell>
          <table:table-cell table:formula="of:=RIGHT([.D13];[.Z13])" office:value-type="string" office:string-value=" 53513 12035 RODEZ CEDEX 09" calcext:value-type="string">
            <text:p><text:s/>53513 12035 RODEZ CEDEX 0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PACA ET BOUCHES DU RHONE</text:p>
          </table:table-cell>
          <table:table-cell office:value-type="string" calcext:value-type="string">
            <text:p>013000</text:p>
          </table:table-cell>
          <table:table-cell office:value-type="string" calcext:value-type="string">
            <text:p>132C141102</text:p>
          </table:table-cell>
          <table:table-cell office:value-type="string" calcext:value-type="string">
            <text:p>16 RUE BORDE 13357 MARSEILLE CEDEX 20</text:p>
          </table:table-cell>
          <table:table-cell office:value-type="string" calcext:value-type="string">
            <text:p>BDFEFRPPCCT FR09 3000 1005 12A1 3000 0000 005</text:p>
          </table:table-cell>
          <table:table-cell/>
          <table:table-cell table:style-name="ce13" table:formula="of:=IFNA(ORG.LIBREOFFICE.REGEX([.$D1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4];[.$J$2]; ;&quot;g&quot;)" office:value-type="string" office:string-value="13357" calcext:value-type="string">
            <text:p>13357</text:p>
          </table:table-cell>
          <table:table-cell/>
          <table:table-cell table:style-name="ce13" table:formula="of:=IFNA(ORG.LIBREOFFICE.REGEX([.D14];[.$J$2]; ;2);0)" office:value-type="float" office:value="0" calcext:value-type="float">
            <text:p>0</text:p>
          </table:table-cell>
          <table:table-cell table:style-name="ce15" table:formula="of:=IF([.G14]=0;TRUE();IF(FIND([.G14];[.D1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4]=0;[.I14];[.K14])" office:value-type="string" office:string-value="13357" calcext:value-type="string">
            <text:p>13357</text:p>
          </table:table-cell>
          <table:table-cell table:style-name="ce18"/>
          <table:table-cell table:style-name="ce15" table:formula="of:=IF(FIND([.N14];[.D14];1))" office:value-type="boolean" office:boolean-value="true" calcext:value-type="boolean">
            <text:p>VRAI</text:p>
          </table:table-cell>
          <table:table-cell table:style-name="ce16"/>
          <table:table-cell table:formula="of:=FIND([.N14];[.D14];1)" office:value-type="float" office:value="14" calcext:value-type="float">
            <text:p>14</text:p>
          </table:table-cell>
          <table:table-cell table:style-name="Default" table:formula="of:=LEN([.D14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14];&quot;^[0-9-]{1,7}&quot;; ;1); )" office:value-type="string" office:string-value="16" calcext:value-type="string">
            <text:p>16</text:p>
          </table:table-cell>
          <table:table-cell table:style-name="Default"/>
          <table:table-cell table:formula="of:=TRIM(REPLACE([.D14];[.R14];[.S14]-[.R14]+1;&quot;&quot;))" office:value-type="string" office:string-value="16 RUE BORDE" calcext:value-type="string">
            <text:p>16 RUE BORDE</text:p>
          </table:table-cell>
          <table:table-cell table:formula="of:=IF([.U14]=0;[.W14];REPLACE([.W14];1;LEN([.U14])+1; ))" office:value-type="string" office:string-value="RUE BORDE" calcext:value-type="string">
            <text:p>RUE BORDE</text:p>
          </table:table-cell>
          <table:table-cell table:style-name="ce15" table:formula="of:=IF(FIND([.W14];[.D14];1))" office:value-type="boolean" office:boolean-value="true" calcext:value-type="boolean">
            <text:p>VRAI</text:p>
          </table:table-cell>
          <table:table-cell table:formula="of:=LEN([.X14])+LEN([.N14])" office:value-type="float" office:value="14" calcext:value-type="float">
            <text:p>14</text:p>
          </table:table-cell>
          <table:table-cell table:formula="of:=FIND(&quot;CEDEX&quot;;[.AB14];1)" office:value-type="float" office:value="7" calcext:value-type="float">
            <text:p>7</text:p>
          </table:table-cell>
          <table:table-cell table:formula="of:=RIGHT([.D14];[.Z14])" office:value-type="string" office:string-value="EILLE CEDEX 20" calcext:value-type="string">
            <text:p>EILLE CEDEX 2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CALVADOS</text:p>
          </table:table-cell>
          <table:table-cell office:value-type="string" calcext:value-type="string">
            <text:p>014000</text:p>
          </table:table-cell>
          <table:table-cell office:value-type="string" calcext:value-type="string">
            <text:p>140C142101</text:p>
          </table:table-cell>
          <table:table-cell office:value-type="string" calcext:value-type="string">
            <text:p>7 BOULEVARD BERTRAND 14034 CAEN CEDEX</text:p>
          </table:table-cell>
          <table:table-cell office:value-type="string" calcext:value-type="string">
            <text:p>BDFEFRPPCCT FR79 3000 1002 44A1 4000 0000 096</text:p>
          </table:table-cell>
          <table:table-cell/>
          <table:table-cell table:style-name="ce13" table:formula="of:=IFNA(ORG.LIBREOFFICE.REGEX([.$D1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5];[.$J$2]; ;&quot;g&quot;)" office:value-type="string" office:string-value="14034" calcext:value-type="string">
            <text:p>14034</text:p>
          </table:table-cell>
          <table:table-cell/>
          <table:table-cell table:style-name="ce13" table:formula="of:=IFNA(ORG.LIBREOFFICE.REGEX([.D15];[.$J$2]; ;2);0)" office:value-type="float" office:value="0" calcext:value-type="float">
            <text:p>0</text:p>
          </table:table-cell>
          <table:table-cell table:style-name="ce15" table:formula="of:=IF([.G15]=0;TRUE();IF(FIND([.G15];[.D1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5]=0;[.I15];[.K15])" office:value-type="string" office:string-value="14034" calcext:value-type="string">
            <text:p>14034</text:p>
          </table:table-cell>
          <table:table-cell table:style-name="ce18"/>
          <table:table-cell table:style-name="ce15" table:formula="of:=IF(FIND([.N15];[.D15];1))" office:value-type="boolean" office:boolean-value="true" calcext:value-type="boolean">
            <text:p>VRAI</text:p>
          </table:table-cell>
          <table:table-cell table:style-name="ce16"/>
          <table:table-cell table:formula="of:=FIND([.N15];[.D15];1)" office:value-type="float" office:value="22" calcext:value-type="float">
            <text:p>22</text:p>
          </table:table-cell>
          <table:table-cell table:style-name="Default" table:formula="of:=LEN([.D15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15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15];[.R15];[.S15]-[.R15]+1;&quot;&quot;))" office:value-type="string" office:string-value="7 BOULEVARD BERTRAND" calcext:value-type="string">
            <text:p>7 BOULEVARD BERTRAND</text:p>
          </table:table-cell>
          <table:table-cell table:formula="of:=IF([.U15]=0;[.W15];REPLACE([.W15];1;LEN([.U15])+1; ))" office:value-type="string" office:string-value="BOULEVARD BERTRAND" calcext:value-type="string">
            <text:p>BOULEVARD BERTRAND</text:p>
          </table:table-cell>
          <table:table-cell table:style-name="ce15" table:formula="of:=IF(FIND([.W15];[.D15];1))" office:value-type="boolean" office:boolean-value="true" calcext:value-type="boolean">
            <text:p>VRAI</text:p>
          </table:table-cell>
          <table:table-cell table:formula="of:=LEN([.X15])+LEN([.N15])" office:value-type="float" office:value="23" calcext:value-type="float">
            <text:p>23</text:p>
          </table:table-cell>
          <table:table-cell table:formula="of:=FIND(&quot;CEDEX&quot;;[.AB15];1)" office:value-type="float" office:value="19" calcext:value-type="float">
            <text:p>19</text:p>
          </table:table-cell>
          <table:table-cell table:formula="of:=RIGHT([.D15];[.Z15])" office:value-type="string" office:string-value="RTRAND 14034 CAEN CEDEX" calcext:value-type="string">
            <text:p>RTRAND 14034 CAE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CANTAL</text:p>
          </table:table-cell>
          <table:table-cell office:value-type="string" calcext:value-type="string">
            <text:p>015000</text:p>
          </table:table-cell>
          <table:table-cell office:value-type="string" calcext:value-type="string">
            <text:p>150C141103</text:p>
          </table:table-cell>
          <table:table-cell office:value-type="string" calcext:value-type="string">
            <text:p>39 RUE DES CARMES 15012 AURILLAC CEDEX</text:p>
          </table:table-cell>
          <table:table-cell office:value-type="string" calcext:value-type="string">
            <text:p>BDFEFRPPCCT FR71 3000 1001 61A1 5000 0000 031</text:p>
          </table:table-cell>
          <table:table-cell/>
          <table:table-cell table:style-name="ce13" table:formula="of:=IFNA(ORG.LIBREOFFICE.REGEX([.$D1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6];[.$J$2]; ;&quot;g&quot;)" office:value-type="string" office:string-value="15012" calcext:value-type="string">
            <text:p>15012</text:p>
          </table:table-cell>
          <table:table-cell/>
          <table:table-cell table:style-name="ce13" table:formula="of:=IFNA(ORG.LIBREOFFICE.REGEX([.D16];[.$J$2]; ;2);0)" office:value-type="float" office:value="0" calcext:value-type="float">
            <text:p>0</text:p>
          </table:table-cell>
          <table:table-cell table:style-name="ce15" table:formula="of:=IF([.G16]=0;TRUE();IF(FIND([.G16];[.D1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6]=0;[.I16];[.K16])" office:value-type="string" office:string-value="15012" calcext:value-type="string">
            <text:p>15012</text:p>
          </table:table-cell>
          <table:table-cell table:style-name="ce18"/>
          <table:table-cell table:style-name="ce15" table:formula="of:=IF(FIND([.N16];[.D16];1))" office:value-type="boolean" office:boolean-value="true" calcext:value-type="boolean">
            <text:p>VRAI</text:p>
          </table:table-cell>
          <table:table-cell table:style-name="ce16"/>
          <table:table-cell table:formula="of:=FIND([.N16];[.D16];1)" office:value-type="float" office:value="19" calcext:value-type="float">
            <text:p>19</text:p>
          </table:table-cell>
          <table:table-cell table:style-name="Default" table:formula="of:=LEN([.D16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16];&quot;^[0-9-]{1,7}&quot;; ;1); )" office:value-type="string" office:string-value="39" calcext:value-type="string">
            <text:p>39</text:p>
          </table:table-cell>
          <table:table-cell table:style-name="Default"/>
          <table:table-cell table:formula="of:=TRIM(REPLACE([.D16];[.R16];[.S16]-[.R16]+1;&quot;&quot;))" office:value-type="string" office:string-value="39 RUE DES CARMES" calcext:value-type="string">
            <text:p>39 RUE DES CARMES</text:p>
          </table:table-cell>
          <table:table-cell table:formula="of:=IF([.U16]=0;[.W16];REPLACE([.W16];1;LEN([.U16])+1; ))" office:value-type="string" office:string-value="RUE DES CARMES" calcext:value-type="string">
            <text:p>RUE DES CARMES</text:p>
          </table:table-cell>
          <table:table-cell table:style-name="ce15" table:formula="of:=IF(FIND([.W16];[.D16];1))" office:value-type="boolean" office:boolean-value="true" calcext:value-type="boolean">
            <text:p>VRAI</text:p>
          </table:table-cell>
          <table:table-cell table:formula="of:=LEN([.X16])+LEN([.N16])" office:value-type="float" office:value="19" calcext:value-type="float">
            <text:p>19</text:p>
          </table:table-cell>
          <table:table-cell table:formula="of:=FIND(&quot;CEDEX&quot;;[.AB16];1)" office:value-type="float" office:value="15" calcext:value-type="float">
            <text:p>15</text:p>
          </table:table-cell>
          <table:table-cell table:formula="of:=RIGHT([.D16];[.Z16])" office:value-type="string" office:string-value="5012 AURILLAC CEDEX" calcext:value-type="string">
            <text:p>5012 AURILLAC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CHARENTE</text:p>
          </table:table-cell>
          <table:table-cell office:value-type="string" calcext:value-type="string">
            <text:p>016000</text:p>
          </table:table-cell>
          <table:table-cell office:value-type="string" calcext:value-type="string">
            <text:p>160B142101</text:p>
          </table:table-cell>
          <table:table-cell office:value-type="string" calcext:value-type="string">
            <text:p>3 RUE PIERRE LABACHOT CS 12222 16022 ANGOULEME CEDEX</text:p>
          </table:table-cell>
          <table:table-cell office:value-type="string" calcext:value-type="string">
            <text:p>BDFEFRPPCCT FR20 3000 1001 29A1 6000 0000 074</text:p>
          </table:table-cell>
          <table:table-cell/>
          <table:table-cell table:style-name="ce13" table:formula="of:=IFNA(ORG.LIBREOFFICE.REGEX([.$D17];[.$H$2]; ;&quot;g&quot;);0)" office:value-type="string" office:string-value="CS 12222" calcext:value-type="string">
            <text:p>CS 12222</text:p>
          </table:table-cell>
          <table:table-cell/>
          <table:table-cell table:style-name="ce13" table:formula="of:=ORG.LIBREOFFICE.REGEX([.D17];[.$J$2]; ;&quot;g&quot;)" office:value-type="string" office:string-value="12222" calcext:value-type="string">
            <text:p>12222</text:p>
          </table:table-cell>
          <table:table-cell/>
          <table:table-cell table:style-name="ce13" table:formula="of:=IFNA(ORG.LIBREOFFICE.REGEX([.D17];[.$J$2]; ;2);0)" office:value-type="string" office:string-value="16022" calcext:value-type="string">
            <text:p>16022</text:p>
          </table:table-cell>
          <table:table-cell table:style-name="ce15" table:formula="of:=IF([.G17]=0;TRUE();IF(FIND([.G17];[.D1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7]=0;[.I17];[.K17])" office:value-type="string" office:string-value="16022" calcext:value-type="string">
            <text:p>16022</text:p>
          </table:table-cell>
          <table:table-cell table:style-name="ce18"/>
          <table:table-cell table:style-name="ce15" table:formula="of:=IF(FIND([.N17];[.D17];1))" office:value-type="boolean" office:boolean-value="true" calcext:value-type="boolean">
            <text:p>VRAI</text:p>
          </table:table-cell>
          <table:table-cell table:style-name="ce16"/>
          <table:table-cell table:formula="of:=FIND([.N17];[.D17];1)" office:value-type="float" office:value="32" calcext:value-type="float">
            <text:p>32</text:p>
          </table:table-cell>
          <table:table-cell table:style-name="Default" table:formula="of:=LEN([.D17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17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17];[.R17];[.S17]-[.R17]+1;&quot;&quot;))" office:value-type="string" office:string-value="3 RUE PIERRE LABACHOT CS 12222" calcext:value-type="string">
            <text:p>3 RUE PIERRE LABACHOT CS 12222</text:p>
          </table:table-cell>
          <table:table-cell table:formula="of:=IF([.U17]=0;[.W17];REPLACE([.W17];1;LEN([.U17])+1; ))" office:value-type="string" office:string-value="RUE PIERRE LABACHOT CS 12222" calcext:value-type="string">
            <text:p>RUE PIERRE LABACHOT CS 12222</text:p>
          </table:table-cell>
          <table:table-cell table:style-name="ce15" table:formula="of:=IF(FIND([.W17];[.D17];1))" office:value-type="boolean" office:boolean-value="true" calcext:value-type="boolean">
            <text:p>VRAI</text:p>
          </table:table-cell>
          <table:table-cell table:formula="of:=LEN([.X17])+LEN([.N17])" office:value-type="float" office:value="33" calcext:value-type="float">
            <text:p>33</text:p>
          </table:table-cell>
          <table:table-cell table:formula="of:=FIND(&quot;CEDEX&quot;;[.AB17];1)" office:value-type="float" office:value="29" calcext:value-type="float">
            <text:p>29</text:p>
          </table:table-cell>
          <table:table-cell table:formula="of:=RIGHT([.D17];[.Z17])" office:value-type="string" office:string-value="OT CS 12222 16022 ANGOULEME CEDEX" calcext:value-type="string">
            <text:p>OT CS 12222 16022 ANGOULEME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CHARENTE-MARITIME</text:p>
          </table:table-cell>
          <table:table-cell office:value-type="string" calcext:value-type="string">
            <text:p>017000</text:p>
          </table:table-cell>
          <table:table-cell office:value-type="string" calcext:value-type="string">
            <text:p>170C141101</text:p>
          </table:table-cell>
          <table:table-cell office:value-type="string" calcext:value-type="string">
            <text:p>24 AVENUE DE FETILLY- BP40587 17021 LA ROCHELLE CEDEX 01</text:p>
          </table:table-cell>
          <table:table-cell office:value-type="string" calcext:value-type="string">
            <text:p>BDFEFRPPCCT FR43 3000 1006 95A1 7000 0000 071</text:p>
          </table:table-cell>
          <table:table-cell/>
          <table:table-cell table:style-name="ce13" table:formula="of:=IFNA(ORG.LIBREOFFICE.REGEX([.$D18];[.$H$2]; ;&quot;g&quot;);0)" office:value-type="string" office:string-value="BP40587 " calcext:value-type="string">
            <text:p>BP40587 </text:p>
          </table:table-cell>
          <table:table-cell/>
          <table:table-cell table:style-name="ce13" table:formula="of:=ORG.LIBREOFFICE.REGEX([.D18];[.$J$2]; ;&quot;g&quot;)" office:value-type="string" office:string-value="40587" calcext:value-type="string">
            <text:p>40587</text:p>
          </table:table-cell>
          <table:table-cell/>
          <table:table-cell table:style-name="ce13" table:formula="of:=IFNA(ORG.LIBREOFFICE.REGEX([.D18];[.$J$2]; ;2);0)" office:value-type="string" office:string-value="17021" calcext:value-type="string">
            <text:p>17021</text:p>
          </table:table-cell>
          <table:table-cell table:style-name="ce15" table:formula="of:=IF([.G18]=0;TRUE();IF(FIND([.G18];[.D1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8]=0;[.I18];[.K18])" office:value-type="string" office:string-value="17021" calcext:value-type="string">
            <text:p>17021</text:p>
          </table:table-cell>
          <table:table-cell table:style-name="ce18"/>
          <table:table-cell table:style-name="ce15" table:formula="of:=IF(FIND([.N18];[.D18];1))" office:value-type="boolean" office:boolean-value="true" calcext:value-type="boolean">
            <text:p>VRAI</text:p>
          </table:table-cell>
          <table:table-cell table:style-name="ce16"/>
          <table:table-cell table:formula="of:=FIND([.N18];[.D18];1)" office:value-type="float" office:value="31" calcext:value-type="float">
            <text:p>31</text:p>
          </table:table-cell>
          <table:table-cell table:style-name="Default" table:formula="of:=LEN([.D18])" office:value-type="float" office:value="56" calcext:value-type="float">
            <text:p>56</text:p>
          </table:table-cell>
          <table:table-cell table:style-name="Default"/>
          <table:table-cell table:style-name="ce21" table:formula="of:=IFNA(ORG.LIBREOFFICE.REGEX([.D18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18];[.R18];[.S18]-[.R18]+1;&quot;&quot;))" office:value-type="string" office:string-value="24 AVENUE DE FETILLY- BP40587" calcext:value-type="string">
            <text:p>24 AVENUE DE FETILLY- BP40587</text:p>
          </table:table-cell>
          <table:table-cell table:formula="of:=IF([.U18]=0;[.W18];REPLACE([.W18];1;LEN([.U18])+1; ))" office:value-type="string" office:string-value="AVENUE DE FETILLY- BP40587" calcext:value-type="string">
            <text:p>AVENUE DE FETILLY- BP40587</text:p>
          </table:table-cell>
          <table:table-cell table:style-name="ce15" table:formula="of:=IF(FIND([.W18];[.D18];1))" office:value-type="boolean" office:boolean-value="true" calcext:value-type="boolean">
            <text:p>VRAI</text:p>
          </table:table-cell>
          <table:table-cell table:formula="of:=LEN([.X18])+LEN([.N18])" office:value-type="float" office:value="31" calcext:value-type="float">
            <text:p>31</text:p>
          </table:table-cell>
          <table:table-cell table:formula="of:=FIND(&quot;CEDEX&quot;;[.AB18];1)" office:value-type="float" office:value="24" calcext:value-type="float">
            <text:p>24</text:p>
          </table:table-cell>
          <table:table-cell table:formula="of:=RIGHT([.D18];[.Z18])" office:value-type="string" office:string-value="0587 17021 LA ROCHELLE CEDEX 01" calcext:value-type="string">
            <text:p>0587 17021 LA ROCHELLE CEDEX 0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CHER</text:p>
          </table:table-cell>
          <table:table-cell office:value-type="string" calcext:value-type="string">
            <text:p>018000</text:p>
          </table:table-cell>
          <table:table-cell office:value-type="string" calcext:value-type="string">
            <text:p>180C100101</text:p>
          </table:table-cell>
          <table:table-cell office:value-type="string" calcext:value-type="string">
            <text:p>PLACE STE CATHERINE CS 21233 18022 BOURGES CEDEX</text:p>
          </table:table-cell>
          <table:table-cell office:value-type="string" calcext:value-type="string">
            <text:p>BDFEFRPPCCT FR20 3000 1002 26A1 8000 0000 073</text:p>
          </table:table-cell>
          <table:table-cell/>
          <table:table-cell table:style-name="ce13" table:formula="of:=IFNA(ORG.LIBREOFFICE.REGEX([.$D19];[.$H$2]; ;&quot;g&quot;);0)" office:value-type="string" office:string-value="CS 21233" calcext:value-type="string">
            <text:p>CS 21233</text:p>
          </table:table-cell>
          <table:table-cell/>
          <table:table-cell table:style-name="ce13" table:formula="of:=ORG.LIBREOFFICE.REGEX([.D19];[.$J$2]; ;&quot;g&quot;)" office:value-type="string" office:string-value="21233" calcext:value-type="string">
            <text:p>21233</text:p>
          </table:table-cell>
          <table:table-cell/>
          <table:table-cell table:style-name="ce13" table:formula="of:=IFNA(ORG.LIBREOFFICE.REGEX([.D19];[.$J$2]; ;2);0)" office:value-type="string" office:string-value="18022" calcext:value-type="string">
            <text:p>18022</text:p>
          </table:table-cell>
          <table:table-cell table:style-name="ce15" table:formula="of:=IF([.G19]=0;TRUE();IF(FIND([.G19];[.D1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9]=0;[.I19];[.K19])" office:value-type="string" office:string-value="18022" calcext:value-type="string">
            <text:p>18022</text:p>
          </table:table-cell>
          <table:table-cell table:style-name="ce18"/>
          <table:table-cell table:style-name="ce15" table:formula="of:=IF(FIND([.N19];[.D19];1))" office:value-type="boolean" office:boolean-value="true" calcext:value-type="boolean">
            <text:p>VRAI</text:p>
          </table:table-cell>
          <table:table-cell table:style-name="ce16"/>
          <table:table-cell table:formula="of:=FIND([.N19];[.D19];1)" office:value-type="float" office:value="30" calcext:value-type="float">
            <text:p>30</text:p>
          </table:table-cell>
          <table:table-cell table:style-name="Default" table:formula="of:=LEN([.D19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9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9];[.R19];[.S19]-[.R19]+1;&quot;&quot;))" office:value-type="string" office:string-value="PLACE STE CATHERINE CS 21233" calcext:value-type="string">
            <text:p>PLACE STE CATHERINE CS 21233</text:p>
          </table:table-cell>
          <table:table-cell table:formula="of:=IF([.U19]=0;[.W19];REPLACE([.W19];1;LEN([.U19])+1; ))" office:value-type="string" office:string-value="PLACE STE CATHERINE CS 21233" calcext:value-type="string">
            <text:p>PLACE STE CATHERINE CS 21233</text:p>
          </table:table-cell>
          <table:table-cell table:style-name="ce15" table:formula="of:=IF(FIND([.W19];[.D19];1))" office:value-type="boolean" office:boolean-value="true" calcext:value-type="boolean">
            <text:p>VRAI</text:p>
          </table:table-cell>
          <table:table-cell table:formula="of:=LEN([.X19])+LEN([.N19])" office:value-type="float" office:value="33" calcext:value-type="float">
            <text:p>33</text:p>
          </table:table-cell>
          <table:table-cell table:formula="of:=FIND(&quot;CEDEX&quot;;[.AB19];1)" office:value-type="float" office:value="29" calcext:value-type="float">
            <text:p>29</text:p>
          </table:table-cell>
          <table:table-cell table:formula="of:=RIGHT([.D19];[.Z19])" office:value-type="string" office:string-value="RINE CS 21233 18022 BOURGES CEDEX" calcext:value-type="string">
            <text:p>RINE CS 21233 18022 BOURGE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CORREZE</text:p>
          </table:table-cell>
          <table:table-cell office:value-type="string" calcext:value-type="string">
            <text:p>019000</text:p>
          </table:table-cell>
          <table:table-cell office:value-type="string" calcext:value-type="string">
            <text:p>190D142100</text:p>
          </table:table-cell>
          <table:table-cell office:value-type="string" calcext:value-type="string">
            <text:p>15 AV HENRI BOURNAZEL BP 239 19012 TULLE CEDEX</text:p>
          </table:table-cell>
          <table:table-cell office:value-type="string" calcext:value-type="string">
            <text:p>BDFEFRPPCCT FR26 3000 1008 46A1 9000 0000 036</text:p>
          </table:table-cell>
          <table:table-cell/>
          <table:table-cell table:style-name="ce13" table:formula="of:=IFNA(ORG.LIBREOFFICE.REGEX([.$D20];[.$H$2]; ;&quot;g&quot;);0)" office:value-type="string" office:string-value="BP 239 " calcext:value-type="string">
            <text:p>BP 239 </text:p>
          </table:table-cell>
          <table:table-cell/>
          <table:table-cell table:style-name="ce13" table:formula="of:=ORG.LIBREOFFICE.REGEX([.D20];[.$J$2]; ;&quot;g&quot;)" office:value-type="string" office:string-value="19012" calcext:value-type="string">
            <text:p>19012</text:p>
          </table:table-cell>
          <table:table-cell/>
          <table:table-cell table:style-name="ce13" table:formula="of:=IFNA(ORG.LIBREOFFICE.REGEX([.D20];[.$J$2]; ;2);0)" office:value-type="float" office:value="0" calcext:value-type="float">
            <text:p>0</text:p>
          </table:table-cell>
          <table:table-cell table:style-name="ce15" table:formula="of:=IF([.G20]=0;TRUE();IF(FIND([.G20];[.D2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0]=0;[.I20];[.K20])" office:value-type="string" office:string-value="19012" calcext:value-type="string">
            <text:p>19012</text:p>
          </table:table-cell>
          <table:table-cell table:style-name="ce18"/>
          <table:table-cell table:style-name="ce15" table:formula="of:=IF(FIND([.N20];[.D20];1))" office:value-type="boolean" office:boolean-value="true" calcext:value-type="boolean">
            <text:p>VRAI</text:p>
          </table:table-cell>
          <table:table-cell table:style-name="ce16"/>
          <table:table-cell table:formula="of:=FIND([.N20];[.D20];1)" office:value-type="float" office:value="30" calcext:value-type="float">
            <text:p>30</text:p>
          </table:table-cell>
          <table:table-cell table:style-name="Default" table:formula="of:=LEN([.D20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20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20];[.R20];[.S20]-[.R20]+1;&quot;&quot;))" office:value-type="string" office:string-value="15 AV HENRI BOURNAZEL BP 239" calcext:value-type="string">
            <text:p>15 AV HENRI BOURNAZEL BP 239</text:p>
          </table:table-cell>
          <table:table-cell table:formula="of:=IF([.U20]=0;[.W20];REPLACE([.W20];1;LEN([.U20])+1; ))" office:value-type="string" office:string-value="AV HENRI BOURNAZEL BP 239" calcext:value-type="string">
            <text:p>AV HENRI BOURNAZEL BP 239</text:p>
          </table:table-cell>
          <table:table-cell table:style-name="ce15" table:formula="of:=IF(FIND([.W20];[.D20];1))" office:value-type="boolean" office:boolean-value="true" calcext:value-type="boolean">
            <text:p>VRAI</text:p>
          </table:table-cell>
          <table:table-cell table:formula="of:=LEN([.X20])+LEN([.N20])" office:value-type="float" office:value="30" calcext:value-type="float">
            <text:p>30</text:p>
          </table:table-cell>
          <table:table-cell table:formula="of:=FIND(&quot;CEDEX&quot;;[.AB20];1)" office:value-type="float" office:value="26" calcext:value-type="float">
            <text:p>26</text:p>
          </table:table-cell>
          <table:table-cell table:formula="of:=RIGHT([.D20];[.Z20])" office:value-type="string" office:string-value="NAZEL BP 239 19012 TULLE CEDEX" calcext:value-type="string">
            <text:p>NAZEL BP 239 19012 TULLE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BOURGOGNE ET COTE D'OR</text:p>
          </table:table-cell>
          <table:table-cell office:value-type="string" calcext:value-type="string">
            <text:p>021000</text:p>
          </table:table-cell>
          <table:table-cell office:value-type="string" calcext:value-type="string">
            <text:p>210C140101</text:p>
          </table:table-cell>
          <table:table-cell office:value-type="string" calcext:value-type="string">
            <text:p>1 BIS PLACE DE LA BANQUE 21042 DIJON CEDEX</text:p>
          </table:table-cell>
          <table:table-cell office:value-type="string" calcext:value-type="string">
            <text:p>BDFEFRPPCCT FR83 3000 1003 34A2 1000 0000 052</text:p>
          </table:table-cell>
          <table:table-cell/>
          <table:table-cell table:style-name="ce13" table:formula="of:=IFNA(ORG.LIBREOFFICE.REGEX([.$D2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1];[.$J$2]; ;&quot;g&quot;)" office:value-type="string" office:string-value="21042" calcext:value-type="string">
            <text:p>21042</text:p>
          </table:table-cell>
          <table:table-cell/>
          <table:table-cell table:style-name="ce13" table:formula="of:=IFNA(ORG.LIBREOFFICE.REGEX([.D21];[.$J$2]; ;2);0)" office:value-type="float" office:value="0" calcext:value-type="float">
            <text:p>0</text:p>
          </table:table-cell>
          <table:table-cell table:style-name="ce15" table:formula="of:=IF([.G21]=0;TRUE();IF(FIND([.G21];[.D2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1]=0;[.I21];[.K21])" office:value-type="string" office:string-value="21042" calcext:value-type="string">
            <text:p>21042</text:p>
          </table:table-cell>
          <table:table-cell table:style-name="ce18"/>
          <table:table-cell table:style-name="ce15" table:formula="of:=IF(FIND([.N21];[.D21];1))" office:value-type="boolean" office:boolean-value="true" calcext:value-type="boolean">
            <text:p>VRAI</text:p>
          </table:table-cell>
          <table:table-cell table:style-name="ce16"/>
          <table:table-cell table:formula="of:=FIND([.N21];[.D21];1)" office:value-type="float" office:value="26" calcext:value-type="float">
            <text:p>26</text:p>
          </table:table-cell>
          <table:table-cell table:style-name="Default" table:formula="of:=LEN([.D21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21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21];[.R21];[.S21]-[.R21]+1;&quot;&quot;))" office:value-type="string" office:string-value="1 BIS PLACE DE LA BANQUE" calcext:value-type="string">
            <text:p>1 BIS PLACE DE LA BANQUE</text:p>
          </table:table-cell>
          <table:table-cell table:formula="of:=IF([.U21]=0;[.W21];REPLACE([.W21];1;LEN([.U21])+1; ))" office:value-type="string" office:string-value="BIS PLACE DE LA BANQUE" calcext:value-type="string">
            <text:p>BIS PLACE DE LA BANQUE</text:p>
          </table:table-cell>
          <table:table-cell table:style-name="ce15" table:formula="of:=IF(FIND([.W21];[.D21];1))" office:value-type="boolean" office:boolean-value="true" calcext:value-type="boolean">
            <text:p>VRAI</text:p>
          </table:table-cell>
          <table:table-cell table:formula="of:=LEN([.X21])+LEN([.N21])" office:value-type="float" office:value="27" calcext:value-type="float">
            <text:p>27</text:p>
          </table:table-cell>
          <table:table-cell table:formula="of:=FIND(&quot;CEDEX&quot;;[.AB21];1)" office:value-type="float" office:value="23" calcext:value-type="float">
            <text:p>23</text:p>
          </table:table-cell>
          <table:table-cell table:formula="of:=RIGHT([.D21];[.Z21])" office:value-type="string" office:string-value="LA BANQUE 21042 DIJON CEDEX" calcext:value-type="string">
            <text:p>LA BANQUE 21042 DIJO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S COTES D'ARMOR</text:p>
          </table:table-cell>
          <table:table-cell office:value-type="string" calcext:value-type="string">
            <text:p>022000</text:p>
          </table:table-cell>
          <table:table-cell office:value-type="string" calcext:value-type="string">
            <text:p>2200A00101</text:p>
          </table:table-cell>
          <table:table-cell office:value-type="string" calcext:value-type="string">
            <text:p>17 RUE DE LA GARE CS 82366 22023 SAINT BRIEUC CEDEX 1</text:p>
          </table:table-cell>
          <table:table-cell office:value-type="string" calcext:value-type="string">
            <text:p>BDFEFRPPCCT FR61 3000 1007 12A2 2000 0000 056</text:p>
          </table:table-cell>
          <table:table-cell/>
          <table:table-cell table:style-name="ce13" table:formula="of:=IFNA(ORG.LIBREOFFICE.REGEX([.$D22];[.$H$2]; ;&quot;g&quot;);0)" office:value-type="string" office:string-value="CS 82366" calcext:value-type="string">
            <text:p>CS 82366</text:p>
          </table:table-cell>
          <table:table-cell/>
          <table:table-cell table:style-name="ce13" table:formula="of:=ORG.LIBREOFFICE.REGEX([.D22];[.$J$2]; ;&quot;g&quot;)" office:value-type="string" office:string-value="82366" calcext:value-type="string">
            <text:p>82366</text:p>
          </table:table-cell>
          <table:table-cell/>
          <table:table-cell table:style-name="ce13" table:formula="of:=IFNA(ORG.LIBREOFFICE.REGEX([.D22];[.$J$2]; ;2);0)" office:value-type="string" office:string-value="22023" calcext:value-type="string">
            <text:p>22023</text:p>
          </table:table-cell>
          <table:table-cell table:style-name="ce15" table:formula="of:=IF([.G22]=0;TRUE();IF(FIND([.G22];[.D2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2]=0;[.I22];[.K22])" office:value-type="string" office:string-value="22023" calcext:value-type="string">
            <text:p>22023</text:p>
          </table:table-cell>
          <table:table-cell table:style-name="ce18"/>
          <table:table-cell table:style-name="ce15" table:formula="of:=IF(FIND([.N22];[.D22];1))" office:value-type="boolean" office:boolean-value="true" calcext:value-type="boolean">
            <text:p>VRAI</text:p>
          </table:table-cell>
          <table:table-cell table:style-name="ce16"/>
          <table:table-cell table:formula="of:=FIND([.N22];[.D22];1)" office:value-type="float" office:value="28" calcext:value-type="float">
            <text:p>28</text:p>
          </table:table-cell>
          <table:table-cell table:style-name="Default" table:formula="of:=LEN([.D22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22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22];[.R22];[.S22]-[.R22]+1;&quot;&quot;))" office:value-type="string" office:string-value="17 RUE DE LA GARE CS 82366" calcext:value-type="string">
            <text:p>17 RUE DE LA GARE CS 82366</text:p>
          </table:table-cell>
          <table:table-cell table:formula="of:=IF([.U22]=0;[.W22];REPLACE([.W22];1;LEN([.U22])+1; ))" office:value-type="string" office:string-value="RUE DE LA GARE CS 82366" calcext:value-type="string">
            <text:p>RUE DE LA GARE CS 82366</text:p>
          </table:table-cell>
          <table:table-cell table:style-name="ce15" table:formula="of:=IF(FIND([.W22];[.D22];1))" office:value-type="boolean" office:boolean-value="true" calcext:value-type="boolean">
            <text:p>VRAI</text:p>
          </table:table-cell>
          <table:table-cell table:formula="of:=LEN([.X22])+LEN([.N22])" office:value-type="float" office:value="28" calcext:value-type="float">
            <text:p>28</text:p>
          </table:table-cell>
          <table:table-cell table:formula="of:=FIND(&quot;CEDEX&quot;;[.AB22];1)" office:value-type="float" office:value="22" calcext:value-type="float">
            <text:p>22</text:p>
          </table:table-cell>
          <table:table-cell table:formula="of:=RIGHT([.D22];[.Z22])" office:value-type="string" office:string-value="6 22023 SAINT BRIEUC CEDEX 1" calcext:value-type="string">
            <text:p>6 22023 SAINT BRIEUC CEDEX 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CREUSE</text:p>
          </table:table-cell>
          <table:table-cell office:value-type="string" calcext:value-type="string">
            <text:p>023000</text:p>
          </table:table-cell>
          <table:table-cell office:value-type="string" calcext:value-type="string">
            <text:p>230C140100</text:p>
          </table:table-cell>
          <table:table-cell office:value-type="string" calcext:value-type="string">
            <text:p>02 BD SAINT PARDOUX - BP 149 23011 GUERET CEDEX</text:p>
          </table:table-cell>
          <table:table-cell office:value-type="string" calcext:value-type="string">
            <text:p>BDFEFRPPCCT FR05 3000 1004 22A2 3000 0000 089</text:p>
          </table:table-cell>
          <table:table-cell/>
          <table:table-cell table:style-name="ce13" table:formula="of:=IFNA(ORG.LIBREOFFICE.REGEX([.$D23];[.$H$2]; ;&quot;g&quot;);0)" office:value-type="string" office:string-value="BP 149 " calcext:value-type="string">
            <text:p>BP 149 </text:p>
          </table:table-cell>
          <table:table-cell/>
          <table:table-cell table:style-name="ce13" table:formula="of:=ORG.LIBREOFFICE.REGEX([.D23];[.$J$2]; ;&quot;g&quot;)" office:value-type="string" office:string-value="23011" calcext:value-type="string">
            <text:p>23011</text:p>
          </table:table-cell>
          <table:table-cell/>
          <table:table-cell table:style-name="ce13" table:formula="of:=IFNA(ORG.LIBREOFFICE.REGEX([.D23];[.$J$2]; ;2);0)" office:value-type="float" office:value="0" calcext:value-type="float">
            <text:p>0</text:p>
          </table:table-cell>
          <table:table-cell table:style-name="ce15" table:formula="of:=IF([.G23]=0;TRUE();IF(FIND([.G23];[.D2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3]=0;[.I23];[.K23])" office:value-type="string" office:string-value="23011" calcext:value-type="string">
            <text:p>23011</text:p>
          </table:table-cell>
          <table:table-cell table:style-name="ce18"/>
          <table:table-cell table:style-name="ce15" table:formula="of:=IF(FIND([.N23];[.D23];1))" office:value-type="boolean" office:boolean-value="true" calcext:value-type="boolean">
            <text:p>VRAI</text:p>
          </table:table-cell>
          <table:table-cell table:style-name="ce16"/>
          <table:table-cell table:formula="of:=FIND([.N23];[.D23];1)" office:value-type="float" office:value="30" calcext:value-type="float">
            <text:p>30</text:p>
          </table:table-cell>
          <table:table-cell table:style-name="Default" table:formula="of:=LEN([.D23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23];&quot;^[0-9-]{1,7}&quot;; ;1); )" office:value-type="string" office:string-value="02" calcext:value-type="string">
            <text:p>02</text:p>
          </table:table-cell>
          <table:table-cell table:style-name="Default"/>
          <table:table-cell table:formula="of:=TRIM(REPLACE([.D23];[.R23];[.S23]-[.R23]+1;&quot;&quot;))" office:value-type="string" office:string-value="02 BD SAINT PARDOUX - BP 149" calcext:value-type="string">
            <text:p>02 BD SAINT PARDOUX - BP 149</text:p>
          </table:table-cell>
          <table:table-cell table:formula="of:=IF([.U23]=0;[.W23];REPLACE([.W23];1;LEN([.U23])+1; ))" office:value-type="string" office:string-value="BD SAINT PARDOUX - BP 149" calcext:value-type="string">
            <text:p>BD SAINT PARDOUX - BP 149</text:p>
          </table:table-cell>
          <table:table-cell table:style-name="ce15" table:formula="of:=IF(FIND([.W23];[.D23];1))" office:value-type="boolean" office:boolean-value="true" calcext:value-type="boolean">
            <text:p>VRAI</text:p>
          </table:table-cell>
          <table:table-cell table:formula="of:=LEN([.X23])+LEN([.N23])" office:value-type="float" office:value="30" calcext:value-type="float">
            <text:p>30</text:p>
          </table:table-cell>
          <table:table-cell table:formula="of:=FIND(&quot;CEDEX&quot;;[.AB23];1)" office:value-type="float" office:value="26" calcext:value-type="float">
            <text:p>26</text:p>
          </table:table-cell>
          <table:table-cell table:formula="of:=RIGHT([.D23];[.Z23])" office:value-type="string" office:string-value="UX - BP 149 23011 GUERET CEDEX" calcext:value-type="string">
            <text:p>UX - BP 149 23011 GUERET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DORDOGNE DIV. ETAT-RNF</text:p>
          </table:table-cell>
          <table:table-cell office:value-type="string" calcext:value-type="string">
            <text:p>024000</text:p>
          </table:table-cell>
          <table:table-cell office:value-type="string" calcext:value-type="string">
            <text:p>240C140103</text:p>
          </table:table-cell>
          <table:table-cell office:value-type="string" calcext:value-type="string">
            <text:p>15 RUE DU 26EME R.I CS 61000 24053 PERIGUEUX CEDEX</text:p>
          </table:table-cell>
          <table:table-cell office:value-type="string" calcext:value-type="string">
            <text:p>BDFEFRPPCCT FR42 3000 1006 24A2 4000 0000 017</text:p>
          </table:table-cell>
          <table:table-cell/>
          <table:table-cell table:style-name="ce13" table:formula="of:=IFNA(ORG.LIBREOFFICE.REGEX([.$D24];[.$H$2]; ;&quot;g&quot;);0)" office:value-type="string" office:string-value="CS 61000" calcext:value-type="string">
            <text:p>CS 61000</text:p>
          </table:table-cell>
          <table:table-cell/>
          <table:table-cell table:style-name="ce13" table:formula="of:=ORG.LIBREOFFICE.REGEX([.D24];[.$J$2]; ;&quot;g&quot;)" office:value-type="string" office:string-value="61000" calcext:value-type="string">
            <text:p>61000</text:p>
          </table:table-cell>
          <table:table-cell/>
          <table:table-cell table:style-name="ce13" table:formula="of:=IFNA(ORG.LIBREOFFICE.REGEX([.D24];[.$J$2]; ;2);0)" office:value-type="string" office:string-value="24053" calcext:value-type="string">
            <text:p>24053</text:p>
          </table:table-cell>
          <table:table-cell table:style-name="ce15" table:formula="of:=IF([.G24]=0;TRUE();IF(FIND([.G24];[.D2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4]=0;[.I24];[.K24])" office:value-type="string" office:string-value="24053" calcext:value-type="string">
            <text:p>24053</text:p>
          </table:table-cell>
          <table:table-cell table:style-name="ce18"/>
          <table:table-cell table:style-name="ce15" table:formula="of:=IF(FIND([.N24];[.D24];1))" office:value-type="boolean" office:boolean-value="true" calcext:value-type="boolean">
            <text:p>VRAI</text:p>
          </table:table-cell>
          <table:table-cell table:style-name="ce16"/>
          <table:table-cell table:formula="of:=FIND([.N24];[.D24];1)" office:value-type="float" office:value="30" calcext:value-type="float">
            <text:p>30</text:p>
          </table:table-cell>
          <table:table-cell table:style-name="Default" table:formula="of:=LEN([.D24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24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24];[.R24];[.S24]-[.R24]+1;&quot;&quot;))" office:value-type="string" office:string-value="15 RUE DU 26EME R.I CS 61000" calcext:value-type="string">
            <text:p>15 RUE DU 26EME R.I CS 61000</text:p>
          </table:table-cell>
          <table:table-cell table:formula="of:=IF([.U24]=0;[.W24];REPLACE([.W24];1;LEN([.U24])+1; ))" office:value-type="string" office:string-value="RUE DU 26EME R.I CS 61000" calcext:value-type="string">
            <text:p>RUE DU 26EME R.I CS 61000</text:p>
          </table:table-cell>
          <table:table-cell table:style-name="ce15" table:formula="of:=IF(FIND([.W24];[.D24];1))" office:value-type="boolean" office:boolean-value="true" calcext:value-type="boolean">
            <text:p>VRAI</text:p>
          </table:table-cell>
          <table:table-cell table:formula="of:=LEN([.X24])+LEN([.N24])" office:value-type="float" office:value="30" calcext:value-type="float">
            <text:p>30</text:p>
          </table:table-cell>
          <table:table-cell table:formula="of:=FIND(&quot;CEDEX&quot;;[.AB24];1)" office:value-type="float" office:value="26" calcext:value-type="float">
            <text:p>26</text:p>
          </table:table-cell>
          <table:table-cell table:formula="of:=RIGHT([.D24];[.Z24])" office:value-type="string" office:string-value="CS 61000 24053 PERIGUEUX CEDEX" calcext:value-type="string">
            <text:p>CS 61000 24053 PERIGUEUX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DOUBS</text:p>
          </table:table-cell>
          <table:table-cell office:value-type="string" calcext:value-type="string">
            <text:p>025000</text:p>
          </table:table-cell>
          <table:table-cell office:value-type="string" calcext:value-type="string">
            <text:p>250C142101</text:p>
          </table:table-cell>
          <table:table-cell office:value-type="string" calcext:value-type="string">
            <text:p>63 QUAI VEIL PICARD 25030 BESANCON CEDEX</text:p>
          </table:table-cell>
          <table:table-cell office:value-type="string" calcext:value-type="string">
            <text:p>BDFEFRPPCCT FR21 3000 1002 00A2 5000 0000 023</text:p>
          </table:table-cell>
          <table:table-cell/>
          <table:table-cell table:style-name="ce13" table:formula="of:=IFNA(ORG.LIBREOFFICE.REGEX([.$D2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5];[.$J$2]; ;&quot;g&quot;)" office:value-type="string" office:string-value="25030" calcext:value-type="string">
            <text:p>25030</text:p>
          </table:table-cell>
          <table:table-cell/>
          <table:table-cell table:style-name="ce13" table:formula="of:=IFNA(ORG.LIBREOFFICE.REGEX([.D25];[.$J$2]; ;2);0)" office:value-type="float" office:value="0" calcext:value-type="float">
            <text:p>0</text:p>
          </table:table-cell>
          <table:table-cell table:style-name="ce15" table:formula="of:=IF([.G25]=0;TRUE();IF(FIND([.G25];[.D2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5]=0;[.I25];[.K25])" office:value-type="string" office:string-value="25030" calcext:value-type="string">
            <text:p>25030</text:p>
          </table:table-cell>
          <table:table-cell table:style-name="ce18"/>
          <table:table-cell table:style-name="ce15" table:formula="of:=IF(FIND([.N25];[.D25];1))" office:value-type="boolean" office:boolean-value="true" calcext:value-type="boolean">
            <text:p>VRAI</text:p>
          </table:table-cell>
          <table:table-cell table:style-name="ce16"/>
          <table:table-cell table:formula="of:=FIND([.N25];[.D25];1)" office:value-type="float" office:value="21" calcext:value-type="float">
            <text:p>21</text:p>
          </table:table-cell>
          <table:table-cell table:style-name="Default" table:formula="of:=LEN([.D25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25];&quot;^[0-9-]{1,7}&quot;; ;1); )" office:value-type="string" office:string-value="63" calcext:value-type="string">
            <text:p>63</text:p>
          </table:table-cell>
          <table:table-cell table:style-name="Default"/>
          <table:table-cell table:formula="of:=TRIM(REPLACE([.D25];[.R25];[.S25]-[.R25]+1;&quot;&quot;))" office:value-type="string" office:string-value="63 QUAI VEIL PICARD" calcext:value-type="string">
            <text:p>63 QUAI VEIL PICARD</text:p>
          </table:table-cell>
          <table:table-cell table:formula="of:=IF([.U25]=0;[.W25];REPLACE([.W25];1;LEN([.U25])+1; ))" office:value-type="string" office:string-value="QUAI VEIL PICARD" calcext:value-type="string">
            <text:p>QUAI VEIL PICARD</text:p>
          </table:table-cell>
          <table:table-cell table:style-name="ce15" table:formula="of:=IF(FIND([.W25];[.D25];1))" office:value-type="boolean" office:boolean-value="true" calcext:value-type="boolean">
            <text:p>VRAI</text:p>
          </table:table-cell>
          <table:table-cell table:formula="of:=LEN([.X25])+LEN([.N25])" office:value-type="float" office:value="21" calcext:value-type="float">
            <text:p>21</text:p>
          </table:table-cell>
          <table:table-cell table:formula="of:=FIND(&quot;CEDEX&quot;;[.AB25];1)" office:value-type="float" office:value="17" calcext:value-type="float">
            <text:p>17</text:p>
          </table:table-cell>
          <table:table-cell table:formula="of:=RIGHT([.D25];[.Z25])" office:value-type="string" office:string-value=" 25030 BESANCON CEDEX" calcext:value-type="string">
            <text:p><text:s/>25030 BESANCO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DROME</text:p>
          </table:table-cell>
          <table:table-cell office:value-type="string" calcext:value-type="string">
            <text:p>026000</text:p>
          </table:table-cell>
          <table:table-cell office:value-type="string" calcext:value-type="string">
            <text:p>260B100101</text:p>
          </table:table-cell>
          <table:table-cell office:value-type="string" calcext:value-type="string">
            <text:p>20 AV DU PDT HERRIOT-BP 92104 26015 VALENCE CEDEX</text:p>
          </table:table-cell>
          <table:table-cell office:value-type="string" calcext:value-type="string">
            <text:p>BDFEFRPPCCT FR02 3000 1008 5126 9F00 0000 070</text:p>
          </table:table-cell>
          <table:table-cell/>
          <table:table-cell table:style-name="ce13" table:formula="of:=IFNA(ORG.LIBREOFFICE.REGEX([.$D26];[.$H$2]; ;&quot;g&quot;);0)" office:value-type="string" office:string-value="BP 92104 " calcext:value-type="string">
            <text:p>BP 92104 </text:p>
          </table:table-cell>
          <table:table-cell/>
          <table:table-cell table:style-name="ce13" table:formula="of:=ORG.LIBREOFFICE.REGEX([.D26];[.$J$2]; ;&quot;g&quot;)" office:value-type="string" office:string-value="92104" calcext:value-type="string">
            <text:p>92104</text:p>
          </table:table-cell>
          <table:table-cell/>
          <table:table-cell table:style-name="ce13" table:formula="of:=IFNA(ORG.LIBREOFFICE.REGEX([.D26];[.$J$2]; ;2);0)" office:value-type="string" office:string-value="26015" calcext:value-type="string">
            <text:p>26015</text:p>
          </table:table-cell>
          <table:table-cell table:style-name="ce15" table:formula="of:=IF([.G26]=0;TRUE();IF(FIND([.G26];[.D2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6]=0;[.I26];[.K26])" office:value-type="string" office:string-value="26015" calcext:value-type="string">
            <text:p>26015</text:p>
          </table:table-cell>
          <table:table-cell table:style-name="ce18"/>
          <table:table-cell table:style-name="ce15" table:formula="of:=IF(FIND([.N26];[.D26];1))" office:value-type="boolean" office:boolean-value="true" calcext:value-type="boolean">
            <text:p>VRAI</text:p>
          </table:table-cell>
          <table:table-cell table:style-name="ce16"/>
          <table:table-cell table:formula="of:=FIND([.N26];[.D26];1)" office:value-type="float" office:value="31" calcext:value-type="float">
            <text:p>31</text:p>
          </table:table-cell>
          <table:table-cell table:style-name="Default" table:formula="of:=LEN([.D26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26];&quot;^[0-9-]{1,7}&quot;; ;1); )" office:value-type="string" office:string-value="20" calcext:value-type="string">
            <text:p>20</text:p>
          </table:table-cell>
          <table:table-cell table:style-name="Default"/>
          <table:table-cell table:formula="of:=TRIM(REPLACE([.D26];[.R26];[.S26]-[.R26]+1;&quot;&quot;))" office:value-type="string" office:string-value="20 AV DU PDT HERRIOT-BP 92104" calcext:value-type="string">
            <text:p>20 AV DU PDT HERRIOT-BP 92104</text:p>
          </table:table-cell>
          <table:table-cell table:formula="of:=IF([.U26]=0;[.W26];REPLACE([.W26];1;LEN([.U26])+1; ))" office:value-type="string" office:string-value="AV DU PDT HERRIOT-BP 92104" calcext:value-type="string">
            <text:p>AV DU PDT HERRIOT-BP 92104</text:p>
          </table:table-cell>
          <table:table-cell table:style-name="ce15" table:formula="of:=IF(FIND([.W26];[.D26];1))" office:value-type="boolean" office:boolean-value="true" calcext:value-type="boolean">
            <text:p>VRAI</text:p>
          </table:table-cell>
          <table:table-cell table:formula="of:=LEN([.X26])+LEN([.N26])" office:value-type="float" office:value="31" calcext:value-type="float">
            <text:p>31</text:p>
          </table:table-cell>
          <table:table-cell table:formula="of:=FIND(&quot;CEDEX&quot;;[.AB26];1)" office:value-type="float" office:value="27" calcext:value-type="float">
            <text:p>27</text:p>
          </table:table-cell>
          <table:table-cell table:formula="of:=RIGHT([.D26];[.Z26])" office:value-type="string" office:string-value="OT-BP 92104 26015 VALENCE CEDEX" calcext:value-type="string">
            <text:p>OT-BP 92104 26015 VALENCE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EURE</text:p>
          </table:table-cell>
          <table:table-cell office:value-type="string" calcext:value-type="string">
            <text:p>027000</text:p>
          </table:table-cell>
          <table:table-cell office:value-type="string" calcext:value-type="string">
            <text:p>270C141100</text:p>
          </table:table-cell>
          <table:table-cell office:value-type="string" calcext:value-type="string">
            <text:p>CITE ADMVE BD GEORGES CHAUVIN 27023 EVREUX CEDEX</text:p>
          </table:table-cell>
          <table:table-cell office:value-type="string" calcext:value-type="string">
            <text:p>BDFEFRPPCCT FR59 3000 1003 76A2 7000 0000 001</text:p>
          </table:table-cell>
          <table:table-cell/>
          <table:table-cell table:style-name="ce13" table:formula="of:=IFNA(ORG.LIBREOFFICE.REGEX([.$D2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7];[.$J$2]; ;&quot;g&quot;)" office:value-type="string" office:string-value="27023" calcext:value-type="string">
            <text:p>27023</text:p>
          </table:table-cell>
          <table:table-cell/>
          <table:table-cell table:style-name="ce13" table:formula="of:=IFNA(ORG.LIBREOFFICE.REGEX([.D27];[.$J$2]; ;2);0)" office:value-type="float" office:value="0" calcext:value-type="float">
            <text:p>0</text:p>
          </table:table-cell>
          <table:table-cell table:style-name="ce15" table:formula="of:=IF([.G27]=0;TRUE();IF(FIND([.G27];[.D2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7]=0;[.I27];[.K27])" office:value-type="string" office:string-value="27023" calcext:value-type="string">
            <text:p>27023</text:p>
          </table:table-cell>
          <table:table-cell table:style-name="ce18"/>
          <table:table-cell table:style-name="ce15" table:formula="of:=IF(FIND([.N27];[.D27];1))" office:value-type="boolean" office:boolean-value="true" calcext:value-type="boolean">
            <text:p>VRAI</text:p>
          </table:table-cell>
          <table:table-cell table:style-name="ce16"/>
          <table:table-cell table:formula="of:=FIND([.N27];[.D27];1)" office:value-type="float" office:value="31" calcext:value-type="float">
            <text:p>31</text:p>
          </table:table-cell>
          <table:table-cell table:style-name="Default" table:formula="of:=LEN([.D27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2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27];[.R27];[.S27]-[.R27]+1;&quot;&quot;))" office:value-type="string" office:string-value="CITE ADMVE BD GEORGES CHAUVIN" calcext:value-type="string">
            <text:p>CITE ADMVE BD GEORGES CHAUVIN</text:p>
          </table:table-cell>
          <table:table-cell table:formula="of:=IF([.U27]=0;[.W27];REPLACE([.W27];1;LEN([.U27])+1; ))" office:value-type="string" office:string-value="CITE ADMVE BD GEORGES CHAUVIN" calcext:value-type="string">
            <text:p>CITE ADMVE BD GEORGES CHAUVIN</text:p>
          </table:table-cell>
          <table:table-cell table:style-name="ce15" table:formula="of:=IF(FIND([.W27];[.D27];1))" office:value-type="boolean" office:boolean-value="true" calcext:value-type="boolean">
            <text:p>VRAI</text:p>
          </table:table-cell>
          <table:table-cell table:formula="of:=LEN([.X27])+LEN([.N27])" office:value-type="float" office:value="34" calcext:value-type="float">
            <text:p>34</text:p>
          </table:table-cell>
          <table:table-cell table:formula="of:=FIND(&quot;CEDEX&quot;;[.AB27];1)" office:value-type="float" office:value="30" calcext:value-type="float">
            <text:p>30</text:p>
          </table:table-cell>
          <table:table-cell table:formula="of:=RIGHT([.D27];[.Z27])" office:value-type="string" office:string-value="GEORGES CHAUVIN 27023 EVREUX CEDEX" calcext:value-type="string">
            <text:p>GEORGES CHAUVIN 27023 EVREUX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'EURE ET LOIR</text:p>
          </table:table-cell>
          <table:table-cell office:value-type="string" calcext:value-type="string">
            <text:p>028000</text:p>
          </table:table-cell>
          <table:table-cell office:value-type="string" calcext:value-type="string">
            <text:p>280C100101</text:p>
          </table:table-cell>
          <table:table-cell office:value-type="string" calcext:value-type="string">
            <text:p>3 PLACE DE LA REPUBLIQUE 28019 CHARTRES CEDEX</text:p>
          </table:table-cell>
          <table:table-cell office:value-type="string" calcext:value-type="string">
            <text:p>BDFEFRPPCCT FR70 3000 1002 84A2 8000 0000 071</text:p>
          </table:table-cell>
          <table:table-cell/>
          <table:table-cell table:style-name="ce13" table:formula="of:=IFNA(ORG.LIBREOFFICE.REGEX([.$D2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8];[.$J$2]; ;&quot;g&quot;)" office:value-type="string" office:string-value="28019" calcext:value-type="string">
            <text:p>28019</text:p>
          </table:table-cell>
          <table:table-cell/>
          <table:table-cell table:style-name="ce13" table:formula="of:=IFNA(ORG.LIBREOFFICE.REGEX([.D28];[.$J$2]; ;2);0)" office:value-type="float" office:value="0" calcext:value-type="float">
            <text:p>0</text:p>
          </table:table-cell>
          <table:table-cell table:style-name="ce15" table:formula="of:=IF([.G28]=0;TRUE();IF(FIND([.G28];[.D2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8]=0;[.I28];[.K28])" office:value-type="string" office:string-value="28019" calcext:value-type="string">
            <text:p>28019</text:p>
          </table:table-cell>
          <table:table-cell table:style-name="ce18"/>
          <table:table-cell table:style-name="ce15" table:formula="of:=IF(FIND([.N28];[.D28];1))" office:value-type="boolean" office:boolean-value="true" calcext:value-type="boolean">
            <text:p>VRAI</text:p>
          </table:table-cell>
          <table:table-cell table:style-name="ce16"/>
          <table:table-cell table:formula="of:=FIND([.N28];[.D28];1)" office:value-type="float" office:value="26" calcext:value-type="float">
            <text:p>26</text:p>
          </table:table-cell>
          <table:table-cell table:style-name="Default" table:formula="of:=LEN([.D28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28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28];[.R28];[.S28]-[.R28]+1;&quot;&quot;))" office:value-type="string" office:string-value="3 PLACE DE LA REPUBLIQUE" calcext:value-type="string">
            <text:p>3 PLACE DE LA REPUBLIQUE</text:p>
          </table:table-cell>
          <table:table-cell table:formula="of:=IF([.U28]=0;[.W28];REPLACE([.W28];1;LEN([.U28])+1; ))" office:value-type="string" office:string-value="PLACE DE LA REPUBLIQUE" calcext:value-type="string">
            <text:p>PLACE DE LA REPUBLIQUE</text:p>
          </table:table-cell>
          <table:table-cell table:style-name="ce15" table:formula="of:=IF(FIND([.W28];[.D28];1))" office:value-type="boolean" office:boolean-value="true" calcext:value-type="boolean">
            <text:p>VRAI</text:p>
          </table:table-cell>
          <table:table-cell table:formula="of:=LEN([.X28])+LEN([.N28])" office:value-type="float" office:value="27" calcext:value-type="float">
            <text:p>27</text:p>
          </table:table-cell>
          <table:table-cell table:formula="of:=FIND(&quot;CEDEX&quot;;[.AB28];1)" office:value-type="float" office:value="23" calcext:value-type="float">
            <text:p>23</text:p>
          </table:table-cell>
          <table:table-cell table:formula="of:=RIGHT([.D28];[.Z28])" office:value-type="string" office:string-value="BLIQUE 28019 CHARTRES CEDEX" calcext:value-type="string">
            <text:p>BLIQUE 28019 CHARTRE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FINISTERE</text:p>
          </table:table-cell>
          <table:table-cell office:value-type="string" calcext:value-type="string">
            <text:p>029000</text:p>
          </table:table-cell>
          <table:table-cell office:value-type="string" calcext:value-type="string">
            <text:p>290C141101</text:p>
          </table:table-cell>
          <table:table-cell office:value-type="string" calcext:value-type="string">
            <text:p>4 SQ MARC SANGNIER BP 50092 29802 BREST CEDEX 9</text:p>
          </table:table-cell>
          <table:table-cell office:value-type="string" calcext:value-type="string">
            <text:p>BDFEFRPPCCT FR05 3000 1002 28A2 9000 0000 086</text:p>
          </table:table-cell>
          <table:table-cell/>
          <table:table-cell table:style-name="ce13" table:formula="of:=IFNA(ORG.LIBREOFFICE.REGEX([.$D29];[.$H$2]; ;&quot;g&quot;);0)" office:value-type="string" office:string-value="BP 50092 " calcext:value-type="string">
            <text:p>BP 50092 </text:p>
          </table:table-cell>
          <table:table-cell/>
          <table:table-cell table:style-name="ce13" table:formula="of:=ORG.LIBREOFFICE.REGEX([.D29];[.$J$2]; ;&quot;g&quot;)" office:value-type="string" office:string-value="50092" calcext:value-type="string">
            <text:p>50092</text:p>
          </table:table-cell>
          <table:table-cell/>
          <table:table-cell table:style-name="ce13" table:formula="of:=IFNA(ORG.LIBREOFFICE.REGEX([.D29];[.$J$2]; ;2);0)" office:value-type="string" office:string-value="29802" calcext:value-type="string">
            <text:p>29802</text:p>
          </table:table-cell>
          <table:table-cell table:style-name="ce15" table:formula="of:=IF([.G29]=0;TRUE();IF(FIND([.G29];[.D2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9]=0;[.I29];[.K29])" office:value-type="string" office:string-value="29802" calcext:value-type="string">
            <text:p>29802</text:p>
          </table:table-cell>
          <table:table-cell table:style-name="ce18"/>
          <table:table-cell table:style-name="ce15" table:formula="of:=IF(FIND([.N29];[.D29];1))" office:value-type="boolean" office:boolean-value="true" calcext:value-type="boolean">
            <text:p>VRAI</text:p>
          </table:table-cell>
          <table:table-cell table:style-name="ce16"/>
          <table:table-cell table:formula="of:=FIND([.N29];[.D29];1)" office:value-type="float" office:value="29" calcext:value-type="float">
            <text:p>29</text:p>
          </table:table-cell>
          <table:table-cell table:style-name="Default" table:formula="of:=LEN([.D2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29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29];[.R29];[.S29]-[.R29]+1;&quot;&quot;))" office:value-type="string" office:string-value="4 SQ MARC SANGNIER BP 50092" calcext:value-type="string">
            <text:p>4 SQ MARC SANGNIER BP 50092</text:p>
          </table:table-cell>
          <table:table-cell table:formula="of:=IF([.U29]=0;[.W29];REPLACE([.W29];1;LEN([.U29])+1; ))" office:value-type="string" office:string-value="SQ MARC SANGNIER BP 50092" calcext:value-type="string">
            <text:p>SQ MARC SANGNIER BP 50092</text:p>
          </table:table-cell>
          <table:table-cell table:style-name="ce15" table:formula="of:=IF(FIND([.W29];[.D29];1))" office:value-type="boolean" office:boolean-value="true" calcext:value-type="boolean">
            <text:p>VRAI</text:p>
          </table:table-cell>
          <table:table-cell table:formula="of:=LEN([.X29])+LEN([.N29])" office:value-type="float" office:value="30" calcext:value-type="float">
            <text:p>30</text:p>
          </table:table-cell>
          <table:table-cell table:formula="of:=FIND(&quot;CEDEX&quot;;[.AB29];1)" office:value-type="float" office:value="24" calcext:value-type="float">
            <text:p>24</text:p>
          </table:table-cell>
          <table:table-cell table:formula="of:=RIGHT([.D29];[.Z29])" office:value-type="string" office:string-value="R BP 50092 29802 BREST CEDEX 9" calcext:value-type="string">
            <text:p>R BP 50092 29802 BREST CEDEX 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CORSE ET DE LA CORSE-DU-SUD</text:p>
          </table:table-cell>
          <table:table-cell office:value-type="string" calcext:value-type="string">
            <text:p>02A000</text:p>
          </table:table-cell>
          <table:table-cell office:value-type="string" calcext:value-type="string">
            <text:p>2A0C140101</text:p>
          </table:table-cell>
          <table:table-cell office:value-type="string" calcext:value-type="string">
            <text:p>2 AV DE LA GDE ARMEE BP 410 20191 AJACCIO CEDEX</text:p>
          </table:table-cell>
          <table:table-cell office:value-type="string" calcext:value-type="string">
            <text:p>BDFEFRPPCCT FR62 3000 1001 09A2 A000 0000 032</text:p>
          </table:table-cell>
          <table:table-cell/>
          <table:table-cell table:style-name="ce13" table:formula="of:=IFNA(ORG.LIBREOFFICE.REGEX([.$D30];[.$H$2]; ;&quot;g&quot;);0)" office:value-type="string" office:string-value="BP 410 " calcext:value-type="string">
            <text:p>BP 410 </text:p>
          </table:table-cell>
          <table:table-cell/>
          <table:table-cell table:style-name="ce13" table:formula="of:=ORG.LIBREOFFICE.REGEX([.D30];[.$J$2]; ;&quot;g&quot;)" office:value-type="string" office:string-value="20191" calcext:value-type="string">
            <text:p>20191</text:p>
          </table:table-cell>
          <table:table-cell/>
          <table:table-cell table:style-name="ce13" table:formula="of:=IFNA(ORG.LIBREOFFICE.REGEX([.D30];[.$J$2]; ;2);0)" office:value-type="float" office:value="0" calcext:value-type="float">
            <text:p>0</text:p>
          </table:table-cell>
          <table:table-cell table:style-name="ce15" table:formula="of:=IF([.G30]=0;TRUE();IF(FIND([.G30];[.D3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0]=0;[.I30];[.K30])" office:value-type="string" office:string-value="20191" calcext:value-type="string">
            <text:p>20191</text:p>
          </table:table-cell>
          <table:table-cell table:style-name="ce18"/>
          <table:table-cell table:style-name="ce15" table:formula="of:=IF(FIND([.N30];[.D30];1))" office:value-type="boolean" office:boolean-value="true" calcext:value-type="boolean">
            <text:p>VRAI</text:p>
          </table:table-cell>
          <table:table-cell table:style-name="ce16"/>
          <table:table-cell table:formula="of:=FIND([.N30];[.D30];1)" office:value-type="float" office:value="29" calcext:value-type="float">
            <text:p>29</text:p>
          </table:table-cell>
          <table:table-cell table:style-name="Default" table:formula="of:=LEN([.D30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30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30];[.R30];[.S30]-[.R30]+1;&quot;&quot;))" office:value-type="string" office:string-value="2 AV DE LA GDE ARMEE BP 410" calcext:value-type="string">
            <text:p>2 AV DE LA GDE ARMEE BP 410</text:p>
          </table:table-cell>
          <table:table-cell table:formula="of:=IF([.U30]=0;[.W30];REPLACE([.W30];1;LEN([.U30])+1; ))" office:value-type="string" office:string-value="AV DE LA GDE ARMEE BP 410" calcext:value-type="string">
            <text:p>AV DE LA GDE ARMEE BP 410</text:p>
          </table:table-cell>
          <table:table-cell table:style-name="ce15" table:formula="of:=IF(FIND([.W30];[.D30];1))" office:value-type="boolean" office:boolean-value="true" calcext:value-type="boolean">
            <text:p>VRAI</text:p>
          </table:table-cell>
          <table:table-cell table:formula="of:=LEN([.X30])+LEN([.N30])" office:value-type="float" office:value="30" calcext:value-type="float">
            <text:p>30</text:p>
          </table:table-cell>
          <table:table-cell table:formula="of:=FIND(&quot;CEDEX&quot;;[.AB30];1)" office:value-type="float" office:value="26" calcext:value-type="float">
            <text:p>26</text:p>
          </table:table-cell>
          <table:table-cell table:formula="of:=RIGHT([.D30];[.Z30])" office:value-type="string" office:string-value="MEE BP 410 20191 AJACCIO CEDEX" calcext:value-type="string">
            <text:p>MEE BP 410 20191 AJACCIO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HAUTE-CORSE</text:p>
          </table:table-cell>
          <table:table-cell office:value-type="string" calcext:value-type="string">
            <text:p>02B000</text:p>
          </table:table-cell>
          <table:table-cell office:value-type="string" calcext:value-type="string">
            <text:p>2B0C141101</text:p>
          </table:table-cell>
          <table:table-cell office:value-type="string" calcext:value-type="string">
            <text:p>CS 50110 SQUARE SAINT-VICTOR 20291 BASTIA CEDEX</text:p>
          </table:table-cell>
          <table:table-cell office:value-type="string" calcext:value-type="string">
            <text:p>BDFEFRPPCCT FR83 3000 1001 74A2 B000 0000 075</text:p>
          </table:table-cell>
          <table:table-cell/>
          <table:table-cell table:style-name="ce13" table:formula="of:=IFNA(ORG.LIBREOFFICE.REGEX([.$D31];[.$H$2]; ;&quot;g&quot;);0)" office:value-type="string" office:string-value="CS 50110" calcext:value-type="string">
            <text:p>CS 50110</text:p>
          </table:table-cell>
          <table:table-cell/>
          <table:table-cell table:style-name="ce13" table:formula="of:=ORG.LIBREOFFICE.REGEX([.D31];[.$J$2]; ;&quot;g&quot;)" office:value-type="string" office:string-value="50110" calcext:value-type="string">
            <text:p>50110</text:p>
          </table:table-cell>
          <table:table-cell/>
          <table:table-cell table:style-name="ce13" table:formula="of:=IFNA(ORG.LIBREOFFICE.REGEX([.D31];[.$J$2]; ;2);0)" office:value-type="string" office:string-value="20291" calcext:value-type="string">
            <text:p>20291</text:p>
          </table:table-cell>
          <table:table-cell table:style-name="ce15" table:formula="of:=IF([.G31]=0;TRUE();IF(FIND([.G31];[.D3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1]=0;[.I31];[.K31])" office:value-type="string" office:string-value="20291" calcext:value-type="string">
            <text:p>20291</text:p>
          </table:table-cell>
          <table:table-cell table:style-name="ce18"/>
          <table:table-cell table:style-name="ce15" table:formula="of:=IF(FIND([.N31];[.D31];1))" office:value-type="boolean" office:boolean-value="true" calcext:value-type="boolean">
            <text:p>VRAI</text:p>
          </table:table-cell>
          <table:table-cell table:style-name="ce16"/>
          <table:table-cell table:formula="of:=FIND([.N31];[.D31];1)" office:value-type="float" office:value="30" calcext:value-type="float">
            <text:p>30</text:p>
          </table:table-cell>
          <table:table-cell table:style-name="Default" table:formula="of:=LEN([.D31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31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1];[.R31];[.S31]-[.R31]+1;&quot;&quot;))" office:value-type="string" office:string-value="CS 50110 SQUARE SAINT-VICTOR" calcext:value-type="string">
            <text:p>CS 50110 SQUARE SAINT-VICTOR</text:p>
          </table:table-cell>
          <table:table-cell table:formula="of:=IF([.U31]=0;[.W31];REPLACE([.W31];1;LEN([.U31])+1; ))" office:value-type="string" office:string-value="CS 50110 SQUARE SAINT-VICTOR" calcext:value-type="string">
            <text:p>CS 50110 SQUARE SAINT-VICTOR</text:p>
          </table:table-cell>
          <table:table-cell table:style-name="ce15" table:formula="of:=IF(FIND([.W31];[.D31];1))" office:value-type="boolean" office:boolean-value="true" calcext:value-type="boolean">
            <text:p>VRAI</text:p>
          </table:table-cell>
          <table:table-cell table:formula="of:=LEN([.X31])+LEN([.N31])" office:value-type="float" office:value="33" calcext:value-type="float">
            <text:p>33</text:p>
          </table:table-cell>
          <table:table-cell table:formula="of:=FIND(&quot;CEDEX&quot;;[.AB31];1)" office:value-type="float" office:value="29" calcext:value-type="float">
            <text:p>29</text:p>
          </table:table-cell>
          <table:table-cell table:formula="of:=RIGHT([.D31];[.Z31])" office:value-type="string" office:string-value="E SAINT-VICTOR 20291 BASTIA CEDEX" calcext:value-type="string">
            <text:p>E SAINT-VICTOR 20291 BASTIA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GARD</text:p>
          </table:table-cell>
          <table:table-cell office:value-type="string" calcext:value-type="string">
            <text:p>030000</text:p>
          </table:table-cell>
          <table:table-cell office:value-type="string" calcext:value-type="string">
            <text:p>300C143104</text:p>
          </table:table-cell>
          <table:table-cell office:value-type="string" calcext:value-type="string">
            <text:p>22 AV CARNOT 30943 NIMES CEDEX 9</text:p>
          </table:table-cell>
          <table:table-cell office:value-type="string" calcext:value-type="string">
            <text:p>BDFEFRPPCCT FR28 3000 1006 00A3 0000 0000 083</text:p>
          </table:table-cell>
          <table:table-cell/>
          <table:table-cell table:style-name="ce13" table:formula="of:=IFNA(ORG.LIBREOFFICE.REGEX([.$D3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2];[.$J$2]; ;&quot;g&quot;)" office:value-type="string" office:string-value="30943" calcext:value-type="string">
            <text:p>30943</text:p>
          </table:table-cell>
          <table:table-cell/>
          <table:table-cell table:style-name="ce13" table:formula="of:=IFNA(ORG.LIBREOFFICE.REGEX([.D32];[.$J$2]; ;2);0)" office:value-type="float" office:value="0" calcext:value-type="float">
            <text:p>0</text:p>
          </table:table-cell>
          <table:table-cell table:style-name="ce15" table:formula="of:=IF([.G32]=0;TRUE();IF(FIND([.G32];[.D3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2]=0;[.I32];[.K32])" office:value-type="string" office:string-value="30943" calcext:value-type="string">
            <text:p>30943</text:p>
          </table:table-cell>
          <table:table-cell table:style-name="ce18"/>
          <table:table-cell table:style-name="ce15" table:formula="of:=IF(FIND([.N32];[.D32];1))" office:value-type="boolean" office:boolean-value="true" calcext:value-type="boolean">
            <text:p>VRAI</text:p>
          </table:table-cell>
          <table:table-cell table:style-name="ce16"/>
          <table:table-cell table:formula="of:=FIND([.N32];[.D32];1)" office:value-type="float" office:value="14" calcext:value-type="float">
            <text:p>14</text:p>
          </table:table-cell>
          <table:table-cell table:style-name="Default" table:formula="of:=LEN([.D32])" office:value-type="float" office:value="32" calcext:value-type="float">
            <text:p>32</text:p>
          </table:table-cell>
          <table:table-cell table:style-name="Default"/>
          <table:table-cell table:style-name="ce21" table:formula="of:=IFNA(ORG.LIBREOFFICE.REGEX([.D32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32];[.R32];[.S32]-[.R32]+1;&quot;&quot;))" office:value-type="string" office:string-value="22 AV CARNOT" calcext:value-type="string">
            <text:p>22 AV CARNOT</text:p>
          </table:table-cell>
          <table:table-cell table:formula="of:=IF([.U32]=0;[.W32];REPLACE([.W32];1;LEN([.U32])+1; ))" office:value-type="string" office:string-value="AV CARNOT" calcext:value-type="string">
            <text:p>AV CARNOT</text:p>
          </table:table-cell>
          <table:table-cell table:style-name="ce15" table:formula="of:=IF(FIND([.W32];[.D32];1))" office:value-type="boolean" office:boolean-value="true" calcext:value-type="boolean">
            <text:p>VRAI</text:p>
          </table:table-cell>
          <table:table-cell table:formula="of:=LEN([.X32])+LEN([.N32])" office:value-type="float" office:value="14" calcext:value-type="float">
            <text:p>14</text:p>
          </table:table-cell>
          <table:table-cell table:formula="of:=FIND(&quot;CEDEX&quot;;[.AB32];1)" office:value-type="float" office:value="8" calcext:value-type="float">
            <text:p>8</text:p>
          </table:table-cell>
          <table:table-cell table:formula="of:=RIGHT([.D32];[.Z32])" office:value-type="string" office:string-value=" NIMES CEDEX 9" calcext:value-type="string">
            <text:p><text:s/>NIMES CEDEX 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OCCITANIE DEPT HAUTE GARONNE</text:p>
          </table:table-cell>
          <table:table-cell office:value-type="string" calcext:value-type="string">
            <text:p>031000</text:p>
          </table:table-cell>
          <table:table-cell office:value-type="string" calcext:value-type="string">
            <text:p>310C142101</text:p>
          </table:table-cell>
          <table:table-cell office:value-type="string" calcext:value-type="string">
            <text:p>15 PLACE OCCITANE 31039 TOULOUSE CEDEX 9</text:p>
          </table:table-cell>
          <table:table-cell office:value-type="string" calcext:value-type="string">
            <text:p>BDFEFRPPCCT FR75 3000 1008 33A3 1000 0000 031</text:p>
          </table:table-cell>
          <table:table-cell/>
          <table:table-cell table:style-name="ce13" table:formula="of:=IFNA(ORG.LIBREOFFICE.REGEX([.$D3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3];[.$J$2]; ;&quot;g&quot;)" office:value-type="string" office:string-value="31039" calcext:value-type="string">
            <text:p>31039</text:p>
          </table:table-cell>
          <table:table-cell/>
          <table:table-cell table:style-name="ce13" table:formula="of:=IFNA(ORG.LIBREOFFICE.REGEX([.D33];[.$J$2]; ;2);0)" office:value-type="float" office:value="0" calcext:value-type="float">
            <text:p>0</text:p>
          </table:table-cell>
          <table:table-cell table:style-name="ce15" table:formula="of:=IF([.G33]=0;TRUE();IF(FIND([.G33];[.D3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3]=0;[.I33];[.K33])" office:value-type="string" office:string-value="31039" calcext:value-type="string">
            <text:p>31039</text:p>
          </table:table-cell>
          <table:table-cell table:style-name="ce18"/>
          <table:table-cell table:style-name="ce15" table:formula="of:=IF(FIND([.N33];[.D33];1))" office:value-type="boolean" office:boolean-value="true" calcext:value-type="boolean">
            <text:p>VRAI</text:p>
          </table:table-cell>
          <table:table-cell table:style-name="ce16"/>
          <table:table-cell table:formula="of:=FIND([.N33];[.D33];1)" office:value-type="float" office:value="19" calcext:value-type="float">
            <text:p>19</text:p>
          </table:table-cell>
          <table:table-cell table:style-name="Default" table:formula="of:=LEN([.D33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33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33];[.R33];[.S33]-[.R33]+1;&quot;&quot;))" office:value-type="string" office:string-value="15 PLACE OCCITANE" calcext:value-type="string">
            <text:p>15 PLACE OCCITANE</text:p>
          </table:table-cell>
          <table:table-cell table:formula="of:=IF([.U33]=0;[.W33];REPLACE([.W33];1;LEN([.U33])+1; ))" office:value-type="string" office:string-value="PLACE OCCITANE" calcext:value-type="string">
            <text:p>PLACE OCCITANE</text:p>
          </table:table-cell>
          <table:table-cell table:style-name="ce15" table:formula="of:=IF(FIND([.W33];[.D33];1))" office:value-type="boolean" office:boolean-value="true" calcext:value-type="boolean">
            <text:p>VRAI</text:p>
          </table:table-cell>
          <table:table-cell table:formula="of:=LEN([.X33])+LEN([.N33])" office:value-type="float" office:value="19" calcext:value-type="float">
            <text:p>19</text:p>
          </table:table-cell>
          <table:table-cell table:formula="of:=FIND(&quot;CEDEX&quot;;[.AB33];1)" office:value-type="float" office:value="13" calcext:value-type="float">
            <text:p>13</text:p>
          </table:table-cell>
          <table:table-cell table:formula="of:=RIGHT([.D33];[.Z33])" office:value-type="string" office:string-value="39 TOULOUSE CEDEX 9" calcext:value-type="string">
            <text:p>39 TOULOUSE CEDEX 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GERS</text:p>
          </table:table-cell>
          <table:table-cell office:value-type="string" calcext:value-type="string">
            <text:p>032000</text:p>
          </table:table-cell>
          <table:table-cell office:value-type="string" calcext:value-type="string">
            <text:p>320C141100</text:p>
          </table:table-cell>
          <table:table-cell office:value-type="string" calcext:value-type="string">
            <text:p>CS 70352 32010 AUCH CEDEX</text:p>
          </table:table-cell>
          <table:table-cell office:value-type="string" calcext:value-type="string">
            <text:p>BDFEFRPPCCT FR45 3000 1001 58A3 2000 0000 019</text:p>
          </table:table-cell>
          <table:table-cell/>
          <table:table-cell table:style-name="ce13" table:formula="of:=IFNA(ORG.LIBREOFFICE.REGEX([.$D34];[.$H$2]; ;&quot;g&quot;);0)" office:value-type="string" office:string-value="CS 70352" calcext:value-type="string">
            <text:p>CS 70352</text:p>
          </table:table-cell>
          <table:table-cell/>
          <table:table-cell table:style-name="ce13" table:formula="of:=ORG.LIBREOFFICE.REGEX([.D34];[.$J$2]; ;&quot;g&quot;)" office:value-type="string" office:string-value="70352" calcext:value-type="string">
            <text:p>70352</text:p>
          </table:table-cell>
          <table:table-cell/>
          <table:table-cell table:style-name="ce13" table:formula="of:=IFNA(ORG.LIBREOFFICE.REGEX([.D34];[.$J$2]; ;2);0)" office:value-type="string" office:string-value="32010" calcext:value-type="string">
            <text:p>32010</text:p>
          </table:table-cell>
          <table:table-cell table:style-name="ce15" table:formula="of:=IF([.G34]=0;TRUE();IF(FIND([.G34];[.D3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4]=0;[.I34];[.K34])" office:value-type="string" office:string-value="32010" calcext:value-type="string">
            <text:p>32010</text:p>
          </table:table-cell>
          <table:table-cell table:style-name="ce18"/>
          <table:table-cell table:style-name="ce15" table:formula="of:=IF(FIND([.N34];[.D34];1))" office:value-type="boolean" office:boolean-value="true" calcext:value-type="boolean">
            <text:p>VRAI</text:p>
          </table:table-cell>
          <table:table-cell table:style-name="ce16"/>
          <table:table-cell table:formula="of:=FIND([.N34];[.D34];1)" office:value-type="float" office:value="10" calcext:value-type="float">
            <text:p>10</text:p>
          </table:table-cell>
          <table:table-cell table:style-name="Default" table:formula="of:=LEN([.D34])" office:value-type="float" office:value="25" calcext:value-type="float">
            <text:p>25</text:p>
          </table:table-cell>
          <table:table-cell table:style-name="Default"/>
          <table:table-cell table:style-name="ce21" table:formula="of:=IFNA(ORG.LIBREOFFICE.REGEX([.D34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4];[.R34];[.S34]-[.R34]+1;&quot;&quot;))" office:value-type="string" office:string-value="CS 70352" calcext:value-type="string">
            <text:p>CS 70352</text:p>
          </table:table-cell>
          <table:table-cell table:formula="of:=IF([.U34]=0;[.W34];REPLACE([.W34];1;LEN([.U34])+1; ))" office:value-type="string" office:string-value="CS 70352" calcext:value-type="string">
            <text:p>CS 70352</text:p>
          </table:table-cell>
          <table:table-cell table:style-name="ce15" table:formula="of:=IF(FIND([.W34];[.D34];1))" office:value-type="boolean" office:boolean-value="true" calcext:value-type="boolean">
            <text:p>VRAI</text:p>
          </table:table-cell>
          <table:table-cell table:formula="of:=LEN([.X34])+LEN([.N34])" office:value-type="float" office:value="13" calcext:value-type="float">
            <text:p>13</text:p>
          </table:table-cell>
          <table:table-cell table:formula="of:=FIND(&quot;CEDEX&quot;;[.AB34];1)" office:value-type="float" office:value="9" calcext:value-type="float">
            <text:p>9</text:p>
          </table:table-cell>
          <table:table-cell table:formula="of:=RIGHT([.D34];[.Z34])" office:value-type="string" office:string-value="10 AUCH CEDEX" calcext:value-type="string">
            <text:p>10 AUCH CEDEX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DR/DFiP D'AQUITAINE ET DE GIRONDE</text:p>
          </table:table-cell>
          <table:table-cell table:style-name="ce3" office:value-type="string" calcext:value-type="string">
            <text:p>033000</text:p>
          </table:table-cell>
          <table:table-cell table:style-name="ce3" office:value-type="string" calcext:value-type="string">
            <text:p>330C142102</text:p>
          </table:table-cell>
          <table:table-cell table:style-name="ce3" office:value-type="string" calcext:value-type="string">
            <text:p>24 RUE F. DE SOURDIS BP 908 33060 BORDEAUX CEDEX</text:p>
          </table:table-cell>
          <table:table-cell table:style-name="ce3" office:value-type="string" calcext:value-type="string">
            <text:p>BDFEFRPPCCT FR54 3000 1002 15A3 3000 0000 085</text:p>
          </table:table-cell>
          <table:table-cell/>
          <table:table-cell table:style-name="ce13" table:formula="of:=IFNA(ORG.LIBREOFFICE.REGEX([.$D35];[.$H$2]; ;&quot;g&quot;);0)" office:value-type="string" office:string-value="BP 908 " calcext:value-type="string">
            <text:p>BP 908 </text:p>
          </table:table-cell>
          <table:table-cell/>
          <table:table-cell table:style-name="ce13" table:formula="of:=ORG.LIBREOFFICE.REGEX([.D35];[.$J$2]; ;&quot;g&quot;)" office:value-type="string" office:string-value="33060" calcext:value-type="string">
            <text:p>33060</text:p>
          </table:table-cell>
          <table:table-cell/>
          <table:table-cell table:style-name="ce13" table:formula="of:=IFNA(ORG.LIBREOFFICE.REGEX([.D35];[.$J$2]; ;2);0)" office:value-type="float" office:value="0" calcext:value-type="float">
            <text:p>0</text:p>
          </table:table-cell>
          <table:table-cell table:style-name="ce15" table:formula="of:=IF([.G35]=0;TRUE();IF(FIND([.G35];[.D3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5]=0;[.I35];[.K35])" office:value-type="string" office:string-value="33060" calcext:value-type="string">
            <text:p>33060</text:p>
          </table:table-cell>
          <table:table-cell table:style-name="ce18"/>
          <table:table-cell table:style-name="ce15" table:formula="of:=IF(FIND([.N35];[.D35];1))" office:value-type="boolean" office:boolean-value="true" calcext:value-type="boolean">
            <text:p>VRAI</text:p>
          </table:table-cell>
          <table:table-cell table:style-name="ce16"/>
          <table:table-cell table:formula="of:=FIND([.N35];[.D35];1)" office:value-type="float" office:value="29" calcext:value-type="float">
            <text:p>29</text:p>
          </table:table-cell>
          <table:table-cell table:style-name="Default" table:formula="of:=LEN([.D35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35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35];[.R35];[.S35]-[.R35]+1;&quot;&quot;))" office:value-type="string" office:string-value="24 RUE F. DE SOURDIS BP 908" calcext:value-type="string">
            <text:p>24 RUE F. DE SOURDIS BP 908</text:p>
          </table:table-cell>
          <table:table-cell table:formula="of:=IF([.U35]=0;[.W35];REPLACE([.W35];1;LEN([.U35])+1; ))" office:value-type="string" office:string-value="RUE F. DE SOURDIS BP 908" calcext:value-type="string">
            <text:p>RUE F. DE SOURDIS BP 908</text:p>
          </table:table-cell>
          <table:table-cell table:style-name="ce15" table:formula="of:=IF(FIND([.W35];[.D35];1))" office:value-type="boolean" office:boolean-value="true" calcext:value-type="boolean">
            <text:p>VRAI</text:p>
          </table:table-cell>
          <table:table-cell table:formula="of:=LEN([.X35])+LEN([.N35])" office:value-type="float" office:value="29" calcext:value-type="float">
            <text:p>29</text:p>
          </table:table-cell>
          <table:table-cell table:formula="of:=FIND(&quot;CEDEX&quot;;[.AB35];1)" office:value-type="float" office:value="25" calcext:value-type="float">
            <text:p>25</text:p>
          </table:table-cell>
          <table:table-cell table:formula="of:=RIGHT([.D35];[.Z35])" office:value-type="string" office:string-value="S BP 908 33060 BORDEAUX CEDEX" calcext:value-type="string">
            <text:p>S BP 908 33060 BORDEAUX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HERAULT</text:p>
          </table:table-cell>
          <table:table-cell office:value-type="string" calcext:value-type="string">
            <text:p>034000</text:p>
          </table:table-cell>
          <table:table-cell office:value-type="string" calcext:value-type="string">
            <text:p>340C142103</text:p>
          </table:table-cell>
          <table:table-cell office:value-type="string" calcext:value-type="string">
            <text:p>334 AL DE MONTMORENCY-CS17788 34954 MONTPELLIER CEDEX 2</text:p>
          </table:table-cell>
          <table:table-cell office:value-type="string" calcext:value-type="string">
            <text:p>BDFEFRPPCCT FR44 3000 1005 72A3 4000 0000 016</text:p>
          </table:table-cell>
          <table:table-cell/>
          <table:table-cell table:style-name="ce13" table:formula="of:=IFNA(ORG.LIBREOFFICE.REGEX([.$D36];[.$H$2]; ;&quot;g&quot;);0)" office:value-type="string" office:string-value="CS17788" calcext:value-type="string">
            <text:p>CS17788</text:p>
          </table:table-cell>
          <table:table-cell/>
          <table:table-cell table:style-name="ce13" table:formula="of:=ORG.LIBREOFFICE.REGEX([.D36];[.$J$2]; ;&quot;g&quot;)" office:value-type="string" office:string-value="17788" calcext:value-type="string">
            <text:p>17788</text:p>
          </table:table-cell>
          <table:table-cell/>
          <table:table-cell table:style-name="ce13" table:formula="of:=IFNA(ORG.LIBREOFFICE.REGEX([.D36];[.$J$2]; ;2);0)" office:value-type="string" office:string-value="34954" calcext:value-type="string">
            <text:p>34954</text:p>
          </table:table-cell>
          <table:table-cell table:style-name="ce15" table:formula="of:=IF([.G36]=0;TRUE();IF(FIND([.G36];[.D3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6]=0;[.I36];[.K36])" office:value-type="string" office:string-value="34954" calcext:value-type="string">
            <text:p>34954</text:p>
          </table:table-cell>
          <table:table-cell table:style-name="ce18"/>
          <table:table-cell table:style-name="ce15" table:formula="of:=IF(FIND([.N36];[.D36];1))" office:value-type="boolean" office:boolean-value="true" calcext:value-type="boolean">
            <text:p>VRAI</text:p>
          </table:table-cell>
          <table:table-cell table:style-name="ce16"/>
          <table:table-cell table:formula="of:=FIND([.N36];[.D36];1)" office:value-type="float" office:value="31" calcext:value-type="float">
            <text:p>31</text:p>
          </table:table-cell>
          <table:table-cell table:style-name="Default" table:formula="of:=LEN([.D36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36];&quot;^[0-9-]{1,7}&quot;; ;1); )" office:value-type="string" office:string-value="334" calcext:value-type="string">
            <text:p>334</text:p>
          </table:table-cell>
          <table:table-cell table:style-name="Default"/>
          <table:table-cell table:formula="of:=TRIM(REPLACE([.D36];[.R36];[.S36]-[.R36]+1;&quot;&quot;))" office:value-type="string" office:string-value="334 AL DE MONTMORENCY-CS17788" calcext:value-type="string">
            <text:p>334 AL DE MONTMORENCY-CS17788</text:p>
          </table:table-cell>
          <table:table-cell table:formula="of:=IF([.U36]=0;[.W36];REPLACE([.W36];1;LEN([.U36])+1; ))" office:value-type="string" office:string-value="AL DE MONTMORENCY-CS17788" calcext:value-type="string">
            <text:p>AL DE MONTMORENCY-CS17788</text:p>
          </table:table-cell>
          <table:table-cell table:style-name="ce15" table:formula="of:=IF(FIND([.W36];[.D36];1))" office:value-type="boolean" office:boolean-value="true" calcext:value-type="boolean">
            <text:p>VRAI</text:p>
          </table:table-cell>
          <table:table-cell table:formula="of:=LEN([.X36])+LEN([.N36])" office:value-type="float" office:value="30" calcext:value-type="float">
            <text:p>30</text:p>
          </table:table-cell>
          <table:table-cell table:formula="of:=FIND(&quot;CEDEX&quot;;[.AB36];1)" office:value-type="float" office:value="24" calcext:value-type="float">
            <text:p>24</text:p>
          </table:table-cell>
          <table:table-cell table:formula="of:=RIGHT([.D36];[.Z36])" office:value-type="string" office:string-value="7788 34954 MONTPELLIER CEDEX 2" calcext:value-type="string">
            <text:p>7788 34954 MONTPELLIER CEDEX 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'ILLE ET VILAINE RNF</text:p>
          </table:table-cell>
          <table:table-cell office:value-type="string" calcext:value-type="string">
            <text:p>035000</text:p>
          </table:table-cell>
          <table:table-cell office:value-type="string" calcext:value-type="string">
            <text:p>350C143103</text:p>
          </table:table-cell>
          <table:table-cell office:value-type="string" calcext:value-type="string">
            <text:p>AV JANVIER BP 72102 35021 RENNES CEDEX 9</text:p>
          </table:table-cell>
          <table:table-cell office:value-type="string" calcext:value-type="string">
            <text:p>BDFEFRPPCCT FR92 3000 1006 82A3 5000 0000 063</text:p>
          </table:table-cell>
          <table:table-cell/>
          <table:table-cell table:style-name="ce13" table:formula="of:=IFNA(ORG.LIBREOFFICE.REGEX([.$D37];[.$H$2]; ;&quot;g&quot;);0)" office:value-type="string" office:string-value="BP 72102 " calcext:value-type="string">
            <text:p>BP 72102 </text:p>
          </table:table-cell>
          <table:table-cell/>
          <table:table-cell table:style-name="ce13" table:formula="of:=ORG.LIBREOFFICE.REGEX([.D37];[.$J$2]; ;&quot;g&quot;)" office:value-type="string" office:string-value="72102" calcext:value-type="string">
            <text:p>72102</text:p>
          </table:table-cell>
          <table:table-cell/>
          <table:table-cell table:style-name="ce13" table:formula="of:=IFNA(ORG.LIBREOFFICE.REGEX([.D37];[.$J$2]; ;2);0)" office:value-type="string" office:string-value="35021" calcext:value-type="string">
            <text:p>35021</text:p>
          </table:table-cell>
          <table:table-cell table:style-name="ce15" table:formula="of:=IF([.G37]=0;TRUE();IF(FIND([.G37];[.D3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7]=0;[.I37];[.K37])" office:value-type="string" office:string-value="35021" calcext:value-type="string">
            <text:p>35021</text:p>
          </table:table-cell>
          <table:table-cell table:style-name="ce18"/>
          <table:table-cell table:style-name="ce15" table:formula="of:=IF(FIND([.N37];[.D37];1))" office:value-type="boolean" office:boolean-value="true" calcext:value-type="boolean">
            <text:p>VRAI</text:p>
          </table:table-cell>
          <table:table-cell table:style-name="ce16"/>
          <table:table-cell table:formula="of:=FIND([.N37];[.D37];1)" office:value-type="float" office:value="21" calcext:value-type="float">
            <text:p>21</text:p>
          </table:table-cell>
          <table:table-cell table:style-name="Default" table:formula="of:=LEN([.D37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3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7];[.R37];[.S37]-[.R37]+1;&quot;&quot;))" office:value-type="string" office:string-value="AV JANVIER BP 72102" calcext:value-type="string">
            <text:p>AV JANVIER BP 72102</text:p>
          </table:table-cell>
          <table:table-cell table:formula="of:=IF([.U37]=0;[.W37];REPLACE([.W37];1;LEN([.U37])+1; ))" office:value-type="string" office:string-value="AV JANVIER BP 72102" calcext:value-type="string">
            <text:p>AV JANVIER BP 72102</text:p>
          </table:table-cell>
          <table:table-cell table:style-name="ce15" table:formula="of:=IF(FIND([.W37];[.D37];1))" office:value-type="boolean" office:boolean-value="true" calcext:value-type="boolean">
            <text:p>VRAI</text:p>
          </table:table-cell>
          <table:table-cell table:formula="of:=LEN([.X37])+LEN([.N37])" office:value-type="float" office:value="24" calcext:value-type="float">
            <text:p>24</text:p>
          </table:table-cell>
          <table:table-cell table:formula="of:=FIND(&quot;CEDEX&quot;;[.AB37];1)" office:value-type="float" office:value="18" calcext:value-type="float">
            <text:p>18</text:p>
          </table:table-cell>
          <table:table-cell table:formula="of:=RIGHT([.D37];[.Z37])" office:value-type="string" office:string-value="102 35021 RENNES CEDEX 9" calcext:value-type="string">
            <text:p>102 35021 RENNES CEDEX 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INDRE</text:p>
          </table:table-cell>
          <table:table-cell office:value-type="string" calcext:value-type="string">
            <text:p>036000</text:p>
          </table:table-cell>
          <table:table-cell office:value-type="string" calcext:value-type="string">
            <text:p>3600A00101</text:p>
          </table:table-cell>
          <table:table-cell office:value-type="string" calcext:value-type="string">
            <text:p>10 RUE ALBERT 1ER BP 595 36019 CHATEAUROUX CEDEX</text:p>
          </table:table-cell>
          <table:table-cell office:value-type="string" calcext:value-type="string">
            <text:p>BDFEFRPPCCT FR55 3000 1002 86A3 6000 0000 037</text:p>
          </table:table-cell>
          <table:table-cell/>
          <table:table-cell table:style-name="ce13" table:formula="of:=IFNA(ORG.LIBREOFFICE.REGEX([.$D38];[.$H$2]; ;&quot;g&quot;);0)" office:value-type="string" office:string-value="BP 595 " calcext:value-type="string">
            <text:p>BP 595 </text:p>
          </table:table-cell>
          <table:table-cell/>
          <table:table-cell table:style-name="ce13" table:formula="of:=ORG.LIBREOFFICE.REGEX([.D38];[.$J$2]; ;&quot;g&quot;)" office:value-type="string" office:string-value="36019" calcext:value-type="string">
            <text:p>36019</text:p>
          </table:table-cell>
          <table:table-cell/>
          <table:table-cell table:style-name="ce13" table:formula="of:=IFNA(ORG.LIBREOFFICE.REGEX([.D38];[.$J$2]; ;2);0)" office:value-type="float" office:value="0" calcext:value-type="float">
            <text:p>0</text:p>
          </table:table-cell>
          <table:table-cell table:style-name="ce15" table:formula="of:=IF([.G38]=0;TRUE();IF(FIND([.G38];[.D3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8]=0;[.I38];[.K38])" office:value-type="string" office:string-value="36019" calcext:value-type="string">
            <text:p>36019</text:p>
          </table:table-cell>
          <table:table-cell table:style-name="ce18"/>
          <table:table-cell table:style-name="ce15" table:formula="of:=IF(FIND([.N38];[.D38];1))" office:value-type="boolean" office:boolean-value="true" calcext:value-type="boolean">
            <text:p>VRAI</text:p>
          </table:table-cell>
          <table:table-cell table:style-name="ce16"/>
          <table:table-cell table:formula="of:=FIND([.N38];[.D38];1)" office:value-type="float" office:value="26" calcext:value-type="float">
            <text:p>26</text:p>
          </table:table-cell>
          <table:table-cell table:style-name="Default" table:formula="of:=LEN([.D38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38];&quot;^[0-9-]{1,7}&quot;; ;1); )" office:value-type="string" office:string-value="10" calcext:value-type="string">
            <text:p>10</text:p>
          </table:table-cell>
          <table:table-cell table:style-name="Default"/>
          <table:table-cell table:formula="of:=TRIM(REPLACE([.D38];[.R38];[.S38]-[.R38]+1;&quot;&quot;))" office:value-type="string" office:string-value="10 RUE ALBERT 1ER BP 595" calcext:value-type="string">
            <text:p>10 RUE ALBERT 1ER BP 595</text:p>
          </table:table-cell>
          <table:table-cell table:formula="of:=IF([.U38]=0;[.W38];REPLACE([.W38];1;LEN([.U38])+1; ))" office:value-type="string" office:string-value="RUE ALBERT 1ER BP 595" calcext:value-type="string">
            <text:p>RUE ALBERT 1ER BP 595</text:p>
          </table:table-cell>
          <table:table-cell table:style-name="ce15" table:formula="of:=IF(FIND([.W38];[.D38];1))" office:value-type="boolean" office:boolean-value="true" calcext:value-type="boolean">
            <text:p>VRAI</text:p>
          </table:table-cell>
          <table:table-cell table:formula="of:=LEN([.X38])+LEN([.N38])" office:value-type="float" office:value="26" calcext:value-type="float">
            <text:p>26</text:p>
          </table:table-cell>
          <table:table-cell table:formula="of:=FIND(&quot;CEDEX&quot;;[.AB38];1)" office:value-type="float" office:value="22" calcext:value-type="float">
            <text:p>22</text:p>
          </table:table-cell>
          <table:table-cell table:formula="of:=RIGHT([.D38];[.Z38])" office:value-type="string" office:string-value="95 36019 CHATEAUROUX CEDEX" calcext:value-type="string">
            <text:p>95 36019 CHATEAUROUX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'INDRE ET LOIRE</text:p>
          </table:table-cell>
          <table:table-cell office:value-type="string" calcext:value-type="string">
            <text:p>037000</text:p>
          </table:table-cell>
          <table:table-cell office:value-type="string" calcext:value-type="string">
            <text:p>370C141104</text:p>
          </table:table-cell>
          <table:table-cell office:value-type="string" calcext:value-type="string">
            <text:p>94 BD BERANGER BP 33228 37032 TOURS CEDEX 1</text:p>
          </table:table-cell>
          <table:table-cell office:value-type="string" calcext:value-type="string">
            <text:p>BDFEFRPPCCT FR30 3000 1008 39A3 7000 0000 035</text:p>
          </table:table-cell>
          <table:table-cell/>
          <table:table-cell table:style-name="ce13" table:formula="of:=IFNA(ORG.LIBREOFFICE.REGEX([.$D39];[.$H$2]; ;&quot;g&quot;);0)" office:value-type="string" office:string-value="BP 33228 " calcext:value-type="string">
            <text:p>BP 33228 </text:p>
          </table:table-cell>
          <table:table-cell/>
          <table:table-cell table:style-name="ce13" table:formula="of:=ORG.LIBREOFFICE.REGEX([.D39];[.$J$2]; ;&quot;g&quot;)" office:value-type="string" office:string-value="33228" calcext:value-type="string">
            <text:p>33228</text:p>
          </table:table-cell>
          <table:table-cell/>
          <table:table-cell table:style-name="ce13" table:formula="of:=IFNA(ORG.LIBREOFFICE.REGEX([.D39];[.$J$2]; ;2);0)" office:value-type="string" office:string-value="37032" calcext:value-type="string">
            <text:p>37032</text:p>
          </table:table-cell>
          <table:table-cell table:style-name="ce15" table:formula="of:=IF([.G39]=0;TRUE();IF(FIND([.G39];[.D3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9]=0;[.I39];[.K39])" office:value-type="string" office:string-value="37032" calcext:value-type="string">
            <text:p>37032</text:p>
          </table:table-cell>
          <table:table-cell table:style-name="ce18"/>
          <table:table-cell table:style-name="ce15" table:formula="of:=IF(FIND([.N39];[.D39];1))" office:value-type="boolean" office:boolean-value="true" calcext:value-type="boolean">
            <text:p>VRAI</text:p>
          </table:table-cell>
          <table:table-cell table:style-name="ce16"/>
          <table:table-cell table:formula="of:=FIND([.N39];[.D39];1)" office:value-type="float" office:value="25" calcext:value-type="float">
            <text:p>25</text:p>
          </table:table-cell>
          <table:table-cell table:style-name="Default" table:formula="of:=LEN([.D39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39];&quot;^[0-9-]{1,7}&quot;; ;1); )" office:value-type="string" office:string-value="94" calcext:value-type="string">
            <text:p>94</text:p>
          </table:table-cell>
          <table:table-cell table:style-name="Default"/>
          <table:table-cell table:formula="of:=TRIM(REPLACE([.D39];[.R39];[.S39]-[.R39]+1;&quot;&quot;))" office:value-type="string" office:string-value="94 BD BERANGER BP 33228" calcext:value-type="string">
            <text:p>94 BD BERANGER BP 33228</text:p>
          </table:table-cell>
          <table:table-cell table:formula="of:=IF([.U39]=0;[.W39];REPLACE([.W39];1;LEN([.U39])+1; ))" office:value-type="string" office:string-value="BD BERANGER BP 33228" calcext:value-type="string">
            <text:p>BD BERANGER BP 33228</text:p>
          </table:table-cell>
          <table:table-cell table:style-name="ce15" table:formula="of:=IF(FIND([.W39];[.D39];1))" office:value-type="boolean" office:boolean-value="true" calcext:value-type="boolean">
            <text:p>VRAI</text:p>
          </table:table-cell>
          <table:table-cell table:formula="of:=LEN([.X39])+LEN([.N39])" office:value-type="float" office:value="25" calcext:value-type="float">
            <text:p>25</text:p>
          </table:table-cell>
          <table:table-cell table:formula="of:=FIND(&quot;CEDEX&quot;;[.AB39];1)" office:value-type="float" office:value="19" calcext:value-type="float">
            <text:p>19</text:p>
          </table:table-cell>
          <table:table-cell table:formula="of:=RIGHT([.D39];[.Z39])" office:value-type="string" office:string-value="33228 37032 TOURS CEDEX 1" calcext:value-type="string">
            <text:p>33228 37032 TOURS CEDEX 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ISERE- SERVICE RNF PROD DIVERS</text:p>
          </table:table-cell>
          <table:table-cell office:value-type="string" calcext:value-type="string">
            <text:p>038000</text:p>
          </table:table-cell>
          <table:table-cell office:value-type="string" calcext:value-type="string">
            <text:p>380C142100</text:p>
          </table:table-cell>
          <table:table-cell office:value-type="string" calcext:value-type="string">
            <text:p>8 RUE DE BELGRADE 38022 GRENOBLE CEDEX</text:p>
          </table:table-cell>
          <table:table-cell office:value-type="string" calcext:value-type="string">
            <text:p>BDFEFRPPCCT FR76 3000 1004 19A3 8000 0000 078</text:p>
          </table:table-cell>
          <table:table-cell/>
          <table:table-cell table:style-name="ce13" table:formula="of:=IFNA(ORG.LIBREOFFICE.REGEX([.$D4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40];[.$J$2]; ;&quot;g&quot;)" office:value-type="string" office:string-value="38022" calcext:value-type="string">
            <text:p>38022</text:p>
          </table:table-cell>
          <table:table-cell/>
          <table:table-cell table:style-name="ce13" table:formula="of:=IFNA(ORG.LIBREOFFICE.REGEX([.D40];[.$J$2]; ;2);0)" office:value-type="float" office:value="0" calcext:value-type="float">
            <text:p>0</text:p>
          </table:table-cell>
          <table:table-cell table:style-name="ce15" table:formula="of:=IF([.G40]=0;TRUE();IF(FIND([.G40];[.D4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0]=0;[.I40];[.K40])" office:value-type="string" office:string-value="38022" calcext:value-type="string">
            <text:p>38022</text:p>
          </table:table-cell>
          <table:table-cell table:style-name="ce18"/>
          <table:table-cell table:style-name="ce15" table:formula="of:=IF(FIND([.N40];[.D40];1))" office:value-type="boolean" office:boolean-value="true" calcext:value-type="boolean">
            <text:p>VRAI</text:p>
          </table:table-cell>
          <table:table-cell table:style-name="ce16"/>
          <table:table-cell table:formula="of:=FIND([.N40];[.D40];1)" office:value-type="float" office:value="19" calcext:value-type="float">
            <text:p>19</text:p>
          </table:table-cell>
          <table:table-cell table:style-name="Default" table:formula="of:=LEN([.D40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40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40];[.R40];[.S40]-[.R40]+1;&quot;&quot;))" office:value-type="string" office:string-value="8 RUE DE BELGRADE" calcext:value-type="string">
            <text:p>8 RUE DE BELGRADE</text:p>
          </table:table-cell>
          <table:table-cell table:formula="of:=IF([.U40]=0;[.W40];REPLACE([.W40];1;LEN([.U40])+1; ))" office:value-type="string" office:string-value="RUE DE BELGRADE" calcext:value-type="string">
            <text:p>RUE DE BELGRADE</text:p>
          </table:table-cell>
          <table:table-cell table:style-name="ce15" table:formula="of:=IF(FIND([.W40];[.D40];1))" office:value-type="boolean" office:boolean-value="true" calcext:value-type="boolean">
            <text:p>VRAI</text:p>
          </table:table-cell>
          <table:table-cell table:formula="of:=LEN([.X40])+LEN([.N40])" office:value-type="float" office:value="20" calcext:value-type="float">
            <text:p>20</text:p>
          </table:table-cell>
          <table:table-cell table:formula="of:=FIND(&quot;CEDEX&quot;;[.AB40];1)" office:value-type="float" office:value="16" calcext:value-type="float">
            <text:p>16</text:p>
          </table:table-cell>
          <table:table-cell table:formula="of:=RIGHT([.D40];[.Z40])" office:value-type="string" office:string-value="38022 GRENOBLE CEDEX" calcext:value-type="string">
            <text:p>38022 GRENOBLE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JURA</text:p>
          </table:table-cell>
          <table:table-cell office:value-type="string" calcext:value-type="string">
            <text:p>039000</text:p>
          </table:table-cell>
          <table:table-cell office:value-type="string" calcext:value-type="string">
            <text:p>390C141100</text:p>
          </table:table-cell>
          <table:table-cell office:value-type="string" calcext:value-type="string">
            <text:p>8 AV THUREL - BP 70640 39021 LONS LE SAUNIER CEDEX</text:p>
          </table:table-cell>
          <table:table-cell office:value-type="string" calcext:value-type="string">
            <text:p>BDFEFRPPCCT FR10 3000 1004 86A3 9000 0000 091</text:p>
          </table:table-cell>
          <table:table-cell/>
          <table:table-cell table:style-name="ce13" table:formula="of:=IFNA(ORG.LIBREOFFICE.REGEX([.$D41];[.$H$2]; ;&quot;g&quot;);0)" office:value-type="string" office:string-value="BP 70640 " calcext:value-type="string">
            <text:p>BP 70640 </text:p>
          </table:table-cell>
          <table:table-cell/>
          <table:table-cell table:style-name="ce13" table:formula="of:=ORG.LIBREOFFICE.REGEX([.D41];[.$J$2]; ;&quot;g&quot;)" office:value-type="string" office:string-value="70640" calcext:value-type="string">
            <text:p>70640</text:p>
          </table:table-cell>
          <table:table-cell/>
          <table:table-cell table:style-name="ce13" table:formula="of:=IFNA(ORG.LIBREOFFICE.REGEX([.D41];[.$J$2]; ;2);0)" office:value-type="string" office:string-value="39021" calcext:value-type="string">
            <text:p>39021</text:p>
          </table:table-cell>
          <table:table-cell table:style-name="ce15" table:formula="of:=IF([.G41]=0;TRUE();IF(FIND([.G41];[.D4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1]=0;[.I41];[.K41])" office:value-type="string" office:string-value="39021" calcext:value-type="string">
            <text:p>39021</text:p>
          </table:table-cell>
          <table:table-cell table:style-name="ce18"/>
          <table:table-cell table:style-name="ce15" table:formula="of:=IF(FIND([.N41];[.D41];1))" office:value-type="boolean" office:boolean-value="true" calcext:value-type="boolean">
            <text:p>VRAI</text:p>
          </table:table-cell>
          <table:table-cell table:style-name="ce16"/>
          <table:table-cell table:formula="of:=FIND([.N41];[.D41];1)" office:value-type="float" office:value="24" calcext:value-type="float">
            <text:p>24</text:p>
          </table:table-cell>
          <table:table-cell table:style-name="Default" table:formula="of:=LEN([.D41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41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41];[.R41];[.S41]-[.R41]+1;&quot;&quot;))" office:value-type="string" office:string-value="8 AV THUREL - BP 70640" calcext:value-type="string">
            <text:p>8 AV THUREL - BP 70640</text:p>
          </table:table-cell>
          <table:table-cell table:formula="of:=IF([.U41]=0;[.W41];REPLACE([.W41];1;LEN([.U41])+1; ))" office:value-type="string" office:string-value="AV THUREL - BP 70640" calcext:value-type="string">
            <text:p>AV THUREL - BP 70640</text:p>
          </table:table-cell>
          <table:table-cell table:style-name="ce15" table:formula="of:=IF(FIND([.W41];[.D41];1))" office:value-type="boolean" office:boolean-value="true" calcext:value-type="boolean">
            <text:p>VRAI</text:p>
          </table:table-cell>
          <table:table-cell table:formula="of:=LEN([.X41])+LEN([.N41])" office:value-type="float" office:value="25" calcext:value-type="float">
            <text:p>25</text:p>
          </table:table-cell>
          <table:table-cell table:formula="of:=FIND(&quot;CEDEX&quot;;[.AB41];1)" office:value-type="float" office:value="21" calcext:value-type="float">
            <text:p>21</text:p>
          </table:table-cell>
          <table:table-cell table:formula="of:=RIGHT([.D41];[.Z41])" office:value-type="string" office:string-value="021 LONS LE SAUNIER CEDEX" calcext:value-type="string">
            <text:p>021 LONS LE SAUNIER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S LANDES</text:p>
          </table:table-cell>
          <table:table-cell office:value-type="string" calcext:value-type="string">
            <text:p>040000</text:p>
          </table:table-cell>
          <table:table-cell office:value-type="string" calcext:value-type="string">
            <text:p>400C140102</text:p>
          </table:table-cell>
          <table:table-cell office:value-type="string" calcext:value-type="string">
            <text:p>23 RUE ARMAND DULAMON BP 309 40011 MONT DE MARSAN CEDEX</text:p>
          </table:table-cell>
          <table:table-cell office:value-type="string" calcext:value-type="string">
            <text:p>BDFEFRPPCCT FR82 3000 1005 54A4 0000 0000 089</text:p>
          </table:table-cell>
          <table:table-cell/>
          <table:table-cell table:style-name="ce13" table:formula="of:=IFNA(ORG.LIBREOFFICE.REGEX([.$D42];[.$H$2]; ;&quot;g&quot;);0)" office:value-type="string" office:string-value="BP 309 " calcext:value-type="string">
            <text:p>BP 309 </text:p>
          </table:table-cell>
          <table:table-cell/>
          <table:table-cell table:style-name="ce13" table:formula="of:=ORG.LIBREOFFICE.REGEX([.D42];[.$J$2]; ;&quot;g&quot;)" office:value-type="string" office:string-value="40011" calcext:value-type="string">
            <text:p>40011</text:p>
          </table:table-cell>
          <table:table-cell/>
          <table:table-cell table:style-name="ce13" table:formula="of:=IFNA(ORG.LIBREOFFICE.REGEX([.D42];[.$J$2]; ;2);0)" office:value-type="float" office:value="0" calcext:value-type="float">
            <text:p>0</text:p>
          </table:table-cell>
          <table:table-cell table:style-name="ce15" table:formula="of:=IF([.G42]=0;TRUE();IF(FIND([.G42];[.D4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2]=0;[.I42];[.K42])" office:value-type="string" office:string-value="40011" calcext:value-type="string">
            <text:p>40011</text:p>
          </table:table-cell>
          <table:table-cell table:style-name="ce18"/>
          <table:table-cell table:style-name="ce15" table:formula="of:=IF(FIND([.N42];[.D42];1))" office:value-type="boolean" office:boolean-value="true" calcext:value-type="boolean">
            <text:p>VRAI</text:p>
          </table:table-cell>
          <table:table-cell table:style-name="ce16"/>
          <table:table-cell table:formula="of:=FIND([.N42];[.D42];1)" office:value-type="float" office:value="30" calcext:value-type="float">
            <text:p>30</text:p>
          </table:table-cell>
          <table:table-cell table:style-name="Default" table:formula="of:=LEN([.D42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42];&quot;^[0-9-]{1,7}&quot;; ;1); )" office:value-type="string" office:string-value="23" calcext:value-type="string">
            <text:p>23</text:p>
          </table:table-cell>
          <table:table-cell table:style-name="Default"/>
          <table:table-cell table:formula="of:=TRIM(REPLACE([.D42];[.R42];[.S42]-[.R42]+1;&quot;&quot;))" office:value-type="string" office:string-value="23 RUE ARMAND DULAMON BP 309" calcext:value-type="string">
            <text:p>23 RUE ARMAND DULAMON BP 309</text:p>
          </table:table-cell>
          <table:table-cell table:formula="of:=IF([.U42]=0;[.W42];REPLACE([.W42];1;LEN([.U42])+1; ))" office:value-type="string" office:string-value="RUE ARMAND DULAMON BP 309" calcext:value-type="string">
            <text:p>RUE ARMAND DULAMON BP 309</text:p>
          </table:table-cell>
          <table:table-cell table:style-name="ce15" table:formula="of:=IF(FIND([.W42];[.D42];1))" office:value-type="boolean" office:boolean-value="true" calcext:value-type="boolean">
            <text:p>VRAI</text:p>
          </table:table-cell>
          <table:table-cell table:formula="of:=LEN([.X42])+LEN([.N42])" office:value-type="float" office:value="30" calcext:value-type="float">
            <text:p>30</text:p>
          </table:table-cell>
          <table:table-cell table:formula="of:=FIND(&quot;CEDEX&quot;;[.AB42];1)" office:value-type="float" office:value="26" calcext:value-type="float">
            <text:p>26</text:p>
          </table:table-cell>
          <table:table-cell table:formula="of:=RIGHT([.D42];[.Z42])" office:value-type="string" office:string-value="309 40011 MONT DE MARSAN CEDEX" calcext:value-type="string">
            <text:p>309 40011 MONT DE MARSA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OIR ET CHER</text:p>
          </table:table-cell>
          <table:table-cell office:value-type="string" calcext:value-type="string">
            <text:p>041000</text:p>
          </table:table-cell>
          <table:table-cell office:value-type="string" calcext:value-type="string">
            <text:p>410C141100</text:p>
          </table:table-cell>
          <table:table-cell office:value-type="string" calcext:value-type="string">
            <text:p>10 RUE LOUIS BODIN CS 50001 41026 BLOIS CEDEX</text:p>
          </table:table-cell>
          <table:table-cell office:value-type="string" calcext:value-type="string">
            <text:p>BDFEFRPPCCT FR58 3000 1002 08A4 1000 0000 089</text:p>
          </table:table-cell>
          <table:table-cell/>
          <table:table-cell table:style-name="ce13" table:formula="of:=IFNA(ORG.LIBREOFFICE.REGEX([.$D43];[.$H$2]; ;&quot;g&quot;);0)" office:value-type="string" office:string-value="CS 50001" calcext:value-type="string">
            <text:p>CS 50001</text:p>
          </table:table-cell>
          <table:table-cell/>
          <table:table-cell table:style-name="ce13" table:formula="of:=ORG.LIBREOFFICE.REGEX([.D43];[.$J$2]; ;&quot;g&quot;)" office:value-type="string" office:string-value="50001" calcext:value-type="string">
            <text:p>50001</text:p>
          </table:table-cell>
          <table:table-cell/>
          <table:table-cell table:style-name="ce13" table:formula="of:=IFNA(ORG.LIBREOFFICE.REGEX([.D43];[.$J$2]; ;2);0)" office:value-type="string" office:string-value="41026" calcext:value-type="string">
            <text:p>41026</text:p>
          </table:table-cell>
          <table:table-cell table:style-name="ce15" table:formula="of:=IF([.G43]=0;TRUE();IF(FIND([.G43];[.D4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3]=0;[.I43];[.K43])" office:value-type="string" office:string-value="41026" calcext:value-type="string">
            <text:p>41026</text:p>
          </table:table-cell>
          <table:table-cell table:style-name="ce18"/>
          <table:table-cell table:style-name="ce15" table:formula="of:=IF(FIND([.N43];[.D43];1))" office:value-type="boolean" office:boolean-value="true" calcext:value-type="boolean">
            <text:p>VRAI</text:p>
          </table:table-cell>
          <table:table-cell table:style-name="ce16"/>
          <table:table-cell table:formula="of:=FIND([.N43];[.D43];1)" office:value-type="float" office:value="29" calcext:value-type="float">
            <text:p>29</text:p>
          </table:table-cell>
          <table:table-cell table:style-name="Default" table:formula="of:=LEN([.D43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43];&quot;^[0-9-]{1,7}&quot;; ;1); )" office:value-type="string" office:string-value="10" calcext:value-type="string">
            <text:p>10</text:p>
          </table:table-cell>
          <table:table-cell table:style-name="Default"/>
          <table:table-cell table:formula="of:=TRIM(REPLACE([.D43];[.R43];[.S43]-[.R43]+1;&quot;&quot;))" office:value-type="string" office:string-value="10 RUE LOUIS BODIN CS 50001" calcext:value-type="string">
            <text:p>10 RUE LOUIS BODIN CS 50001</text:p>
          </table:table-cell>
          <table:table-cell table:formula="of:=IF([.U43]=0;[.W43];REPLACE([.W43];1;LEN([.U43])+1; ))" office:value-type="string" office:string-value="RUE LOUIS BODIN CS 50001" calcext:value-type="string">
            <text:p>RUE LOUIS BODIN CS 50001</text:p>
          </table:table-cell>
          <table:table-cell table:style-name="ce15" table:formula="of:=IF(FIND([.W43];[.D43];1))" office:value-type="boolean" office:boolean-value="true" calcext:value-type="boolean">
            <text:p>VRAI</text:p>
          </table:table-cell>
          <table:table-cell table:formula="of:=LEN([.X43])+LEN([.N43])" office:value-type="float" office:value="29" calcext:value-type="float">
            <text:p>29</text:p>
          </table:table-cell>
          <table:table-cell table:formula="of:=FIND(&quot;CEDEX&quot;;[.AB43];1)" office:value-type="float" office:value="25" calcext:value-type="float">
            <text:p>25</text:p>
          </table:table-cell>
          <table:table-cell table:formula="of:=RIGHT([.D43];[.Z43])" office:value-type="string" office:string-value="IN CS 50001 41026 BLOIS CEDEX" calcext:value-type="string">
            <text:p>IN CS 50001 41026 BLOI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LOIRE</text:p>
          </table:table-cell>
          <table:table-cell office:value-type="string" calcext:value-type="string">
            <text:p>042000</text:p>
          </table:table-cell>
          <table:table-cell office:value-type="string" calcext:value-type="string">
            <text:p>420C141102</text:p>
          </table:table-cell>
          <table:table-cell office:value-type="string" calcext:value-type="string">
            <text:p>11 RUE MI-CAREME BP 502 42007 ST ETIENNE</text:p>
          </table:table-cell>
          <table:table-cell office:value-type="string" calcext:value-type="string">
            <text:p>BDFEFRPPCCT FR79 3000 1007 29A4 2000 0000 082</text:p>
          </table:table-cell>
          <table:table-cell/>
          <table:table-cell table:style-name="ce13" table:formula="of:=IFNA(ORG.LIBREOFFICE.REGEX([.$D44];[.$H$2]; ;&quot;g&quot;);0)" office:value-type="string" office:string-value="BP 502 " calcext:value-type="string">
            <text:p>BP 502 </text:p>
          </table:table-cell>
          <table:table-cell/>
          <table:table-cell table:style-name="ce13" table:formula="of:=ORG.LIBREOFFICE.REGEX([.D44];[.$J$2]; ;&quot;g&quot;)" office:value-type="string" office:string-value="42007" calcext:value-type="string">
            <text:p>42007</text:p>
          </table:table-cell>
          <table:table-cell/>
          <table:table-cell table:style-name="ce13" table:formula="of:=IFNA(ORG.LIBREOFFICE.REGEX([.D44];[.$J$2]; ;2);0)" office:value-type="float" office:value="0" calcext:value-type="float">
            <text:p>0</text:p>
          </table:table-cell>
          <table:table-cell table:style-name="ce15" table:formula="of:=IF([.G44]=0;TRUE();IF(FIND([.G44];[.D4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4]=0;[.I44];[.K44])" office:value-type="string" office:string-value="42007" calcext:value-type="string">
            <text:p>42007</text:p>
          </table:table-cell>
          <table:table-cell table:style-name="ce18"/>
          <table:table-cell table:style-name="ce15" table:formula="of:=IF(FIND([.N44];[.D44];1))" office:value-type="boolean" office:boolean-value="true" calcext:value-type="boolean">
            <text:p>VRAI</text:p>
          </table:table-cell>
          <table:table-cell table:style-name="ce16"/>
          <table:table-cell table:formula="of:=FIND([.N44];[.D44];1)" office:value-type="float" office:value="25" calcext:value-type="float">
            <text:p>25</text:p>
          </table:table-cell>
          <table:table-cell table:style-name="Default" table:formula="of:=LEN([.D44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44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44];[.R44];[.S44]-[.R44]+1;&quot;&quot;))" office:value-type="string" office:string-value="11 RUE MI-CAREME BP 502" calcext:value-type="string">
            <text:p>11 RUE MI-CAREME BP 502</text:p>
          </table:table-cell>
          <table:table-cell table:formula="of:=IF([.U44]=0;[.W44];REPLACE([.W44];1;LEN([.U44])+1; ))" office:value-type="string" office:string-value="RUE MI-CAREME BP 502" calcext:value-type="string">
            <text:p>RUE MI-CAREME BP 502</text:p>
          </table:table-cell>
          <table:table-cell table:style-name="ce15" table:formula="of:=IF(FIND([.W44];[.D44];1))" office:value-type="boolean" office:boolean-value="true" calcext:value-type="boolean">
            <text:p>VRAI</text:p>
          </table:table-cell>
          <table:table-cell table:formula="of:=LEN([.X44])+LEN([.N44])" office:value-type="float" office:value="25" calcext:value-type="float">
            <text:p>25</text:p>
          </table:table-cell>
          <table:table-cell table:formula="of:=FIND(&quot;CEDEX&quot;;[.AB44];1)" office:value-type="string" office:string-value="" calcext:value-type="error">
            <text:p>#VALEUR !</text:p>
          </table:table-cell>
          <table:table-cell table:formula="of:=RIGHT([.D44];[.Z44])" office:value-type="string" office:string-value="E BP 502 42007 ST ETIENNE" calcext:value-type="string">
            <text:p>E BP 502 42007 ST ETIENNE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HAUTE-LOIRE</text:p>
          </table:table-cell>
          <table:table-cell office:value-type="string" calcext:value-type="string">
            <text:p>043000</text:p>
          </table:table-cell>
          <table:table-cell office:value-type="string" calcext:value-type="string">
            <text:p>4300A00101</text:p>
          </table:table-cell>
          <table:table-cell office:value-type="string" calcext:value-type="string">
            <text:p>17 RUE DES MOULINS BP 10351 43012 LE PUY EN VELAY CEDEX</text:p>
          </table:table-cell>
          <table:table-cell office:value-type="string" calcext:value-type="string">
            <text:p>BDFEFRPPCCT FR48 3000 1006 62A4 3000 0000 068</text:p>
          </table:table-cell>
          <table:table-cell/>
          <table:table-cell table:style-name="ce13" table:formula="of:=IFNA(ORG.LIBREOFFICE.REGEX([.$D45];[.$H$2]; ;&quot;g&quot;);0)" office:value-type="string" office:string-value="BP 10351 " calcext:value-type="string">
            <text:p>BP 10351 </text:p>
          </table:table-cell>
          <table:table-cell/>
          <table:table-cell table:style-name="ce13" table:formula="of:=ORG.LIBREOFFICE.REGEX([.D45];[.$J$2]; ;&quot;g&quot;)" office:value-type="string" office:string-value="10351" calcext:value-type="string">
            <text:p>10351</text:p>
          </table:table-cell>
          <table:table-cell/>
          <table:table-cell table:style-name="ce13" table:formula="of:=IFNA(ORG.LIBREOFFICE.REGEX([.D45];[.$J$2]; ;2);0)" office:value-type="string" office:string-value="43012" calcext:value-type="string">
            <text:p>43012</text:p>
          </table:table-cell>
          <table:table-cell table:style-name="ce15" table:formula="of:=IF([.G45]=0;TRUE();IF(FIND([.G45];[.D4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5]=0;[.I45];[.K45])" office:value-type="string" office:string-value="43012" calcext:value-type="string">
            <text:p>43012</text:p>
          </table:table-cell>
          <table:table-cell table:style-name="ce18"/>
          <table:table-cell table:style-name="ce15" table:formula="of:=IF(FIND([.N45];[.D45];1))" office:value-type="boolean" office:boolean-value="true" calcext:value-type="boolean">
            <text:p>VRAI</text:p>
          </table:table-cell>
          <table:table-cell table:style-name="ce16"/>
          <table:table-cell table:formula="of:=FIND([.N45];[.D45];1)" office:value-type="float" office:value="29" calcext:value-type="float">
            <text:p>29</text:p>
          </table:table-cell>
          <table:table-cell table:style-name="Default" table:formula="of:=LEN([.D45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45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45];[.R45];[.S45]-[.R45]+1;&quot;&quot;))" office:value-type="string" office:string-value="17 RUE DES MOULINS BP 10351" calcext:value-type="string">
            <text:p>17 RUE DES MOULINS BP 10351</text:p>
          </table:table-cell>
          <table:table-cell table:formula="of:=IF([.U45]=0;[.W45];REPLACE([.W45];1;LEN([.U45])+1; ))" office:value-type="string" office:string-value="RUE DES MOULINS BP 10351" calcext:value-type="string">
            <text:p>RUE DES MOULINS BP 10351</text:p>
          </table:table-cell>
          <table:table-cell table:style-name="ce15" table:formula="of:=IF(FIND([.W45];[.D45];1))" office:value-type="boolean" office:boolean-value="true" calcext:value-type="boolean">
            <text:p>VRAI</text:p>
          </table:table-cell>
          <table:table-cell table:formula="of:=LEN([.X45])+LEN([.N45])" office:value-type="float" office:value="29" calcext:value-type="float">
            <text:p>29</text:p>
          </table:table-cell>
          <table:table-cell table:formula="of:=FIND(&quot;CEDEX&quot;;[.AB45];1)" office:value-type="float" office:value="25" calcext:value-type="float">
            <text:p>25</text:p>
          </table:table-cell>
          <table:table-cell table:formula="of:=RIGHT([.D45];[.Z45])" office:value-type="string" office:string-value="1 43012 LE PUY EN VELAY CEDEX" calcext:value-type="string">
            <text:p>1 43012 LE PUY EN VELAY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PAYS DE LOIRE ET LOIRE ATLANTIQUE</text:p>
          </table:table-cell>
          <table:table-cell office:value-type="string" calcext:value-type="string">
            <text:p>044000</text:p>
          </table:table-cell>
          <table:table-cell office:value-type="string" calcext:value-type="string">
            <text:p>440C142101</text:p>
          </table:table-cell>
          <table:table-cell office:value-type="string" calcext:value-type="string">
            <text:p>4 QUAI DE VERSAILLES CS93503 44035 NANTES CEDEX 1</text:p>
          </table:table-cell>
          <table:table-cell office:value-type="string" calcext:value-type="string">
            <text:p>BDFEFRPPCCT FR62 3000 1005 89A4 4000 0000 047</text:p>
          </table:table-cell>
          <table:table-cell/>
          <table:table-cell table:style-name="ce13" table:formula="of:=IFNA(ORG.LIBREOFFICE.REGEX([.$D46];[.$H$2]; ;&quot;g&quot;);0)" office:value-type="string" office:string-value="CS93503" calcext:value-type="string">
            <text:p>CS93503</text:p>
          </table:table-cell>
          <table:table-cell/>
          <table:table-cell table:style-name="ce13" table:formula="of:=ORG.LIBREOFFICE.REGEX([.D46];[.$J$2]; ;&quot;g&quot;)" office:value-type="string" office:string-value="93503" calcext:value-type="string">
            <text:p>93503</text:p>
          </table:table-cell>
          <table:table-cell/>
          <table:table-cell table:style-name="ce13" table:formula="of:=IFNA(ORG.LIBREOFFICE.REGEX([.D46];[.$J$2]; ;2);0)" office:value-type="string" office:string-value="44035" calcext:value-type="string">
            <text:p>44035</text:p>
          </table:table-cell>
          <table:table-cell table:style-name="ce15" table:formula="of:=IF([.G46]=0;TRUE();IF(FIND([.G46];[.D4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6]=0;[.I46];[.K46])" office:value-type="string" office:string-value="44035" calcext:value-type="string">
            <text:p>44035</text:p>
          </table:table-cell>
          <table:table-cell table:style-name="ce18"/>
          <table:table-cell table:style-name="ce15" table:formula="of:=IF(FIND([.N46];[.D46];1))" office:value-type="boolean" office:boolean-value="true" calcext:value-type="boolean">
            <text:p>VRAI</text:p>
          </table:table-cell>
          <table:table-cell table:style-name="ce16"/>
          <table:table-cell table:formula="of:=FIND([.N46];[.D46];1)" office:value-type="float" office:value="30" calcext:value-type="float">
            <text:p>30</text:p>
          </table:table-cell>
          <table:table-cell table:style-name="Default" table:formula="of:=LEN([.D46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46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46];[.R46];[.S46]-[.R46]+1;&quot;&quot;))" office:value-type="string" office:string-value="4 QUAI DE VERSAILLES CS93503" calcext:value-type="string">
            <text:p>4 QUAI DE VERSAILLES CS93503</text:p>
          </table:table-cell>
          <table:table-cell table:formula="of:=IF([.U46]=0;[.W46];REPLACE([.W46];1;LEN([.U46])+1; ))" office:value-type="string" office:string-value="QUAI DE VERSAILLES CS93503" calcext:value-type="string">
            <text:p>QUAI DE VERSAILLES CS93503</text:p>
          </table:table-cell>
          <table:table-cell table:style-name="ce15" table:formula="of:=IF(FIND([.W46];[.D46];1))" office:value-type="boolean" office:boolean-value="true" calcext:value-type="boolean">
            <text:p>VRAI</text:p>
          </table:table-cell>
          <table:table-cell table:formula="of:=LEN([.X46])+LEN([.N46])" office:value-type="float" office:value="31" calcext:value-type="float">
            <text:p>31</text:p>
          </table:table-cell>
          <table:table-cell table:formula="of:=FIND(&quot;CEDEX&quot;;[.AB46];1)" office:value-type="float" office:value="25" calcext:value-type="float">
            <text:p>25</text:p>
          </table:table-cell>
          <table:table-cell table:formula="of:=RIGHT([.D46];[.Z46])" office:value-type="string" office:string-value="ES CS93503 44035 NANTES CEDEX 1" calcext:value-type="string">
            <text:p>ES CS93503 44035 NANTES CEDEX 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CENTRE ET DU LOIRET</text:p>
          </table:table-cell>
          <table:table-cell office:value-type="string" calcext:value-type="string">
            <text:p>045000</text:p>
          </table:table-cell>
          <table:table-cell office:value-type="string" calcext:value-type="string">
            <text:p>450C141102</text:p>
          </table:table-cell>
          <table:table-cell office:value-type="string" calcext:value-type="string">
            <text:p>4 PL DU MARTROI CS 1243545032 ORLEANS CEDEX 1</text:p>
          </table:table-cell>
          <table:table-cell office:value-type="string" calcext:value-type="string">
            <text:p>BDFEFRPPCCT FR61 3000 1006 15A4 5000 0000 093</text:p>
          </table:table-cell>
          <table:table-cell/>
          <table:table-cell table:style-name="ce13" table:formula="of:=IFNA(ORG.LIBREOFFICE.REGEX([.$D47];[.$H$2]; ;&quot;g&quot;);0)" office:value-type="string" office:string-value="CS 12435" calcext:value-type="string">
            <text:p>CS 12435</text:p>
          </table:table-cell>
          <table:table-cell/>
          <table:table-cell table:style-name="ce13" table:formula="of:=ORG.LIBREOFFICE.REGEX([.D47];[.$J$2]; ;&quot;g&quot;)" office:value-type="string" office:string-value="12435" calcext:value-type="string">
            <text:p>12435</text:p>
          </table:table-cell>
          <table:table-cell/>
          <table:table-cell table:style-name="ce13" table:formula="of:=IFNA(ORG.LIBREOFFICE.REGEX([.D47];[.$J$2]; ;2);0)" office:value-type="string" office:string-value="45032" calcext:value-type="string">
            <text:p>45032</text:p>
          </table:table-cell>
          <table:table-cell table:style-name="ce15" table:formula="of:=IF([.G47]=0;TRUE();IF(FIND([.G47];[.D4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7]=0;[.I47];[.K47])" office:value-type="string" office:string-value="45032" calcext:value-type="string">
            <text:p>45032</text:p>
          </table:table-cell>
          <table:table-cell table:style-name="ce18"/>
          <table:table-cell table:style-name="ce15" table:formula="of:=IF(FIND([.N47];[.D47];1))" office:value-type="boolean" office:boolean-value="true" calcext:value-type="boolean">
            <text:p>VRAI</text:p>
          </table:table-cell>
          <table:table-cell table:style-name="ce16"/>
          <table:table-cell table:formula="of:=FIND([.N47];[.D47];1)" office:value-type="float" office:value="25" calcext:value-type="float">
            <text:p>25</text:p>
          </table:table-cell>
          <table:table-cell table:style-name="Default" table:formula="of:=LEN([.D47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47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47];[.R47];[.S47]-[.R47]+1;&quot;&quot;))" office:value-type="string" office:string-value="4 PL DU MARTROI CS 12435" calcext:value-type="string">
            <text:p>4 PL DU MARTROI CS 12435</text:p>
          </table:table-cell>
          <table:table-cell table:formula="of:=IF([.U47]=0;[.W47];REPLACE([.W47];1;LEN([.U47])+1; ))" office:value-type="string" office:string-value="PL DU MARTROI CS 12435" calcext:value-type="string">
            <text:p>PL DU MARTROI CS 12435</text:p>
          </table:table-cell>
          <table:table-cell table:style-name="ce15" table:formula="of:=IF(FIND([.W47];[.D47];1))" office:value-type="boolean" office:boolean-value="true" calcext:value-type="boolean">
            <text:p>VRAI</text:p>
          </table:table-cell>
          <table:table-cell table:formula="of:=LEN([.X47])+LEN([.N47])" office:value-type="float" office:value="27" calcext:value-type="float">
            <text:p>27</text:p>
          </table:table-cell>
          <table:table-cell table:formula="of:=FIND(&quot;CEDEX&quot;;[.AB47];1)" office:value-type="float" office:value="21" calcext:value-type="float">
            <text:p>21</text:p>
          </table:table-cell>
          <table:table-cell table:formula="of:=RIGHT([.D47];[.Z47])" office:value-type="string" office:string-value=" 1243545032 ORLEANS CEDEX 1" calcext:value-type="string">
            <text:p><text:s/>1243545032 ORLEANS CEDEX 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LOT</text:p>
          </table:table-cell>
          <table:table-cell office:value-type="string" calcext:value-type="string">
            <text:p>046000</text:p>
          </table:table-cell>
          <table:table-cell office:value-type="string" calcext:value-type="string">
            <text:p>460C141101</text:p>
          </table:table-cell>
          <table:table-cell office:value-type="string" calcext:value-type="string">
            <text:p>190 RUE WILSON 46000 CAHORS</text:p>
          </table:table-cell>
          <table:table-cell office:value-type="string" calcext:value-type="string">
            <text:p>BDFEFRPPCCT FR64 3000 1002 46A4 6000 0000 050</text:p>
          </table:table-cell>
          <table:table-cell/>
          <table:table-cell table:style-name="ce13" table:formula="of:=IFNA(ORG.LIBREOFFICE.REGEX([.$D4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48];[.$J$2]; ;&quot;g&quot;)" office:value-type="string" office:string-value="46000" calcext:value-type="string">
            <text:p>46000</text:p>
          </table:table-cell>
          <table:table-cell/>
          <table:table-cell table:style-name="ce13" table:formula="of:=IFNA(ORG.LIBREOFFICE.REGEX([.D48];[.$J$2]; ;2);0)" office:value-type="float" office:value="0" calcext:value-type="float">
            <text:p>0</text:p>
          </table:table-cell>
          <table:table-cell table:style-name="ce15" table:formula="of:=IF([.G48]=0;TRUE();IF(FIND([.G48];[.D4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8]=0;[.I48];[.K48])" office:value-type="string" office:string-value="46000" calcext:value-type="string">
            <text:p>46000</text:p>
          </table:table-cell>
          <table:table-cell table:style-name="ce18"/>
          <table:table-cell table:style-name="ce15" table:formula="of:=IF(FIND([.N48];[.D48];1))" office:value-type="boolean" office:boolean-value="true" calcext:value-type="boolean">
            <text:p>VRAI</text:p>
          </table:table-cell>
          <table:table-cell table:style-name="ce16"/>
          <table:table-cell table:formula="of:=FIND([.N48];[.D48];1)" office:value-type="float" office:value="16" calcext:value-type="float">
            <text:p>16</text:p>
          </table:table-cell>
          <table:table-cell table:style-name="Default" table:formula="of:=LEN([.D48])" office:value-type="float" office:value="27" calcext:value-type="float">
            <text:p>27</text:p>
          </table:table-cell>
          <table:table-cell table:style-name="Default"/>
          <table:table-cell table:style-name="ce21" table:formula="of:=IFNA(ORG.LIBREOFFICE.REGEX([.D48];&quot;^[0-9-]{1,7}&quot;; ;1); )" office:value-type="string" office:string-value="190" calcext:value-type="string">
            <text:p>190</text:p>
          </table:table-cell>
          <table:table-cell table:style-name="Default"/>
          <table:table-cell table:formula="of:=TRIM(REPLACE([.D48];[.R48];[.S48]-[.R48]+1;&quot;&quot;))" office:value-type="string" office:string-value="190 RUE WILSON" calcext:value-type="string">
            <text:p>190 RUE WILSON</text:p>
          </table:table-cell>
          <table:table-cell table:formula="of:=IF([.U48]=0;[.W48];REPLACE([.W48];1;LEN([.U48])+1; ))" office:value-type="string" office:string-value="RUE WILSON" calcext:value-type="string">
            <text:p>RUE WILSON</text:p>
          </table:table-cell>
          <table:table-cell table:style-name="ce15" table:formula="of:=IF(FIND([.W48];[.D48];1))" office:value-type="boolean" office:boolean-value="true" calcext:value-type="boolean">
            <text:p>VRAI</text:p>
          </table:table-cell>
          <table:table-cell table:formula="of:=LEN([.X48])+LEN([.N48])" office:value-type="float" office:value="15" calcext:value-type="float">
            <text:p>15</text:p>
          </table:table-cell>
          <table:table-cell table:formula="of:=FIND(&quot;CEDEX&quot;;[.AB48];1)" office:value-type="string" office:string-value="" calcext:value-type="error">
            <text:p>#VALEUR !</text:p>
          </table:table-cell>
          <table:table-cell table:formula="of:=RIGHT([.D48];[.Z48])" office:value-type="string" office:string-value="ON 46000 CAHORS" calcext:value-type="string">
            <text:p>ON 46000 CAHORS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OT-ET-GARONNE</text:p>
          </table:table-cell>
          <table:table-cell office:value-type="string" calcext:value-type="string">
            <text:p>047000</text:p>
          </table:table-cell>
          <table:table-cell office:value-type="string" calcext:value-type="string">
            <text:p>470C141100</text:p>
          </table:table-cell>
          <table:table-cell office:value-type="string" calcext:value-type="string">
            <text:p>1 PLACE DES JACOBINS BP 70016 47916 AGEN CEDEX 9</text:p>
          </table:table-cell>
          <table:table-cell office:value-type="string" calcext:value-type="string">
            <text:p>BDFEFRPPCCT FR21 3000 1001 03A4 7000 0000 012</text:p>
          </table:table-cell>
          <table:table-cell/>
          <table:table-cell table:style-name="ce13" table:formula="of:=IFNA(ORG.LIBREOFFICE.REGEX([.$D49];[.$H$2]; ;&quot;g&quot;);0)" office:value-type="string" office:string-value="BP 70016 " calcext:value-type="string">
            <text:p>BP 70016 </text:p>
          </table:table-cell>
          <table:table-cell/>
          <table:table-cell table:style-name="ce13" table:formula="of:=ORG.LIBREOFFICE.REGEX([.D49];[.$J$2]; ;&quot;g&quot;)" office:value-type="string" office:string-value="70016" calcext:value-type="string">
            <text:p>70016</text:p>
          </table:table-cell>
          <table:table-cell/>
          <table:table-cell table:style-name="ce13" table:formula="of:=IFNA(ORG.LIBREOFFICE.REGEX([.D49];[.$J$2]; ;2);0)" office:value-type="string" office:string-value="47916" calcext:value-type="string">
            <text:p>47916</text:p>
          </table:table-cell>
          <table:table-cell table:style-name="ce15" table:formula="of:=IF([.G49]=0;TRUE();IF(FIND([.G49];[.D4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9]=0;[.I49];[.K49])" office:value-type="string" office:string-value="47916" calcext:value-type="string">
            <text:p>47916</text:p>
          </table:table-cell>
          <table:table-cell table:style-name="ce18"/>
          <table:table-cell table:style-name="ce15" table:formula="of:=IF(FIND([.N49];[.D49];1))" office:value-type="boolean" office:boolean-value="true" calcext:value-type="boolean">
            <text:p>VRAI</text:p>
          </table:table-cell>
          <table:table-cell table:style-name="ce16"/>
          <table:table-cell table:formula="of:=FIND([.N49];[.D49];1)" office:value-type="float" office:value="31" calcext:value-type="float">
            <text:p>31</text:p>
          </table:table-cell>
          <table:table-cell table:style-name="Default" table:formula="of:=LEN([.D49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49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49];[.R49];[.S49]-[.R49]+1;&quot;&quot;))" office:value-type="string" office:string-value="1 PLACE DES JACOBINS BP 70016" calcext:value-type="string">
            <text:p>1 PLACE DES JACOBINS BP 70016</text:p>
          </table:table-cell>
          <table:table-cell table:formula="of:=IF([.U49]=0;[.W49];REPLACE([.W49];1;LEN([.U49])+1; ))" office:value-type="string" office:string-value="PLACE DES JACOBINS BP 70016" calcext:value-type="string">
            <text:p>PLACE DES JACOBINS BP 70016</text:p>
          </table:table-cell>
          <table:table-cell table:style-name="ce15" table:formula="of:=IF(FIND([.W49];[.D49];1))" office:value-type="boolean" office:boolean-value="true" calcext:value-type="boolean">
            <text:p>VRAI</text:p>
          </table:table-cell>
          <table:table-cell table:formula="of:=LEN([.X49])+LEN([.N49])" office:value-type="float" office:value="32" calcext:value-type="float">
            <text:p>32</text:p>
          </table:table-cell>
          <table:table-cell table:formula="of:=FIND(&quot;CEDEX&quot;;[.AB49];1)" office:value-type="float" office:value="26" calcext:value-type="float">
            <text:p>26</text:p>
          </table:table-cell>
          <table:table-cell table:formula="of:=RIGHT([.D49];[.Z49])" office:value-type="string" office:string-value="BINS BP 70016 47916 AGEN CEDEX 9" calcext:value-type="string">
            <text:p>BINS BP 70016 47916 AGEN CEDEX 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LOZERE</text:p>
          </table:table-cell>
          <table:table-cell office:value-type="string" calcext:value-type="string">
            <text:p>048000</text:p>
          </table:table-cell>
          <table:table-cell office:value-type="string" calcext:value-type="string">
            <text:p>480C140100</text:p>
          </table:table-cell>
          <table:table-cell office:value-type="string" calcext:value-type="string">
            <text:p>1 TER BD LUC ARNAULT BP 131 48005 MENDE CEDEX</text:p>
          </table:table-cell>
          <table:table-cell office:value-type="string" calcext:value-type="string">
            <text:p>BDFEFRPPCCT FR42 3000 1005 27A4 8000 0000 005</text:p>
          </table:table-cell>
          <table:table-cell/>
          <table:table-cell table:style-name="ce13" table:formula="of:=IFNA(ORG.LIBREOFFICE.REGEX([.$D50];[.$H$2]; ;&quot;g&quot;);0)" office:value-type="string" office:string-value="BP 131 " calcext:value-type="string">
            <text:p>BP 131 </text:p>
          </table:table-cell>
          <table:table-cell/>
          <table:table-cell table:style-name="ce13" table:formula="of:=ORG.LIBREOFFICE.REGEX([.D50];[.$J$2]; ;&quot;g&quot;)" office:value-type="string" office:string-value="48005" calcext:value-type="string">
            <text:p>48005</text:p>
          </table:table-cell>
          <table:table-cell/>
          <table:table-cell table:style-name="ce13" table:formula="of:=IFNA(ORG.LIBREOFFICE.REGEX([.D50];[.$J$2]; ;2);0)" office:value-type="float" office:value="0" calcext:value-type="float">
            <text:p>0</text:p>
          </table:table-cell>
          <table:table-cell table:style-name="ce15" table:formula="of:=IF([.G50]=0;TRUE();IF(FIND([.G50];[.D5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0]=0;[.I50];[.K50])" office:value-type="string" office:string-value="48005" calcext:value-type="string">
            <text:p>48005</text:p>
          </table:table-cell>
          <table:table-cell table:style-name="ce18"/>
          <table:table-cell table:style-name="ce15" table:formula="of:=IF(FIND([.N50];[.D50];1))" office:value-type="boolean" office:boolean-value="true" calcext:value-type="boolean">
            <text:p>VRAI</text:p>
          </table:table-cell>
          <table:table-cell table:style-name="ce16"/>
          <table:table-cell table:formula="of:=FIND([.N50];[.D50];1)" office:value-type="float" office:value="29" calcext:value-type="float">
            <text:p>29</text:p>
          </table:table-cell>
          <table:table-cell table:style-name="Default" table:formula="of:=LEN([.D50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0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0];[.R50];[.S50]-[.R50]+1;&quot;&quot;))" office:value-type="string" office:string-value="1 TER BD LUC ARNAULT BP 131" calcext:value-type="string">
            <text:p>1 TER BD LUC ARNAULT BP 131</text:p>
          </table:table-cell>
          <table:table-cell table:formula="of:=IF([.U50]=0;[.W50];REPLACE([.W50];1;LEN([.U50])+1; ))" office:value-type="string" office:string-value="TER BD LUC ARNAULT BP 131" calcext:value-type="string">
            <text:p>TER BD LUC ARNAULT BP 131</text:p>
          </table:table-cell>
          <table:table-cell table:style-name="ce15" table:formula="of:=IF(FIND([.W50];[.D50];1))" office:value-type="boolean" office:boolean-value="true" calcext:value-type="boolean">
            <text:p>VRAI</text:p>
          </table:table-cell>
          <table:table-cell table:formula="of:=LEN([.X50])+LEN([.N50])" office:value-type="float" office:value="30" calcext:value-type="float">
            <text:p>30</text:p>
          </table:table-cell>
          <table:table-cell table:formula="of:=FIND(&quot;CEDEX&quot;;[.AB50];1)" office:value-type="float" office:value="26" calcext:value-type="float">
            <text:p>26</text:p>
          </table:table-cell>
          <table:table-cell table:formula="of:=RIGHT([.D50];[.Z50])" office:value-type="string" office:string-value="NAULT BP 131 48005 MENDE CEDEX" calcext:value-type="string">
            <text:p>NAULT BP 131 48005 MENDE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MAINE ET LOIRE</text:p>
          </table:table-cell>
          <table:table-cell office:value-type="string" calcext:value-type="string">
            <text:p>049000</text:p>
          </table:table-cell>
          <table:table-cell office:value-type="string" calcext:value-type="string">
            <text:p>490C141102</text:p>
          </table:table-cell>
          <table:table-cell office:value-type="string" calcext:value-type="string">
            <text:p>1 RUE TALOT BP 50643 49006 ANGERS CEDEX 1</text:p>
          </table:table-cell>
          <table:table-cell office:value-type="string" calcext:value-type="string">
            <text:p>BDFEFRPPCCT FR35 3000 1001 27A4 9000 0000 039</text:p>
          </table:table-cell>
          <table:table-cell/>
          <table:table-cell table:style-name="ce13" table:formula="of:=IFNA(ORG.LIBREOFFICE.REGEX([.$D51];[.$H$2]; ;&quot;g&quot;);0)" office:value-type="string" office:string-value="BP 50643 " calcext:value-type="string">
            <text:p>BP 50643 </text:p>
          </table:table-cell>
          <table:table-cell/>
          <table:table-cell table:style-name="ce13" table:formula="of:=ORG.LIBREOFFICE.REGEX([.D51];[.$J$2]; ;&quot;g&quot;)" office:value-type="string" office:string-value="50643" calcext:value-type="string">
            <text:p>50643</text:p>
          </table:table-cell>
          <table:table-cell/>
          <table:table-cell table:style-name="ce13" table:formula="of:=IFNA(ORG.LIBREOFFICE.REGEX([.D51];[.$J$2]; ;2);0)" office:value-type="string" office:string-value="49006" calcext:value-type="string">
            <text:p>49006</text:p>
          </table:table-cell>
          <table:table-cell table:style-name="ce15" table:formula="of:=IF([.G51]=0;TRUE();IF(FIND([.G51];[.D5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1]=0;[.I51];[.K51])" office:value-type="string" office:string-value="49006" calcext:value-type="string">
            <text:p>49006</text:p>
          </table:table-cell>
          <table:table-cell table:style-name="ce18"/>
          <table:table-cell table:style-name="ce15" table:formula="of:=IF(FIND([.N51];[.D51];1))" office:value-type="boolean" office:boolean-value="true" calcext:value-type="boolean">
            <text:p>VRAI</text:p>
          </table:table-cell>
          <table:table-cell table:style-name="ce16"/>
          <table:table-cell table:formula="of:=FIND([.N51];[.D51];1)" office:value-type="float" office:value="22" calcext:value-type="float">
            <text:p>22</text:p>
          </table:table-cell>
          <table:table-cell table:style-name="Default" table:formula="of:=LEN([.D51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51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1];[.R51];[.S51]-[.R51]+1;&quot;&quot;))" office:value-type="string" office:string-value="1 RUE TALOT BP 50643" calcext:value-type="string">
            <text:p>1 RUE TALOT BP 50643</text:p>
          </table:table-cell>
          <table:table-cell table:formula="of:=IF([.U51]=0;[.W51];REPLACE([.W51];1;LEN([.U51])+1; ))" office:value-type="string" office:string-value="RUE TALOT BP 50643" calcext:value-type="string">
            <text:p>RUE TALOT BP 50643</text:p>
          </table:table-cell>
          <table:table-cell table:style-name="ce15" table:formula="of:=IF(FIND([.W51];[.D51];1))" office:value-type="boolean" office:boolean-value="true" calcext:value-type="boolean">
            <text:p>VRAI</text:p>
          </table:table-cell>
          <table:table-cell table:formula="of:=LEN([.X51])+LEN([.N51])" office:value-type="float" office:value="23" calcext:value-type="float">
            <text:p>23</text:p>
          </table:table-cell>
          <table:table-cell table:formula="of:=FIND(&quot;CEDEX&quot;;[.AB51];1)" office:value-type="float" office:value="17" calcext:value-type="float">
            <text:p>17</text:p>
          </table:table-cell>
          <table:table-cell table:formula="of:=RIGHT([.D51];[.Z51])" office:value-type="string" office:string-value="43 49006 ANGERS CEDEX 1" calcext:value-type="string">
            <text:p>43 49006 ANGERS CEDEX 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MANCHE</text:p>
          </table:table-cell>
          <table:table-cell office:value-type="string" calcext:value-type="string">
            <text:p>050000</text:p>
          </table:table-cell>
          <table:table-cell office:value-type="string" calcext:value-type="string">
            <text:p>500B141104</text:p>
          </table:table-cell>
          <table:table-cell office:value-type="string" calcext:value-type="string">
            <text:p>PL PREFECTURE-PRODIV-BP 225 50015 ST LO CEDEX</text:p>
          </table:table-cell>
          <table:table-cell office:value-type="string" calcext:value-type="string">
            <text:p>BDFEFRPPCCT FR56 3000 1007 45A5 0000 0000 032</text:p>
          </table:table-cell>
          <table:table-cell/>
          <table:table-cell table:style-name="ce13" table:formula="of:=IFNA(ORG.LIBREOFFICE.REGEX([.$D52];[.$H$2]; ;&quot;g&quot;);0)" office:value-type="string" office:string-value="BP 225 " calcext:value-type="string">
            <text:p>BP 225 </text:p>
          </table:table-cell>
          <table:table-cell/>
          <table:table-cell table:style-name="ce13" table:formula="of:=ORG.LIBREOFFICE.REGEX([.D52];[.$J$2]; ;&quot;g&quot;)" office:value-type="string" office:string-value="50015" calcext:value-type="string">
            <text:p>50015</text:p>
          </table:table-cell>
          <table:table-cell/>
          <table:table-cell table:style-name="ce13" table:formula="of:=IFNA(ORG.LIBREOFFICE.REGEX([.D52];[.$J$2]; ;2);0)" office:value-type="float" office:value="0" calcext:value-type="float">
            <text:p>0</text:p>
          </table:table-cell>
          <table:table-cell table:style-name="ce15" table:formula="of:=IF([.G52]=0;TRUE();IF(FIND([.G52];[.D5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2]=0;[.I52];[.K52])" office:value-type="string" office:string-value="50015" calcext:value-type="string">
            <text:p>50015</text:p>
          </table:table-cell>
          <table:table-cell table:style-name="ce18"/>
          <table:table-cell table:style-name="ce15" table:formula="of:=IF(FIND([.N52];[.D52];1))" office:value-type="boolean" office:boolean-value="true" calcext:value-type="boolean">
            <text:p>VRAI</text:p>
          </table:table-cell>
          <table:table-cell table:style-name="ce16"/>
          <table:table-cell table:formula="of:=FIND([.N52];[.D52];1)" office:value-type="float" office:value="29" calcext:value-type="float">
            <text:p>29</text:p>
          </table:table-cell>
          <table:table-cell table:style-name="Default" table:formula="of:=LEN([.D52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52];[.R52];[.S52]-[.R52]+1;&quot;&quot;))" office:value-type="string" office:string-value="PL PREFECTURE-PRODIV-BP 225" calcext:value-type="string">
            <text:p>PL PREFECTURE-PRODIV-BP 225</text:p>
          </table:table-cell>
          <table:table-cell table:formula="of:=IF([.U52]=0;[.W52];REPLACE([.W52];1;LEN([.U52])+1; ))" office:value-type="string" office:string-value="PL PREFECTURE-PRODIV-BP 225" calcext:value-type="string">
            <text:p>PL PREFECTURE-PRODIV-BP 225</text:p>
          </table:table-cell>
          <table:table-cell table:style-name="ce15" table:formula="of:=IF(FIND([.W52];[.D52];1))" office:value-type="boolean" office:boolean-value="true" calcext:value-type="boolean">
            <text:p>VRAI</text:p>
          </table:table-cell>
          <table:table-cell table:formula="of:=LEN([.X52])+LEN([.N52])" office:value-type="float" office:value="32" calcext:value-type="float">
            <text:p>32</text:p>
          </table:table-cell>
          <table:table-cell table:formula="of:=FIND(&quot;CEDEX&quot;;[.AB52];1)" office:value-type="float" office:value="28" calcext:value-type="float">
            <text:p>28</text:p>
          </table:table-cell>
          <table:table-cell table:formula="of:=RIGHT([.D52];[.Z52])" office:value-type="string" office:string-value="-PRODIV-BP 225 50015 ST LO CEDEX" calcext:value-type="string">
            <text:p>-PRODIV-BP 225 50015 ST LO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MARNE</text:p>
          </table:table-cell>
          <table:table-cell office:value-type="string" calcext:value-type="string">
            <text:p>051000</text:p>
          </table:table-cell>
          <table:table-cell office:value-type="string" calcext:value-type="string">
            <text:p>510C140102</text:p>
          </table:table-cell>
          <table:table-cell office:value-type="string" calcext:value-type="string">
            <text:p>12 RUE SAINTE MARGUERITE 51022 CHALONS EN CHAMP. CEDEX</text:p>
          </table:table-cell>
          <table:table-cell office:value-type="string" calcext:value-type="string">
            <text:p>BDFEFRPPCCT FR74 3000 1002 77A5 1000 0000 019</text:p>
          </table:table-cell>
          <table:table-cell/>
          <table:table-cell table:style-name="ce13" table:formula="of:=IFNA(ORG.LIBREOFFICE.REGEX([.$D5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3];[.$J$2]; ;&quot;g&quot;)" office:value-type="string" office:string-value="51022" calcext:value-type="string">
            <text:p>51022</text:p>
          </table:table-cell>
          <table:table-cell/>
          <table:table-cell table:style-name="ce13" table:formula="of:=IFNA(ORG.LIBREOFFICE.REGEX([.D53];[.$J$2]; ;2);0)" office:value-type="float" office:value="0" calcext:value-type="float">
            <text:p>0</text:p>
          </table:table-cell>
          <table:table-cell table:style-name="ce15" table:formula="of:=IF([.G53]=0;TRUE();IF(FIND([.G53];[.D5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3]=0;[.I53];[.K53])" office:value-type="string" office:string-value="51022" calcext:value-type="string">
            <text:p>51022</text:p>
          </table:table-cell>
          <table:table-cell table:style-name="ce18"/>
          <table:table-cell table:style-name="ce15" table:formula="of:=IF(FIND([.N53];[.D53];1))" office:value-type="boolean" office:boolean-value="true" calcext:value-type="boolean">
            <text:p>VRAI</text:p>
          </table:table-cell>
          <table:table-cell table:style-name="ce16"/>
          <table:table-cell table:formula="of:=FIND([.N53];[.D53];1)" office:value-type="float" office:value="26" calcext:value-type="float">
            <text:p>26</text:p>
          </table:table-cell>
          <table:table-cell table:style-name="Default" table:formula="of:=LEN([.D53])" office:value-type="float" office:value="54" calcext:value-type="float">
            <text:p>54</text:p>
          </table:table-cell>
          <table:table-cell table:style-name="Default"/>
          <table:table-cell table:style-name="ce21" table:formula="of:=IFNA(ORG.LIBREOFFICE.REGEX([.D53];&quot;^[0-9-]{1,7}&quot;; ;1); )" office:value-type="string" office:string-value="12" calcext:value-type="string">
            <text:p>12</text:p>
          </table:table-cell>
          <table:table-cell table:style-name="Default"/>
          <table:table-cell table:formula="of:=TRIM(REPLACE([.D53];[.R53];[.S53]-[.R53]+1;&quot;&quot;))" office:value-type="string" office:string-value="12 RUE SAINTE MARGUERITE" calcext:value-type="string">
            <text:p>12 RUE SAINTE MARGUERITE</text:p>
          </table:table-cell>
          <table:table-cell table:formula="of:=IF([.U53]=0;[.W53];REPLACE([.W53];1;LEN([.U53])+1; ))" office:value-type="string" office:string-value="RUE SAINTE MARGUERITE" calcext:value-type="string">
            <text:p>RUE SAINTE MARGUERITE</text:p>
          </table:table-cell>
          <table:table-cell table:style-name="ce15" table:formula="of:=IF(FIND([.W53];[.D53];1))" office:value-type="boolean" office:boolean-value="true" calcext:value-type="boolean">
            <text:p>VRAI</text:p>
          </table:table-cell>
          <table:table-cell table:formula="of:=LEN([.X53])+LEN([.N53])" office:value-type="float" office:value="26" calcext:value-type="float">
            <text:p>26</text:p>
          </table:table-cell>
          <table:table-cell table:formula="of:=FIND(&quot;CEDEX&quot;;[.AB53];1)" office:value-type="float" office:value="22" calcext:value-type="float">
            <text:p>22</text:p>
          </table:table-cell>
          <table:table-cell table:formula="of:=RIGHT([.D53];[.Z53])" office:value-type="string" office:string-value="22 CHALONS EN CHAMP. CEDEX" calcext:value-type="string">
            <text:p>22 CHALONS EN CHAMP.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HAUTE-MARNE</text:p>
          </table:table-cell>
          <table:table-cell office:value-type="string" calcext:value-type="string">
            <text:p>052000</text:p>
          </table:table-cell>
          <table:table-cell office:value-type="string" calcext:value-type="string">
            <text:p>520C141100</text:p>
          </table:table-cell>
          <table:table-cell office:value-type="string" calcext:value-type="string">
            <text:p>5 RUE DE LORRAINE - CS 10523 52011 CHAUMONT CEDEX</text:p>
          </table:table-cell>
          <table:table-cell office:value-type="string" calcext:value-type="string">
            <text:p>BDFEFRPPCCT FR36 3000 1002 95A5 2000 0000 088</text:p>
          </table:table-cell>
          <table:table-cell/>
          <table:table-cell table:style-name="ce13" table:formula="of:=IFNA(ORG.LIBREOFFICE.REGEX([.$D54];[.$H$2]; ;&quot;g&quot;);0)" office:value-type="string" office:string-value="CS 10523" calcext:value-type="string">
            <text:p>CS 10523</text:p>
          </table:table-cell>
          <table:table-cell/>
          <table:table-cell table:style-name="ce13" table:formula="of:=ORG.LIBREOFFICE.REGEX([.D54];[.$J$2]; ;&quot;g&quot;)" office:value-type="string" office:string-value="10523" calcext:value-type="string">
            <text:p>10523</text:p>
          </table:table-cell>
          <table:table-cell/>
          <table:table-cell table:style-name="ce13" table:formula="of:=IFNA(ORG.LIBREOFFICE.REGEX([.D54];[.$J$2]; ;2);0)" office:value-type="string" office:string-value="52011" calcext:value-type="string">
            <text:p>52011</text:p>
          </table:table-cell>
          <table:table-cell table:style-name="ce15" table:formula="of:=IF([.G54]=0;TRUE();IF(FIND([.G54];[.D5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4]=0;[.I54];[.K54])" office:value-type="string" office:string-value="52011" calcext:value-type="string">
            <text:p>52011</text:p>
          </table:table-cell>
          <table:table-cell table:style-name="ce18"/>
          <table:table-cell table:style-name="ce15" table:formula="of:=IF(FIND([.N54];[.D54];1))" office:value-type="boolean" office:boolean-value="true" calcext:value-type="boolean">
            <text:p>VRAI</text:p>
          </table:table-cell>
          <table:table-cell table:style-name="ce16"/>
          <table:table-cell table:formula="of:=FIND([.N54];[.D54];1)" office:value-type="float" office:value="30" calcext:value-type="float">
            <text:p>30</text:p>
          </table:table-cell>
          <table:table-cell table:style-name="Default" table:formula="of:=LEN([.D54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54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54];[.R54];[.S54]-[.R54]+1;&quot;&quot;))" office:value-type="string" office:string-value="5 RUE DE LORRAINE - CS 10523" calcext:value-type="string">
            <text:p>5 RUE DE LORRAINE - CS 10523</text:p>
          </table:table-cell>
          <table:table-cell table:formula="of:=IF([.U54]=0;[.W54];REPLACE([.W54];1;LEN([.U54])+1; ))" office:value-type="string" office:string-value="RUE DE LORRAINE - CS 10523" calcext:value-type="string">
            <text:p>RUE DE LORRAINE - CS 10523</text:p>
          </table:table-cell>
          <table:table-cell table:style-name="ce15" table:formula="of:=IF(FIND([.W54];[.D54];1))" office:value-type="boolean" office:boolean-value="true" calcext:value-type="boolean">
            <text:p>VRAI</text:p>
          </table:table-cell>
          <table:table-cell table:formula="of:=LEN([.X54])+LEN([.N54])" office:value-type="float" office:value="31" calcext:value-type="float">
            <text:p>31</text:p>
          </table:table-cell>
          <table:table-cell table:formula="of:=FIND(&quot;CEDEX&quot;;[.AB54];1)" office:value-type="float" office:value="27" calcext:value-type="float">
            <text:p>27</text:p>
          </table:table-cell>
          <table:table-cell table:formula="of:=RIGHT([.D54];[.Z54])" office:value-type="string" office:string-value="- CS 10523 52011 CHAUMONT CEDEX" calcext:value-type="string">
            <text:p>- CS 10523 52011 CHAUMONT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MAYENNE</text:p>
          </table:table-cell>
          <table:table-cell office:value-type="string" calcext:value-type="string">
            <text:p>053000</text:p>
          </table:table-cell>
          <table:table-cell office:value-type="string" calcext:value-type="string">
            <text:p>530C141103</text:p>
          </table:table-cell>
          <table:table-cell office:value-type="string" calcext:value-type="string">
            <text:p>24 ALLEE DE CAMBRAI 53014 LAVAL CEDEX</text:p>
          </table:table-cell>
          <table:table-cell office:value-type="string" calcext:value-type="string">
            <text:p>BDFEFRPPCCT FR67 3000 1004 59A5 3000 0000 004</text:p>
          </table:table-cell>
          <table:table-cell/>
          <table:table-cell table:style-name="ce13" table:formula="of:=IFNA(ORG.LIBREOFFICE.REGEX([.$D5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5];[.$J$2]; ;&quot;g&quot;)" office:value-type="string" office:string-value="53014" calcext:value-type="string">
            <text:p>53014</text:p>
          </table:table-cell>
          <table:table-cell/>
          <table:table-cell table:style-name="ce13" table:formula="of:=IFNA(ORG.LIBREOFFICE.REGEX([.D55];[.$J$2]; ;2);0)" office:value-type="float" office:value="0" calcext:value-type="float">
            <text:p>0</text:p>
          </table:table-cell>
          <table:table-cell table:style-name="ce15" table:formula="of:=IF([.G55]=0;TRUE();IF(FIND([.G55];[.D5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5]=0;[.I55];[.K55])" office:value-type="string" office:string-value="53014" calcext:value-type="string">
            <text:p>53014</text:p>
          </table:table-cell>
          <table:table-cell table:style-name="ce18"/>
          <table:table-cell table:style-name="ce15" table:formula="of:=IF(FIND([.N55];[.D55];1))" office:value-type="boolean" office:boolean-value="true" calcext:value-type="boolean">
            <text:p>VRAI</text:p>
          </table:table-cell>
          <table:table-cell table:style-name="ce16"/>
          <table:table-cell table:formula="of:=FIND([.N55];[.D55];1)" office:value-type="float" office:value="21" calcext:value-type="float">
            <text:p>21</text:p>
          </table:table-cell>
          <table:table-cell table:style-name="Default" table:formula="of:=LEN([.D55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55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55];[.R55];[.S55]-[.R55]+1;&quot;&quot;))" office:value-type="string" office:string-value="24 ALLEE DE CAMBRAI" calcext:value-type="string">
            <text:p>24 ALLEE DE CAMBRAI</text:p>
          </table:table-cell>
          <table:table-cell table:formula="of:=IF([.U55]=0;[.W55];REPLACE([.W55];1;LEN([.U55])+1; ))" office:value-type="string" office:string-value="ALLEE DE CAMBRAI" calcext:value-type="string">
            <text:p>ALLEE DE CAMBRAI</text:p>
          </table:table-cell>
          <table:table-cell table:style-name="ce15" table:formula="of:=IF(FIND([.W55];[.D55];1))" office:value-type="boolean" office:boolean-value="true" calcext:value-type="boolean">
            <text:p>VRAI</text:p>
          </table:table-cell>
          <table:table-cell table:formula="of:=LEN([.X55])+LEN([.N55])" office:value-type="float" office:value="21" calcext:value-type="float">
            <text:p>21</text:p>
          </table:table-cell>
          <table:table-cell table:formula="of:=FIND(&quot;CEDEX&quot;;[.AB55];1)" office:value-type="float" office:value="17" calcext:value-type="float">
            <text:p>17</text:p>
          </table:table-cell>
          <table:table-cell table:formula="of:=RIGHT([.D55];[.Z55])" office:value-type="string" office:string-value="RAI 53014 LAVAL CEDEX" calcext:value-type="string">
            <text:p>RAI 53014 LAVAL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MEURTHE ET MOSELLE</text:p>
          </table:table-cell>
          <table:table-cell office:value-type="string" calcext:value-type="string">
            <text:p>054000</text:p>
          </table:table-cell>
          <table:table-cell office:value-type="string" calcext:value-type="string">
            <text:p>540C141103</text:p>
          </table:table-cell>
          <table:table-cell office:value-type="string" calcext:value-type="string">
            <text:p>50 RUE DES PONTS - CS 60069 54036 NANCY CEDEX</text:p>
          </table:table-cell>
          <table:table-cell office:value-type="string" calcext:value-type="string">
            <text:p>BDFEFRPPCCT FR10 3000 1005 83A5 4000 0000 035</text:p>
          </table:table-cell>
          <table:table-cell/>
          <table:table-cell table:style-name="ce13" table:formula="of:=IFNA(ORG.LIBREOFFICE.REGEX([.$D56];[.$H$2]; ;&quot;g&quot;);0)" office:value-type="string" office:string-value="CS 60069" calcext:value-type="string">
            <text:p>CS 60069</text:p>
          </table:table-cell>
          <table:table-cell/>
          <table:table-cell table:style-name="ce13" table:formula="of:=ORG.LIBREOFFICE.REGEX([.D56];[.$J$2]; ;&quot;g&quot;)" office:value-type="string" office:string-value="60069" calcext:value-type="string">
            <text:p>60069</text:p>
          </table:table-cell>
          <table:table-cell/>
          <table:table-cell table:style-name="ce13" table:formula="of:=IFNA(ORG.LIBREOFFICE.REGEX([.D56];[.$J$2]; ;2);0)" office:value-type="string" office:string-value="54036" calcext:value-type="string">
            <text:p>54036</text:p>
          </table:table-cell>
          <table:table-cell table:style-name="ce15" table:formula="of:=IF([.G56]=0;TRUE();IF(FIND([.G56];[.D5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6]=0;[.I56];[.K56])" office:value-type="string" office:string-value="54036" calcext:value-type="string">
            <text:p>54036</text:p>
          </table:table-cell>
          <table:table-cell table:style-name="ce18"/>
          <table:table-cell table:style-name="ce15" table:formula="of:=IF(FIND([.N56];[.D56];1))" office:value-type="boolean" office:boolean-value="true" calcext:value-type="boolean">
            <text:p>VRAI</text:p>
          </table:table-cell>
          <table:table-cell table:style-name="ce16"/>
          <table:table-cell table:formula="of:=FIND([.N56];[.D56];1)" office:value-type="float" office:value="29" calcext:value-type="float">
            <text:p>29</text:p>
          </table:table-cell>
          <table:table-cell table:style-name="Default" table:formula="of:=LEN([.D56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6];&quot;^[0-9-]{1,7}&quot;; ;1); )" office:value-type="string" office:string-value="50" calcext:value-type="string">
            <text:p>50</text:p>
          </table:table-cell>
          <table:table-cell table:style-name="Default"/>
          <table:table-cell table:formula="of:=TRIM(REPLACE([.D56];[.R56];[.S56]-[.R56]+1;&quot;&quot;))" office:value-type="string" office:string-value="50 RUE DES PONTS - CS 60069" calcext:value-type="string">
            <text:p>50 RUE DES PONTS - CS 60069</text:p>
          </table:table-cell>
          <table:table-cell table:formula="of:=IF([.U56]=0;[.W56];REPLACE([.W56];1;LEN([.U56])+1; ))" office:value-type="string" office:string-value="RUE DES PONTS - CS 60069" calcext:value-type="string">
            <text:p>RUE DES PONTS - CS 60069</text:p>
          </table:table-cell>
          <table:table-cell table:style-name="ce15" table:formula="of:=IF(FIND([.W56];[.D56];1))" office:value-type="boolean" office:boolean-value="true" calcext:value-type="boolean">
            <text:p>VRAI</text:p>
          </table:table-cell>
          <table:table-cell table:formula="of:=LEN([.X56])+LEN([.N56])" office:value-type="float" office:value="29" calcext:value-type="float">
            <text:p>29</text:p>
          </table:table-cell>
          <table:table-cell table:formula="of:=FIND(&quot;CEDEX&quot;;[.AB56];1)" office:value-type="float" office:value="25" calcext:value-type="float">
            <text:p>25</text:p>
          </table:table-cell>
          <table:table-cell table:formula="of:=RIGHT([.D56];[.Z56])" office:value-type="string" office:string-value=" - CS 60069 54036 NANCY CEDEX" calcext:value-type="string">
            <text:p><text:s/>- CS 60069 54036 NANCY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MEUSE</text:p>
          </table:table-cell>
          <table:table-cell office:value-type="string" calcext:value-type="string">
            <text:p>055000</text:p>
          </table:table-cell>
          <table:table-cell office:value-type="string" calcext:value-type="string">
            <text:p>550B100101</text:p>
          </table:table-cell>
          <table:table-cell office:value-type="string" calcext:value-type="string">
            <text:p>17 RUE DU GENERAL DE GAULLE 55012 BAR LE DUC CEDEX</text:p>
          </table:table-cell>
          <table:table-cell office:value-type="string" calcext:value-type="string">
            <text:p>BDFEFRPPCCT FR37 3000 1001 72A5 5000 0000 040</text:p>
          </table:table-cell>
          <table:table-cell/>
          <table:table-cell table:style-name="ce13" table:formula="of:=IFNA(ORG.LIBREOFFICE.REGEX([.$D5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7];[.$J$2]; ;&quot;g&quot;)" office:value-type="string" office:string-value="55012" calcext:value-type="string">
            <text:p>55012</text:p>
          </table:table-cell>
          <table:table-cell/>
          <table:table-cell table:style-name="ce13" table:formula="of:=IFNA(ORG.LIBREOFFICE.REGEX([.D57];[.$J$2]; ;2);0)" office:value-type="float" office:value="0" calcext:value-type="float">
            <text:p>0</text:p>
          </table:table-cell>
          <table:table-cell table:style-name="ce15" table:formula="of:=IF([.G57]=0;TRUE();IF(FIND([.G57];[.D5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7]=0;[.I57];[.K57])" office:value-type="string" office:string-value="55012" calcext:value-type="string">
            <text:p>55012</text:p>
          </table:table-cell>
          <table:table-cell table:style-name="ce18"/>
          <table:table-cell table:style-name="ce15" table:formula="of:=IF(FIND([.N57];[.D57];1))" office:value-type="boolean" office:boolean-value="true" calcext:value-type="boolean">
            <text:p>VRAI</text:p>
          </table:table-cell>
          <table:table-cell table:style-name="ce16"/>
          <table:table-cell table:formula="of:=FIND([.N57];[.D57];1)" office:value-type="float" office:value="29" calcext:value-type="float">
            <text:p>29</text:p>
          </table:table-cell>
          <table:table-cell table:style-name="Default" table:formula="of:=LEN([.D57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57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57];[.R57];[.S57]-[.R57]+1;&quot;&quot;))" office:value-type="string" office:string-value="17 RUE DU GENERAL DE GAULLE" calcext:value-type="string">
            <text:p>17 RUE DU GENERAL DE GAULLE</text:p>
          </table:table-cell>
          <table:table-cell table:formula="of:=IF([.U57]=0;[.W57];REPLACE([.W57];1;LEN([.U57])+1; ))" office:value-type="string" office:string-value="RUE DU GENERAL DE GAULLE" calcext:value-type="string">
            <text:p>RUE DU GENERAL DE GAULLE</text:p>
          </table:table-cell>
          <table:table-cell table:style-name="ce15" table:formula="of:=IF(FIND([.W57];[.D57];1))" office:value-type="boolean" office:boolean-value="true" calcext:value-type="boolean">
            <text:p>VRAI</text:p>
          </table:table-cell>
          <table:table-cell table:formula="of:=LEN([.X57])+LEN([.N57])" office:value-type="float" office:value="29" calcext:value-type="float">
            <text:p>29</text:p>
          </table:table-cell>
          <table:table-cell table:formula="of:=FIND(&quot;CEDEX&quot;;[.AB57];1)" office:value-type="float" office:value="25" calcext:value-type="float">
            <text:p>25</text:p>
          </table:table-cell>
          <table:table-cell table:formula="of:=RIGHT([.D57];[.Z57])" office:value-type="string" office:string-value="GAULLE 55012 BAR LE DUC CEDEX" calcext:value-type="string">
            <text:p>GAULLE 55012 BAR LE DUC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MORBIHAN</text:p>
          </table:table-cell>
          <table:table-cell office:value-type="string" calcext:value-type="string">
            <text:p>056000</text:p>
          </table:table-cell>
          <table:table-cell office:value-type="string" calcext:value-type="string">
            <text:p>560C141104</text:p>
          </table:table-cell>
          <table:table-cell office:value-type="string" calcext:value-type="string">
            <text:p>35 BLD DE LA PAIX BP 510 56019 VANNES CEDEX</text:p>
          </table:table-cell>
          <table:table-cell office:value-type="string" calcext:value-type="string">
            <text:p>BDFEFRPPCCT FR74 3000 1008 59A5 6000 0000 065</text:p>
          </table:table-cell>
          <table:table-cell/>
          <table:table-cell table:style-name="ce13" table:formula="of:=IFNA(ORG.LIBREOFFICE.REGEX([.$D58];[.$H$2]; ;&quot;g&quot;);0)" office:value-type="string" office:string-value="BP 510 " calcext:value-type="string">
            <text:p>BP 510 </text:p>
          </table:table-cell>
          <table:table-cell/>
          <table:table-cell table:style-name="ce13" table:formula="of:=ORG.LIBREOFFICE.REGEX([.D58];[.$J$2]; ;&quot;g&quot;)" office:value-type="string" office:string-value="56019" calcext:value-type="string">
            <text:p>56019</text:p>
          </table:table-cell>
          <table:table-cell/>
          <table:table-cell table:style-name="ce13" table:formula="of:=IFNA(ORG.LIBREOFFICE.REGEX([.D58];[.$J$2]; ;2);0)" office:value-type="float" office:value="0" calcext:value-type="float">
            <text:p>0</text:p>
          </table:table-cell>
          <table:table-cell table:style-name="ce15" table:formula="of:=IF([.G58]=0;TRUE();IF(FIND([.G58];[.D5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8]=0;[.I58];[.K58])" office:value-type="string" office:string-value="56019" calcext:value-type="string">
            <text:p>56019</text:p>
          </table:table-cell>
          <table:table-cell table:style-name="ce18"/>
          <table:table-cell table:style-name="ce15" table:formula="of:=IF(FIND([.N58];[.D58];1))" office:value-type="boolean" office:boolean-value="true" calcext:value-type="boolean">
            <text:p>VRAI</text:p>
          </table:table-cell>
          <table:table-cell table:style-name="ce16"/>
          <table:table-cell table:formula="of:=FIND([.N58];[.D58];1)" office:value-type="float" office:value="26" calcext:value-type="float">
            <text:p>26</text:p>
          </table:table-cell>
          <table:table-cell table:style-name="Default" table:formula="of:=LEN([.D58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58];&quot;^[0-9-]{1,7}&quot;; ;1); )" office:value-type="string" office:string-value="35" calcext:value-type="string">
            <text:p>35</text:p>
          </table:table-cell>
          <table:table-cell table:style-name="Default"/>
          <table:table-cell table:formula="of:=TRIM(REPLACE([.D58];[.R58];[.S58]-[.R58]+1;&quot;&quot;))" office:value-type="string" office:string-value="35 BLD DE LA PAIX BP 510" calcext:value-type="string">
            <text:p>35 BLD DE LA PAIX BP 510</text:p>
          </table:table-cell>
          <table:table-cell table:formula="of:=IF([.U58]=0;[.W58];REPLACE([.W58];1;LEN([.U58])+1; ))" office:value-type="string" office:string-value="BLD DE LA PAIX BP 510" calcext:value-type="string">
            <text:p>BLD DE LA PAIX BP 510</text:p>
          </table:table-cell>
          <table:table-cell table:style-name="ce15" table:formula="of:=IF(FIND([.W58];[.D58];1))" office:value-type="boolean" office:boolean-value="true" calcext:value-type="boolean">
            <text:p>VRAI</text:p>
          </table:table-cell>
          <table:table-cell table:formula="of:=LEN([.X58])+LEN([.N58])" office:value-type="float" office:value="26" calcext:value-type="float">
            <text:p>26</text:p>
          </table:table-cell>
          <table:table-cell table:formula="of:=FIND(&quot;CEDEX&quot;;[.AB58];1)" office:value-type="float" office:value="22" calcext:value-type="float">
            <text:p>22</text:p>
          </table:table-cell>
          <table:table-cell table:formula="of:=RIGHT([.D58];[.Z58])" office:value-type="string" office:string-value=" BP 510 56019 VANNES CEDEX" calcext:value-type="string">
            <text:p><text:s/>BP 510 56019 VANNE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MOSELLE</text:p>
          </table:table-cell>
          <table:table-cell office:value-type="string" calcext:value-type="string">
            <text:p>057000</text:p>
          </table:table-cell>
          <table:table-cell office:value-type="string" calcext:value-type="string">
            <text:p>570C142101</text:p>
          </table:table-cell>
          <table:table-cell office:value-type="string" calcext:value-type="string">
            <text:p>1 RUE F. DE CUREL - BP 41054 57036 METZ CEDEX 1</text:p>
          </table:table-cell>
          <table:table-cell office:value-type="string" calcext:value-type="string">
            <text:p>BDFEFRPPCCT FR27 3000 1005 29A5 7000 0000 019</text:p>
          </table:table-cell>
          <table:table-cell/>
          <table:table-cell table:style-name="ce13" table:formula="of:=IFNA(ORG.LIBREOFFICE.REGEX([.$D59];[.$H$2]; ;&quot;g&quot;);0)" office:value-type="string" office:string-value="BP 41054 " calcext:value-type="string">
            <text:p>BP 41054 </text:p>
          </table:table-cell>
          <table:table-cell/>
          <table:table-cell table:style-name="ce13" table:formula="of:=ORG.LIBREOFFICE.REGEX([.D59];[.$J$2]; ;&quot;g&quot;)" office:value-type="string" office:string-value="41054" calcext:value-type="string">
            <text:p>41054</text:p>
          </table:table-cell>
          <table:table-cell/>
          <table:table-cell table:style-name="ce13" table:formula="of:=IFNA(ORG.LIBREOFFICE.REGEX([.D59];[.$J$2]; ;2);0)" office:value-type="string" office:string-value="57036" calcext:value-type="string">
            <text:p>57036</text:p>
          </table:table-cell>
          <table:table-cell table:style-name="ce15" table:formula="of:=IF([.G59]=0;TRUE();IF(FIND([.G59];[.D5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9]=0;[.I59];[.K59])" office:value-type="string" office:string-value="57036" calcext:value-type="string">
            <text:p>57036</text:p>
          </table:table-cell>
          <table:table-cell table:style-name="ce18"/>
          <table:table-cell table:style-name="ce15" table:formula="of:=IF(FIND([.N59];[.D59];1))" office:value-type="boolean" office:boolean-value="true" calcext:value-type="boolean">
            <text:p>VRAI</text:p>
          </table:table-cell>
          <table:table-cell table:style-name="ce16"/>
          <table:table-cell table:formula="of:=FIND([.N59];[.D59];1)" office:value-type="float" office:value="30" calcext:value-type="float">
            <text:p>30</text:p>
          </table:table-cell>
          <table:table-cell table:style-name="Default" table:formula="of:=LEN([.D5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59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9];[.R59];[.S59]-[.R59]+1;&quot;&quot;))" office:value-type="string" office:string-value="1 RUE F. DE CUREL - BP 41054" calcext:value-type="string">
            <text:p>1 RUE F. DE CUREL - BP 41054</text:p>
          </table:table-cell>
          <table:table-cell table:formula="of:=IF([.U59]=0;[.W59];REPLACE([.W59];1;LEN([.U59])+1; ))" office:value-type="string" office:string-value="RUE F. DE CUREL - BP 41054" calcext:value-type="string">
            <text:p>RUE F. DE CUREL - BP 41054</text:p>
          </table:table-cell>
          <table:table-cell table:style-name="ce15" table:formula="of:=IF(FIND([.W59];[.D59];1))" office:value-type="boolean" office:boolean-value="true" calcext:value-type="boolean">
            <text:p>VRAI</text:p>
          </table:table-cell>
          <table:table-cell table:formula="of:=LEN([.X59])+LEN([.N59])" office:value-type="float" office:value="31" calcext:value-type="float">
            <text:p>31</text:p>
          </table:table-cell>
          <table:table-cell table:formula="of:=FIND(&quot;CEDEX&quot;;[.AB59];1)" office:value-type="float" office:value="25" calcext:value-type="float">
            <text:p>25</text:p>
          </table:table-cell>
          <table:table-cell table:formula="of:=RIGHT([.D59];[.Z59])" office:value-type="string" office:string-value="L - BP 41054 57036 METZ CEDEX 1" calcext:value-type="string">
            <text:p>L - BP 41054 57036 METZ CEDEX 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NIEVRE POLE ANIMATION</text:p>
          </table:table-cell>
          <table:table-cell office:value-type="string" calcext:value-type="string">
            <text:p>058000</text:p>
          </table:table-cell>
          <table:table-cell office:value-type="string" calcext:value-type="string">
            <text:p>580B100201</text:p>
          </table:table-cell>
          <table:table-cell office:value-type="string" calcext:value-type="string">
            <text:p>12RUE H BARBUSSE BP 28 58019 NEVERS CEDEX</text:p>
          </table:table-cell>
          <table:table-cell office:value-type="string" calcext:value-type="string">
            <text:p>BDFEFRPPCCT FR73 3000 1005 94A5 8000 0000 062</text:p>
          </table:table-cell>
          <table:table-cell/>
          <table:table-cell table:style-name="ce13" table:formula="of:=IFNA(ORG.LIBREOFFICE.REGEX([.$D6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0];[.$J$2]; ;&quot;g&quot;)" office:value-type="string" office:string-value="58019" calcext:value-type="string">
            <text:p>58019</text:p>
          </table:table-cell>
          <table:table-cell/>
          <table:table-cell table:style-name="ce13" table:formula="of:=IFNA(ORG.LIBREOFFICE.REGEX([.D60];[.$J$2]; ;2);0)" office:value-type="float" office:value="0" calcext:value-type="float">
            <text:p>0</text:p>
          </table:table-cell>
          <table:table-cell table:style-name="ce15" table:formula="of:=IF([.G60]=0;TRUE();IF(FIND([.G60];[.D6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0]=0;[.I60];[.K60])" office:value-type="string" office:string-value="58019" calcext:value-type="string">
            <text:p>58019</text:p>
          </table:table-cell>
          <table:table-cell table:style-name="ce18"/>
          <table:table-cell table:style-name="ce15" table:formula="of:=IF(FIND([.N60];[.D60];1))" office:value-type="boolean" office:boolean-value="true" calcext:value-type="boolean">
            <text:p>VRAI</text:p>
          </table:table-cell>
          <table:table-cell table:style-name="ce16"/>
          <table:table-cell table:formula="of:=FIND([.N60];[.D60];1)" office:value-type="float" office:value="24" calcext:value-type="float">
            <text:p>24</text:p>
          </table:table-cell>
          <table:table-cell table:style-name="Default" table:formula="of:=LEN([.D60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60];&quot;^[0-9-]{1,7}&quot;; ;1); )" office:value-type="string" office:string-value="12" calcext:value-type="string">
            <text:p>12</text:p>
          </table:table-cell>
          <table:table-cell table:style-name="Default"/>
          <table:table-cell table:formula="of:=TRIM(REPLACE([.D60];[.R60];[.S60]-[.R60]+1;&quot;&quot;))" office:value-type="string" office:string-value="12RUE H BARBUSSE BP 28" calcext:value-type="string">
            <text:p>12RUE H BARBUSSE BP 28</text:p>
          </table:table-cell>
          <table:table-cell table:formula="of:=IF([.U60]=0;[.W60];REPLACE([.W60];1;LEN([.U60])+1; ))" office:value-type="string" office:string-value="UE H BARBUSSE BP 28" calcext:value-type="string">
            <text:p>UE H BARBUSSE BP 28</text:p>
          </table:table-cell>
          <table:table-cell table:style-name="ce15" table:formula="of:=IF(FIND([.W60];[.D60];1))" office:value-type="boolean" office:boolean-value="true" calcext:value-type="boolean">
            <text:p>VRAI</text:p>
          </table:table-cell>
          <table:table-cell table:formula="of:=LEN([.X60])+LEN([.N60])" office:value-type="float" office:value="24" calcext:value-type="float">
            <text:p>24</text:p>
          </table:table-cell>
          <table:table-cell table:formula="of:=FIND(&quot;CEDEX&quot;;[.AB60];1)" office:value-type="float" office:value="20" calcext:value-type="float">
            <text:p>20</text:p>
          </table:table-cell>
          <table:table-cell table:formula="of:=RIGHT([.D60];[.Z60])" office:value-type="string" office:string-value="BP 28 58019 NEVERS CEDEX" calcext:value-type="string">
            <text:p>BP 28 58019 NEVER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HAUTS DE FRANCE ET DU DEP NORD</text:p>
          </table:table-cell>
          <table:table-cell office:value-type="string" calcext:value-type="string">
            <text:p>059000</text:p>
          </table:table-cell>
          <table:table-cell office:value-type="string" calcext:value-type="string">
            <text:p>591C144100</text:p>
          </table:table-cell>
          <table:table-cell office:value-type="string" calcext:value-type="string">
            <text:p>82 AVENUE KENNEDY BP 70689 59033 LILLE CEDEX</text:p>
          </table:table-cell>
          <table:table-cell office:value-type="string" calcext:value-type="string">
            <text:p>BDFEFRPPCCT FR48 3000 1004 68A5 9000 0000 060</text:p>
          </table:table-cell>
          <table:table-cell/>
          <table:table-cell table:style-name="ce13" table:formula="of:=IFNA(ORG.LIBREOFFICE.REGEX([.$D61];[.$H$2]; ;&quot;g&quot;);0)" office:value-type="string" office:string-value="BP 70689 " calcext:value-type="string">
            <text:p>BP 70689 </text:p>
          </table:table-cell>
          <table:table-cell/>
          <table:table-cell table:style-name="ce13" table:formula="of:=ORG.LIBREOFFICE.REGEX([.D61];[.$J$2]; ;&quot;g&quot;)" office:value-type="string" office:string-value="70689" calcext:value-type="string">
            <text:p>70689</text:p>
          </table:table-cell>
          <table:table-cell/>
          <table:table-cell table:style-name="ce13" table:formula="of:=IFNA(ORG.LIBREOFFICE.REGEX([.D61];[.$J$2]; ;2);0)" office:value-type="string" office:string-value="59033" calcext:value-type="string">
            <text:p>59033</text:p>
          </table:table-cell>
          <table:table-cell table:style-name="ce15" table:formula="of:=IF([.G61]=0;TRUE();IF(FIND([.G61];[.D6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1]=0;[.I61];[.K61])" office:value-type="string" office:string-value="59033" calcext:value-type="string">
            <text:p>59033</text:p>
          </table:table-cell>
          <table:table-cell table:style-name="ce18"/>
          <table:table-cell table:style-name="ce15" table:formula="of:=IF(FIND([.N61];[.D61];1))" office:value-type="boolean" office:boolean-value="true" calcext:value-type="boolean">
            <text:p>VRAI</text:p>
          </table:table-cell>
          <table:table-cell table:style-name="ce16"/>
          <table:table-cell table:formula="of:=FIND([.N61];[.D61];1)" office:value-type="float" office:value="28" calcext:value-type="float">
            <text:p>28</text:p>
          </table:table-cell>
          <table:table-cell table:style-name="Default" table:formula="of:=LEN([.D61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61];&quot;^[0-9-]{1,7}&quot;; ;1); )" office:value-type="string" office:string-value="82" calcext:value-type="string">
            <text:p>82</text:p>
          </table:table-cell>
          <table:table-cell table:style-name="Default"/>
          <table:table-cell table:formula="of:=TRIM(REPLACE([.D61];[.R61];[.S61]-[.R61]+1;&quot;&quot;))" office:value-type="string" office:string-value="82 AVENUE KENNEDY BP 70689" calcext:value-type="string">
            <text:p>82 AVENUE KENNEDY BP 70689</text:p>
          </table:table-cell>
          <table:table-cell table:formula="of:=IF([.U61]=0;[.W61];REPLACE([.W61];1;LEN([.U61])+1; ))" office:value-type="string" office:string-value="AVENUE KENNEDY BP 70689" calcext:value-type="string">
            <text:p>AVENUE KENNEDY BP 70689</text:p>
          </table:table-cell>
          <table:table-cell table:style-name="ce15" table:formula="of:=IF(FIND([.W61];[.D61];1))" office:value-type="boolean" office:boolean-value="true" calcext:value-type="boolean">
            <text:p>VRAI</text:p>
          </table:table-cell>
          <table:table-cell table:formula="of:=LEN([.X61])+LEN([.N61])" office:value-type="float" office:value="28" calcext:value-type="float">
            <text:p>28</text:p>
          </table:table-cell>
          <table:table-cell table:formula="of:=FIND(&quot;CEDEX&quot;;[.AB61];1)" office:value-type="float" office:value="24" calcext:value-type="float">
            <text:p>24</text:p>
          </table:table-cell>
          <table:table-cell table:formula="of:=RIGHT([.D61];[.Z61])" office:value-type="string" office:string-value="Y BP 70689 59033 LILLE CEDEX" calcext:value-type="string">
            <text:p>Y BP 70689 59033 LILLE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OISE</text:p>
          </table:table-cell>
          <table:table-cell office:value-type="string" calcext:value-type="string">
            <text:p>060000</text:p>
          </table:table-cell>
          <table:table-cell office:value-type="string" calcext:value-type="string">
            <text:p>600C141102</text:p>
          </table:table-cell>
          <table:table-cell office:value-type="string" calcext:value-type="string">
            <text:p>2 RUE MOLIERE 60021 BEAUVAIS CEDEX</text:p>
          </table:table-cell>
          <table:table-cell office:value-type="string" calcext:value-type="string">
            <text:p>BDFEFRPPCCT FR85 3000 1001 85A6 0000 0000 085</text:p>
          </table:table-cell>
          <table:table-cell/>
          <table:table-cell table:style-name="ce13" table:formula="of:=IFNA(ORG.LIBREOFFICE.REGEX([.$D6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2];[.$J$2]; ;&quot;g&quot;)" office:value-type="string" office:string-value="60021" calcext:value-type="string">
            <text:p>60021</text:p>
          </table:table-cell>
          <table:table-cell/>
          <table:table-cell table:style-name="ce13" table:formula="of:=IFNA(ORG.LIBREOFFICE.REGEX([.D62];[.$J$2]; ;2);0)" office:value-type="float" office:value="0" calcext:value-type="float">
            <text:p>0</text:p>
          </table:table-cell>
          <table:table-cell table:style-name="ce15" table:formula="of:=IF([.G62]=0;TRUE();IF(FIND([.G62];[.D6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2]=0;[.I62];[.K62])" office:value-type="string" office:string-value="60021" calcext:value-type="string">
            <text:p>60021</text:p>
          </table:table-cell>
          <table:table-cell table:style-name="ce18"/>
          <table:table-cell table:style-name="ce15" table:formula="of:=IF(FIND([.N62];[.D62];1))" office:value-type="boolean" office:boolean-value="true" calcext:value-type="boolean">
            <text:p>VRAI</text:p>
          </table:table-cell>
          <table:table-cell table:style-name="ce16"/>
          <table:table-cell table:formula="of:=FIND([.N62];[.D62];1)" office:value-type="float" office:value="15" calcext:value-type="float">
            <text:p>15</text:p>
          </table:table-cell>
          <table:table-cell table:style-name="Default" table:formula="of:=LEN([.D62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62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62];[.R62];[.S62]-[.R62]+1;&quot;&quot;))" office:value-type="string" office:string-value="2 RUE MOLIERE" calcext:value-type="string">
            <text:p>2 RUE MOLIERE</text:p>
          </table:table-cell>
          <table:table-cell table:formula="of:=IF([.U62]=0;[.W62];REPLACE([.W62];1;LEN([.U62])+1; ))" office:value-type="string" office:string-value="RUE MOLIERE" calcext:value-type="string">
            <text:p>RUE MOLIERE</text:p>
          </table:table-cell>
          <table:table-cell table:style-name="ce15" table:formula="of:=IF(FIND([.W62];[.D62];1))" office:value-type="boolean" office:boolean-value="true" calcext:value-type="boolean">
            <text:p>VRAI</text:p>
          </table:table-cell>
          <table:table-cell table:formula="of:=LEN([.X62])+LEN([.N62])" office:value-type="float" office:value="16" calcext:value-type="float">
            <text:p>16</text:p>
          </table:table-cell>
          <table:table-cell table:formula="of:=FIND(&quot;CEDEX&quot;;[.AB62];1)" office:value-type="float" office:value="12" calcext:value-type="float">
            <text:p>12</text:p>
          </table:table-cell>
          <table:table-cell table:formula="of:=RIGHT([.D62];[.Z62])" office:value-type="string" office:string-value="1 BEAUVAIS CEDEX" calcext:value-type="string">
            <text:p>1 BEAUVAI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ORNE</text:p>
          </table:table-cell>
          <table:table-cell office:value-type="string" calcext:value-type="string">
            <text:p>061000</text:p>
          </table:table-cell>
          <table:table-cell office:value-type="string" calcext:value-type="string">
            <text:p>610C140101</text:p>
          </table:table-cell>
          <table:table-cell office:value-type="string" calcext:value-type="string">
            <text:p>29 RUE DU PONT NEUF - BP 344 61014 ALENCON CEDEX</text:p>
          </table:table-cell>
          <table:table-cell office:value-type="string" calcext:value-type="string">
            <text:p>BDFEFRPPCCT FR54 3000 1001 18A6 1000 0000 071</text:p>
          </table:table-cell>
          <table:table-cell/>
          <table:table-cell table:style-name="ce13" table:formula="of:=IFNA(ORG.LIBREOFFICE.REGEX([.$D63];[.$H$2]; ;&quot;g&quot;);0)" office:value-type="string" office:string-value="BP 344 " calcext:value-type="string">
            <text:p>BP 344 </text:p>
          </table:table-cell>
          <table:table-cell/>
          <table:table-cell table:style-name="ce13" table:formula="of:=ORG.LIBREOFFICE.REGEX([.D63];[.$J$2]; ;&quot;g&quot;)" office:value-type="string" office:string-value="61014" calcext:value-type="string">
            <text:p>61014</text:p>
          </table:table-cell>
          <table:table-cell/>
          <table:table-cell table:style-name="ce13" table:formula="of:=IFNA(ORG.LIBREOFFICE.REGEX([.D63];[.$J$2]; ;2);0)" office:value-type="float" office:value="0" calcext:value-type="float">
            <text:p>0</text:p>
          </table:table-cell>
          <table:table-cell table:style-name="ce15" table:formula="of:=IF([.G63]=0;TRUE();IF(FIND([.G63];[.D6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3]=0;[.I63];[.K63])" office:value-type="string" office:string-value="61014" calcext:value-type="string">
            <text:p>61014</text:p>
          </table:table-cell>
          <table:table-cell table:style-name="ce18"/>
          <table:table-cell table:style-name="ce15" table:formula="of:=IF(FIND([.N63];[.D63];1))" office:value-type="boolean" office:boolean-value="true" calcext:value-type="boolean">
            <text:p>VRAI</text:p>
          </table:table-cell>
          <table:table-cell table:style-name="ce16"/>
          <table:table-cell table:formula="of:=FIND([.N63];[.D63];1)" office:value-type="float" office:value="30" calcext:value-type="float">
            <text:p>30</text:p>
          </table:table-cell>
          <table:table-cell table:style-name="Default" table:formula="of:=LEN([.D63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63];&quot;^[0-9-]{1,7}&quot;; ;1); )" office:value-type="string" office:string-value="29" calcext:value-type="string">
            <text:p>29</text:p>
          </table:table-cell>
          <table:table-cell table:style-name="Default"/>
          <table:table-cell table:formula="of:=TRIM(REPLACE([.D63];[.R63];[.S63]-[.R63]+1;&quot;&quot;))" office:value-type="string" office:string-value="29 RUE DU PONT NEUF - BP 344" calcext:value-type="string">
            <text:p>29 RUE DU PONT NEUF - BP 344</text:p>
          </table:table-cell>
          <table:table-cell table:formula="of:=IF([.U63]=0;[.W63];REPLACE([.W63];1;LEN([.U63])+1; ))" office:value-type="string" office:string-value="RUE DU PONT NEUF - BP 344" calcext:value-type="string">
            <text:p>RUE DU PONT NEUF - BP 344</text:p>
          </table:table-cell>
          <table:table-cell table:style-name="ce15" table:formula="of:=IF(FIND([.W63];[.D63];1))" office:value-type="boolean" office:boolean-value="true" calcext:value-type="boolean">
            <text:p>VRAI</text:p>
          </table:table-cell>
          <table:table-cell table:formula="of:=LEN([.X63])+LEN([.N63])" office:value-type="float" office:value="30" calcext:value-type="float">
            <text:p>30</text:p>
          </table:table-cell>
          <table:table-cell table:formula="of:=FIND(&quot;CEDEX&quot;;[.AB63];1)" office:value-type="float" office:value="26" calcext:value-type="float">
            <text:p>26</text:p>
          </table:table-cell>
          <table:table-cell table:formula="of:=RIGHT([.D63];[.Z63])" office:value-type="string" office:string-value="F - BP 344 61014 ALENCON CEDEX" calcext:value-type="string">
            <text:p>F - BP 344 61014 ALENCO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PAS DE CALAIS</text:p>
          </table:table-cell>
          <table:table-cell office:value-type="string" calcext:value-type="string">
            <text:p>062000</text:p>
          </table:table-cell>
          <table:table-cell office:value-type="string" calcext:value-type="string">
            <text:p>620C140101</text:p>
          </table:table-cell>
          <table:table-cell office:value-type="string" calcext:value-type="string">
            <text:p>5 RUE DU DR BRASSART BP 30015 62034 ARRAS CEDEX</text:p>
          </table:table-cell>
          <table:table-cell office:value-type="string" calcext:value-type="string">
            <text:p>BDFEFRPPCCT FR90 3000 1001 52A6 2000 0000 094</text:p>
          </table:table-cell>
          <table:table-cell/>
          <table:table-cell table:style-name="ce13" table:formula="of:=IFNA(ORG.LIBREOFFICE.REGEX([.$D64];[.$H$2]; ;&quot;g&quot;);0)" office:value-type="string" office:string-value="BP 30015 " calcext:value-type="string">
            <text:p>BP 30015 </text:p>
          </table:table-cell>
          <table:table-cell/>
          <table:table-cell table:style-name="ce13" table:formula="of:=ORG.LIBREOFFICE.REGEX([.D64];[.$J$2]; ;&quot;g&quot;)" office:value-type="string" office:string-value="30015" calcext:value-type="string">
            <text:p>30015</text:p>
          </table:table-cell>
          <table:table-cell/>
          <table:table-cell table:style-name="ce13" table:formula="of:=IFNA(ORG.LIBREOFFICE.REGEX([.D64];[.$J$2]; ;2);0)" office:value-type="string" office:string-value="62034" calcext:value-type="string">
            <text:p>62034</text:p>
          </table:table-cell>
          <table:table-cell table:style-name="ce15" table:formula="of:=IF([.G64]=0;TRUE();IF(FIND([.G64];[.D6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4]=0;[.I64];[.K64])" office:value-type="string" office:string-value="62034" calcext:value-type="string">
            <text:p>62034</text:p>
          </table:table-cell>
          <table:table-cell table:style-name="ce18"/>
          <table:table-cell table:style-name="ce15" table:formula="of:=IF(FIND([.N64];[.D64];1))" office:value-type="boolean" office:boolean-value="true" calcext:value-type="boolean">
            <text:p>VRAI</text:p>
          </table:table-cell>
          <table:table-cell table:style-name="ce16"/>
          <table:table-cell table:formula="of:=FIND([.N64];[.D64];1)" office:value-type="float" office:value="31" calcext:value-type="float">
            <text:p>31</text:p>
          </table:table-cell>
          <table:table-cell table:style-name="Default" table:formula="of:=LEN([.D64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64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64];[.R64];[.S64]-[.R64]+1;&quot;&quot;))" office:value-type="string" office:string-value="5 RUE DU DR BRASSART BP 30015" calcext:value-type="string">
            <text:p>5 RUE DU DR BRASSART BP 30015</text:p>
          </table:table-cell>
          <table:table-cell table:formula="of:=IF([.U64]=0;[.W64];REPLACE([.W64];1;LEN([.U64])+1; ))" office:value-type="string" office:string-value="RUE DU DR BRASSART BP 30015" calcext:value-type="string">
            <text:p>RUE DU DR BRASSART BP 30015</text:p>
          </table:table-cell>
          <table:table-cell table:style-name="ce15" table:formula="of:=IF(FIND([.W64];[.D64];1))" office:value-type="boolean" office:boolean-value="true" calcext:value-type="boolean">
            <text:p>VRAI</text:p>
          </table:table-cell>
          <table:table-cell table:formula="of:=LEN([.X64])+LEN([.N64])" office:value-type="float" office:value="32" calcext:value-type="float">
            <text:p>32</text:p>
          </table:table-cell>
          <table:table-cell table:formula="of:=FIND(&quot;CEDEX&quot;;[.AB64];1)" office:value-type="float" office:value="28" calcext:value-type="float">
            <text:p>28</text:p>
          </table:table-cell>
          <table:table-cell table:formula="of:=RIGHT([.D64];[.Z64])" office:value-type="string" office:string-value="SSART BP 30015 62034 ARRAS CEDEX" calcext:value-type="string">
            <text:p>SSART BP 30015 62034 ARRA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PUY DE DOME</text:p>
          </table:table-cell>
          <table:table-cell office:value-type="string" calcext:value-type="string">
            <text:p>063000</text:p>
          </table:table-cell>
          <table:table-cell office:value-type="string" calcext:value-type="string">
            <text:p>630B143100</text:p>
          </table:table-cell>
          <table:table-cell office:value-type="string" calcext:value-type="string">
            <text:p>2 RUE GILBERT MOREL 63033 CLERMONT-FERRAND CEDEX1</text:p>
          </table:table-cell>
          <table:table-cell office:value-type="string" calcext:value-type="string">
            <text:p>BDFEFRPPCCT FR88 3000 1003 01A6 3000 0000 041</text:p>
          </table:table-cell>
          <table:table-cell/>
          <table:table-cell table:style-name="ce13" table:formula="of:=IFNA(ORG.LIBREOFFICE.REGEX([.$D6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5];[.$J$2]; ;&quot;g&quot;)" office:value-type="string" office:string-value="63033" calcext:value-type="string">
            <text:p>63033</text:p>
          </table:table-cell>
          <table:table-cell/>
          <table:table-cell table:style-name="ce13" table:formula="of:=IFNA(ORG.LIBREOFFICE.REGEX([.D65];[.$J$2]; ;2);0)" office:value-type="float" office:value="0" calcext:value-type="float">
            <text:p>0</text:p>
          </table:table-cell>
          <table:table-cell table:style-name="ce15" table:formula="of:=IF([.G65]=0;TRUE();IF(FIND([.G65];[.D6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5]=0;[.I65];[.K65])" office:value-type="string" office:string-value="63033" calcext:value-type="string">
            <text:p>63033</text:p>
          </table:table-cell>
          <table:table-cell table:style-name="ce18"/>
          <table:table-cell table:style-name="ce15" table:formula="of:=IF(FIND([.N65];[.D65];1))" office:value-type="boolean" office:boolean-value="true" calcext:value-type="boolean">
            <text:p>VRAI</text:p>
          </table:table-cell>
          <table:table-cell table:style-name="ce16"/>
          <table:table-cell table:formula="of:=FIND([.N65];[.D65];1)" office:value-type="float" office:value="21" calcext:value-type="float">
            <text:p>21</text:p>
          </table:table-cell>
          <table:table-cell table:style-name="Default" table:formula="of:=LEN([.D65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65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65];[.R65];[.S65]-[.R65]+1;&quot;&quot;))" office:value-type="string" office:string-value="2 RUE GILBERT MOREL" calcext:value-type="string">
            <text:p>2 RUE GILBERT MOREL</text:p>
          </table:table-cell>
          <table:table-cell table:formula="of:=IF([.U65]=0;[.W65];REPLACE([.W65];1;LEN([.U65])+1; ))" office:value-type="string" office:string-value="RUE GILBERT MOREL" calcext:value-type="string">
            <text:p>RUE GILBERT MOREL</text:p>
          </table:table-cell>
          <table:table-cell table:style-name="ce15" table:formula="of:=IF(FIND([.W65];[.D65];1))" office:value-type="boolean" office:boolean-value="true" calcext:value-type="boolean">
            <text:p>VRAI</text:p>
          </table:table-cell>
          <table:table-cell table:formula="of:=LEN([.X65])+LEN([.N65])" office:value-type="float" office:value="22" calcext:value-type="float">
            <text:p>22</text:p>
          </table:table-cell>
          <table:table-cell table:formula="of:=FIND(&quot;CEDEX&quot;;[.AB65];1)" office:value-type="float" office:value="17" calcext:value-type="float">
            <text:p>17</text:p>
          </table:table-cell>
          <table:table-cell table:formula="of:=RIGHT([.D65];[.Z65])" office:value-type="string" office:string-value="LERMONT-FERRAND CEDEX1" calcext:value-type="string">
            <text:p>LERMONT-FERRAND CEDEX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S PYRENEES ATLANTIQUES</text:p>
          </table:table-cell>
          <table:table-cell office:value-type="string" calcext:value-type="string">
            <text:p>064000</text:p>
          </table:table-cell>
          <table:table-cell office:value-type="string" calcext:value-type="string">
            <text:p>640C141103</text:p>
          </table:table-cell>
          <table:table-cell office:value-type="string" calcext:value-type="string">
            <text:p>8 PLACE D'ESPAGNE 64019 PAU CEDEX 09</text:p>
          </table:table-cell>
          <table:table-cell office:value-type="string" calcext:value-type="string">
            <text:p>BDFEFRPPCCT FR57 3000 1006 22A6 4000 0000 027</text:p>
          </table:table-cell>
          <table:table-cell/>
          <table:table-cell table:style-name="ce13" table:formula="of:=IFNA(ORG.LIBREOFFICE.REGEX([.$D6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6];[.$J$2]; ;&quot;g&quot;)" office:value-type="string" office:string-value="64019" calcext:value-type="string">
            <text:p>64019</text:p>
          </table:table-cell>
          <table:table-cell/>
          <table:table-cell table:style-name="ce13" table:formula="of:=IFNA(ORG.LIBREOFFICE.REGEX([.D66];[.$J$2]; ;2);0)" office:value-type="float" office:value="0" calcext:value-type="float">
            <text:p>0</text:p>
          </table:table-cell>
          <table:table-cell table:style-name="ce15" table:formula="of:=IF([.G66]=0;TRUE();IF(FIND([.G66];[.D6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6]=0;[.I66];[.K66])" office:value-type="string" office:string-value="64019" calcext:value-type="string">
            <text:p>64019</text:p>
          </table:table-cell>
          <table:table-cell table:style-name="ce18"/>
          <table:table-cell table:style-name="ce15" table:formula="of:=IF(FIND([.N66];[.D66];1))" office:value-type="boolean" office:boolean-value="true" calcext:value-type="boolean">
            <text:p>VRAI</text:p>
          </table:table-cell>
          <table:table-cell table:style-name="ce16"/>
          <table:table-cell table:formula="of:=FIND([.N66];[.D66];1)" office:value-type="float" office:value="19" calcext:value-type="float">
            <text:p>19</text:p>
          </table:table-cell>
          <table:table-cell table:style-name="Default" table:formula="of:=LEN([.D66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66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66];[.R66];[.S66]-[.R66]+1;&quot;&quot;))" office:value-type="string" office:string-value="8 PLACE D'ESPAGNE" calcext:value-type="string">
            <text:p>8 PLACE D'ESPAGNE</text:p>
          </table:table-cell>
          <table:table-cell table:formula="of:=IF([.U66]=0;[.W66];REPLACE([.W66];1;LEN([.U66])+1; ))" office:value-type="string" office:string-value="PLACE D'ESPAGNE" calcext:value-type="string">
            <text:p>PLACE D'ESPAGNE</text:p>
          </table:table-cell>
          <table:table-cell table:style-name="ce15" table:formula="of:=IF(FIND([.W66];[.D66];1))" office:value-type="boolean" office:boolean-value="true" calcext:value-type="boolean">
            <text:p>VRAI</text:p>
          </table:table-cell>
          <table:table-cell table:formula="of:=LEN([.X66])+LEN([.N66])" office:value-type="float" office:value="20" calcext:value-type="float">
            <text:p>20</text:p>
          </table:table-cell>
          <table:table-cell table:formula="of:=FIND(&quot;CEDEX&quot;;[.AB66];1)" office:value-type="float" office:value="13" calcext:value-type="float">
            <text:p>13</text:p>
          </table:table-cell>
          <table:table-cell table:formula="of:=RIGHT([.D66];[.Z66])" office:value-type="string" office:string-value="E 64019 PAU CEDEX 09" calcext:value-type="string">
            <text:p>E 64019 PAU CEDEX 0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HAUTES-PYRENEES</text:p>
          </table:table-cell>
          <table:table-cell office:value-type="string" calcext:value-type="string">
            <text:p>065000</text:p>
          </table:table-cell>
          <table:table-cell office:value-type="string" calcext:value-type="string">
            <text:p>650C100101</text:p>
          </table:table-cell>
          <table:table-cell office:value-type="string" calcext:value-type="string">
            <text:p>4 CHEMIN DE L'ORMEAU BP 1346 65013 TARBES CEDEX</text:p>
          </table:table-cell>
          <table:table-cell office:value-type="string" calcext:value-type="string">
            <text:p>BDFEFRPPCCT FR46 3000 1008 11A6 5000 0000 053</text:p>
          </table:table-cell>
          <table:table-cell/>
          <table:table-cell table:style-name="ce13" table:formula="of:=IFNA(ORG.LIBREOFFICE.REGEX([.$D67];[.$H$2]; ;&quot;g&quot;);0)" office:value-type="string" office:string-value="BP 1346 " calcext:value-type="string">
            <text:p>BP 1346 </text:p>
          </table:table-cell>
          <table:table-cell/>
          <table:table-cell table:style-name="ce13" table:formula="of:=ORG.LIBREOFFICE.REGEX([.D67];[.$J$2]; ;&quot;g&quot;)" office:value-type="string" office:string-value="65013" calcext:value-type="string">
            <text:p>65013</text:p>
          </table:table-cell>
          <table:table-cell/>
          <table:table-cell table:style-name="ce13" table:formula="of:=IFNA(ORG.LIBREOFFICE.REGEX([.D67];[.$J$2]; ;2);0)" office:value-type="float" office:value="0" calcext:value-type="float">
            <text:p>0</text:p>
          </table:table-cell>
          <table:table-cell table:style-name="ce15" table:formula="of:=IF([.G67]=0;TRUE();IF(FIND([.G67];[.D6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7]=0;[.I67];[.K67])" office:value-type="string" office:string-value="65013" calcext:value-type="string">
            <text:p>65013</text:p>
          </table:table-cell>
          <table:table-cell table:style-name="ce18"/>
          <table:table-cell table:style-name="ce15" table:formula="of:=IF(FIND([.N67];[.D67];1))" office:value-type="boolean" office:boolean-value="true" calcext:value-type="boolean">
            <text:p>VRAI</text:p>
          </table:table-cell>
          <table:table-cell table:style-name="ce16"/>
          <table:table-cell table:formula="of:=FIND([.N67];[.D67];1)" office:value-type="float" office:value="30" calcext:value-type="float">
            <text:p>30</text:p>
          </table:table-cell>
          <table:table-cell table:style-name="Default" table:formula="of:=LEN([.D6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67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67];[.R67];[.S67]-[.R67]+1;&quot;&quot;))" office:value-type="string" office:string-value="4 CHEMIN DE L'ORMEAU BP 1346" calcext:value-type="string">
            <text:p>4 CHEMIN DE L'ORMEAU BP 1346</text:p>
          </table:table-cell>
          <table:table-cell table:formula="of:=IF([.U67]=0;[.W67];REPLACE([.W67];1;LEN([.U67])+1; ))" office:value-type="string" office:string-value="CHEMIN DE L'ORMEAU BP 1346" calcext:value-type="string">
            <text:p>CHEMIN DE L'ORMEAU BP 1346</text:p>
          </table:table-cell>
          <table:table-cell table:style-name="ce15" table:formula="of:=IF(FIND([.W67];[.D67];1))" office:value-type="boolean" office:boolean-value="true" calcext:value-type="boolean">
            <text:p>VRAI</text:p>
          </table:table-cell>
          <table:table-cell table:formula="of:=LEN([.X67])+LEN([.N67])" office:value-type="float" office:value="31" calcext:value-type="float">
            <text:p>31</text:p>
          </table:table-cell>
          <table:table-cell table:formula="of:=FIND(&quot;CEDEX&quot;;[.AB67];1)" office:value-type="float" office:value="27" calcext:value-type="float">
            <text:p>27</text:p>
          </table:table-cell>
          <table:table-cell table:formula="of:=RIGHT([.D67];[.Z67])" office:value-type="string" office:string-value="MEAU BP 1346 65013 TARBES CEDEX" calcext:value-type="string">
            <text:p>MEAU BP 1346 65013 TARBE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PYRENEES ORIENTALES</text:p>
          </table:table-cell>
          <table:table-cell office:value-type="string" calcext:value-type="string">
            <text:p>066000</text:p>
          </table:table-cell>
          <table:table-cell office:value-type="string" calcext:value-type="string">
            <text:p>660C100101</text:p>
          </table:table-cell>
          <table:table-cell office:value-type="string" calcext:value-type="string">
            <text:p>SQUARE ARAGO - BP 40950 66950 PERPIGNAN CEDEX</text:p>
          </table:table-cell>
          <table:table-cell office:value-type="string" calcext:value-type="string">
            <text:p>BDFEFRPPCCT FR38 3000 1006 31A6 6000 0000 085</text:p>
          </table:table-cell>
          <table:table-cell/>
          <table:table-cell table:style-name="ce13" table:formula="of:=IFNA(ORG.LIBREOFFICE.REGEX([.$D68];[.$H$2]; ;&quot;g&quot;);0)" office:value-type="string" office:string-value="BP 40950 " calcext:value-type="string">
            <text:p>BP 40950 </text:p>
          </table:table-cell>
          <table:table-cell/>
          <table:table-cell table:style-name="ce13" table:formula="of:=ORG.LIBREOFFICE.REGEX([.D68];[.$J$2]; ;&quot;g&quot;)" office:value-type="string" office:string-value="40950" calcext:value-type="string">
            <text:p>40950</text:p>
          </table:table-cell>
          <table:table-cell/>
          <table:table-cell table:style-name="ce13" table:formula="of:=IFNA(ORG.LIBREOFFICE.REGEX([.D68];[.$J$2]; ;2);0)" office:value-type="string" office:string-value="66950" calcext:value-type="string">
            <text:p>66950</text:p>
          </table:table-cell>
          <table:table-cell table:style-name="ce15" table:formula="of:=IF([.G68]=0;TRUE();IF(FIND([.G68];[.D6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8]=0;[.I68];[.K68])" office:value-type="string" office:string-value="66950" calcext:value-type="string">
            <text:p>66950</text:p>
          </table:table-cell>
          <table:table-cell table:style-name="ce18"/>
          <table:table-cell table:style-name="ce15" table:formula="of:=IF(FIND([.N68];[.D68];1))" office:value-type="boolean" office:boolean-value="true" calcext:value-type="boolean">
            <text:p>VRAI</text:p>
          </table:table-cell>
          <table:table-cell table:style-name="ce16"/>
          <table:table-cell table:formula="of:=FIND([.N68];[.D68];1)" office:value-type="float" office:value="25" calcext:value-type="float">
            <text:p>25</text:p>
          </table:table-cell>
          <table:table-cell table:style-name="Default" table:formula="of:=LEN([.D68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68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68];[.R68];[.S68]-[.R68]+1;&quot;&quot;))" office:value-type="string" office:string-value="SQUARE ARAGO - BP 40950" calcext:value-type="string">
            <text:p>SQUARE ARAGO - BP 40950</text:p>
          </table:table-cell>
          <table:table-cell table:formula="of:=IF([.U68]=0;[.W68];REPLACE([.W68];1;LEN([.U68])+1; ))" office:value-type="string" office:string-value="SQUARE ARAGO - BP 40950" calcext:value-type="string">
            <text:p>SQUARE ARAGO - BP 40950</text:p>
          </table:table-cell>
          <table:table-cell table:style-name="ce15" table:formula="of:=IF(FIND([.W68];[.D68];1))" office:value-type="boolean" office:boolean-value="true" calcext:value-type="boolean">
            <text:p>VRAI</text:p>
          </table:table-cell>
          <table:table-cell table:formula="of:=LEN([.X68])+LEN([.N68])" office:value-type="float" office:value="28" calcext:value-type="float">
            <text:p>28</text:p>
          </table:table-cell>
          <table:table-cell table:formula="of:=FIND(&quot;CEDEX&quot;;[.AB68];1)" office:value-type="float" office:value="24" calcext:value-type="float">
            <text:p>24</text:p>
          </table:table-cell>
          <table:table-cell table:formula="of:=RIGHT([.D68];[.Z68])" office:value-type="string" office:string-value=" 40950 66950 PERPIGNAN CEDEX" calcext:value-type="string">
            <text:p><text:s/>40950 66950 PERPIGNA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REGION GRAND EST ET BAS-RHIN</text:p>
          </table:table-cell>
          <table:table-cell office:value-type="string" calcext:value-type="string">
            <text:p>067000</text:p>
          </table:table-cell>
          <table:table-cell office:value-type="string" calcext:value-type="string">
            <text:p>670D143102</text:p>
          </table:table-cell>
          <table:table-cell office:value-type="string" calcext:value-type="string">
            <text:p>4 PL DE LA REPUBLIQUE CS 5100267070 STRASBOURG CEDEX</text:p>
          </table:table-cell>
          <table:table-cell office:value-type="string" calcext:value-type="string">
            <text:p>BDFEFRPPCCT FR35 3000 1008 06A6 7000 0000 030</text:p>
          </table:table-cell>
          <table:table-cell/>
          <table:table-cell table:style-name="ce13" table:formula="of:=IFNA(ORG.LIBREOFFICE.REGEX([.$D69];[.$H$2]; ;&quot;g&quot;);0)" office:value-type="string" office:string-value="CS 51002" calcext:value-type="string">
            <text:p>CS 51002</text:p>
          </table:table-cell>
          <table:table-cell/>
          <table:table-cell table:style-name="ce13" table:formula="of:=ORG.LIBREOFFICE.REGEX([.D69];[.$J$2]; ;&quot;g&quot;)" office:value-type="string" office:string-value="51002" calcext:value-type="string">
            <text:p>51002</text:p>
          </table:table-cell>
          <table:table-cell/>
          <table:table-cell table:style-name="ce13" table:formula="of:=IFNA(ORG.LIBREOFFICE.REGEX([.D69];[.$J$2]; ;2);0)" office:value-type="string" office:string-value="67070" calcext:value-type="string">
            <text:p>67070</text:p>
          </table:table-cell>
          <table:table-cell table:style-name="ce15" table:formula="of:=IF([.G69]=0;TRUE();IF(FIND([.G69];[.D6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9]=0;[.I69];[.K69])" office:value-type="string" office:string-value="67070" calcext:value-type="string">
            <text:p>67070</text:p>
          </table:table-cell>
          <table:table-cell table:style-name="ce18"/>
          <table:table-cell table:style-name="ce15" table:formula="of:=IF(FIND([.N69];[.D69];1))" office:value-type="boolean" office:boolean-value="true" calcext:value-type="boolean">
            <text:p>VRAI</text:p>
          </table:table-cell>
          <table:table-cell table:style-name="ce16"/>
          <table:table-cell table:formula="of:=FIND([.N69];[.D69];1)" office:value-type="float" office:value="31" calcext:value-type="float">
            <text:p>31</text:p>
          </table:table-cell>
          <table:table-cell table:style-name="Default" table:formula="of:=LEN([.D69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69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69];[.R69];[.S69]-[.R69]+1;&quot;&quot;))" office:value-type="string" office:string-value="4 PL DE LA REPUBLIQUE CS 51002" calcext:value-type="string">
            <text:p>4 PL DE LA REPUBLIQUE CS 51002</text:p>
          </table:table-cell>
          <table:table-cell table:formula="of:=IF([.U69]=0;[.W69];REPLACE([.W69];1;LEN([.U69])+1; ))" office:value-type="string" office:string-value="PL DE LA REPUBLIQUE CS 51002" calcext:value-type="string">
            <text:p>PL DE LA REPUBLIQUE CS 51002</text:p>
          </table:table-cell>
          <table:table-cell table:style-name="ce15" table:formula="of:=IF(FIND([.W69];[.D69];1))" office:value-type="boolean" office:boolean-value="true" calcext:value-type="boolean">
            <text:p>VRAI</text:p>
          </table:table-cell>
          <table:table-cell table:formula="of:=LEN([.X69])+LEN([.N69])" office:value-type="float" office:value="33" calcext:value-type="float">
            <text:p>33</text:p>
          </table:table-cell>
          <table:table-cell table:formula="of:=FIND(&quot;CEDEX&quot;;[.AB69];1)" office:value-type="float" office:value="29" calcext:value-type="float">
            <text:p>29</text:p>
          </table:table-cell>
          <table:table-cell table:formula="of:=RIGHT([.D69];[.Z69])" office:value-type="string" office:string-value="UE CS 5100267070 STRASBOURG CEDEX" calcext:value-type="string">
            <text:p>UE CS 5100267070 STRASBOURG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HAUT-RHIN</text:p>
          </table:table-cell>
          <table:table-cell office:value-type="string" calcext:value-type="string">
            <text:p>068000</text:p>
          </table:table-cell>
          <table:table-cell office:value-type="string" calcext:value-type="string">
            <text:p>680C141103</text:p>
          </table:table-cell>
          <table:table-cell office:value-type="string" calcext:value-type="string">
            <text:p>6 RUE BRUAT BP 60449 68020 COLMAR CEDEX</text:p>
          </table:table-cell>
          <table:table-cell office:value-type="string" calcext:value-type="string">
            <text:p>BDFEFRPPCCT FR43 3000 1003 07A6 8000 0000 094</text:p>
          </table:table-cell>
          <table:table-cell/>
          <table:table-cell table:style-name="ce13" table:formula="of:=IFNA(ORG.LIBREOFFICE.REGEX([.$D70];[.$H$2]; ;&quot;g&quot;);0)" office:value-type="string" office:string-value="BP 60449 " calcext:value-type="string">
            <text:p>BP 60449 </text:p>
          </table:table-cell>
          <table:table-cell/>
          <table:table-cell table:style-name="ce13" table:formula="of:=ORG.LIBREOFFICE.REGEX([.D70];[.$J$2]; ;&quot;g&quot;)" office:value-type="string" office:string-value="60449" calcext:value-type="string">
            <text:p>60449</text:p>
          </table:table-cell>
          <table:table-cell/>
          <table:table-cell table:style-name="ce13" table:formula="of:=IFNA(ORG.LIBREOFFICE.REGEX([.D70];[.$J$2]; ;2);0)" office:value-type="string" office:string-value="68020" calcext:value-type="string">
            <text:p>68020</text:p>
          </table:table-cell>
          <table:table-cell table:style-name="ce15" table:formula="of:=IF([.G70]=0;TRUE();IF(FIND([.G70];[.D7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0]=0;[.I70];[.K70])" office:value-type="string" office:string-value="68020" calcext:value-type="string">
            <text:p>68020</text:p>
          </table:table-cell>
          <table:table-cell table:style-name="ce18"/>
          <table:table-cell table:style-name="ce15" table:formula="of:=IF(FIND([.N70];[.D70];1))" office:value-type="boolean" office:boolean-value="true" calcext:value-type="boolean">
            <text:p>VRAI</text:p>
          </table:table-cell>
          <table:table-cell table:style-name="ce16"/>
          <table:table-cell table:formula="of:=FIND([.N70];[.D70];1)" office:value-type="float" office:value="22" calcext:value-type="float">
            <text:p>22</text:p>
          </table:table-cell>
          <table:table-cell table:style-name="Default" table:formula="of:=LEN([.D70])" office:value-type="float" office:value="39" calcext:value-type="float">
            <text:p>39</text:p>
          </table:table-cell>
          <table:table-cell table:style-name="Default"/>
          <table:table-cell table:style-name="ce21" table:formula="of:=IFNA(ORG.LIBREOFFICE.REGEX([.D70];&quot;^[0-9-]{1,7}&quot;; ;1); )" office:value-type="string" office:string-value="6" calcext:value-type="string">
            <text:p>6</text:p>
          </table:table-cell>
          <table:table-cell table:style-name="Default"/>
          <table:table-cell table:formula="of:=TRIM(REPLACE([.D70];[.R70];[.S70]-[.R70]+1;&quot;&quot;))" office:value-type="string" office:string-value="6 RUE BRUAT BP 60449" calcext:value-type="string">
            <text:p>6 RUE BRUAT BP 60449</text:p>
          </table:table-cell>
          <table:table-cell table:formula="of:=IF([.U70]=0;[.W70];REPLACE([.W70];1;LEN([.U70])+1; ))" office:value-type="string" office:string-value="RUE BRUAT BP 60449" calcext:value-type="string">
            <text:p>RUE BRUAT BP 60449</text:p>
          </table:table-cell>
          <table:table-cell table:style-name="ce15" table:formula="of:=IF(FIND([.W70];[.D70];1))" office:value-type="boolean" office:boolean-value="true" calcext:value-type="boolean">
            <text:p>VRAI</text:p>
          </table:table-cell>
          <table:table-cell table:formula="of:=LEN([.X70])+LEN([.N70])" office:value-type="float" office:value="23" calcext:value-type="float">
            <text:p>23</text:p>
          </table:table-cell>
          <table:table-cell table:formula="of:=FIND(&quot;CEDEX&quot;;[.AB70];1)" office:value-type="float" office:value="19" calcext:value-type="float">
            <text:p>19</text:p>
          </table:table-cell>
          <table:table-cell table:formula="of:=RIGHT([.D70];[.Z70])" office:value-type="string" office:string-value="0449 68020 COLMAR CEDEX" calcext:value-type="string">
            <text:p>0449 68020 COLMAR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' AUVERGNE RHONE ALPES</text:p>
          </table:table-cell>
          <table:table-cell office:value-type="string" calcext:value-type="string">
            <text:p>069000</text:p>
          </table:table-cell>
          <table:table-cell office:value-type="string" calcext:value-type="string">
            <text:p>690C143101</text:p>
          </table:table-cell>
          <table:table-cell office:value-type="string" calcext:value-type="string">
            <text:p>03 RUE DE LA CHARITE 69268 LYON CEDEX 02</text:p>
          </table:table-cell>
          <table:table-cell office:value-type="string" calcext:value-type="string">
            <text:p>BDFEFRPPCCT FR73 3000 1004 97A6 9000 0000 008</text:p>
          </table:table-cell>
          <table:table-cell/>
          <table:table-cell table:style-name="ce13" table:formula="of:=IFNA(ORG.LIBREOFFICE.REGEX([.$D7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1];[.$J$2]; ;&quot;g&quot;)" office:value-type="string" office:string-value="69268" calcext:value-type="string">
            <text:p>69268</text:p>
          </table:table-cell>
          <table:table-cell/>
          <table:table-cell table:style-name="ce13" table:formula="of:=IFNA(ORG.LIBREOFFICE.REGEX([.D71];[.$J$2]; ;2);0)" office:value-type="float" office:value="0" calcext:value-type="float">
            <text:p>0</text:p>
          </table:table-cell>
          <table:table-cell table:style-name="ce15" table:formula="of:=IF([.G71]=0;TRUE();IF(FIND([.G71];[.D7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1]=0;[.I71];[.K71])" office:value-type="string" office:string-value="69268" calcext:value-type="string">
            <text:p>69268</text:p>
          </table:table-cell>
          <table:table-cell table:style-name="ce18"/>
          <table:table-cell table:style-name="ce15" table:formula="of:=IF(FIND([.N71];[.D71];1))" office:value-type="boolean" office:boolean-value="true" calcext:value-type="boolean">
            <text:p>VRAI</text:p>
          </table:table-cell>
          <table:table-cell table:style-name="ce16"/>
          <table:table-cell table:formula="of:=FIND([.N71];[.D71];1)" office:value-type="float" office:value="22" calcext:value-type="float">
            <text:p>22</text:p>
          </table:table-cell>
          <table:table-cell table:style-name="Default" table:formula="of:=LEN([.D71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71];&quot;^[0-9-]{1,7}&quot;; ;1); )" office:value-type="string" office:string-value="03" calcext:value-type="string">
            <text:p>03</text:p>
          </table:table-cell>
          <table:table-cell table:style-name="Default"/>
          <table:table-cell table:formula="of:=TRIM(REPLACE([.D71];[.R71];[.S71]-[.R71]+1;&quot;&quot;))" office:value-type="string" office:string-value="03 RUE DE LA CHARITE" calcext:value-type="string">
            <text:p>03 RUE DE LA CHARITE</text:p>
          </table:table-cell>
          <table:table-cell table:formula="of:=IF([.U71]=0;[.W71];REPLACE([.W71];1;LEN([.U71])+1; ))" office:value-type="string" office:string-value="RUE DE LA CHARITE" calcext:value-type="string">
            <text:p>RUE DE LA CHARITE</text:p>
          </table:table-cell>
          <table:table-cell table:style-name="ce15" table:formula="of:=IF(FIND([.W71];[.D71];1))" office:value-type="boolean" office:boolean-value="true" calcext:value-type="boolean">
            <text:p>VRAI</text:p>
          </table:table-cell>
          <table:table-cell table:formula="of:=LEN([.X71])+LEN([.N71])" office:value-type="float" office:value="22" calcext:value-type="float">
            <text:p>22</text:p>
          </table:table-cell>
          <table:table-cell table:formula="of:=FIND(&quot;CEDEX&quot;;[.AB71];1)" office:value-type="float" office:value="15" calcext:value-type="float">
            <text:p>15</text:p>
          </table:table-cell>
          <table:table-cell table:formula="of:=RIGHT([.D71];[.Z71])" office:value-type="string" office:string-value="TE 69268 LYON CEDEX 02" calcext:value-type="string">
            <text:p>TE 69268 LYON CEDEX 0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HAUTE-SAONE</text:p>
          </table:table-cell>
          <table:table-cell office:value-type="string" calcext:value-type="string">
            <text:p>070000</text:p>
          </table:table-cell>
          <table:table-cell office:value-type="string" calcext:value-type="string">
            <text:p>700C140101</text:p>
          </table:table-cell>
          <table:table-cell office:value-type="string" calcext:value-type="string">
            <text:p>8 PLACE PIERRE RENET BP 399 70014 VESOUL CEDEX</text:p>
          </table:table-cell>
          <table:table-cell office:value-type="string" calcext:value-type="string">
            <text:p>BDFEFRPPCCT FR81 3000 1008 71A7 0000 0000 072</text:p>
          </table:table-cell>
          <table:table-cell/>
          <table:table-cell table:style-name="ce13" table:formula="of:=IFNA(ORG.LIBREOFFICE.REGEX([.$D72];[.$H$2]; ;&quot;g&quot;);0)" office:value-type="string" office:string-value="BP 399 " calcext:value-type="string">
            <text:p>BP 399 </text:p>
          </table:table-cell>
          <table:table-cell/>
          <table:table-cell table:style-name="ce13" table:formula="of:=ORG.LIBREOFFICE.REGEX([.D72];[.$J$2]; ;&quot;g&quot;)" office:value-type="string" office:string-value="70014" calcext:value-type="string">
            <text:p>70014</text:p>
          </table:table-cell>
          <table:table-cell/>
          <table:table-cell table:style-name="ce13" table:formula="of:=IFNA(ORG.LIBREOFFICE.REGEX([.D72];[.$J$2]; ;2);0)" office:value-type="float" office:value="0" calcext:value-type="float">
            <text:p>0</text:p>
          </table:table-cell>
          <table:table-cell table:style-name="ce15" table:formula="of:=IF([.G72]=0;TRUE();IF(FIND([.G72];[.D7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2]=0;[.I72];[.K72])" office:value-type="string" office:string-value="70014" calcext:value-type="string">
            <text:p>70014</text:p>
          </table:table-cell>
          <table:table-cell table:style-name="ce18"/>
          <table:table-cell table:style-name="ce15" table:formula="of:=IF(FIND([.N72];[.D72];1))" office:value-type="boolean" office:boolean-value="true" calcext:value-type="boolean">
            <text:p>VRAI</text:p>
          </table:table-cell>
          <table:table-cell table:style-name="ce16"/>
          <table:table-cell table:formula="of:=FIND([.N72];[.D72];1)" office:value-type="float" office:value="29" calcext:value-type="float">
            <text:p>29</text:p>
          </table:table-cell>
          <table:table-cell table:style-name="Default" table:formula="of:=LEN([.D72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72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72];[.R72];[.S72]-[.R72]+1;&quot;&quot;))" office:value-type="string" office:string-value="8 PLACE PIERRE RENET BP 399" calcext:value-type="string">
            <text:p>8 PLACE PIERRE RENET BP 399</text:p>
          </table:table-cell>
          <table:table-cell table:formula="of:=IF([.U72]=0;[.W72];REPLACE([.W72];1;LEN([.U72])+1; ))" office:value-type="string" office:string-value="PLACE PIERRE RENET BP 399" calcext:value-type="string">
            <text:p>PLACE PIERRE RENET BP 399</text:p>
          </table:table-cell>
          <table:table-cell table:style-name="ce15" table:formula="of:=IF(FIND([.W72];[.D72];1))" office:value-type="boolean" office:boolean-value="true" calcext:value-type="boolean">
            <text:p>VRAI</text:p>
          </table:table-cell>
          <table:table-cell table:formula="of:=LEN([.X72])+LEN([.N72])" office:value-type="float" office:value="30" calcext:value-type="float">
            <text:p>30</text:p>
          </table:table-cell>
          <table:table-cell table:formula="of:=FIND(&quot;CEDEX&quot;;[.AB72];1)" office:value-type="float" office:value="26" calcext:value-type="float">
            <text:p>26</text:p>
          </table:table-cell>
          <table:table-cell table:formula="of:=RIGHT([.D72];[.Z72])" office:value-type="string" office:string-value="ENET BP 399 70014 VESOUL CEDEX" calcext:value-type="string">
            <text:p>ENET BP 399 70014 VESOUL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SAONE ET LOIRE</text:p>
          </table:table-cell>
          <table:table-cell office:value-type="string" calcext:value-type="string">
            <text:p>071000</text:p>
          </table:table-cell>
          <table:table-cell office:value-type="string" calcext:value-type="string">
            <text:p>710C141101</text:p>
          </table:table-cell>
          <table:table-cell office:value-type="string" calcext:value-type="string">
            <text:p>29 RUE LAMARTINE 71017 MACON CEDEX</text:p>
          </table:table-cell>
          <table:table-cell office:value-type="string" calcext:value-type="string">
            <text:p>BDFEFRPPCCT FR58 3000 1004 99A7 1000 0000 074</text:p>
          </table:table-cell>
          <table:table-cell/>
          <table:table-cell table:style-name="ce13" table:formula="of:=IFNA(ORG.LIBREOFFICE.REGEX([.$D7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3];[.$J$2]; ;&quot;g&quot;)" office:value-type="string" office:string-value="71017" calcext:value-type="string">
            <text:p>71017</text:p>
          </table:table-cell>
          <table:table-cell/>
          <table:table-cell table:style-name="ce13" table:formula="of:=IFNA(ORG.LIBREOFFICE.REGEX([.D73];[.$J$2]; ;2);0)" office:value-type="float" office:value="0" calcext:value-type="float">
            <text:p>0</text:p>
          </table:table-cell>
          <table:table-cell table:style-name="ce15" table:formula="of:=IF([.G73]=0;TRUE();IF(FIND([.G73];[.D7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3]=0;[.I73];[.K73])" office:value-type="string" office:string-value="71017" calcext:value-type="string">
            <text:p>71017</text:p>
          </table:table-cell>
          <table:table-cell table:style-name="ce18"/>
          <table:table-cell table:style-name="ce15" table:formula="of:=IF(FIND([.N73];[.D73];1))" office:value-type="boolean" office:boolean-value="true" calcext:value-type="boolean">
            <text:p>VRAI</text:p>
          </table:table-cell>
          <table:table-cell table:style-name="ce16"/>
          <table:table-cell table:formula="of:=FIND([.N73];[.D73];1)" office:value-type="float" office:value="18" calcext:value-type="float">
            <text:p>18</text:p>
          </table:table-cell>
          <table:table-cell table:style-name="Default" table:formula="of:=LEN([.D73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73];&quot;^[0-9-]{1,7}&quot;; ;1); )" office:value-type="string" office:string-value="29" calcext:value-type="string">
            <text:p>29</text:p>
          </table:table-cell>
          <table:table-cell table:style-name="Default"/>
          <table:table-cell table:formula="of:=TRIM(REPLACE([.D73];[.R73];[.S73]-[.R73]+1;&quot;&quot;))" office:value-type="string" office:string-value="29 RUE LAMARTINE" calcext:value-type="string">
            <text:p>29 RUE LAMARTINE</text:p>
          </table:table-cell>
          <table:table-cell table:formula="of:=IF([.U73]=0;[.W73];REPLACE([.W73];1;LEN([.U73])+1; ))" office:value-type="string" office:string-value="RUE LAMARTINE" calcext:value-type="string">
            <text:p>RUE LAMARTINE</text:p>
          </table:table-cell>
          <table:table-cell table:style-name="ce15" table:formula="of:=IF(FIND([.W73];[.D73];1))" office:value-type="boolean" office:boolean-value="true" calcext:value-type="boolean">
            <text:p>VRAI</text:p>
          </table:table-cell>
          <table:table-cell table:formula="of:=LEN([.X73])+LEN([.N73])" office:value-type="float" office:value="18" calcext:value-type="float">
            <text:p>18</text:p>
          </table:table-cell>
          <table:table-cell table:formula="of:=FIND(&quot;CEDEX&quot;;[.AB73];1)" office:value-type="float" office:value="14" calcext:value-type="float">
            <text:p>14</text:p>
          </table:table-cell>
          <table:table-cell table:formula="of:=RIGHT([.D73];[.Z73])" office:value-type="string" office:string-value=" 71017 MACON CEDEX" calcext:value-type="string">
            <text:p><text:s/>71017 MACO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SARTHE</text:p>
          </table:table-cell>
          <table:table-cell office:value-type="string" calcext:value-type="string">
            <text:p>072000</text:p>
          </table:table-cell>
          <table:table-cell office:value-type="string" calcext:value-type="string">
            <text:p>720C100101</text:p>
          </table:table-cell>
          <table:table-cell office:value-type="string" calcext:value-type="string">
            <text:p>23 PL COMTES DU MAINE BP 2239472002 LE MANS CEDEX 1</text:p>
          </table:table-cell>
          <table:table-cell office:value-type="string" calcext:value-type="string">
            <text:p>BDFEFRPPCCT FR28 3000 1005 03A7 2000 0000 062</text:p>
          </table:table-cell>
          <table:table-cell/>
          <table:table-cell table:style-name="ce13" table:formula="of:=IFNA(ORG.LIBREOFFICE.REGEX([.$D7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4];[.$J$2]; ;&quot;g&quot;)" office:value-type="string" office:string-value="22394" calcext:value-type="string">
            <text:p>22394</text:p>
          </table:table-cell>
          <table:table-cell/>
          <table:table-cell table:style-name="ce13" table:formula="of:=IFNA(ORG.LIBREOFFICE.REGEX([.D74];[.$J$2]; ;2);0)" office:value-type="string" office:string-value="72002" calcext:value-type="string">
            <text:p>72002</text:p>
          </table:table-cell>
          <table:table-cell table:style-name="ce15" table:formula="of:=IF([.G74]=0;TRUE();IF(FIND([.G74];[.D7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4]=0;[.I74];[.K74])" office:value-type="string" office:string-value="72002" calcext:value-type="string">
            <text:p>72002</text:p>
          </table:table-cell>
          <table:table-cell table:style-name="ce18"/>
          <table:table-cell table:style-name="ce15" table:formula="of:=IF(FIND([.N74];[.D74];1))" office:value-type="boolean" office:boolean-value="true" calcext:value-type="boolean">
            <text:p>VRAI</text:p>
          </table:table-cell>
          <table:table-cell table:style-name="ce16"/>
          <table:table-cell table:formula="of:=FIND([.N74];[.D74];1)" office:value-type="float" office:value="31" calcext:value-type="float">
            <text:p>31</text:p>
          </table:table-cell>
          <table:table-cell table:style-name="Default" table:formula="of:=LEN([.D74])" office:value-type="float" office:value="51" calcext:value-type="float">
            <text:p>51</text:p>
          </table:table-cell>
          <table:table-cell table:style-name="Default"/>
          <table:table-cell table:style-name="ce21" table:formula="of:=IFNA(ORG.LIBREOFFICE.REGEX([.D74];&quot;^[0-9-]{1,7}&quot;; ;1); )" office:value-type="string" office:string-value="23" calcext:value-type="string">
            <text:p>23</text:p>
          </table:table-cell>
          <table:table-cell table:style-name="Default"/>
          <table:table-cell table:formula="of:=TRIM(REPLACE([.D74];[.R74];[.S74]-[.R74]+1;&quot;&quot;))" office:value-type="string" office:string-value="23 PL COMTES DU MAINE BP 22394" calcext:value-type="string">
            <text:p>23 PL COMTES DU MAINE BP 22394</text:p>
          </table:table-cell>
          <table:table-cell table:formula="of:=IF([.U74]=0;[.W74];REPLACE([.W74];1;LEN([.U74])+1; ))" office:value-type="string" office:string-value="PL COMTES DU MAINE BP 22394" calcext:value-type="string">
            <text:p>PL COMTES DU MAINE BP 22394</text:p>
          </table:table-cell>
          <table:table-cell table:style-name="ce15" table:formula="of:=IF(FIND([.W74];[.D74];1))" office:value-type="boolean" office:boolean-value="true" calcext:value-type="boolean">
            <text:p>VRAI</text:p>
          </table:table-cell>
          <table:table-cell table:formula="of:=LEN([.X74])+LEN([.N74])" office:value-type="float" office:value="32" calcext:value-type="float">
            <text:p>32</text:p>
          </table:table-cell>
          <table:table-cell table:formula="of:=FIND(&quot;CEDEX&quot;;[.AB74];1)" office:value-type="float" office:value="26" calcext:value-type="float">
            <text:p>26</text:p>
          </table:table-cell>
          <table:table-cell table:formula="of:=RIGHT([.D74];[.Z74])" office:value-type="string" office:string-value="NE BP 2239472002 LE MANS CEDEX 1" calcext:value-type="string">
            <text:p>NE BP 2239472002 LE MANS CEDEX 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SAVOIE</text:p>
          </table:table-cell>
          <table:table-cell office:value-type="string" calcext:value-type="string">
            <text:p>073000</text:p>
          </table:table-cell>
          <table:table-cell office:value-type="string" calcext:value-type="string">
            <text:p>730C141103</text:p>
          </table:table-cell>
          <table:table-cell office:value-type="string" calcext:value-type="string">
            <text:p>5 RUE JEAN GIRARD MADOUX 73011 CHAMBERY CEDEX</text:p>
          </table:table-cell>
          <table:table-cell office:value-type="string" calcext:value-type="string">
            <text:p>BDFEFRPPCCT FR59 3000 1002 79A7 3000 0000 075</text:p>
          </table:table-cell>
          <table:table-cell/>
          <table:table-cell table:style-name="ce13" table:formula="of:=IFNA(ORG.LIBREOFFICE.REGEX([.$D7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5];[.$J$2]; ;&quot;g&quot;)" office:value-type="string" office:string-value="73011" calcext:value-type="string">
            <text:p>73011</text:p>
          </table:table-cell>
          <table:table-cell/>
          <table:table-cell table:style-name="ce13" table:formula="of:=IFNA(ORG.LIBREOFFICE.REGEX([.D75];[.$J$2]; ;2);0)" office:value-type="float" office:value="0" calcext:value-type="float">
            <text:p>0</text:p>
          </table:table-cell>
          <table:table-cell table:style-name="ce15" table:formula="of:=IF([.G75]=0;TRUE();IF(FIND([.G75];[.D7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5]=0;[.I75];[.K75])" office:value-type="string" office:string-value="73011" calcext:value-type="string">
            <text:p>73011</text:p>
          </table:table-cell>
          <table:table-cell table:style-name="ce18"/>
          <table:table-cell table:style-name="ce15" table:formula="of:=IF(FIND([.N75];[.D75];1))" office:value-type="boolean" office:boolean-value="true" calcext:value-type="boolean">
            <text:p>VRAI</text:p>
          </table:table-cell>
          <table:table-cell table:style-name="ce16"/>
          <table:table-cell table:formula="of:=FIND([.N75];[.D75];1)" office:value-type="float" office:value="26" calcext:value-type="float">
            <text:p>26</text:p>
          </table:table-cell>
          <table:table-cell table:style-name="Default" table:formula="of:=LEN([.D75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75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75];[.R75];[.S75]-[.R75]+1;&quot;&quot;))" office:value-type="string" office:string-value="5 RUE JEAN GIRARD MADOUX" calcext:value-type="string">
            <text:p>5 RUE JEAN GIRARD MADOUX</text:p>
          </table:table-cell>
          <table:table-cell table:formula="of:=IF([.U75]=0;[.W75];REPLACE([.W75];1;LEN([.U75])+1; ))" office:value-type="string" office:string-value="RUE JEAN GIRARD MADOUX" calcext:value-type="string">
            <text:p>RUE JEAN GIRARD MADOUX</text:p>
          </table:table-cell>
          <table:table-cell table:style-name="ce15" table:formula="of:=IF(FIND([.W75];[.D75];1))" office:value-type="boolean" office:boolean-value="true" calcext:value-type="boolean">
            <text:p>VRAI</text:p>
          </table:table-cell>
          <table:table-cell table:formula="of:=LEN([.X75])+LEN([.N75])" office:value-type="float" office:value="27" calcext:value-type="float">
            <text:p>27</text:p>
          </table:table-cell>
          <table:table-cell table:formula="of:=FIND(&quot;CEDEX&quot;;[.AB75];1)" office:value-type="float" office:value="23" calcext:value-type="float">
            <text:p>23</text:p>
          </table:table-cell>
          <table:table-cell table:formula="of:=RIGHT([.D75];[.Z75])" office:value-type="string" office:string-value="MADOUX 73011 CHAMBERY CEDEX" calcext:value-type="string">
            <text:p>MADOUX 73011 CHAMBERY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HAUTE-SAVOIE</text:p>
          </table:table-cell>
          <table:table-cell office:value-type="string" calcext:value-type="string">
            <text:p>074000</text:p>
          </table:table-cell>
          <table:table-cell office:value-type="string" calcext:value-type="string">
            <text:p>740C141101</text:p>
          </table:table-cell>
          <table:table-cell office:value-type="string" calcext:value-type="string">
            <text:p>18 RUE DE LA GARE BP 330 74008 ANNECY CEDEX</text:p>
          </table:table-cell>
          <table:table-cell office:value-type="string" calcext:value-type="string">
            <text:p>BDFEFRPPCCT FR16 3000 1001 36A7 4000 0000 037</text:p>
          </table:table-cell>
          <table:table-cell/>
          <table:table-cell table:style-name="ce13" table:formula="of:=IFNA(ORG.LIBREOFFICE.REGEX([.$D76];[.$H$2]; ;&quot;g&quot;);0)" office:value-type="string" office:string-value="BP 330 " calcext:value-type="string">
            <text:p>BP 330 </text:p>
          </table:table-cell>
          <table:table-cell/>
          <table:table-cell table:style-name="ce13" table:formula="of:=ORG.LIBREOFFICE.REGEX([.D76];[.$J$2]; ;&quot;g&quot;)" office:value-type="string" office:string-value="74008" calcext:value-type="string">
            <text:p>74008</text:p>
          </table:table-cell>
          <table:table-cell/>
          <table:table-cell table:style-name="ce13" table:formula="of:=IFNA(ORG.LIBREOFFICE.REGEX([.D76];[.$J$2]; ;2);0)" office:value-type="float" office:value="0" calcext:value-type="float">
            <text:p>0</text:p>
          </table:table-cell>
          <table:table-cell table:style-name="ce15" table:formula="of:=IF([.G76]=0;TRUE();IF(FIND([.G76];[.D7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6]=0;[.I76];[.K76])" office:value-type="string" office:string-value="74008" calcext:value-type="string">
            <text:p>74008</text:p>
          </table:table-cell>
          <table:table-cell table:style-name="ce18"/>
          <table:table-cell table:style-name="ce15" table:formula="of:=IF(FIND([.N76];[.D76];1))" office:value-type="boolean" office:boolean-value="true" calcext:value-type="boolean">
            <text:p>VRAI</text:p>
          </table:table-cell>
          <table:table-cell table:style-name="ce16"/>
          <table:table-cell table:formula="of:=FIND([.N76];[.D76];1)" office:value-type="float" office:value="26" calcext:value-type="float">
            <text:p>26</text:p>
          </table:table-cell>
          <table:table-cell table:style-name="Default" table:formula="of:=LEN([.D76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76];&quot;^[0-9-]{1,7}&quot;; ;1); )" office:value-type="string" office:string-value="18" calcext:value-type="string">
            <text:p>18</text:p>
          </table:table-cell>
          <table:table-cell table:style-name="Default"/>
          <table:table-cell table:formula="of:=TRIM(REPLACE([.D76];[.R76];[.S76]-[.R76]+1;&quot;&quot;))" office:value-type="string" office:string-value="18 RUE DE LA GARE BP 330" calcext:value-type="string">
            <text:p>18 RUE DE LA GARE BP 330</text:p>
          </table:table-cell>
          <table:table-cell table:formula="of:=IF([.U76]=0;[.W76];REPLACE([.W76];1;LEN([.U76])+1; ))" office:value-type="string" office:string-value="RUE DE LA GARE BP 330" calcext:value-type="string">
            <text:p>RUE DE LA GARE BP 330</text:p>
          </table:table-cell>
          <table:table-cell table:style-name="ce15" table:formula="of:=IF(FIND([.W76];[.D76];1))" office:value-type="boolean" office:boolean-value="true" calcext:value-type="boolean">
            <text:p>VRAI</text:p>
          </table:table-cell>
          <table:table-cell table:formula="of:=LEN([.X76])+LEN([.N76])" office:value-type="float" office:value="26" calcext:value-type="float">
            <text:p>26</text:p>
          </table:table-cell>
          <table:table-cell table:formula="of:=FIND(&quot;CEDEX&quot;;[.AB76];1)" office:value-type="float" office:value="22" calcext:value-type="float">
            <text:p>22</text:p>
          </table:table-cell>
          <table:table-cell table:formula="of:=RIGHT([.D76];[.Z76])" office:value-type="string" office:string-value=" BP 330 74008 ANNECY CEDEX" calcext:value-type="string">
            <text:p><text:s/>BP 330 74008 ANNECY CEDEX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DR/DFiP D'ILE-DE-FRANCE ET DE PARIS</text:p>
          </table:table-cell>
          <table:table-cell table:style-name="ce3" office:value-type="string" calcext:value-type="string">
            <text:p>075000</text:p>
          </table:table-cell>
          <table:table-cell table:style-name="ce3" office:value-type="string" calcext:value-type="string">
            <text:p>754C145100</text:p>
          </table:table-cell>
          <table:table-cell table:style-name="ce3" office:value-type="string" calcext:value-type="string">
            <text:p>94 RUE REAUMUR 75104 PARIS CEDEX 02</text:p>
          </table:table-cell>
          <table:table-cell table:style-name="ce3" office:value-type="string" calcext:value-type="string">
            <text:p>BDFEFRPPCCT FR13 3000 1000 64U7 5000 0000 045</text:p>
          </table:table-cell>
          <table:table-cell/>
          <table:table-cell table:style-name="ce13" table:formula="of:=IFNA(ORG.LIBREOFFICE.REGEX([.$D7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7];[.$J$2]; ;&quot;g&quot;)" office:value-type="string" office:string-value="75104" calcext:value-type="string">
            <text:p>75104</text:p>
          </table:table-cell>
          <table:table-cell/>
          <table:table-cell table:style-name="ce13" table:formula="of:=IFNA(ORG.LIBREOFFICE.REGEX([.D77];[.$J$2]; ;2);0)" office:value-type="float" office:value="0" calcext:value-type="float">
            <text:p>0</text:p>
          </table:table-cell>
          <table:table-cell table:style-name="ce15" table:formula="of:=IF([.G77]=0;TRUE();IF(FIND([.G77];[.D7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7]=0;[.I77];[.K77])" office:value-type="string" office:string-value="75104" calcext:value-type="string">
            <text:p>75104</text:p>
          </table:table-cell>
          <table:table-cell table:style-name="ce18"/>
          <table:table-cell table:style-name="ce15" table:formula="of:=IF(FIND([.N77];[.D77];1))" office:value-type="boolean" office:boolean-value="true" calcext:value-type="boolean">
            <text:p>VRAI</text:p>
          </table:table-cell>
          <table:table-cell table:style-name="ce16"/>
          <table:table-cell table:formula="of:=FIND([.N77];[.D77];1)" office:value-type="float" office:value="16" calcext:value-type="float">
            <text:p>16</text:p>
          </table:table-cell>
          <table:table-cell table:style-name="Default" table:formula="of:=LEN([.D77])" office:value-type="float" office:value="35" calcext:value-type="float">
            <text:p>35</text:p>
          </table:table-cell>
          <table:table-cell table:style-name="Default"/>
          <table:table-cell table:style-name="ce21" table:formula="of:=IFNA(ORG.LIBREOFFICE.REGEX([.D77];&quot;^[0-9-]{1,7}&quot;; ;1); )" office:value-type="string" office:string-value="94" calcext:value-type="string">
            <text:p>94</text:p>
          </table:table-cell>
          <table:table-cell table:style-name="Default"/>
          <table:table-cell table:formula="of:=TRIM(REPLACE([.D77];[.R77];[.S77]-[.R77]+1;&quot;&quot;))" office:value-type="string" office:string-value="94 RUE REAUMUR" calcext:value-type="string">
            <text:p>94 RUE REAUMUR</text:p>
          </table:table-cell>
          <table:table-cell table:formula="of:=IF([.U77]=0;[.W77];REPLACE([.W77];1;LEN([.U77])+1; ))" office:value-type="string" office:string-value="RUE REAUMUR" calcext:value-type="string">
            <text:p>RUE REAUMUR</text:p>
          </table:table-cell>
          <table:table-cell table:style-name="ce15" table:formula="of:=IF(FIND([.W77];[.D77];1))" office:value-type="boolean" office:boolean-value="true" calcext:value-type="boolean">
            <text:p>VRAI</text:p>
          </table:table-cell>
          <table:table-cell table:formula="of:=LEN([.X77])+LEN([.N77])" office:value-type="float" office:value="16" calcext:value-type="float">
            <text:p>16</text:p>
          </table:table-cell>
          <table:table-cell table:formula="of:=FIND(&quot;CEDEX&quot;;[.AB77];1)" office:value-type="float" office:value="9" calcext:value-type="float">
            <text:p>9</text:p>
          </table:table-cell>
          <table:table-cell table:formula="of:=RIGHT([.D77];[.Z77])" office:value-type="string" office:string-value="4 PARIS CEDEX 02" calcext:value-type="string">
            <text:p>4 PARIS CEDEX 0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AGENCE COMPTABLE - SERV.IND. ARMEMENT</text:p>
          </table:table-cell>
          <table:table-cell office:value-type="string" calcext:value-type="string">
            <text:p>075600</text:p>
          </table:table-cell>
          <table:table-cell office:value-type="string" calcext:value-type="string">
            <text:p>TDV9K01001</text:p>
          </table:table-cell>
          <table:table-cell office:value-type="string" calcext:value-type="string">
            <text:p>11 R DU REMPART (VENDOME III) 93196 NOISY LE GRAND CEDEX</text:p>
          </table:table-cell>
          <table:table-cell office:value-type="string" calcext:value-type="string">
            <text:p>BDFEFRPPCCT FR13 3000 1000 64Y7 5000 0000 039</text:p>
          </table:table-cell>
          <table:table-cell/>
          <table:table-cell table:style-name="ce13" table:formula="of:=IFNA(ORG.LIBREOFFICE.REGEX([.$D7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8];[.$J$2]; ;&quot;g&quot;)" office:value-type="string" office:string-value="93196" calcext:value-type="string">
            <text:p>93196</text:p>
          </table:table-cell>
          <table:table-cell/>
          <table:table-cell table:style-name="ce13" table:formula="of:=IFNA(ORG.LIBREOFFICE.REGEX([.D78];[.$J$2]; ;2);0)" office:value-type="float" office:value="0" calcext:value-type="float">
            <text:p>0</text:p>
          </table:table-cell>
          <table:table-cell table:style-name="ce15" table:formula="of:=IF([.G78]=0;TRUE();IF(FIND([.G78];[.D7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8]=0;[.I78];[.K78])" office:value-type="string" office:string-value="93196" calcext:value-type="string">
            <text:p>93196</text:p>
          </table:table-cell>
          <table:table-cell table:style-name="ce18"/>
          <table:table-cell table:style-name="ce15" table:formula="of:=IF(FIND([.N78];[.D78];1))" office:value-type="boolean" office:boolean-value="true" calcext:value-type="boolean">
            <text:p>VRAI</text:p>
          </table:table-cell>
          <table:table-cell table:style-name="ce16"/>
          <table:table-cell table:formula="of:=FIND([.N78];[.D78];1)" office:value-type="float" office:value="31" calcext:value-type="float">
            <text:p>31</text:p>
          </table:table-cell>
          <table:table-cell table:style-name="Default" table:formula="of:=LEN([.D78])" office:value-type="float" office:value="56" calcext:value-type="float">
            <text:p>56</text:p>
          </table:table-cell>
          <table:table-cell table:style-name="Default"/>
          <table:table-cell table:style-name="ce21" table:formula="of:=IFNA(ORG.LIBREOFFICE.REGEX([.D78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78];[.R78];[.S78]-[.R78]+1;&quot;&quot;))" office:value-type="string" office:string-value="11 R DU REMPART (VENDOME III)" calcext:value-type="string">
            <text:p>11 R DU REMPART (VENDOME III)</text:p>
          </table:table-cell>
          <table:table-cell table:formula="of:=IF([.U78]=0;[.W78];REPLACE([.W78];1;LEN([.U78])+1; ))" office:value-type="string" office:string-value="R DU REMPART (VENDOME III)" calcext:value-type="string">
            <text:p>R DU REMPART (VENDOME III)</text:p>
          </table:table-cell>
          <table:table-cell table:style-name="ce15" table:formula="of:=IF(FIND([.W78];[.D78];1))" office:value-type="boolean" office:boolean-value="true" calcext:value-type="boolean">
            <text:p>VRAI</text:p>
          </table:table-cell>
          <table:table-cell table:formula="of:=LEN([.X78])+LEN([.N78])" office:value-type="float" office:value="31" calcext:value-type="float">
            <text:p>31</text:p>
          </table:table-cell>
          <table:table-cell table:formula="of:=FIND(&quot;CEDEX&quot;;[.AB78];1)" office:value-type="float" office:value="27" calcext:value-type="float">
            <text:p>27</text:p>
          </table:table-cell>
          <table:table-cell table:formula="of:=RIGHT([.D78];[.Z78])" office:value-type="string" office:string-value="III) 93196 NOISY LE GRAND CEDEX" calcext:value-type="string">
            <text:p>III) 93196 NOISY LE GRAND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NORMANDIE ET DESEINE-MARITIME</text:p>
          </table:table-cell>
          <table:table-cell office:value-type="string" calcext:value-type="string">
            <text:p>076000</text:p>
          </table:table-cell>
          <table:table-cell office:value-type="string" calcext:value-type="string">
            <text:p>760C140103</text:p>
          </table:table-cell>
          <table:table-cell office:value-type="string" calcext:value-type="string">
            <text:p>21 QUAI JEAN MOULIN 76037 ROUEN CEDEX 1</text:p>
          </table:table-cell>
          <table:table-cell office:value-type="string" calcext:value-type="string">
            <text:p>BDFEFRPPCCT FR50 3000 1007 07A7 6000 0000 007</text:p>
          </table:table-cell>
          <table:table-cell/>
          <table:table-cell table:style-name="ce13" table:formula="of:=IFNA(ORG.LIBREOFFICE.REGEX([.$D79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9];[.$J$2]; ;&quot;g&quot;)" office:value-type="string" office:string-value="76037" calcext:value-type="string">
            <text:p>76037</text:p>
          </table:table-cell>
          <table:table-cell/>
          <table:table-cell table:style-name="ce13" table:formula="of:=IFNA(ORG.LIBREOFFICE.REGEX([.D79];[.$J$2]; ;2);0)" office:value-type="float" office:value="0" calcext:value-type="float">
            <text:p>0</text:p>
          </table:table-cell>
          <table:table-cell table:style-name="ce15" table:formula="of:=IF([.G79]=0;TRUE();IF(FIND([.G79];[.D7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9]=0;[.I79];[.K79])" office:value-type="string" office:string-value="76037" calcext:value-type="string">
            <text:p>76037</text:p>
          </table:table-cell>
          <table:table-cell table:style-name="ce18"/>
          <table:table-cell table:style-name="ce15" table:formula="of:=IF(FIND([.N79];[.D79];1))" office:value-type="boolean" office:boolean-value="true" calcext:value-type="boolean">
            <text:p>VRAI</text:p>
          </table:table-cell>
          <table:table-cell table:style-name="ce16"/>
          <table:table-cell table:formula="of:=FIND([.N79];[.D79];1)" office:value-type="float" office:value="21" calcext:value-type="float">
            <text:p>21</text:p>
          </table:table-cell>
          <table:table-cell table:style-name="Default" table:formula="of:=LEN([.D79])" office:value-type="float" office:value="39" calcext:value-type="float">
            <text:p>39</text:p>
          </table:table-cell>
          <table:table-cell table:style-name="Default"/>
          <table:table-cell table:style-name="ce21" table:formula="of:=IFNA(ORG.LIBREOFFICE.REGEX([.D79];&quot;^[0-9-]{1,7}&quot;; ;1); )" office:value-type="string" office:string-value="21" calcext:value-type="string">
            <text:p>21</text:p>
          </table:table-cell>
          <table:table-cell table:style-name="Default"/>
          <table:table-cell table:formula="of:=TRIM(REPLACE([.D79];[.R79];[.S79]-[.R79]+1;&quot;&quot;))" office:value-type="string" office:string-value="21 QUAI JEAN MOULIN" calcext:value-type="string">
            <text:p>21 QUAI JEAN MOULIN</text:p>
          </table:table-cell>
          <table:table-cell table:formula="of:=IF([.U79]=0;[.W79];REPLACE([.W79];1;LEN([.U79])+1; ))" office:value-type="string" office:string-value="QUAI JEAN MOULIN" calcext:value-type="string">
            <text:p>QUAI JEAN MOULIN</text:p>
          </table:table-cell>
          <table:table-cell table:style-name="ce15" table:formula="of:=IF(FIND([.W79];[.D79];1))" office:value-type="boolean" office:boolean-value="true" calcext:value-type="boolean">
            <text:p>VRAI</text:p>
          </table:table-cell>
          <table:table-cell table:formula="of:=LEN([.X79])+LEN([.N79])" office:value-type="float" office:value="21" calcext:value-type="float">
            <text:p>21</text:p>
          </table:table-cell>
          <table:table-cell table:formula="of:=FIND(&quot;CEDEX&quot;;[.AB79];1)" office:value-type="float" office:value="15" calcext:value-type="float">
            <text:p>15</text:p>
          </table:table-cell>
          <table:table-cell table:formula="of:=RIGHT([.D79];[.Z79])" office:value-type="string" office:string-value="N 76037 ROUEN CEDEX 1" calcext:value-type="string">
            <text:p>N 76037 ROUEN CEDEX 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SEINE ET MARNE</text:p>
          </table:table-cell>
          <table:table-cell office:value-type="string" calcext:value-type="string">
            <text:p>077000</text:p>
          </table:table-cell>
          <table:table-cell office:value-type="string" calcext:value-type="string">
            <text:p>770C141103</text:p>
          </table:table-cell>
          <table:table-cell office:value-type="string" calcext:value-type="string">
            <text:p>38 AVENUE THIERS 77011 MELUN CEDEX</text:p>
          </table:table-cell>
          <table:table-cell office:value-type="string" calcext:value-type="string">
            <text:p>BDFEFRPPCCT FR57 3000 1005 25A7 7000 0000 069</text:p>
          </table:table-cell>
          <table:table-cell/>
          <table:table-cell table:style-name="ce13" table:formula="of:=IFNA(ORG.LIBREOFFICE.REGEX([.$D8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0];[.$J$2]; ;&quot;g&quot;)" office:value-type="string" office:string-value="77011" calcext:value-type="string">
            <text:p>77011</text:p>
          </table:table-cell>
          <table:table-cell/>
          <table:table-cell table:style-name="ce13" table:formula="of:=IFNA(ORG.LIBREOFFICE.REGEX([.D80];[.$J$2]; ;2);0)" office:value-type="float" office:value="0" calcext:value-type="float">
            <text:p>0</text:p>
          </table:table-cell>
          <table:table-cell table:style-name="ce15" table:formula="of:=IF([.G80]=0;TRUE();IF(FIND([.G80];[.D8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0]=0;[.I80];[.K80])" office:value-type="string" office:string-value="77011" calcext:value-type="string">
            <text:p>77011</text:p>
          </table:table-cell>
          <table:table-cell table:style-name="ce18"/>
          <table:table-cell table:style-name="ce15" table:formula="of:=IF(FIND([.N80];[.D80];1))" office:value-type="boolean" office:boolean-value="true" calcext:value-type="boolean">
            <text:p>VRAI</text:p>
          </table:table-cell>
          <table:table-cell table:style-name="ce16"/>
          <table:table-cell table:formula="of:=FIND([.N80];[.D80];1)" office:value-type="float" office:value="18" calcext:value-type="float">
            <text:p>18</text:p>
          </table:table-cell>
          <table:table-cell table:style-name="Default" table:formula="of:=LEN([.D80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80];&quot;^[0-9-]{1,7}&quot;; ;1); )" office:value-type="string" office:string-value="38" calcext:value-type="string">
            <text:p>38</text:p>
          </table:table-cell>
          <table:table-cell table:style-name="Default"/>
          <table:table-cell table:formula="of:=TRIM(REPLACE([.D80];[.R80];[.S80]-[.R80]+1;&quot;&quot;))" office:value-type="string" office:string-value="38 AVENUE THIERS" calcext:value-type="string">
            <text:p>38 AVENUE THIERS</text:p>
          </table:table-cell>
          <table:table-cell table:formula="of:=IF([.U80]=0;[.W80];REPLACE([.W80];1;LEN([.U80])+1; ))" office:value-type="string" office:string-value="AVENUE THIERS" calcext:value-type="string">
            <text:p>AVENUE THIERS</text:p>
          </table:table-cell>
          <table:table-cell table:style-name="ce15" table:formula="of:=IF(FIND([.W80];[.D80];1))" office:value-type="boolean" office:boolean-value="true" calcext:value-type="boolean">
            <text:p>VRAI</text:p>
          </table:table-cell>
          <table:table-cell table:formula="of:=LEN([.X80])+LEN([.N80])" office:value-type="float" office:value="18" calcext:value-type="float">
            <text:p>18</text:p>
          </table:table-cell>
          <table:table-cell table:formula="of:=FIND(&quot;CEDEX&quot;;[.AB80];1)" office:value-type="float" office:value="14" calcext:value-type="float">
            <text:p>14</text:p>
          </table:table-cell>
          <table:table-cell table:formula="of:=RIGHT([.D80];[.Z80])" office:value-type="string" office:string-value=" 77011 MELUN CEDEX" calcext:value-type="string">
            <text:p><text:s/>77011 MELU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S YVELINES</text:p>
          </table:table-cell>
          <table:table-cell office:value-type="string" calcext:value-type="string">
            <text:p>078000</text:p>
          </table:table-cell>
          <table:table-cell office:value-type="string" calcext:value-type="string">
            <text:p>780C142101</text:p>
          </table:table-cell>
          <table:table-cell office:value-type="string" calcext:value-type="string">
            <text:p>16 AVENUE DE ST CLOUD 78018 VERSAILLES CEDEX</text:p>
          </table:table-cell>
          <table:table-cell office:value-type="string" calcext:value-type="string">
            <text:p>BDFEFRPPCCT FR70 3000 1008 66A7 8000 0000 046</text:p>
          </table:table-cell>
          <table:table-cell/>
          <table:table-cell table:style-name="ce13" table:formula="of:=IFNA(ORG.LIBREOFFICE.REGEX([.$D8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1];[.$J$2]; ;&quot;g&quot;)" office:value-type="string" office:string-value="78018" calcext:value-type="string">
            <text:p>78018</text:p>
          </table:table-cell>
          <table:table-cell/>
          <table:table-cell table:style-name="ce13" table:formula="of:=IFNA(ORG.LIBREOFFICE.REGEX([.D81];[.$J$2]; ;2);0)" office:value-type="float" office:value="0" calcext:value-type="float">
            <text:p>0</text:p>
          </table:table-cell>
          <table:table-cell table:style-name="ce15" table:formula="of:=IF([.G81]=0;TRUE();IF(FIND([.G81];[.D8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1]=0;[.I81];[.K81])" office:value-type="string" office:string-value="78018" calcext:value-type="string">
            <text:p>78018</text:p>
          </table:table-cell>
          <table:table-cell table:style-name="ce18"/>
          <table:table-cell table:style-name="ce15" table:formula="of:=IF(FIND([.N81];[.D81];1))" office:value-type="boolean" office:boolean-value="true" calcext:value-type="boolean">
            <text:p>VRAI</text:p>
          </table:table-cell>
          <table:table-cell table:style-name="ce16"/>
          <table:table-cell table:formula="of:=FIND([.N81];[.D81];1)" office:value-type="float" office:value="23" calcext:value-type="float">
            <text:p>23</text:p>
          </table:table-cell>
          <table:table-cell table:style-name="Default" table:formula="of:=LEN([.D81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81];&quot;^[0-9-]{1,7}&quot;; ;1); )" office:value-type="string" office:string-value="16" calcext:value-type="string">
            <text:p>16</text:p>
          </table:table-cell>
          <table:table-cell table:style-name="Default"/>
          <table:table-cell table:formula="of:=TRIM(REPLACE([.D81];[.R81];[.S81]-[.R81]+1;&quot;&quot;))" office:value-type="string" office:string-value="16 AVENUE DE ST CLOUD" calcext:value-type="string">
            <text:p>16 AVENUE DE ST CLOUD</text:p>
          </table:table-cell>
          <table:table-cell table:formula="of:=IF([.U81]=0;[.W81];REPLACE([.W81];1;LEN([.U81])+1; ))" office:value-type="string" office:string-value="AVENUE DE ST CLOUD" calcext:value-type="string">
            <text:p>AVENUE DE ST CLOUD</text:p>
          </table:table-cell>
          <table:table-cell table:style-name="ce15" table:formula="of:=IF(FIND([.W81];[.D81];1))" office:value-type="boolean" office:boolean-value="true" calcext:value-type="boolean">
            <text:p>VRAI</text:p>
          </table:table-cell>
          <table:table-cell table:formula="of:=LEN([.X81])+LEN([.N81])" office:value-type="float" office:value="23" calcext:value-type="float">
            <text:p>23</text:p>
          </table:table-cell>
          <table:table-cell table:formula="of:=FIND(&quot;CEDEX&quot;;[.AB81];1)" office:value-type="float" office:value="19" calcext:value-type="float">
            <text:p>19</text:p>
          </table:table-cell>
          <table:table-cell table:formula="of:=RIGHT([.D81];[.Z81])" office:value-type="string" office:string-value=" 78018 VERSAILLES CEDEX" calcext:value-type="string">
            <text:p><text:s/>78018 VERSAILLE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S DEUX-SEVRES</text:p>
          </table:table-cell>
          <table:table-cell office:value-type="string" calcext:value-type="string">
            <text:p>079000</text:p>
          </table:table-cell>
          <table:table-cell office:value-type="string" calcext:value-type="string">
            <text:p>790B140100</text:p>
          </table:table-cell>
          <table:table-cell office:value-type="string" calcext:value-type="string">
            <text:p>44 RUE ALSACE LORRAINE-BP1914979061 NIORT CEDEX 9</text:p>
          </table:table-cell>
          <table:table-cell office:value-type="string" calcext:value-type="string">
            <text:p>BDFEFRPPCCT FR13 3000 1006 02A7 9000 0000 077</text:p>
          </table:table-cell>
          <table:table-cell/>
          <table:table-cell table:style-name="ce13" table:formula="of:=IFNA(ORG.LIBREOFFICE.REGEX([.$D8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2];[.$J$2]; ;&quot;g&quot;)" office:value-type="string" office:string-value="19149" calcext:value-type="string">
            <text:p>19149</text:p>
          </table:table-cell>
          <table:table-cell/>
          <table:table-cell table:style-name="ce13" table:formula="of:=IFNA(ORG.LIBREOFFICE.REGEX([.D82];[.$J$2]; ;2);0)" office:value-type="string" office:string-value="79061" calcext:value-type="string">
            <text:p>79061</text:p>
          </table:table-cell>
          <table:table-cell table:style-name="ce15" table:formula="of:=IF([.G82]=0;TRUE();IF(FIND([.G82];[.D8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2]=0;[.I82];[.K82])" office:value-type="string" office:string-value="79061" calcext:value-type="string">
            <text:p>79061</text:p>
          </table:table-cell>
          <table:table-cell table:style-name="ce18"/>
          <table:table-cell table:style-name="ce15" table:formula="of:=IF(FIND([.N82];[.D82];1))" office:value-type="boolean" office:boolean-value="true" calcext:value-type="boolean">
            <text:p>VRAI</text:p>
          </table:table-cell>
          <table:table-cell table:style-name="ce16"/>
          <table:table-cell table:formula="of:=FIND([.N82];[.D82];1)" office:value-type="float" office:value="31" calcext:value-type="float">
            <text:p>31</text:p>
          </table:table-cell>
          <table:table-cell table:style-name="Default" table:formula="of:=LEN([.D82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82];&quot;^[0-9-]{1,7}&quot;; ;1); )" office:value-type="string" office:string-value="44" calcext:value-type="string">
            <text:p>44</text:p>
          </table:table-cell>
          <table:table-cell table:style-name="Default"/>
          <table:table-cell table:formula="of:=TRIM(REPLACE([.D82];[.R82];[.S82]-[.R82]+1;&quot;&quot;))" office:value-type="string" office:string-value="44 RUE ALSACE LORRAINE-BP19149" calcext:value-type="string">
            <text:p>44 RUE ALSACE LORRAINE-BP19149</text:p>
          </table:table-cell>
          <table:table-cell table:formula="of:=IF([.U82]=0;[.W82];REPLACE([.W82];1;LEN([.U82])+1; ))" office:value-type="string" office:string-value="RUE ALSACE LORRAINE-BP19149" calcext:value-type="string">
            <text:p>RUE ALSACE LORRAINE-BP19149</text:p>
          </table:table-cell>
          <table:table-cell table:style-name="ce15" table:formula="of:=IF(FIND([.W82];[.D82];1))" office:value-type="boolean" office:boolean-value="true" calcext:value-type="boolean">
            <text:p>VRAI</text:p>
          </table:table-cell>
          <table:table-cell table:formula="of:=LEN([.X82])+LEN([.N82])" office:value-type="float" office:value="32" calcext:value-type="float">
            <text:p>32</text:p>
          </table:table-cell>
          <table:table-cell table:formula="of:=FIND(&quot;CEDEX&quot;;[.AB82];1)" office:value-type="float" office:value="26" calcext:value-type="float">
            <text:p>26</text:p>
          </table:table-cell>
          <table:table-cell table:formula="of:=RIGHT([.D82];[.Z82])" office:value-type="string" office:string-value="RAINE-BP1914979061 NIORT CEDEX 9" calcext:value-type="string">
            <text:p>RAINE-BP1914979061 NIORT CEDEX 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SOMME</text:p>
          </table:table-cell>
          <table:table-cell office:value-type="string" calcext:value-type="string">
            <text:p>080000</text:p>
          </table:table-cell>
          <table:table-cell office:value-type="string" calcext:value-type="string">
            <text:p>800C142100</text:p>
          </table:table-cell>
          <table:table-cell office:value-type="string" calcext:value-type="string">
            <text:p>22 RUE AMIRAL COURBET CS 1261380026 AMIENS CEDEX 1</text:p>
          </table:table-cell>
          <table:table-cell office:value-type="string" calcext:value-type="string">
            <text:p>BDFEFRPPCCT FR65 3000 1001 23A8 0000 0000 035</text:p>
          </table:table-cell>
          <table:table-cell/>
          <table:table-cell table:style-name="ce13" table:formula="of:=IFNA(ORG.LIBREOFFICE.REGEX([.$D83];[.$H$2]; ;&quot;g&quot;);0)" office:value-type="string" office:string-value="CS 12613" calcext:value-type="string">
            <text:p>CS 12613</text:p>
          </table:table-cell>
          <table:table-cell/>
          <table:table-cell table:style-name="ce13" table:formula="of:=ORG.LIBREOFFICE.REGEX([.D83];[.$J$2]; ;&quot;g&quot;)" office:value-type="string" office:string-value="12613" calcext:value-type="string">
            <text:p>12613</text:p>
          </table:table-cell>
          <table:table-cell/>
          <table:table-cell table:style-name="ce13" table:formula="of:=IFNA(ORG.LIBREOFFICE.REGEX([.D83];[.$J$2]; ;2);0)" office:value-type="string" office:string-value="80026" calcext:value-type="string">
            <text:p>80026</text:p>
          </table:table-cell>
          <table:table-cell table:style-name="ce15" table:formula="of:=IF([.G83]=0;TRUE();IF(FIND([.G83];[.D8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3]=0;[.I83];[.K83])" office:value-type="string" office:string-value="80026" calcext:value-type="string">
            <text:p>80026</text:p>
          </table:table-cell>
          <table:table-cell table:style-name="ce18"/>
          <table:table-cell table:style-name="ce15" table:formula="of:=IF(FIND([.N83];[.D83];1))" office:value-type="boolean" office:boolean-value="true" calcext:value-type="boolean">
            <text:p>VRAI</text:p>
          </table:table-cell>
          <table:table-cell table:style-name="ce16"/>
          <table:table-cell table:formula="of:=FIND([.N83];[.D83];1)" office:value-type="float" office:value="31" calcext:value-type="float">
            <text:p>31</text:p>
          </table:table-cell>
          <table:table-cell table:style-name="Default" table:formula="of:=LEN([.D83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83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83];[.R83];[.S83]-[.R83]+1;&quot;&quot;))" office:value-type="string" office:string-value="22 RUE AMIRAL COURBET CS 12613" calcext:value-type="string">
            <text:p>22 RUE AMIRAL COURBET CS 12613</text:p>
          </table:table-cell>
          <table:table-cell table:formula="of:=IF([.U83]=0;[.W83];REPLACE([.W83];1;LEN([.U83])+1; ))" office:value-type="string" office:string-value="RUE AMIRAL COURBET CS 12613" calcext:value-type="string">
            <text:p>RUE AMIRAL COURBET CS 12613</text:p>
          </table:table-cell>
          <table:table-cell table:style-name="ce15" table:formula="of:=IF(FIND([.W83];[.D83];1))" office:value-type="boolean" office:boolean-value="true" calcext:value-type="boolean">
            <text:p>VRAI</text:p>
          </table:table-cell>
          <table:table-cell table:formula="of:=LEN([.X83])+LEN([.N83])" office:value-type="float" office:value="32" calcext:value-type="float">
            <text:p>32</text:p>
          </table:table-cell>
          <table:table-cell table:formula="of:=FIND(&quot;CEDEX&quot;;[.AB83];1)" office:value-type="float" office:value="26" calcext:value-type="float">
            <text:p>26</text:p>
          </table:table-cell>
          <table:table-cell table:formula="of:=RIGHT([.D83];[.Z83])" office:value-type="string" office:string-value="BET CS 1261380026 AMIENS CEDEX 1" calcext:value-type="string">
            <text:p>BET CS 1261380026 AMIENS CEDEX 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TARN</text:p>
          </table:table-cell>
          <table:table-cell office:value-type="string" calcext:value-type="string">
            <text:p>081000</text:p>
          </table:table-cell>
          <table:table-cell office:value-type="string" calcext:value-type="string">
            <text:p>810C141100</text:p>
          </table:table-cell>
          <table:table-cell office:value-type="string" calcext:value-type="string">
            <text:p>CS 92525 81013 ALBI CEDEX 9</text:p>
          </table:table-cell>
          <table:table-cell office:value-type="string" calcext:value-type="string">
            <text:p>BDFEFRPPCCT FR69 3000 1001 16A8 1000 0000 091</text:p>
          </table:table-cell>
          <table:table-cell/>
          <table:table-cell table:style-name="ce13" table:formula="of:=IFNA(ORG.LIBREOFFICE.REGEX([.$D84];[.$H$2]; ;&quot;g&quot;);0)" office:value-type="string" office:string-value="CS 92525" calcext:value-type="string">
            <text:p>CS 92525</text:p>
          </table:table-cell>
          <table:table-cell/>
          <table:table-cell table:style-name="ce13" table:formula="of:=ORG.LIBREOFFICE.REGEX([.D84];[.$J$2]; ;&quot;g&quot;)" office:value-type="string" office:string-value="92525" calcext:value-type="string">
            <text:p>92525</text:p>
          </table:table-cell>
          <table:table-cell/>
          <table:table-cell table:style-name="ce13" table:formula="of:=IFNA(ORG.LIBREOFFICE.REGEX([.D84];[.$J$2]; ;2);0)" office:value-type="string" office:string-value="81013" calcext:value-type="string">
            <text:p>81013</text:p>
          </table:table-cell>
          <table:table-cell table:style-name="ce15" table:formula="of:=IF([.G84]=0;TRUE();IF(FIND([.G84];[.D8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4]=0;[.I84];[.K84])" office:value-type="string" office:string-value="81013" calcext:value-type="string">
            <text:p>81013</text:p>
          </table:table-cell>
          <table:table-cell table:style-name="ce18"/>
          <table:table-cell table:style-name="ce15" table:formula="of:=IF(FIND([.N84];[.D84];1))" office:value-type="boolean" office:boolean-value="true" calcext:value-type="boolean">
            <text:p>VRAI</text:p>
          </table:table-cell>
          <table:table-cell table:style-name="ce16"/>
          <table:table-cell table:formula="of:=FIND([.N84];[.D84];1)" office:value-type="float" office:value="10" calcext:value-type="float">
            <text:p>10</text:p>
          </table:table-cell>
          <table:table-cell table:style-name="Default" table:formula="of:=LEN([.D84])" office:value-type="float" office:value="27" calcext:value-type="float">
            <text:p>27</text:p>
          </table:table-cell>
          <table:table-cell table:style-name="Default"/>
          <table:table-cell table:style-name="ce21" table:formula="of:=IFNA(ORG.LIBREOFFICE.REGEX([.D84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4];[.R84];[.S84]-[.R84]+1;&quot;&quot;))" office:value-type="string" office:string-value="CS 92525" calcext:value-type="string">
            <text:p>CS 92525</text:p>
          </table:table-cell>
          <table:table-cell table:formula="of:=IF([.U84]=0;[.W84];REPLACE([.W84];1;LEN([.U84])+1; ))" office:value-type="string" office:string-value="CS 92525" calcext:value-type="string">
            <text:p>CS 92525</text:p>
          </table:table-cell>
          <table:table-cell table:style-name="ce15" table:formula="of:=IF(FIND([.W84];[.D84];1))" office:value-type="boolean" office:boolean-value="true" calcext:value-type="boolean">
            <text:p>VRAI</text:p>
          </table:table-cell>
          <table:table-cell table:formula="of:=LEN([.X84])+LEN([.N84])" office:value-type="float" office:value="13" calcext:value-type="float">
            <text:p>13</text:p>
          </table:table-cell>
          <table:table-cell table:formula="of:=FIND(&quot;CEDEX&quot;;[.AB84];1)" office:value-type="float" office:value="7" calcext:value-type="float">
            <text:p>7</text:p>
          </table:table-cell>
          <table:table-cell table:formula="of:=RIGHT([.D84];[.Z84])" office:value-type="string" office:string-value=" ALBI CEDEX 9" calcext:value-type="string">
            <text:p><text:s/>ALBI CEDEX 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TARN-ET-GARONNE</text:p>
          </table:table-cell>
          <table:table-cell office:value-type="string" calcext:value-type="string">
            <text:p>082000</text:p>
          </table:table-cell>
          <table:table-cell office:value-type="string" calcext:value-type="string">
            <text:p>820C100101</text:p>
          </table:table-cell>
          <table:table-cell office:value-type="string" calcext:value-type="string">
            <text:p>5-7 ALL MORTARIEU BP 770 82037 MONTAUBAN CEDEX</text:p>
          </table:table-cell>
          <table:table-cell office:value-type="string" calcext:value-type="string">
            <text:p>BDFEFRPPCCT FR86 3000 1005 47A8 2000 0000 076</text:p>
          </table:table-cell>
          <table:table-cell/>
          <table:table-cell table:style-name="ce13" table:formula="of:=IFNA(ORG.LIBREOFFICE.REGEX([.$D85];[.$H$2]; ;&quot;g&quot;);0)" office:value-type="string" office:string-value="BP 770 " calcext:value-type="string">
            <text:p>BP 770 </text:p>
          </table:table-cell>
          <table:table-cell/>
          <table:table-cell table:style-name="ce13" table:formula="of:=ORG.LIBREOFFICE.REGEX([.D85];[.$J$2]; ;&quot;g&quot;)" office:value-type="string" office:string-value="82037" calcext:value-type="string">
            <text:p>82037</text:p>
          </table:table-cell>
          <table:table-cell/>
          <table:table-cell table:style-name="ce13" table:formula="of:=IFNA(ORG.LIBREOFFICE.REGEX([.D85];[.$J$2]; ;2);0)" office:value-type="float" office:value="0" calcext:value-type="float">
            <text:p>0</text:p>
          </table:table-cell>
          <table:table-cell table:style-name="ce15" table:formula="of:=IF([.G85]=0;TRUE();IF(FIND([.G85];[.D8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5]=0;[.I85];[.K85])" office:value-type="string" office:string-value="82037" calcext:value-type="string">
            <text:p>82037</text:p>
          </table:table-cell>
          <table:table-cell table:style-name="ce18"/>
          <table:table-cell table:style-name="ce15" table:formula="of:=IF(FIND([.N85];[.D85];1))" office:value-type="boolean" office:boolean-value="true" calcext:value-type="boolean">
            <text:p>VRAI</text:p>
          </table:table-cell>
          <table:table-cell table:style-name="ce16"/>
          <table:table-cell table:formula="of:=FIND([.N85];[.D85];1)" office:value-type="float" office:value="26" calcext:value-type="float">
            <text:p>26</text:p>
          </table:table-cell>
          <table:table-cell table:style-name="Default" table:formula="of:=LEN([.D85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85];&quot;^[0-9-]{1,7}&quot;; ;1); )" office:value-type="string" office:string-value="5-7" calcext:value-type="string">
            <text:p>5-7</text:p>
          </table:table-cell>
          <table:table-cell table:style-name="Default"/>
          <table:table-cell table:formula="of:=TRIM(REPLACE([.D85];[.R85];[.S85]-[.R85]+1;&quot;&quot;))" office:value-type="string" office:string-value="5-7 ALL MORTARIEU BP 770" calcext:value-type="string">
            <text:p>5-7 ALL MORTARIEU BP 770</text:p>
          </table:table-cell>
          <table:table-cell table:formula="of:=IF([.U85]=0;[.W85];REPLACE([.W85];1;LEN([.U85])+1; ))" office:value-type="string" office:string-value="ALL MORTARIEU BP 770" calcext:value-type="string">
            <text:p>ALL MORTARIEU BP 770</text:p>
          </table:table-cell>
          <table:table-cell table:style-name="ce15" table:formula="of:=IF(FIND([.W85];[.D85];1))" office:value-type="boolean" office:boolean-value="true" calcext:value-type="boolean">
            <text:p>VRAI</text:p>
          </table:table-cell>
          <table:table-cell table:formula="of:=LEN([.X85])+LEN([.N85])" office:value-type="float" office:value="25" calcext:value-type="float">
            <text:p>25</text:p>
          </table:table-cell>
          <table:table-cell table:formula="of:=FIND(&quot;CEDEX&quot;;[.AB85];1)" office:value-type="float" office:value="21" calcext:value-type="float">
            <text:p>21</text:p>
          </table:table-cell>
          <table:table-cell table:formula="of:=RIGHT([.D85];[.Z85])" office:value-type="string" office:string-value="770 82037 MONTAUBAN CEDEX" calcext:value-type="string">
            <text:p>770 82037 MONTAUBA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VAR</text:p>
          </table:table-cell>
          <table:table-cell office:value-type="string" calcext:value-type="string">
            <text:p>083000</text:p>
          </table:table-cell>
          <table:table-cell office:value-type="string" calcext:value-type="string">
            <text:p>830C141102</text:p>
          </table:table-cell>
          <table:table-cell office:value-type="string" calcext:value-type="string">
            <text:p>PLACE BESAGNE CS 91409 83056 TOULON CEDEX</text:p>
          </table:table-cell>
          <table:table-cell office:value-type="string" calcext:value-type="string">
            <text:p>BDFEFRPPCCT FR90 3000 1008 31A8 3000 0000 035</text:p>
          </table:table-cell>
          <table:table-cell/>
          <table:table-cell table:style-name="ce13" table:formula="of:=IFNA(ORG.LIBREOFFICE.REGEX([.$D86];[.$H$2]; ;&quot;g&quot;);0)" office:value-type="string" office:string-value="CS 91409" calcext:value-type="string">
            <text:p>CS 91409</text:p>
          </table:table-cell>
          <table:table-cell/>
          <table:table-cell table:style-name="ce13" table:formula="of:=ORG.LIBREOFFICE.REGEX([.D86];[.$J$2]; ;&quot;g&quot;)" office:value-type="string" office:string-value="91409" calcext:value-type="string">
            <text:p>91409</text:p>
          </table:table-cell>
          <table:table-cell/>
          <table:table-cell table:style-name="ce13" table:formula="of:=IFNA(ORG.LIBREOFFICE.REGEX([.D86];[.$J$2]; ;2);0)" office:value-type="string" office:string-value="83056" calcext:value-type="string">
            <text:p>83056</text:p>
          </table:table-cell>
          <table:table-cell table:style-name="ce15" table:formula="of:=IF([.G86]=0;TRUE();IF(FIND([.G86];[.D8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6]=0;[.I86];[.K86])" office:value-type="string" office:string-value="83056" calcext:value-type="string">
            <text:p>83056</text:p>
          </table:table-cell>
          <table:table-cell table:style-name="ce18"/>
          <table:table-cell table:style-name="ce15" table:formula="of:=IF(FIND([.N86];[.D86];1))" office:value-type="boolean" office:boolean-value="true" calcext:value-type="boolean">
            <text:p>VRAI</text:p>
          </table:table-cell>
          <table:table-cell table:style-name="ce16"/>
          <table:table-cell table:formula="of:=FIND([.N86];[.D86];1)" office:value-type="float" office:value="24" calcext:value-type="float">
            <text:p>24</text:p>
          </table:table-cell>
          <table:table-cell table:style-name="Default" table:formula="of:=LEN([.D86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86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6];[.R86];[.S86]-[.R86]+1;&quot;&quot;))" office:value-type="string" office:string-value="PLACE BESAGNE CS 91409" calcext:value-type="string">
            <text:p>PLACE BESAGNE CS 91409</text:p>
          </table:table-cell>
          <table:table-cell table:formula="of:=IF([.U86]=0;[.W86];REPLACE([.W86];1;LEN([.U86])+1; ))" office:value-type="string" office:string-value="PLACE BESAGNE CS 91409" calcext:value-type="string">
            <text:p>PLACE BESAGNE CS 91409</text:p>
          </table:table-cell>
          <table:table-cell table:style-name="ce15" table:formula="of:=IF(FIND([.W86];[.D86];1))" office:value-type="boolean" office:boolean-value="true" calcext:value-type="boolean">
            <text:p>VRAI</text:p>
          </table:table-cell>
          <table:table-cell table:formula="of:=LEN([.X86])+LEN([.N86])" office:value-type="float" office:value="27" calcext:value-type="float">
            <text:p>27</text:p>
          </table:table-cell>
          <table:table-cell table:formula="of:=FIND(&quot;CEDEX&quot;;[.AB86];1)" office:value-type="float" office:value="23" calcext:value-type="float">
            <text:p>23</text:p>
          </table:table-cell>
          <table:table-cell table:formula="of:=RIGHT([.D86];[.Z86])" office:value-type="string" office:string-value="CS 91409 83056 TOULON CEDEX" calcext:value-type="string">
            <text:p>CS 91409 83056 TOULO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VAUCLUSE</text:p>
          </table:table-cell>
          <table:table-cell office:value-type="string" calcext:value-type="string">
            <text:p>084000</text:p>
          </table:table-cell>
          <table:table-cell office:value-type="string" calcext:value-type="string">
            <text:p>840C142101</text:p>
          </table:table-cell>
          <table:table-cell office:value-type="string" calcext:value-type="string">
            <text:p>AV DU 7EME GENIE BP 71095 84097 AVIGNON CEDEX 9</text:p>
          </table:table-cell>
          <table:table-cell office:value-type="string" calcext:value-type="string">
            <text:p>BDFEFRPPCCT FR11 3000 1001 69A8 4000 0000 022</text:p>
          </table:table-cell>
          <table:table-cell/>
          <table:table-cell table:style-name="ce13" table:formula="of:=IFNA(ORG.LIBREOFFICE.REGEX([.$D87];[.$H$2]; ;&quot;g&quot;);0)" office:value-type="string" office:string-value="BP 71095 " calcext:value-type="string">
            <text:p>BP 71095 </text:p>
          </table:table-cell>
          <table:table-cell/>
          <table:table-cell table:style-name="ce13" table:formula="of:=ORG.LIBREOFFICE.REGEX([.D87];[.$J$2]; ;&quot;g&quot;)" office:value-type="string" office:string-value="71095" calcext:value-type="string">
            <text:p>71095</text:p>
          </table:table-cell>
          <table:table-cell/>
          <table:table-cell table:style-name="ce13" table:formula="of:=IFNA(ORG.LIBREOFFICE.REGEX([.D87];[.$J$2]; ;2);0)" office:value-type="string" office:string-value="84097" calcext:value-type="string">
            <text:p>84097</text:p>
          </table:table-cell>
          <table:table-cell table:style-name="ce15" table:formula="of:=IF([.G87]=0;TRUE();IF(FIND([.G87];[.D8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7]=0;[.I87];[.K87])" office:value-type="string" office:string-value="84097" calcext:value-type="string">
            <text:p>84097</text:p>
          </table:table-cell>
          <table:table-cell table:style-name="ce18"/>
          <table:table-cell table:style-name="ce15" table:formula="of:=IF(FIND([.N87];[.D87];1))" office:value-type="boolean" office:boolean-value="true" calcext:value-type="boolean">
            <text:p>VRAI</text:p>
          </table:table-cell>
          <table:table-cell table:style-name="ce16"/>
          <table:table-cell table:formula="of:=FIND([.N87];[.D87];1)" office:value-type="float" office:value="27" calcext:value-type="float">
            <text:p>27</text:p>
          </table:table-cell>
          <table:table-cell table:style-name="Default" table:formula="of:=LEN([.D8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8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7];[.R87];[.S87]-[.R87]+1;&quot;&quot;))" office:value-type="string" office:string-value="AV DU 7EME GENIE BP 71095" calcext:value-type="string">
            <text:p>AV DU 7EME GENIE BP 71095</text:p>
          </table:table-cell>
          <table:table-cell table:formula="of:=IF([.U87]=0;[.W87];REPLACE([.W87];1;LEN([.U87])+1; ))" office:value-type="string" office:string-value="AV DU 7EME GENIE BP 71095" calcext:value-type="string">
            <text:p>AV DU 7EME GENIE BP 71095</text:p>
          </table:table-cell>
          <table:table-cell table:style-name="ce15" table:formula="of:=IF(FIND([.W87];[.D87];1))" office:value-type="boolean" office:boolean-value="true" calcext:value-type="boolean">
            <text:p>VRAI</text:p>
          </table:table-cell>
          <table:table-cell table:formula="of:=LEN([.X87])+LEN([.N87])" office:value-type="float" office:value="30" calcext:value-type="float">
            <text:p>30</text:p>
          </table:table-cell>
          <table:table-cell table:formula="of:=FIND(&quot;CEDEX&quot;;[.AB87];1)" office:value-type="float" office:value="24" calcext:value-type="float">
            <text:p>24</text:p>
          </table:table-cell>
          <table:table-cell table:formula="of:=RIGHT([.D87];[.Z87])" office:value-type="string" office:string-value="BP 71095 84097 AVIGNON CEDEX 9" calcext:value-type="string">
            <text:p>BP 71095 84097 AVIGNON CEDEX 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VENDEE</text:p>
          </table:table-cell>
          <table:table-cell office:value-type="string" calcext:value-type="string">
            <text:p>085000</text:p>
          </table:table-cell>
          <table:table-cell office:value-type="string" calcext:value-type="string">
            <text:p>850G140101</text:p>
          </table:table-cell>
          <table:table-cell office:value-type="string" calcext:value-type="string">
            <text:p>26 RUE JEAN JAURES 85024 LA ROCHE SUR YON CEDEX</text:p>
          </table:table-cell>
          <table:table-cell office:value-type="string" calcext:value-type="string">
            <text:p>BDFEFRPPCCT FR28 3000 1006 97A8 5000 0000 007</text:p>
          </table:table-cell>
          <table:table-cell/>
          <table:table-cell table:style-name="ce13" table:formula="of:=IFNA(ORG.LIBREOFFICE.REGEX([.$D8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8];[.$J$2]; ;&quot;g&quot;)" office:value-type="string" office:string-value="85024" calcext:value-type="string">
            <text:p>85024</text:p>
          </table:table-cell>
          <table:table-cell/>
          <table:table-cell table:style-name="ce13" table:formula="of:=IFNA(ORG.LIBREOFFICE.REGEX([.D88];[.$J$2]; ;2);0)" office:value-type="float" office:value="0" calcext:value-type="float">
            <text:p>0</text:p>
          </table:table-cell>
          <table:table-cell table:style-name="ce15" table:formula="of:=IF([.G88]=0;TRUE();IF(FIND([.G88];[.D8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8]=0;[.I88];[.K88])" office:value-type="string" office:string-value="85024" calcext:value-type="string">
            <text:p>85024</text:p>
          </table:table-cell>
          <table:table-cell table:style-name="ce18"/>
          <table:table-cell table:style-name="ce15" table:formula="of:=IF(FIND([.N88];[.D88];1))" office:value-type="boolean" office:boolean-value="true" calcext:value-type="boolean">
            <text:p>VRAI</text:p>
          </table:table-cell>
          <table:table-cell table:style-name="ce16"/>
          <table:table-cell table:formula="of:=FIND([.N88];[.D88];1)" office:value-type="float" office:value="20" calcext:value-type="float">
            <text:p>20</text:p>
          </table:table-cell>
          <table:table-cell table:style-name="Default" table:formula="of:=LEN([.D88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88];&quot;^[0-9-]{1,7}&quot;; ;1); )" office:value-type="string" office:string-value="26" calcext:value-type="string">
            <text:p>26</text:p>
          </table:table-cell>
          <table:table-cell table:style-name="Default"/>
          <table:table-cell table:formula="of:=TRIM(REPLACE([.D88];[.R88];[.S88]-[.R88]+1;&quot;&quot;))" office:value-type="string" office:string-value="26 RUE JEAN JAURES" calcext:value-type="string">
            <text:p>26 RUE JEAN JAURES</text:p>
          </table:table-cell>
          <table:table-cell table:formula="of:=IF([.U88]=0;[.W88];REPLACE([.W88];1;LEN([.U88])+1; ))" office:value-type="string" office:string-value="RUE JEAN JAURES" calcext:value-type="string">
            <text:p>RUE JEAN JAURES</text:p>
          </table:table-cell>
          <table:table-cell table:style-name="ce15" table:formula="of:=IF(FIND([.W88];[.D88];1))" office:value-type="boolean" office:boolean-value="true" calcext:value-type="boolean">
            <text:p>VRAI</text:p>
          </table:table-cell>
          <table:table-cell table:formula="of:=LEN([.X88])+LEN([.N88])" office:value-type="float" office:value="20" calcext:value-type="float">
            <text:p>20</text:p>
          </table:table-cell>
          <table:table-cell table:formula="of:=FIND(&quot;CEDEX&quot;;[.AB88];1)" office:value-type="float" office:value="16" calcext:value-type="float">
            <text:p>16</text:p>
          </table:table-cell>
          <table:table-cell table:formula="of:=RIGHT([.D88];[.Z88])" office:value-type="string" office:string-value=" ROCHE SUR YON CEDEX" calcext:value-type="string">
            <text:p><text:s/>ROCHE SUR YON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VIENNE -SERVICE RNF</text:p>
          </table:table-cell>
          <table:table-cell office:value-type="string" calcext:value-type="string">
            <text:p>086000</text:p>
          </table:table-cell>
          <table:table-cell office:value-type="string" calcext:value-type="string">
            <text:p>860C142101</text:p>
          </table:table-cell>
          <table:table-cell office:value-type="string" calcext:value-type="string">
            <text:p>11 RUE RIFFAULT CS 70549 86020 POITIERS CEDEX</text:p>
          </table:table-cell>
          <table:table-cell office:value-type="string" calcext:value-type="string">
            <text:p>BDFEFRPPCCT FR75 3000 1006 39A8 6000 0000 052</text:p>
          </table:table-cell>
          <table:table-cell/>
          <table:table-cell table:style-name="ce13" table:formula="of:=IFNA(ORG.LIBREOFFICE.REGEX([.$D89];[.$H$2]; ;&quot;g&quot;);0)" office:value-type="string" office:string-value="CS 70549" calcext:value-type="string">
            <text:p>CS 70549</text:p>
          </table:table-cell>
          <table:table-cell/>
          <table:table-cell table:style-name="ce13" table:formula="of:=ORG.LIBREOFFICE.REGEX([.D89];[.$J$2]; ;&quot;g&quot;)" office:value-type="string" office:string-value="70549" calcext:value-type="string">
            <text:p>70549</text:p>
          </table:table-cell>
          <table:table-cell/>
          <table:table-cell table:style-name="ce13" table:formula="of:=IFNA(ORG.LIBREOFFICE.REGEX([.D89];[.$J$2]; ;2);0)" office:value-type="string" office:string-value="86020" calcext:value-type="string">
            <text:p>86020</text:p>
          </table:table-cell>
          <table:table-cell table:style-name="ce15" table:formula="of:=IF([.G89]=0;TRUE();IF(FIND([.G89];[.D8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9]=0;[.I89];[.K89])" office:value-type="string" office:string-value="86020" calcext:value-type="string">
            <text:p>86020</text:p>
          </table:table-cell>
          <table:table-cell table:style-name="ce18"/>
          <table:table-cell table:style-name="ce15" table:formula="of:=IF(FIND([.N89];[.D89];1))" office:value-type="boolean" office:boolean-value="true" calcext:value-type="boolean">
            <text:p>VRAI</text:p>
          </table:table-cell>
          <table:table-cell table:style-name="ce16"/>
          <table:table-cell table:formula="of:=FIND([.N89];[.D89];1)" office:value-type="float" office:value="26" calcext:value-type="float">
            <text:p>26</text:p>
          </table:table-cell>
          <table:table-cell table:style-name="Default" table:formula="of:=LEN([.D89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89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89];[.R89];[.S89]-[.R89]+1;&quot;&quot;))" office:value-type="string" office:string-value="11 RUE RIFFAULT CS 70549" calcext:value-type="string">
            <text:p>11 RUE RIFFAULT CS 70549</text:p>
          </table:table-cell>
          <table:table-cell table:formula="of:=IF([.U89]=0;[.W89];REPLACE([.W89];1;LEN([.U89])+1; ))" office:value-type="string" office:string-value="RUE RIFFAULT CS 70549" calcext:value-type="string">
            <text:p>RUE RIFFAULT CS 70549</text:p>
          </table:table-cell>
          <table:table-cell table:style-name="ce15" table:formula="of:=IF(FIND([.W89];[.D89];1))" office:value-type="boolean" office:boolean-value="true" calcext:value-type="boolean">
            <text:p>VRAI</text:p>
          </table:table-cell>
          <table:table-cell table:formula="of:=LEN([.X89])+LEN([.N89])" office:value-type="float" office:value="26" calcext:value-type="float">
            <text:p>26</text:p>
          </table:table-cell>
          <table:table-cell table:formula="of:=FIND(&quot;CEDEX&quot;;[.AB89];1)" office:value-type="float" office:value="22" calcext:value-type="float">
            <text:p>22</text:p>
          </table:table-cell>
          <table:table-cell table:formula="of:=RIGHT([.D89];[.Z89])" office:value-type="string" office:string-value="70549 86020 POITIERS CEDEX" calcext:value-type="string">
            <text:p>70549 86020 POITIER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HAUTE-VIENNE</text:p>
          </table:table-cell>
          <table:table-cell office:value-type="string" calcext:value-type="string">
            <text:p>087000</text:p>
          </table:table-cell>
          <table:table-cell office:value-type="string" calcext:value-type="string">
            <text:p>870C143102</text:p>
          </table:table-cell>
          <table:table-cell office:value-type="string" calcext:value-type="string">
            <text:p>31 RUE MONTMAILLER 87043 LIMOGES CEDEX</text:p>
          </table:table-cell>
          <table:table-cell office:value-type="string" calcext:value-type="string">
            <text:p>BDFEFRPPCCT FR44 3000 1004 75A8 7000 0000 038</text:p>
          </table:table-cell>
          <table:table-cell/>
          <table:table-cell table:style-name="ce13" table:formula="of:=IFNA(ORG.LIBREOFFICE.REGEX([.$D9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0];[.$J$2]; ;&quot;g&quot;)" office:value-type="string" office:string-value="87043" calcext:value-type="string">
            <text:p>87043</text:p>
          </table:table-cell>
          <table:table-cell/>
          <table:table-cell table:style-name="ce13" table:formula="of:=IFNA(ORG.LIBREOFFICE.REGEX([.D90];[.$J$2]; ;2);0)" office:value-type="float" office:value="0" calcext:value-type="float">
            <text:p>0</text:p>
          </table:table-cell>
          <table:table-cell table:style-name="ce15" table:formula="of:=IF([.G90]=0;TRUE();IF(FIND([.G90];[.D9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0]=0;[.I90];[.K90])" office:value-type="string" office:string-value="87043" calcext:value-type="string">
            <text:p>87043</text:p>
          </table:table-cell>
          <table:table-cell table:style-name="ce18"/>
          <table:table-cell table:style-name="ce15" table:formula="of:=IF(FIND([.N90];[.D90];1))" office:value-type="boolean" office:boolean-value="true" calcext:value-type="boolean">
            <text:p>VRAI</text:p>
          </table:table-cell>
          <table:table-cell table:style-name="ce16"/>
          <table:table-cell table:formula="of:=FIND([.N90];[.D90];1)" office:value-type="float" office:value="20" calcext:value-type="float">
            <text:p>20</text:p>
          </table:table-cell>
          <table:table-cell table:style-name="Default" table:formula="of:=LEN([.D90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90];&quot;^[0-9-]{1,7}&quot;; ;1); )" office:value-type="string" office:string-value="31" calcext:value-type="string">
            <text:p>31</text:p>
          </table:table-cell>
          <table:table-cell table:style-name="Default"/>
          <table:table-cell table:formula="of:=TRIM(REPLACE([.D90];[.R90];[.S90]-[.R90]+1;&quot;&quot;))" office:value-type="string" office:string-value="31 RUE MONTMAILLER" calcext:value-type="string">
            <text:p>31 RUE MONTMAILLER</text:p>
          </table:table-cell>
          <table:table-cell table:formula="of:=IF([.U90]=0;[.W90];REPLACE([.W90];1;LEN([.U90])+1; ))" office:value-type="string" office:string-value="RUE MONTMAILLER" calcext:value-type="string">
            <text:p>RUE MONTMAILLER</text:p>
          </table:table-cell>
          <table:table-cell table:style-name="ce15" table:formula="of:=IF(FIND([.W90];[.D90];1))" office:value-type="boolean" office:boolean-value="true" calcext:value-type="boolean">
            <text:p>VRAI</text:p>
          </table:table-cell>
          <table:table-cell table:formula="of:=LEN([.X90])+LEN([.N90])" office:value-type="float" office:value="20" calcext:value-type="float">
            <text:p>20</text:p>
          </table:table-cell>
          <table:table-cell table:formula="of:=FIND(&quot;CEDEX&quot;;[.AB90];1)" office:value-type="float" office:value="16" calcext:value-type="float">
            <text:p>16</text:p>
          </table:table-cell>
          <table:table-cell table:formula="of:=RIGHT([.D90];[.Z90])" office:value-type="string" office:string-value=" 87043 LIMOGES CEDEX" calcext:value-type="string">
            <text:p><text:s/>87043 LIMOGES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S VOSGES</text:p>
          </table:table-cell>
          <table:table-cell office:value-type="string" calcext:value-type="string">
            <text:p>088000</text:p>
          </table:table-cell>
          <table:table-cell office:value-type="string" calcext:value-type="string">
            <text:p>880C141101</text:p>
          </table:table-cell>
          <table:table-cell office:value-type="string" calcext:value-type="string">
            <text:p>25 RUE ANTOINE HURAULT 88026 EPINAL CEDEX</text:p>
          </table:table-cell>
          <table:table-cell office:value-type="string" calcext:value-type="string">
            <text:p>BDFEFRPPCCT FR89 3000 1003 72A8 8000 0000 079</text:p>
          </table:table-cell>
          <table:table-cell/>
          <table:table-cell table:style-name="ce13" table:formula="of:=IFNA(ORG.LIBREOFFICE.REGEX([.$D9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1];[.$J$2]; ;&quot;g&quot;)" office:value-type="string" office:string-value="88026" calcext:value-type="string">
            <text:p>88026</text:p>
          </table:table-cell>
          <table:table-cell/>
          <table:table-cell table:style-name="ce13" table:formula="of:=IFNA(ORG.LIBREOFFICE.REGEX([.D91];[.$J$2]; ;2);0)" office:value-type="float" office:value="0" calcext:value-type="float">
            <text:p>0</text:p>
          </table:table-cell>
          <table:table-cell table:style-name="ce15" table:formula="of:=IF([.G91]=0;TRUE();IF(FIND([.G91];[.D9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1]=0;[.I91];[.K91])" office:value-type="string" office:string-value="88026" calcext:value-type="string">
            <text:p>88026</text:p>
          </table:table-cell>
          <table:table-cell table:style-name="ce18"/>
          <table:table-cell table:style-name="ce15" table:formula="of:=IF(FIND([.N91];[.D91];1))" office:value-type="boolean" office:boolean-value="true" calcext:value-type="boolean">
            <text:p>VRAI</text:p>
          </table:table-cell>
          <table:table-cell table:style-name="ce16"/>
          <table:table-cell table:formula="of:=FIND([.N91];[.D91];1)" office:value-type="float" office:value="24" calcext:value-type="float">
            <text:p>24</text:p>
          </table:table-cell>
          <table:table-cell table:style-name="Default" table:formula="of:=LEN([.D91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91];&quot;^[0-9-]{1,7}&quot;; ;1); )" office:value-type="string" office:string-value="25" calcext:value-type="string">
            <text:p>25</text:p>
          </table:table-cell>
          <table:table-cell table:style-name="Default"/>
          <table:table-cell table:formula="of:=TRIM(REPLACE([.D91];[.R91];[.S91]-[.R91]+1;&quot;&quot;))" office:value-type="string" office:string-value="25 RUE ANTOINE HURAULT" calcext:value-type="string">
            <text:p>25 RUE ANTOINE HURAULT</text:p>
          </table:table-cell>
          <table:table-cell table:formula="of:=IF([.U91]=0;[.W91];REPLACE([.W91];1;LEN([.U91])+1; ))" office:value-type="string" office:string-value="RUE ANTOINE HURAULT" calcext:value-type="string">
            <text:p>RUE ANTOINE HURAULT</text:p>
          </table:table-cell>
          <table:table-cell table:style-name="ce15" table:formula="of:=IF(FIND([.W91];[.D91];1))" office:value-type="boolean" office:boolean-value="true" calcext:value-type="boolean">
            <text:p>VRAI</text:p>
          </table:table-cell>
          <table:table-cell table:formula="of:=LEN([.X91])+LEN([.N91])" office:value-type="float" office:value="24" calcext:value-type="float">
            <text:p>24</text:p>
          </table:table-cell>
          <table:table-cell table:formula="of:=FIND(&quot;CEDEX&quot;;[.AB91];1)" office:value-type="float" office:value="20" calcext:value-type="float">
            <text:p>20</text:p>
          </table:table-cell>
          <table:table-cell table:formula="of:=RIGHT([.D91];[.Z91])" office:value-type="string" office:string-value="RAULT 88026 EPINAL CEDEX" calcext:value-type="string">
            <text:p>RAULT 88026 EPINAL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YONNE</text:p>
          </table:table-cell>
          <table:table-cell office:value-type="string" calcext:value-type="string">
            <text:p>089000</text:p>
          </table:table-cell>
          <table:table-cell office:value-type="string" calcext:value-type="string">
            <text:p>890C142102</text:p>
          </table:table-cell>
          <table:table-cell office:value-type="string" calcext:value-type="string">
            <text:p>9 RUE MARIE NOEL 89011 AUXERRE BP 109 CEDEX</text:p>
          </table:table-cell>
          <table:table-cell office:value-type="string" calcext:value-type="string">
            <text:p>BDFEFRPPCCT FR26 3000 1001 67A8 9000 0000 001</text:p>
          </table:table-cell>
          <table:table-cell/>
          <table:table-cell table:style-name="ce13" table:formula="of:=IFNA(ORG.LIBREOFFICE.REGEX([.$D92];[.$H$2]; ;&quot;g&quot;);0)" office:value-type="string" office:string-value="BP 109 " calcext:value-type="string">
            <text:p>BP 109 </text:p>
          </table:table-cell>
          <table:table-cell/>
          <table:table-cell table:style-name="ce13" table:formula="of:=ORG.LIBREOFFICE.REGEX([.D92];[.$J$2]; ;&quot;g&quot;)" office:value-type="string" office:string-value="89011" calcext:value-type="string">
            <text:p>89011</text:p>
          </table:table-cell>
          <table:table-cell/>
          <table:table-cell table:style-name="ce13" table:formula="of:=IFNA(ORG.LIBREOFFICE.REGEX([.D92];[.$J$2]; ;2);0)" office:value-type="float" office:value="0" calcext:value-type="float">
            <text:p>0</text:p>
          </table:table-cell>
          <table:table-cell table:style-name="ce15" table:formula="of:=IF([.G92]=0;TRUE();IF(FIND([.G92];[.D9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2]=0;[.I92];[.K92])" office:value-type="string" office:string-value="89011" calcext:value-type="string">
            <text:p>89011</text:p>
          </table:table-cell>
          <table:table-cell table:style-name="ce18"/>
          <table:table-cell table:style-name="ce15" table:formula="of:=IF(FIND([.N92];[.D92];1))" office:value-type="boolean" office:boolean-value="true" calcext:value-type="boolean">
            <text:p>VRAI</text:p>
          </table:table-cell>
          <table:table-cell table:style-name="ce16"/>
          <table:table-cell table:formula="of:=FIND([.N92];[.D92];1)" office:value-type="float" office:value="18" calcext:value-type="float">
            <text:p>18</text:p>
          </table:table-cell>
          <table:table-cell table:style-name="Default" table:formula="of:=LEN([.D92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92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92];[.R92];[.S92]-[.R92]+1;&quot;&quot;))" office:value-type="string" office:string-value="9 RUE MARIE NOEL" calcext:value-type="string">
            <text:p>9 RUE MARIE NOEL</text:p>
          </table:table-cell>
          <table:table-cell table:formula="of:=IF([.U92]=0;[.W92];REPLACE([.W92];1;LEN([.U92])+1; ))" office:value-type="string" office:string-value="RUE MARIE NOEL" calcext:value-type="string">
            <text:p>RUE MARIE NOEL</text:p>
          </table:table-cell>
          <table:table-cell table:style-name="ce15" table:formula="of:=IF(FIND([.W92];[.D92];1))" office:value-type="boolean" office:boolean-value="true" calcext:value-type="boolean">
            <text:p>VRAI</text:p>
          </table:table-cell>
          <table:table-cell table:formula="of:=LEN([.X92])+LEN([.N92])" office:value-type="float" office:value="19" calcext:value-type="float">
            <text:p>19</text:p>
          </table:table-cell>
          <table:table-cell table:formula="of:=FIND(&quot;CEDEX&quot;;[.AB92];1)" office:value-type="float" office:value="15" calcext:value-type="float">
            <text:p>15</text:p>
          </table:table-cell>
          <table:table-cell table:formula="of:=RIGHT([.D92];[.Z92])" office:value-type="string" office:string-value="UXERRE BP 109 CEDEX" calcext:value-type="string">
            <text:p>UXERRE BP 109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TERRITOIRE DE BELFORT</text:p>
          </table:table-cell>
          <table:table-cell office:value-type="string" calcext:value-type="string">
            <text:p>090000</text:p>
          </table:table-cell>
          <table:table-cell office:value-type="string" calcext:value-type="string">
            <text:p>900C142100</text:p>
          </table:table-cell>
          <table:table-cell office:value-type="string" calcext:value-type="string">
            <text:p>9 FBG DE MONTBELIARD BP 10489 90016 BELFORT CEDEX</text:p>
          </table:table-cell>
          <table:table-cell office:value-type="string" calcext:value-type="string">
            <text:p>BDFEFRPPCCT FR55 3000 1001 89A9 0000 0000 010</text:p>
          </table:table-cell>
          <table:table-cell/>
          <table:table-cell table:style-name="ce13" table:formula="of:=IFNA(ORG.LIBREOFFICE.REGEX([.$D93];[.$H$2]; ;&quot;g&quot;);0)" office:value-type="string" office:string-value="BP 10489 " calcext:value-type="string">
            <text:p>BP 10489 </text:p>
          </table:table-cell>
          <table:table-cell/>
          <table:table-cell table:style-name="ce13" table:formula="of:=ORG.LIBREOFFICE.REGEX([.D93];[.$J$2]; ;&quot;g&quot;)" office:value-type="string" office:string-value="10489" calcext:value-type="string">
            <text:p>10489</text:p>
          </table:table-cell>
          <table:table-cell/>
          <table:table-cell table:style-name="ce13" table:formula="of:=IFNA(ORG.LIBREOFFICE.REGEX([.D93];[.$J$2]; ;2);0)" office:value-type="string" office:string-value="90016" calcext:value-type="string">
            <text:p>90016</text:p>
          </table:table-cell>
          <table:table-cell table:style-name="ce15" table:formula="of:=IF([.G93]=0;TRUE();IF(FIND([.G93];[.D9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3]=0;[.I93];[.K93])" office:value-type="string" office:string-value="90016" calcext:value-type="string">
            <text:p>90016</text:p>
          </table:table-cell>
          <table:table-cell table:style-name="ce18"/>
          <table:table-cell table:style-name="ce15" table:formula="of:=IF(FIND([.N93];[.D93];1))" office:value-type="boolean" office:boolean-value="true" calcext:value-type="boolean">
            <text:p>VRAI</text:p>
          </table:table-cell>
          <table:table-cell table:style-name="ce16"/>
          <table:table-cell table:formula="of:=FIND([.N93];[.D93];1)" office:value-type="float" office:value="31" calcext:value-type="float">
            <text:p>31</text:p>
          </table:table-cell>
          <table:table-cell table:style-name="Default" table:formula="of:=LEN([.D93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93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93];[.R93];[.S93]-[.R93]+1;&quot;&quot;))" office:value-type="string" office:string-value="9 FBG DE MONTBELIARD BP 10489" calcext:value-type="string">
            <text:p>9 FBG DE MONTBELIARD BP 10489</text:p>
          </table:table-cell>
          <table:table-cell table:formula="of:=IF([.U93]=0;[.W93];REPLACE([.W93];1;LEN([.U93])+1; ))" office:value-type="string" office:string-value="FBG DE MONTBELIARD BP 10489" calcext:value-type="string">
            <text:p>FBG DE MONTBELIARD BP 10489</text:p>
          </table:table-cell>
          <table:table-cell table:style-name="ce15" table:formula="of:=IF(FIND([.W93];[.D93];1))" office:value-type="boolean" office:boolean-value="true" calcext:value-type="boolean">
            <text:p>VRAI</text:p>
          </table:table-cell>
          <table:table-cell table:formula="of:=LEN([.X93])+LEN([.N93])" office:value-type="float" office:value="32" calcext:value-type="float">
            <text:p>32</text:p>
          </table:table-cell>
          <table:table-cell table:formula="of:=FIND(&quot;CEDEX&quot;;[.AB93];1)" office:value-type="float" office:value="28" calcext:value-type="float">
            <text:p>28</text:p>
          </table:table-cell>
          <table:table-cell table:formula="of:=RIGHT([.D93];[.Z93])" office:value-type="string" office:string-value="ARD BP 10489 90016 BELFORT CEDEX" calcext:value-type="string">
            <text:p>ARD BP 10489 90016 BELFORT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'ESSONNE</text:p>
          </table:table-cell>
          <table:table-cell office:value-type="string" calcext:value-type="string">
            <text:p>091000</text:p>
          </table:table-cell>
          <table:table-cell office:value-type="string" calcext:value-type="string">
            <text:p>910C141102</text:p>
          </table:table-cell>
          <table:table-cell office:value-type="string" calcext:value-type="string">
            <text:p>27 RUE DES MAZIERES 91011 EVRY CEDEX</text:p>
          </table:table-cell>
          <table:table-cell office:value-type="string" calcext:value-type="string">
            <text:p>BDFEFRPPCCT FR54 3000 1003 12A9 1000 0000 056</text:p>
          </table:table-cell>
          <table:table-cell/>
          <table:table-cell table:style-name="ce13" table:formula="of:=IFNA(ORG.LIBREOFFICE.REGEX([.$D9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4];[.$J$2]; ;&quot;g&quot;)" office:value-type="string" office:string-value="91011" calcext:value-type="string">
            <text:p>91011</text:p>
          </table:table-cell>
          <table:table-cell/>
          <table:table-cell table:style-name="ce13" table:formula="of:=IFNA(ORG.LIBREOFFICE.REGEX([.D94];[.$J$2]; ;2);0)" office:value-type="float" office:value="0" calcext:value-type="float">
            <text:p>0</text:p>
          </table:table-cell>
          <table:table-cell table:style-name="ce15" table:formula="of:=IF([.G94]=0;TRUE();IF(FIND([.G94];[.D9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4]=0;[.I94];[.K94])" office:value-type="string" office:string-value="91011" calcext:value-type="string">
            <text:p>91011</text:p>
          </table:table-cell>
          <table:table-cell table:style-name="ce18"/>
          <table:table-cell table:style-name="ce15" table:formula="of:=IF(FIND([.N94];[.D94];1))" office:value-type="boolean" office:boolean-value="true" calcext:value-type="boolean">
            <text:p>VRAI</text:p>
          </table:table-cell>
          <table:table-cell table:style-name="ce16"/>
          <table:table-cell table:formula="of:=FIND([.N94];[.D94];1)" office:value-type="float" office:value="21" calcext:value-type="float">
            <text:p>21</text:p>
          </table:table-cell>
          <table:table-cell table:style-name="Default" table:formula="of:=LEN([.D94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94];&quot;^[0-9-]{1,7}&quot;; ;1); )" office:value-type="string" office:string-value="27" calcext:value-type="string">
            <text:p>27</text:p>
          </table:table-cell>
          <table:table-cell table:style-name="Default"/>
          <table:table-cell table:formula="of:=TRIM(REPLACE([.D94];[.R94];[.S94]-[.R94]+1;&quot;&quot;))" office:value-type="string" office:string-value="27 RUE DES MAZIERES" calcext:value-type="string">
            <text:p>27 RUE DES MAZIERES</text:p>
          </table:table-cell>
          <table:table-cell table:formula="of:=IF([.U94]=0;[.W94];REPLACE([.W94];1;LEN([.U94])+1; ))" office:value-type="string" office:string-value="RUE DES MAZIERES" calcext:value-type="string">
            <text:p>RUE DES MAZIERES</text:p>
          </table:table-cell>
          <table:table-cell table:style-name="ce15" table:formula="of:=IF(FIND([.W94];[.D94];1))" office:value-type="boolean" office:boolean-value="true" calcext:value-type="boolean">
            <text:p>VRAI</text:p>
          </table:table-cell>
          <table:table-cell table:formula="of:=LEN([.X94])+LEN([.N94])" office:value-type="float" office:value="21" calcext:value-type="float">
            <text:p>21</text:p>
          </table:table-cell>
          <table:table-cell table:formula="of:=FIND(&quot;CEDEX&quot;;[.AB94];1)" office:value-type="float" office:value="17" calcext:value-type="float">
            <text:p>17</text:p>
          </table:table-cell>
          <table:table-cell table:formula="of:=RIGHT([.D94];[.Z94])" office:value-type="string" office:string-value="ERES 91011 EVRY CEDEX" calcext:value-type="string">
            <text:p>ERES 91011 EVRY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S HAUTS DE SEINE</text:p>
          </table:table-cell>
          <table:table-cell office:value-type="string" calcext:value-type="string">
            <text:p>092000</text:p>
          </table:table-cell>
          <table:table-cell office:value-type="string" calcext:value-type="string">
            <text:p>921C140102</text:p>
          </table:table-cell>
          <table:table-cell office:value-type="string" calcext:value-type="string">
            <text:p>167-177 AV JOLIOT CURIE 92013 NANTERRE CEDEX</text:p>
          </table:table-cell>
          <table:table-cell office:value-type="string" calcext:value-type="string">
            <text:p>BDFEFRPPCCT FR30 3000 1009 36A9 2000 0000 056</text:p>
          </table:table-cell>
          <table:table-cell/>
          <table:table-cell table:style-name="ce13" table:formula="of:=IFNA(ORG.LIBREOFFICE.REGEX([.$D9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5];[.$J$2]; ;&quot;g&quot;)" office:value-type="string" office:string-value="92013" calcext:value-type="string">
            <text:p>92013</text:p>
          </table:table-cell>
          <table:table-cell/>
          <table:table-cell table:style-name="ce13" table:formula="of:=IFNA(ORG.LIBREOFFICE.REGEX([.D95];[.$J$2]; ;2);0)" office:value-type="float" office:value="0" calcext:value-type="float">
            <text:p>0</text:p>
          </table:table-cell>
          <table:table-cell table:style-name="ce15" table:formula="of:=IF([.G95]=0;TRUE();IF(FIND([.G95];[.D9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5]=0;[.I95];[.K95])" office:value-type="string" office:string-value="92013" calcext:value-type="string">
            <text:p>92013</text:p>
          </table:table-cell>
          <table:table-cell table:style-name="ce18"/>
          <table:table-cell table:style-name="ce15" table:formula="of:=IF(FIND([.N95];[.D95];1))" office:value-type="boolean" office:boolean-value="true" calcext:value-type="boolean">
            <text:p>VRAI</text:p>
          </table:table-cell>
          <table:table-cell table:style-name="ce16"/>
          <table:table-cell table:formula="of:=FIND([.N95];[.D95];1)" office:value-type="float" office:value="25" calcext:value-type="float">
            <text:p>25</text:p>
          </table:table-cell>
          <table:table-cell table:style-name="Default" table:formula="of:=LEN([.D95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95];&quot;^[0-9-]{1,7}&quot;; ;1); )" office:value-type="string" office:string-value="167-177" calcext:value-type="string">
            <text:p>167-177</text:p>
          </table:table-cell>
          <table:table-cell table:style-name="Default"/>
          <table:table-cell table:formula="of:=TRIM(REPLACE([.D95];[.R95];[.S95]-[.R95]+1;&quot;&quot;))" office:value-type="string" office:string-value="167-177 AV JOLIOT CURIE" calcext:value-type="string">
            <text:p>167-177 AV JOLIOT CURIE</text:p>
          </table:table-cell>
          <table:table-cell table:formula="of:=IF([.U95]=0;[.W95];REPLACE([.W95];1;LEN([.U95])+1; ))" office:value-type="string" office:string-value="AV JOLIOT CURIE" calcext:value-type="string">
            <text:p>AV JOLIOT CURIE</text:p>
          </table:table-cell>
          <table:table-cell table:style-name="ce15" table:formula="of:=IF(FIND([.W95];[.D95];1))" office:value-type="boolean" office:boolean-value="true" calcext:value-type="boolean">
            <text:p>VRAI</text:p>
          </table:table-cell>
          <table:table-cell table:formula="of:=LEN([.X95])+LEN([.N95])" office:value-type="float" office:value="20" calcext:value-type="float">
            <text:p>20</text:p>
          </table:table-cell>
          <table:table-cell table:formula="of:=FIND(&quot;CEDEX&quot;;[.AB95];1)" office:value-type="float" office:value="16" calcext:value-type="float">
            <text:p>16</text:p>
          </table:table-cell>
          <table:table-cell table:formula="of:=RIGHT([.D95];[.Z95])" office:value-type="string" office:string-value="92013 NANTERRE CEDEX" calcext:value-type="string">
            <text:p>92013 NANTERRE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SEINE-SAINT-DENIS</text:p>
          </table:table-cell>
          <table:table-cell office:value-type="string" calcext:value-type="string">
            <text:p>093000</text:p>
          </table:table-cell>
          <table:table-cell office:value-type="string" calcext:value-type="string">
            <text:p>930C142103</text:p>
          </table:table-cell>
          <table:table-cell office:value-type="string" calcext:value-type="string">
            <text:p>7 RUE HECTOR BERLIOZ CS50020 93009 BOBIGNY CEDEX</text:p>
          </table:table-cell>
          <table:table-cell office:value-type="string" calcext:value-type="string">
            <text:p>BDFEFRPPCCT FR45 3000 1009 34A9 3000 0000 037</text:p>
          </table:table-cell>
          <table:table-cell/>
          <table:table-cell table:style-name="ce13" table:formula="of:=IFNA(ORG.LIBREOFFICE.REGEX([.$D96];[.$H$2]; ;&quot;g&quot;);0)" office:value-type="string" office:string-value="CS50020" calcext:value-type="string">
            <text:p>CS50020</text:p>
          </table:table-cell>
          <table:table-cell/>
          <table:table-cell table:style-name="ce13" table:formula="of:=ORG.LIBREOFFICE.REGEX([.D96];[.$J$2]; ;&quot;g&quot;)" office:value-type="string" office:string-value="50020" calcext:value-type="string">
            <text:p>50020</text:p>
          </table:table-cell>
          <table:table-cell/>
          <table:table-cell table:style-name="ce13" table:formula="of:=IFNA(ORG.LIBREOFFICE.REGEX([.D96];[.$J$2]; ;2);0)" office:value-type="string" office:string-value="93009" calcext:value-type="string">
            <text:p>93009</text:p>
          </table:table-cell>
          <table:table-cell table:style-name="ce15" table:formula="of:=IF([.G96]=0;TRUE();IF(FIND([.G96];[.D9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6]=0;[.I96];[.K96])" office:value-type="string" office:string-value="93009" calcext:value-type="string">
            <text:p>93009</text:p>
          </table:table-cell>
          <table:table-cell table:style-name="ce18"/>
          <table:table-cell table:style-name="ce15" table:formula="of:=IF(FIND([.N96];[.D96];1))" office:value-type="boolean" office:boolean-value="true" calcext:value-type="boolean">
            <text:p>VRAI</text:p>
          </table:table-cell>
          <table:table-cell table:style-name="ce16"/>
          <table:table-cell table:formula="of:=FIND([.N96];[.D96];1)" office:value-type="float" office:value="30" calcext:value-type="float">
            <text:p>30</text:p>
          </table:table-cell>
          <table:table-cell table:style-name="Default" table:formula="of:=LEN([.D96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96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96];[.R96];[.S96]-[.R96]+1;&quot;&quot;))" office:value-type="string" office:string-value="7 RUE HECTOR BERLIOZ CS50020" calcext:value-type="string">
            <text:p>7 RUE HECTOR BERLIOZ CS50020</text:p>
          </table:table-cell>
          <table:table-cell table:formula="of:=IF([.U96]=0;[.W96];REPLACE([.W96];1;LEN([.U96])+1; ))" office:value-type="string" office:string-value="RUE HECTOR BERLIOZ CS50020" calcext:value-type="string">
            <text:p>RUE HECTOR BERLIOZ CS50020</text:p>
          </table:table-cell>
          <table:table-cell table:style-name="ce15" table:formula="of:=IF(FIND([.W96];[.D96];1))" office:value-type="boolean" office:boolean-value="true" calcext:value-type="boolean">
            <text:p>VRAI</text:p>
          </table:table-cell>
          <table:table-cell table:formula="of:=LEN([.X96])+LEN([.N96])" office:value-type="float" office:value="31" calcext:value-type="float">
            <text:p>31</text:p>
          </table:table-cell>
          <table:table-cell table:formula="of:=FIND(&quot;CEDEX&quot;;[.AB96];1)" office:value-type="float" office:value="27" calcext:value-type="float">
            <text:p>27</text:p>
          </table:table-cell>
          <table:table-cell table:formula="of:=RIGHT([.D96];[.Z96])" office:value-type="string" office:string-value="IOZ CS50020 93009 BOBIGNY CEDEX" calcext:value-type="string">
            <text:p>IOZ CS50020 93009 BOBIGNY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VAL DE MARNE</text:p>
          </table:table-cell>
          <table:table-cell office:value-type="string" calcext:value-type="string">
            <text:p>094000</text:p>
          </table:table-cell>
          <table:table-cell office:value-type="string" calcext:value-type="string">
            <text:p>940C141102</text:p>
          </table:table-cell>
          <table:table-cell office:value-type="string" calcext:value-type="string">
            <text:p>1 PLACE DU GENERAL BILLOTTE 94040 CRETEIL CEDEX</text:p>
          </table:table-cell>
          <table:table-cell office:value-type="string" calcext:value-type="string">
            <text:p>BDFEFRPPCCT FR05 3000 1009 07A9 4000 0000 005</text:p>
          </table:table-cell>
          <table:table-cell/>
          <table:table-cell table:style-name="ce13" table:formula="of:=IFNA(ORG.LIBREOFFICE.REGEX([.$D9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7];[.$J$2]; ;&quot;g&quot;)" office:value-type="string" office:string-value="94040" calcext:value-type="string">
            <text:p>94040</text:p>
          </table:table-cell>
          <table:table-cell/>
          <table:table-cell table:style-name="ce13" table:formula="of:=IFNA(ORG.LIBREOFFICE.REGEX([.D97];[.$J$2]; ;2);0)" office:value-type="float" office:value="0" calcext:value-type="float">
            <text:p>0</text:p>
          </table:table-cell>
          <table:table-cell table:style-name="ce15" table:formula="of:=IF([.G97]=0;TRUE();IF(FIND([.G97];[.D9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7]=0;[.I97];[.K97])" office:value-type="string" office:string-value="94040" calcext:value-type="string">
            <text:p>94040</text:p>
          </table:table-cell>
          <table:table-cell table:style-name="ce18"/>
          <table:table-cell table:style-name="ce15" table:formula="of:=IF(FIND([.N97];[.D97];1))" office:value-type="boolean" office:boolean-value="true" calcext:value-type="boolean">
            <text:p>VRAI</text:p>
          </table:table-cell>
          <table:table-cell table:style-name="ce16"/>
          <table:table-cell table:formula="of:=FIND([.N97];[.D97];1)" office:value-type="float" office:value="29" calcext:value-type="float">
            <text:p>29</text:p>
          </table:table-cell>
          <table:table-cell table:style-name="Default" table:formula="of:=LEN([.D9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97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97];[.R97];[.S97]-[.R97]+1;&quot;&quot;))" office:value-type="string" office:string-value="1 PLACE DU GENERAL BILLOTTE" calcext:value-type="string">
            <text:p>1 PLACE DU GENERAL BILLOTTE</text:p>
          </table:table-cell>
          <table:table-cell table:formula="of:=IF([.U97]=0;[.W97];REPLACE([.W97];1;LEN([.U97])+1; ))" office:value-type="string" office:string-value="PLACE DU GENERAL BILLOTTE" calcext:value-type="string">
            <text:p>PLACE DU GENERAL BILLOTTE</text:p>
          </table:table-cell>
          <table:table-cell table:style-name="ce15" table:formula="of:=IF(FIND([.W97];[.D97];1))" office:value-type="boolean" office:boolean-value="true" calcext:value-type="boolean">
            <text:p>VRAI</text:p>
          </table:table-cell>
          <table:table-cell table:formula="of:=LEN([.X97])+LEN([.N97])" office:value-type="float" office:value="30" calcext:value-type="float">
            <text:p>30</text:p>
          </table:table-cell>
          <table:table-cell table:formula="of:=FIND(&quot;CEDEX&quot;;[.AB97];1)" office:value-type="float" office:value="26" calcext:value-type="float">
            <text:p>26</text:p>
          </table:table-cell>
          <table:table-cell table:formula="of:=RIGHT([.D97];[.Z97])" office:value-type="string" office:string-value="L BILLOTTE 94040 CRETEIL CEDEX" calcext:value-type="string">
            <text:p>L BILLOTTE 94040 CRETEIL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U VAL D'OISE SERVICE RNF</text:p>
          </table:table-cell>
          <table:table-cell office:value-type="string" calcext:value-type="string">
            <text:p>095000</text:p>
          </table:table-cell>
          <table:table-cell office:value-type="string" calcext:value-type="string">
            <text:p>950C141103</text:p>
          </table:table-cell>
          <table:table-cell office:value-type="string" calcext:value-type="string">
            <text:p>2 AVENUE B HIRSCH CS 20104 95010 CERGY PONTOISE CEDEX</text:p>
          </table:table-cell>
          <table:table-cell office:value-type="string" calcext:value-type="string">
            <text:p>BDFEFRPPCCT FR82 3000 1006 51A9 5000 0000 013</text:p>
          </table:table-cell>
          <table:table-cell/>
          <table:table-cell table:style-name="ce13" table:formula="of:=IFNA(ORG.LIBREOFFICE.REGEX([.$D98];[.$H$2]; ;&quot;g&quot;);0)" office:value-type="string" office:string-value="CS 20104" calcext:value-type="string">
            <text:p>CS 20104</text:p>
          </table:table-cell>
          <table:table-cell/>
          <table:table-cell table:style-name="ce13" table:formula="of:=ORG.LIBREOFFICE.REGEX([.D98];[.$J$2]; ;&quot;g&quot;)" office:value-type="string" office:string-value="20104" calcext:value-type="string">
            <text:p>20104</text:p>
          </table:table-cell>
          <table:table-cell/>
          <table:table-cell table:style-name="ce13" table:formula="of:=IFNA(ORG.LIBREOFFICE.REGEX([.D98];[.$J$2]; ;2);0)" office:value-type="string" office:string-value="95010" calcext:value-type="string">
            <text:p>95010</text:p>
          </table:table-cell>
          <table:table-cell table:style-name="ce15" table:formula="of:=IF([.G98]=0;TRUE();IF(FIND([.G98];[.D9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8]=0;[.I98];[.K98])" office:value-type="string" office:string-value="95010" calcext:value-type="string">
            <text:p>95010</text:p>
          </table:table-cell>
          <table:table-cell table:style-name="ce18"/>
          <table:table-cell table:style-name="ce15" table:formula="of:=IF(FIND([.N98];[.D98];1))" office:value-type="boolean" office:boolean-value="true" calcext:value-type="boolean">
            <text:p>VRAI</text:p>
          </table:table-cell>
          <table:table-cell table:style-name="ce16"/>
          <table:table-cell table:formula="of:=FIND([.N98];[.D98];1)" office:value-type="float" office:value="28" calcext:value-type="float">
            <text:p>28</text:p>
          </table:table-cell>
          <table:table-cell table:style-name="Default" table:formula="of:=LEN([.D98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98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98];[.R98];[.S98]-[.R98]+1;&quot;&quot;))" office:value-type="string" office:string-value="2 AVENUE B HIRSCH CS 20104" calcext:value-type="string">
            <text:p>2 AVENUE B HIRSCH CS 20104</text:p>
          </table:table-cell>
          <table:table-cell table:formula="of:=IF([.U98]=0;[.W98];REPLACE([.W98];1;LEN([.U98])+1; ))" office:value-type="string" office:string-value="AVENUE B HIRSCH CS 20104" calcext:value-type="string">
            <text:p>AVENUE B HIRSCH CS 20104</text:p>
          </table:table-cell>
          <table:table-cell table:style-name="ce15" table:formula="of:=IF(FIND([.W98];[.D98];1))" office:value-type="boolean" office:boolean-value="true" calcext:value-type="boolean">
            <text:p>VRAI</text:p>
          </table:table-cell>
          <table:table-cell table:formula="of:=LEN([.X98])+LEN([.N98])" office:value-type="float" office:value="29" calcext:value-type="float">
            <text:p>29</text:p>
          </table:table-cell>
          <table:table-cell table:formula="of:=FIND(&quot;CEDEX&quot;;[.AB98];1)" office:value-type="float" office:value="25" calcext:value-type="float">
            <text:p>25</text:p>
          </table:table-cell>
          <table:table-cell table:formula="of:=RIGHT([.D98];[.Z98])" office:value-type="string" office:string-value="04 95010 CERGY PONTOISE CEDEX" calcext:value-type="string">
            <text:p>04 95010 CERGY PONTOISE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GUADELOUPE</text:p>
          </table:table-cell>
          <table:table-cell office:value-type="string" calcext:value-type="string">
            <text:p>101000</text:p>
          </table:table-cell>
          <table:table-cell office:value-type="string" calcext:value-type="string">
            <text:p>971C142101</text:p>
          </table:table-cell>
          <table:table-cell office:value-type="string" calcext:value-type="string">
            <text:p>269 ROUTE DE ST CLAUDE-BP 766 97100 BASSE TERRE</text:p>
          </table:table-cell>
          <table:table-cell office:value-type="string" calcext:value-type="string">
            <text:p>BDFEFRPPCCT FR20 3000 1000 641A 0000 0000 082</text:p>
          </table:table-cell>
          <table:table-cell/>
          <table:table-cell table:style-name="ce13" table:formula="of:=IFNA(ORG.LIBREOFFICE.REGEX([.$D99];[.$H$2]; ;&quot;g&quot;);0)" office:value-type="string" office:string-value="BP 766 " calcext:value-type="string">
            <text:p>BP 766 </text:p>
          </table:table-cell>
          <table:table-cell/>
          <table:table-cell table:style-name="ce13" table:formula="of:=ORG.LIBREOFFICE.REGEX([.D99];[.$J$2]; ;&quot;g&quot;)" office:value-type="string" office:string-value="97100" calcext:value-type="string">
            <text:p>97100</text:p>
          </table:table-cell>
          <table:table-cell/>
          <table:table-cell table:style-name="ce13" table:formula="of:=IFNA(ORG.LIBREOFFICE.REGEX([.D99];[.$J$2]; ;2);0)" office:value-type="float" office:value="0" calcext:value-type="float">
            <text:p>0</text:p>
          </table:table-cell>
          <table:table-cell table:style-name="ce15" table:formula="of:=IF([.G99]=0;TRUE();IF(FIND([.G99];[.D9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9]=0;[.I99];[.K99])" office:value-type="string" office:string-value="97100" calcext:value-type="string">
            <text:p>97100</text:p>
          </table:table-cell>
          <table:table-cell table:style-name="ce18"/>
          <table:table-cell table:style-name="ce15" table:formula="of:=IF(FIND([.N99];[.D99];1))" office:value-type="boolean" office:boolean-value="true" calcext:value-type="boolean">
            <text:p>VRAI</text:p>
          </table:table-cell>
          <table:table-cell table:style-name="ce16"/>
          <table:table-cell table:formula="of:=FIND([.N99];[.D99];1)" office:value-type="float" office:value="31" calcext:value-type="float">
            <text:p>31</text:p>
          </table:table-cell>
          <table:table-cell table:style-name="Default" table:formula="of:=LEN([.D9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99];&quot;^[0-9-]{1,7}&quot;; ;1); )" office:value-type="string" office:string-value="269" calcext:value-type="string">
            <text:p>269</text:p>
          </table:table-cell>
          <table:table-cell table:style-name="Default"/>
          <table:table-cell table:formula="of:=TRIM(REPLACE([.D99];[.R99];[.S99]-[.R99]+1;&quot;&quot;))" office:value-type="string" office:string-value="269 ROUTE DE ST CLAUDE-BP 766" calcext:value-type="string">
            <text:p>269 ROUTE DE ST CLAUDE-BP 766</text:p>
          </table:table-cell>
          <table:table-cell table:formula="of:=IF([.U99]=0;[.W99];REPLACE([.W99];1;LEN([.U99])+1; ))" office:value-type="string" office:string-value="ROUTE DE ST CLAUDE-BP 766" calcext:value-type="string">
            <text:p>ROUTE DE ST CLAUDE-BP 766</text:p>
          </table:table-cell>
          <table:table-cell table:style-name="ce15" table:formula="of:=IF(FIND([.W99];[.D99];1))" office:value-type="boolean" office:boolean-value="true" calcext:value-type="boolean">
            <text:p>VRAI</text:p>
          </table:table-cell>
          <table:table-cell table:formula="of:=LEN([.X99])+LEN([.N99])" office:value-type="float" office:value="30" calcext:value-type="float">
            <text:p>30</text:p>
          </table:table-cell>
          <table:table-cell table:formula="of:=FIND(&quot;CEDEX&quot;;[.AB99];1)" office:value-type="string" office:string-value="" calcext:value-type="error">
            <text:p>#VALEUR !</text:p>
          </table:table-cell>
          <table:table-cell table:formula="of:=RIGHT([.D99];[.Z99])" office:value-type="string" office:string-value="LAUDE-BP 766 97100 BASSE TERRE" calcext:value-type="string">
            <text:p>LAUDE-BP 766 97100 BASSE TERRE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GUYANE</text:p>
          </table:table-cell>
          <table:table-cell office:value-type="string" calcext:value-type="string">
            <text:p>102000</text:p>
          </table:table-cell>
          <table:table-cell office:value-type="string" calcext:value-type="string">
            <text:p>973C111100</text:p>
          </table:table-cell>
          <table:table-cell office:value-type="string" calcext:value-type="string">
            <text:p>RUE FIEDMOND - BP 7016 97307 CAYENNE CEDEX</text:p>
          </table:table-cell>
          <table:table-cell office:value-type="string" calcext:value-type="string">
            <text:p>BDFEFRPPCCT FR92 3000 1000 642A 0000 0000 032</text:p>
          </table:table-cell>
          <table:table-cell/>
          <table:table-cell table:style-name="ce13" table:formula="of:=IFNA(ORG.LIBREOFFICE.REGEX([.$D100];[.$H$2]; ;&quot;g&quot;);0)" office:value-type="string" office:string-value="BP 7016 " calcext:value-type="string">
            <text:p>BP 7016 </text:p>
          </table:table-cell>
          <table:table-cell/>
          <table:table-cell table:style-name="ce13" table:formula="of:=ORG.LIBREOFFICE.REGEX([.D100];[.$J$2]; ;&quot;g&quot;)" office:value-type="string" office:string-value="97307" calcext:value-type="string">
            <text:p>97307</text:p>
          </table:table-cell>
          <table:table-cell/>
          <table:table-cell table:style-name="ce13" table:formula="of:=IFNA(ORG.LIBREOFFICE.REGEX([.D100];[.$J$2]; ;2);0)" office:value-type="float" office:value="0" calcext:value-type="float">
            <text:p>0</text:p>
          </table:table-cell>
          <table:table-cell table:style-name="ce15" table:formula="of:=IF([.G100]=0;TRUE();IF(FIND([.G100];[.D10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0]=0;[.I100];[.K100])" office:value-type="string" office:string-value="97307" calcext:value-type="string">
            <text:p>97307</text:p>
          </table:table-cell>
          <table:table-cell table:style-name="ce18"/>
          <table:table-cell table:style-name="ce15" table:formula="of:=IF(FIND([.N100];[.D100];1))" office:value-type="boolean" office:boolean-value="true" calcext:value-type="boolean">
            <text:p>VRAI</text:p>
          </table:table-cell>
          <table:table-cell table:style-name="ce16"/>
          <table:table-cell table:formula="of:=FIND([.N100];[.D100];1)" office:value-type="float" office:value="24" calcext:value-type="float">
            <text:p>24</text:p>
          </table:table-cell>
          <table:table-cell table:style-name="Default" table:formula="of:=LEN([.D100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100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0];[.R100];[.S100]-[.R100]+1;&quot;&quot;))" office:value-type="string" office:string-value="RUE FIEDMOND - BP 7016" calcext:value-type="string">
            <text:p>RUE FIEDMOND - BP 7016</text:p>
          </table:table-cell>
          <table:table-cell table:formula="of:=IF([.U100]=0;[.W100];REPLACE([.W100];1;LEN([.U100])+1; ))" office:value-type="string" office:string-value="RUE FIEDMOND - BP 7016" calcext:value-type="string">
            <text:p>RUE FIEDMOND - BP 7016</text:p>
          </table:table-cell>
          <table:table-cell table:style-name="ce15" table:formula="of:=IF(FIND([.W100];[.D100];1))" office:value-type="boolean" office:boolean-value="true" calcext:value-type="boolean">
            <text:p>VRAI</text:p>
          </table:table-cell>
          <table:table-cell table:formula="of:=LEN([.X100])+LEN([.N100])" office:value-type="float" office:value="27" calcext:value-type="float">
            <text:p>27</text:p>
          </table:table-cell>
          <table:table-cell table:formula="of:=FIND(&quot;CEDEX&quot;;[.AB100];1)" office:value-type="float" office:value="23" calcext:value-type="float">
            <text:p>23</text:p>
          </table:table-cell>
          <table:table-cell table:formula="of:=RIGHT([.D100];[.Z100])" office:value-type="string" office:string-value="BP 7016 97307 CAYENNE CEDEX" calcext:value-type="string">
            <text:p>BP 7016 97307 CAYENNE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MARTINIQUE</text:p>
          </table:table-cell>
          <table:table-cell office:value-type="string" calcext:value-type="string">
            <text:p>103000</text:p>
          </table:table-cell>
          <table:table-cell office:value-type="string" calcext:value-type="string">
            <text:p>972C144100</text:p>
          </table:table-cell>
          <table:table-cell office:value-type="string" calcext:value-type="string">
            <text:p>JARDIN DESCLIEUX - BP 654 97263 FORT-DE-FRANCE</text:p>
          </table:table-cell>
          <table:table-cell office:value-type="string" calcext:value-type="string">
            <text:p>BDFEFRPPCCT FR67 3000 1000 643A 0000 0000 079</text:p>
          </table:table-cell>
          <table:table-cell/>
          <table:table-cell table:style-name="ce13" table:formula="of:=IFNA(ORG.LIBREOFFICE.REGEX([.$D101];[.$H$2]; ;&quot;g&quot;);0)" office:value-type="string" office:string-value="BP 654 " calcext:value-type="string">
            <text:p>BP 654 </text:p>
          </table:table-cell>
          <table:table-cell/>
          <table:table-cell table:style-name="ce13" table:formula="of:=ORG.LIBREOFFICE.REGEX([.D101];[.$J$2]; ;&quot;g&quot;)" office:value-type="string" office:string-value="97263" calcext:value-type="string">
            <text:p>97263</text:p>
          </table:table-cell>
          <table:table-cell/>
          <table:table-cell table:style-name="ce13" table:formula="of:=IFNA(ORG.LIBREOFFICE.REGEX([.D101];[.$J$2]; ;2);0)" office:value-type="float" office:value="0" calcext:value-type="float">
            <text:p>0</text:p>
          </table:table-cell>
          <table:table-cell table:style-name="ce15" table:formula="of:=IF([.G101]=0;TRUE();IF(FIND([.G101];[.D10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1]=0;[.I101];[.K101])" office:value-type="string" office:string-value="97263" calcext:value-type="string">
            <text:p>97263</text:p>
          </table:table-cell>
          <table:table-cell table:style-name="ce18"/>
          <table:table-cell table:style-name="ce15" table:formula="of:=IF(FIND([.N101];[.D101];1))" office:value-type="boolean" office:boolean-value="true" calcext:value-type="boolean">
            <text:p>VRAI</text:p>
          </table:table-cell>
          <table:table-cell table:style-name="ce16"/>
          <table:table-cell table:formula="of:=FIND([.N101];[.D101];1)" office:value-type="float" office:value="27" calcext:value-type="float">
            <text:p>27</text:p>
          </table:table-cell>
          <table:table-cell table:style-name="Default" table:formula="of:=LEN([.D101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101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1];[.R101];[.S101]-[.R101]+1;&quot;&quot;))" office:value-type="string" office:string-value="JARDIN DESCLIEUX - BP 654" calcext:value-type="string">
            <text:p>JARDIN DESCLIEUX - BP 654</text:p>
          </table:table-cell>
          <table:table-cell table:formula="of:=IF([.U101]=0;[.W101];REPLACE([.W101];1;LEN([.U101])+1; ))" office:value-type="string" office:string-value="JARDIN DESCLIEUX - BP 654" calcext:value-type="string">
            <text:p>JARDIN DESCLIEUX - BP 654</text:p>
          </table:table-cell>
          <table:table-cell table:style-name="ce15" table:formula="of:=IF(FIND([.W101];[.D101];1))" office:value-type="boolean" office:boolean-value="true" calcext:value-type="boolean">
            <text:p>VRAI</text:p>
          </table:table-cell>
          <table:table-cell table:formula="of:=LEN([.X101])+LEN([.N101])" office:value-type="float" office:value="30" calcext:value-type="float">
            <text:p>30</text:p>
          </table:table-cell>
          <table:table-cell table:formula="of:=FIND(&quot;CEDEX&quot;;[.AB101];1)" office:value-type="string" office:string-value="" calcext:value-type="error">
            <text:p>#VALEUR !</text:p>
          </table:table-cell>
          <table:table-cell table:formula="of:=RIGHT([.D101];[.Z101])" office:value-type="string" office:string-value=" - BP 654 97263 FORT-DE-FRANCE" calcext:value-type="string">
            <text:p><text:s/>- BP 654 97263 FORT-DE-FRANCE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LA REUNION</text:p>
          </table:table-cell>
          <table:table-cell office:value-type="string" calcext:value-type="string">
            <text:p>104000</text:p>
          </table:table-cell>
          <table:table-cell office:value-type="string" calcext:value-type="string">
            <text:p>974C142105</text:p>
          </table:table-cell>
          <table:table-cell office:value-type="string" calcext:value-type="string">
            <text:p>7 AV ANDRE MALRAUX - CS 21015 97744 ST-DENIS CEDEX 9</text:p>
          </table:table-cell>
          <table:table-cell office:value-type="string" calcext:value-type="string">
            <text:p>BDFEFRPPCCT FR64 3000 1000 647A 0000 0000 073</text:p>
          </table:table-cell>
          <table:table-cell/>
          <table:table-cell table:style-name="ce13" table:formula="of:=IFNA(ORG.LIBREOFFICE.REGEX([.$D102];[.$H$2]; ;&quot;g&quot;);0)" office:value-type="string" office:string-value="CS 21015" calcext:value-type="string">
            <text:p>CS 21015</text:p>
          </table:table-cell>
          <table:table-cell/>
          <table:table-cell table:style-name="ce13" table:formula="of:=ORG.LIBREOFFICE.REGEX([.D102];[.$J$2]; ;&quot;g&quot;)" office:value-type="string" office:string-value="21015" calcext:value-type="string">
            <text:p>21015</text:p>
          </table:table-cell>
          <table:table-cell/>
          <table:table-cell table:style-name="ce13" table:formula="of:=IFNA(ORG.LIBREOFFICE.REGEX([.D102];[.$J$2]; ;2);0)" office:value-type="string" office:string-value="97744" calcext:value-type="string">
            <text:p>97744</text:p>
          </table:table-cell>
          <table:table-cell table:style-name="ce15" table:formula="of:=IF([.G102]=0;TRUE();IF(FIND([.G102];[.D10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2]=0;[.I102];[.K102])" office:value-type="string" office:string-value="97744" calcext:value-type="string">
            <text:p>97744</text:p>
          </table:table-cell>
          <table:table-cell table:style-name="ce18"/>
          <table:table-cell table:style-name="ce15" table:formula="of:=IF(FIND([.N102];[.D102];1))" office:value-type="boolean" office:boolean-value="true" calcext:value-type="boolean">
            <text:p>VRAI</text:p>
          </table:table-cell>
          <table:table-cell table:style-name="ce16"/>
          <table:table-cell table:formula="of:=FIND([.N102];[.D102];1)" office:value-type="float" office:value="31" calcext:value-type="float">
            <text:p>31</text:p>
          </table:table-cell>
          <table:table-cell table:style-name="Default" table:formula="of:=LEN([.D102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102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102];[.R102];[.S102]-[.R102]+1;&quot;&quot;))" office:value-type="string" office:string-value="7 AV ANDRE MALRAUX - CS 21015" calcext:value-type="string">
            <text:p>7 AV ANDRE MALRAUX - CS 21015</text:p>
          </table:table-cell>
          <table:table-cell table:formula="of:=IF([.U102]=0;[.W102];REPLACE([.W102];1;LEN([.U102])+1; ))" office:value-type="string" office:string-value="AV ANDRE MALRAUX - CS 21015" calcext:value-type="string">
            <text:p>AV ANDRE MALRAUX - CS 21015</text:p>
          </table:table-cell>
          <table:table-cell table:style-name="ce15" table:formula="of:=IF(FIND([.W102];[.D102];1))" office:value-type="boolean" office:boolean-value="true" calcext:value-type="boolean">
            <text:p>VRAI</text:p>
          </table:table-cell>
          <table:table-cell table:formula="of:=LEN([.X102])+LEN([.N102])" office:value-type="float" office:value="32" calcext:value-type="float">
            <text:p>32</text:p>
          </table:table-cell>
          <table:table-cell table:formula="of:=FIND(&quot;CEDEX&quot;;[.AB102];1)" office:value-type="float" office:value="26" calcext:value-type="float">
            <text:p>26</text:p>
          </table:table-cell>
          <table:table-cell table:formula="of:=RIGHT([.D102];[.Z102])" office:value-type="string" office:string-value=" CS 21015 97744 ST-DENIS CEDEX 9" calcext:value-type="string">
            <text:p><text:s/>CS 21015 97744 ST-DENIS CEDEX 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E MAYOTTE</text:p>
          </table:table-cell>
          <table:table-cell office:value-type="string" calcext:value-type="string">
            <text:p>106000</text:p>
          </table:table-cell>
          <table:table-cell office:value-type="string" calcext:value-type="string">
            <text:p>976C142100</text:p>
          </table:table-cell>
          <table:table-cell office:value-type="string" calcext:value-type="string">
            <text:p>AV DE LA PREFECTURE - BP 501 97600 MAMOUDZOU</text:p>
          </table:table-cell>
          <table:table-cell office:value-type="string" calcext:value-type="string">
            <text:p>BDFEFRPPCCT FR42 3000 1000 644A 0000 0000 029</text:p>
          </table:table-cell>
          <table:table-cell/>
          <table:table-cell table:style-name="ce13" table:formula="of:=IFNA(ORG.LIBREOFFICE.REGEX([.$D103];[.$H$2]; ;&quot;g&quot;);0)" office:value-type="string" office:string-value="BP 501 " calcext:value-type="string">
            <text:p>BP 501 </text:p>
          </table:table-cell>
          <table:table-cell/>
          <table:table-cell table:style-name="ce13" table:formula="of:=ORG.LIBREOFFICE.REGEX([.D103];[.$J$2]; ;&quot;g&quot;)" office:value-type="string" office:string-value="97600" calcext:value-type="string">
            <text:p>97600</text:p>
          </table:table-cell>
          <table:table-cell/>
          <table:table-cell table:style-name="ce13" table:formula="of:=IFNA(ORG.LIBREOFFICE.REGEX([.D103];[.$J$2]; ;2);0)" office:value-type="float" office:value="0" calcext:value-type="float">
            <text:p>0</text:p>
          </table:table-cell>
          <table:table-cell table:style-name="ce15" table:formula="of:=IF([.G103]=0;TRUE();IF(FIND([.G103];[.D10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3]=0;[.I103];[.K103])" office:value-type="string" office:string-value="97600" calcext:value-type="string">
            <text:p>97600</text:p>
          </table:table-cell>
          <table:table-cell table:style-name="ce18"/>
          <table:table-cell table:style-name="ce15" table:formula="of:=IF(FIND([.N103];[.D103];1))" office:value-type="boolean" office:boolean-value="true" calcext:value-type="boolean">
            <text:p>VRAI</text:p>
          </table:table-cell>
          <table:table-cell table:style-name="ce16"/>
          <table:table-cell table:formula="of:=FIND([.N103];[.D103];1)" office:value-type="float" office:value="30" calcext:value-type="float">
            <text:p>30</text:p>
          </table:table-cell>
          <table:table-cell table:style-name="Default" table:formula="of:=LEN([.D103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103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3];[.R103];[.S103]-[.R103]+1;&quot;&quot;))" office:value-type="string" office:string-value="AV DE LA PREFECTURE - BP 501" calcext:value-type="string">
            <text:p>AV DE LA PREFECTURE - BP 501</text:p>
          </table:table-cell>
          <table:table-cell table:formula="of:=IF([.U103]=0;[.W103];REPLACE([.W103];1;LEN([.U103])+1; ))" office:value-type="string" office:string-value="AV DE LA PREFECTURE - BP 501" calcext:value-type="string">
            <text:p>AV DE LA PREFECTURE - BP 501</text:p>
          </table:table-cell>
          <table:table-cell table:style-name="ce15" table:formula="of:=IF(FIND([.W103];[.D103];1))" office:value-type="boolean" office:boolean-value="true" calcext:value-type="boolean">
            <text:p>VRAI</text:p>
          </table:table-cell>
          <table:table-cell table:formula="of:=LEN([.X103])+LEN([.N103])" office:value-type="float" office:value="33" calcext:value-type="float">
            <text:p>33</text:p>
          </table:table-cell>
          <table:table-cell table:formula="of:=FIND(&quot;CEDEX&quot;;[.AB103];1)" office:value-type="string" office:string-value="" calcext:value-type="error">
            <text:p>#VALEUR !</text:p>
          </table:table-cell>
          <table:table-cell table:formula="of:=RIGHT([.D103];[.Z103])" office:value-type="string" office:string-value="EFECTURE - BP 501 97600 MAMOUDZOU" calcext:value-type="string">
            <text:p>EFECTURE - BP 501 97600 MAMOUDZOU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SFIP POUR L'ETRANGER</text:p>
          </table:table-cell>
          <table:table-cell office:value-type="string" calcext:value-type="string">
            <text:p>930000</text:p>
          </table:table-cell>
          <table:table-cell office:value-type="string" calcext:value-type="string">
            <text:p>TGE9C02003</text:p>
          </table:table-cell>
          <table:table-cell office:value-type="string" calcext:value-type="string">
            <text:p>30 RUE DE MALVILLE - BP 54007 44040 NANTES CEDEX 01</text:p>
          </table:table-cell>
          <table:table-cell office:value-type="string" calcext:value-type="string">
            <text:p>BDFEFRPPCCT FR88 3000 1005 89A4 4A00 0000 013</text:p>
          </table:table-cell>
          <table:table-cell/>
          <table:table-cell table:style-name="ce13" table:formula="of:=IFNA(ORG.LIBREOFFICE.REGEX([.$D104];[.$H$2]; ;&quot;g&quot;);0)" office:value-type="string" office:string-value="BP 54007 " calcext:value-type="string">
            <text:p>BP 54007 </text:p>
          </table:table-cell>
          <table:table-cell/>
          <table:table-cell table:style-name="ce13" table:formula="of:=ORG.LIBREOFFICE.REGEX([.D104];[.$J$2]; ;&quot;g&quot;)" office:value-type="string" office:string-value="54007" calcext:value-type="string">
            <text:p>54007</text:p>
          </table:table-cell>
          <table:table-cell/>
          <table:table-cell table:style-name="ce13" table:formula="of:=IFNA(ORG.LIBREOFFICE.REGEX([.D104];[.$J$2]; ;2);0)" office:value-type="string" office:string-value="44040" calcext:value-type="string">
            <text:p>44040</text:p>
          </table:table-cell>
          <table:table-cell table:style-name="ce15" table:formula="of:=IF([.G104]=0;TRUE();IF(FIND([.G104];[.D10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4]=0;[.I104];[.K104])" office:value-type="string" office:string-value="44040" calcext:value-type="string">
            <text:p>44040</text:p>
          </table:table-cell>
          <table:table-cell table:style-name="ce18"/>
          <table:table-cell table:style-name="ce15" table:formula="of:=IF(FIND([.N104];[.D104];1))" office:value-type="boolean" office:boolean-value="true" calcext:value-type="boolean">
            <text:p>VRAI</text:p>
          </table:table-cell>
          <table:table-cell table:style-name="ce16"/>
          <table:table-cell table:formula="of:=FIND([.N104];[.D104];1)" office:value-type="float" office:value="31" calcext:value-type="float">
            <text:p>31</text:p>
          </table:table-cell>
          <table:table-cell table:style-name="Default" table:formula="of:=LEN([.D104])" office:value-type="float" office:value="51" calcext:value-type="float">
            <text:p>51</text:p>
          </table:table-cell>
          <table:table-cell table:style-name="Default"/>
          <table:table-cell table:style-name="ce21" table:formula="of:=IFNA(ORG.LIBREOFFICE.REGEX([.D104];&quot;^[0-9-]{1,7}&quot;; ;1); )" office:value-type="string" office:string-value="30" calcext:value-type="string">
            <text:p>30</text:p>
          </table:table-cell>
          <table:table-cell table:style-name="Default"/>
          <table:table-cell table:formula="of:=TRIM(REPLACE([.D104];[.R104];[.S104]-[.R104]+1;&quot;&quot;))" office:value-type="string" office:string-value="30 RUE DE MALVILLE - BP 54007" calcext:value-type="string">
            <text:p>30 RUE DE MALVILLE - BP 54007</text:p>
          </table:table-cell>
          <table:table-cell table:formula="of:=IF([.U104]=0;[.W104];REPLACE([.W104];1;LEN([.U104])+1; ))" office:value-type="string" office:string-value="RUE DE MALVILLE - BP 54007" calcext:value-type="string">
            <text:p>RUE DE MALVILLE - BP 54007</text:p>
          </table:table-cell>
          <table:table-cell table:style-name="ce15" table:formula="of:=IF(FIND([.W104];[.D104];1))" office:value-type="boolean" office:boolean-value="true" calcext:value-type="boolean">
            <text:p>VRAI</text:p>
          </table:table-cell>
          <table:table-cell table:formula="of:=LEN([.X104])+LEN([.N104])" office:value-type="float" office:value="31" calcext:value-type="float">
            <text:p>31</text:p>
          </table:table-cell>
          <table:table-cell table:formula="of:=FIND(&quot;CEDEX&quot;;[.AB104];1)" office:value-type="float" office:value="24" calcext:value-type="float">
            <text:p>24</text:p>
          </table:table-cell>
          <table:table-cell table:formula="of:=RIGHT([.D104];[.Z104])" office:value-type="string" office:string-value=" BP 54007 44040 NANTES CEDEX 01" calcext:value-type="string">
            <text:p><text:s/>BP 54007 44040 NANTES CEDEX 0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DIR CREANCES SPECIALES DU TRESOR</text:p>
          </table:table-cell>
          <table:table-cell office:value-type="string" calcext:value-type="string">
            <text:p>980000</text:p>
          </table:table-cell>
          <table:table-cell office:value-type="string" calcext:value-type="string">
            <text:p>A80D140102</text:p>
          </table:table-cell>
          <table:table-cell office:value-type="string" calcext:value-type="string">
            <text:p>22 BOULEVARD BLOSSAC CS 40649 86106 CHATELLERAULT CEDEX</text:p>
          </table:table-cell>
          <table:table-cell office:value-type="string" calcext:value-type="string">
            <text:p>BDFEFRPPCCT FR75 3000 1006 39A8 6A00 0000 018</text:p>
          </table:table-cell>
          <table:table-cell/>
          <table:table-cell table:style-name="ce13" table:formula="of:=IFNA(ORG.LIBREOFFICE.REGEX([.$D105];[.$H$2]; ;&quot;g&quot;);0)" office:value-type="string" office:string-value="CS 40649" calcext:value-type="string">
            <text:p>CS 40649</text:p>
          </table:table-cell>
          <table:table-cell/>
          <table:table-cell table:style-name="ce13" table:formula="of:=ORG.LIBREOFFICE.REGEX([.D105];[.$J$2]; ;&quot;g&quot;)" office:value-type="string" office:string-value="40649" calcext:value-type="string">
            <text:p>40649</text:p>
          </table:table-cell>
          <table:table-cell/>
          <table:table-cell table:style-name="ce13" table:formula="of:=IFNA(ORG.LIBREOFFICE.REGEX([.D105];[.$J$2]; ;2);0)" office:value-type="string" office:string-value="86106" calcext:value-type="string">
            <text:p>86106</text:p>
          </table:table-cell>
          <table:table-cell table:style-name="ce15" table:formula="of:=IF([.G105]=0;TRUE();IF(FIND([.G105];[.D10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5]=0;[.I105];[.K105])" office:value-type="string" office:string-value="86106" calcext:value-type="string">
            <text:p>86106</text:p>
          </table:table-cell>
          <table:table-cell table:style-name="ce18"/>
          <table:table-cell table:style-name="ce15" table:formula="of:=IF(FIND([.N105];[.D105];1))" office:value-type="boolean" office:boolean-value="true" calcext:value-type="boolean">
            <text:p>VRAI</text:p>
          </table:table-cell>
          <table:table-cell table:style-name="ce16"/>
          <table:table-cell table:formula="of:=FIND([.N105];[.D105];1)" office:value-type="float" office:value="31" calcext:value-type="float">
            <text:p>31</text:p>
          </table:table-cell>
          <table:table-cell table:style-name="Default" table:formula="of:=LEN([.D105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105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105];[.R105];[.S105]-[.R105]+1;&quot;&quot;))" office:value-type="string" office:string-value="22 BOULEVARD BLOSSAC CS 40649" calcext:value-type="string">
            <text:p>22 BOULEVARD BLOSSAC CS 40649</text:p>
          </table:table-cell>
          <table:table-cell table:formula="of:=IF([.U105]=0;[.W105];REPLACE([.W105];1;LEN([.U105])+1; ))" office:value-type="string" office:string-value="BOULEVARD BLOSSAC CS 40649" calcext:value-type="string">
            <text:p>BOULEVARD BLOSSAC CS 40649</text:p>
          </table:table-cell>
          <table:table-cell table:style-name="ce15" table:formula="of:=IF(FIND([.W105];[.D105];1))" office:value-type="boolean" office:boolean-value="true" calcext:value-type="boolean">
            <text:p>VRAI</text:p>
          </table:table-cell>
          <table:table-cell table:formula="of:=LEN([.X105])+LEN([.N105])" office:value-type="float" office:value="31" calcext:value-type="float">
            <text:p>31</text:p>
          </table:table-cell>
          <table:table-cell table:formula="of:=FIND(&quot;CEDEX&quot;;[.AB105];1)" office:value-type="float" office:value="27" calcext:value-type="float">
            <text:p>27</text:p>
          </table:table-cell>
          <table:table-cell table:formula="of:=RIGHT([.D105];[.Z105])" office:value-type="string" office:string-value="40649 86106 CHATELLERAULT CEDEX" calcext:value-type="string">
            <text:p>40649 86106 CHATELLERAULT CE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/DFiP CSDOM</text:p>
          </table:table-cell>
          <table:table-cell office:value-type="string" calcext:value-type="string">
            <text:p>994000</text:p>
          </table:table-cell>
          <table:table-cell office:value-type="string" calcext:value-type="string">
            <text:p>A304A31165</text:p>
          </table:table-cell>
          <table:table-cell office:value-type="string" calcext:value-type="string">
            <text:p>3 AV DU CHEMIN DE PRESLES 94417 ST MAURICE CEDEX</text:p>
          </table:table-cell>
          <table:table-cell office:value-type="string" calcext:value-type="string">
            <text:p>BDFEFRPPCCT FR46 3000 1000 64R7 5500 0000 013</text:p>
          </table:table-cell>
          <table:table-cell/>
          <table:table-cell table:style-name="ce13" table:formula="of:=IFNA(ORG.LIBREOFFICE.REGEX([.$D10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06];[.$J$2]; ;&quot;g&quot;)" office:value-type="string" office:string-value="94417" calcext:value-type="string">
            <text:p>94417</text:p>
          </table:table-cell>
          <table:table-cell/>
          <table:table-cell table:style-name="ce13" table:formula="of:=IFNA(ORG.LIBREOFFICE.REGEX([.D106];[.$J$2]; ;2);0)" office:value-type="float" office:value="0" calcext:value-type="float">
            <text:p>0</text:p>
          </table:table-cell>
          <table:table-cell table:style-name="ce15" table:formula="of:=IF([.G106]=0;TRUE();IF(FIND([.G106];[.D10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6]=0;[.I106];[.K106])" office:value-type="string" office:string-value="94417" calcext:value-type="string">
            <text:p>94417</text:p>
          </table:table-cell>
          <table:table-cell table:style-name="ce18"/>
          <table:table-cell table:style-name="ce15" table:formula="of:=IF(FIND([.N106];[.D106];1))" office:value-type="boolean" office:boolean-value="true" calcext:value-type="boolean">
            <text:p>VRAI</text:p>
          </table:table-cell>
          <table:table-cell table:style-name="ce16"/>
          <table:table-cell table:formula="of:=FIND([.N106];[.D106];1)" office:value-type="float" office:value="27" calcext:value-type="float">
            <text:p>27</text:p>
          </table:table-cell>
          <table:table-cell table:style-name="Default" table:formula="of:=LEN([.D106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06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106];[.R106];[.S106]-[.R106]+1;&quot;&quot;))" office:value-type="string" office:string-value="3 AV DU CHEMIN DE PRESLES" calcext:value-type="string">
            <text:p>3 AV DU CHEMIN DE PRESLES</text:p>
          </table:table-cell>
          <table:table-cell table:formula="of:=IF([.U106]=0;[.W106];REPLACE([.W106];1;LEN([.U106])+1; ))" office:value-type="string" office:string-value="AV DU CHEMIN DE PRESLES" calcext:value-type="string">
            <text:p>AV DU CHEMIN DE PRESLES</text:p>
          </table:table-cell>
          <table:table-cell table:style-name="ce15" table:formula="of:=IF(FIND([.W106];[.D106];1))" office:value-type="boolean" office:boolean-value="true" calcext:value-type="boolean">
            <text:p>VRAI</text:p>
          </table:table-cell>
          <table:table-cell table:formula="of:=LEN([.X106])+LEN([.N106])" office:value-type="float" office:value="28" calcext:value-type="float">
            <text:p>28</text:p>
          </table:table-cell>
          <table:table-cell table:formula="of:=FIND(&quot;CEDEX&quot;;[.AB106];1)" office:value-type="float" office:value="24" calcext:value-type="float">
            <text:p>24</text:p>
          </table:table-cell>
          <table:table-cell table:formula="of:=RIGHT([.D106];[.Z106])" office:value-type="string" office:string-value="ESLES 94417 ST MAURICE CEDEX" calcext:value-type="string">
            <text:p>ESLES 94417 ST MAURICE CEDEX</text:p>
          </table:table-cell>
          <table:table-cell table:number-columns-repeated="996"/>
        </table:table-row>
        <table:table-row table:style-name="ro2" table:number-rows-repeated="10">
          <table:table-cell table:number-columns-repeated="8"/>
          <table:table-cell table:style-name="ce13"/>
          <table:table-cell table:number-columns-repeated="1015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atabase.Y2:Database.Y106 Database.P2:Database.P106 Database.L2:Database.L106">
            <calcext:condition calcext:apply-style-name="Good" calcext:value="=1" calcext:base-cell-address="Database.L2"/>
          </calcext:conditional-format>
          <calcext:conditional-format calcext:target-range-address="Database.Y2:Database.Y106 Database.P2:Database.P106 Database.L2:Database.L106">
            <calcext:condition calcext:apply-style-name="Error" calcext:value="=0" calcext:base-cell-address="Database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 style:data-style-name="N2" text:time-value="09:39:55.7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base" style:display-name="PageStyle_Data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39:01</meta:creation-date>
    <meta:initial-creator>Administrator</meta:initial-creator>
    <dc:language>fr-FR</dc:language>
    <dc:date>2022-12-08T17:07:50.881000000</dc:date>
    <meta:editing-cycles>15</meta:editing-cycles>
    <meta:editing-duration>PT1H58M28S</meta:editing-duration>
    <meta:generator>LibreOffice/6.2.7.1.lin1$Windows_X86_64 LibreOffice_project/ac167a92e33a5447f0bf604564addc465dbb4b35</meta:generator>
    <meta:document-statistic meta:table-count="1" meta:cell-count="211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